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3091in"/>
    </style:style>
    <style:style style:name="co2" style:family="table-column">
      <style:table-column-properties fo:break-before="auto" style:column-width="8.5929in"/>
    </style:style>
    <style:style style:name="co3" style:family="table-column">
      <style:table-column-properties fo:break-before="auto" style:column-width="0.9681in"/>
    </style:style>
    <style:style style:name="co4" style:family="table-column">
      <style:table-column-properties fo:break-before="auto" style:column-width="4.8354in"/>
    </style:style>
    <style:style style:name="co5" style:family="table-column">
      <style:table-column-properties fo:break-before="auto" style:column-width="0.1992in"/>
    </style:style>
    <style:style style:name="co6" style:family="table-column">
      <style:table-column-properties fo:break-before="auto" style:column-width="0.8925in"/>
    </style:style>
    <style:style style:name="co7" style:family="table-column">
      <style:table-column-properties fo:break-before="auto" style:column-width="0.8102in"/>
    </style:style>
    <style:style style:name="ro1" style:family="table-row">
      <style:table-row-properties style:row-height="0.1681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8909in" fo:break-before="auto" style:use-optimal-row-height="true"/>
    </style:style>
    <style:style style:name="ro8" style:family="table-row">
      <style:table-row-properties style:row-height="1.1398in" fo:break-before="auto" style:use-optimal-row-height="true"/>
    </style:style>
    <style:style style:name="ro9" style:family="table-row">
      <style:table-row-properties style:row-height="1.6374in" fo:break-before="auto" style:use-optimal-row-height="true"/>
    </style:style>
    <style:style style:name="ro10" style:family="table-row">
      <style:table-row-properties style:row-height="0.1756in" fo:break-before="auto" style:use-optimal-row-height="true"/>
    </style:style>
    <style:style style:name="ro11" style:family="table-row">
      <style:table-row-properties style:row-height="1.1811in" fo:break-before="auto" style:use-optimal-row-height="true"/>
    </style:style>
    <style:style style:name="ro12" style:family="table-row">
      <style:table-row-properties style:row-height="0.7665in" fo:break-before="auto" style:use-optimal-row-height="true"/>
    </style:style>
    <style:style style:name="ro13" style:family="table-row">
      <style:table-row-properties style:row-height="1.3984in" fo:break-before="auto" style:use-optimal-row-height="true"/>
    </style:style>
    <style:style style:name="ro14" style:family="table-row">
      <style:table-row-properties style:row-height="3.01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Arial1" style:font-name-complex="Lucidasans"/>
    </style:style>
    <style:style style:name="ce2" style:family="table-cell" style:parent-style-name="Default">
      <style:table-cell-properties fo:border-bottom="0.0008in solid #000000" fo:background-color="#ffff99" fo:border-left="0.0008in solid #000000" fo:border-right="none"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3" style:family="table-cell" style:parent-style-name="Default">
      <style:table-cell-properties fo:border-bottom="0.0008in solid #000000" fo:border-left="0.0008in solid #000000" fo:border-right="none"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4" style:family="table-cell" style:parent-style-name="Default">
      <style:table-cell-properties fo:border-bottom="0.0008in solid #000000" fo:background-color="#aaffff" fo:border-left="0.0008in solid #000000" fo:border-right="none"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border-bottom="0.0008in solid #000000" fo:background-color="#ffff99" style:text-align-source="fix" style:repeat-content="false" fo:border-left="0.0008in solid #000000" fo:border-right="none" fo:border-top="none"/>
      <style:paragraph-properties fo:text-align="center"/>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6"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7" style:family="table-cell" style:parent-style-name="Default">
      <style:table-cell-properties fo:border-bottom="0.0008in solid #000000" fo:background-color="#ffff99" fo:border-left="0.0008in solid #000000" fo:border-right="0.0008in solid #000000"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8"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9"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0"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font-size="8pt" fo:language="en" fo:country="US" fo:text-shadow="none" style:text-underline-style="none"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11"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12"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font-size="8pt" fo:text-shadow="none" style:text-underline-style="none"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13" style:family="table-cell" style:parent-style-name="Default">
      <style:table-cell-properties fo:border-bottom="0.0008in solid #000000" fo:background-color="#ffff99" fo:border-left="0.0008in solid #000000" fo:border-right="0.0008in solid #000000" fo:border-top="none"/>
      <style:text-properties style:text-outline="false" style:text-line-through-style="none" fo:text-shadow="none" style:text-underline-mode="continuous" style:text-line-through-mode="continuous" style:font-size-asian="6.80000019073486pt" style:font-weight-asian="normal" style:language-complex="none" style:country-complex="none" style:font-weight-complex="normal" style:text-emphasize="none" style:font-relief="none"/>
    </style:style>
    <style:style style:name="ce14"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font-size="8pt" fo:font-style="normal" fo:text-shadow="none" style:text-underline-style="none" fo:font-weight="normal"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15" style:family="table-cell" style:parent-style-name="Default">
      <style:table-cell-properties fo:border-bottom="0.0008in solid #000000" fo:border-left="0.0008in solid #000000" fo:border-right="0.0008in solid #000000" fo:border-top="none"/>
      <style:text-properties style:text-outline="false" style:text-line-through-style="none" fo:language="en" fo:country="US" fo:text-shadow="none"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ce16"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Arial" fo:language="en" fo:country="US" fo:text-shadow="none" style:text-underline-style="none" style:text-underline-mode="continuous" style:text-line-through-mode="continuous" style:font-name-asian="Arial1"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style>
    <style:style style:name="T1" style:family="text">
      <style:text-properties style:use-window-font-color="true" style:font-name="Arial" fo:font-size="8pt" fo:language="en" fo:country="US" style:font-name-asian="Arial1" style:language-asian="none" style:country-asian="none" style:font-name-complex="Arial" style:font-size-complex="12pt"/>
    </style:style>
    <style:style style:name="T2" style:family="text">
      <style:text-properties style:use-window-font-color="true" style:font-name="Arial" fo:font-size="8pt" fo:language="en" fo:country="US" fo:font-style="normal" fo:font-weight="normal" style:font-name-asian="Arial1" style:language-asian="none" style:country-asian="none" style:font-name-complex="Arial" style:font-size-complex="12pt"/>
    </style:style>
    <style:style style:name="T3" style:family="text">
      <style:text-properties style:use-window-font-color="true" style:font-name="Arial" fo:font-size="8pt" fo:language="en" fo:country="GB" fo:font-style="normal" fo:font-weight="normal" style:font-name-asian="Arial1" style:language-asian="none" style:country-asian="none" style:font-name-complex="Arial" style:font-size-complex="12pt"/>
    </style:style>
    <style:style style:name="T4" style:family="text">
      <style:text-properties style:use-window-font-color="true" style:font-name="Arial" fo:font-size="8pt" fo:language="en" fo:country="US" fo:font-style="italic" style:text-underline-style="solid" style:text-underline-width="auto" style:text-underline-color="font-color" fo:font-weight="normal" style:font-name-asian="Arial1" style:language-asian="none" style:country-asian="none" style:font-style-asian="italic" style:font-name-complex="Arial" style:font-size-complex="12pt" style:font-style-complex="italic"/>
    </style:style>
    <style:style style:name="T5" style:family="text">
      <style:text-properties fo:color="#000000" style:font-name="Times New Roman" fo:font-size="12pt" fo:language="en" fo:country="US" fo:font-style="normal" style:text-underline-style="none" fo:font-weight="normal" style:font-name-asian="Arial1" style:language-asian="none" style:country-asian="none" style:font-name-complex="Arial" style:font-size-complex="12pt"/>
    </style:style>
    <style:style style:name="T6" style:family="text">
      <style:text-properties style:use-window-font-color="true" style:font-name="Arial" fo:font-size="7pt" fo:language="en" fo:country="US" style:font-name-asian="Arial1" style:language-asian="none" style:country-asian="none" style:font-name-complex="Arial" style:font-size-complex="12pt"/>
    </style:style>
    <style:style style:name="T7" style:family="text">
      <style:text-properties style:use-window-font-color="true" style:font-name="Arial" fo:font-size="7pt" fo:language="en" fo:country="US" fo:font-style="normal" fo:font-weight="normal" style:font-name-asian="Arial1" style:language-asian="none" style:country-asian="none" style:font-name-complex="Arial" style:font-size-complex="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6" table:number-columns-repeated="2" table:default-cell-style-name="ce6"/>
        <table:table-column table:style-name="co7" table:default-cell-style-name="ce8"/>
        <table:table-row table:style-name="ro1">
          <table:table-cell office:value-type="string">
            <text:p>.1</text:p>
          </table:table-cell>
          <table:table-cell office:value-type="string">
            <text:p>.InternetGatewayDevice.</text:p>
          </table:table-cell>
          <table:table-cell office:value-type="string">
            <text:p>IGD</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e top-level object for an Internet Gateway Device.</text:p>
          </table:table-cell>
        </table:table-row>
        <table:table-row table:style-name="ro1">
          <table:table-cell office:value-type="string">
            <text:p>.1.1</text:p>
          </table:table-cell>
          <table:table-cell office:value-type="string">
            <text:p>.InternetGatewayDevice.LANDeviceNumberOfEntries</text:p>
          </table:table-cell>
          <table:table-cell/>
          <table:table-cell office:value-type="string">
            <text:p>count(LANDevice)</text:p>
          </table:table-cell>
          <table:table-cell office:value-type="float" office:value="0">
            <text:p>0</text:p>
          </table:table-cell>
          <table:table-cell office:value-type="string">
            <text:p>unsignedInt</text:p>
          </table:table-cell>
          <table:table-cell office:value-type="string">
            <text:p>-</text:p>
          </table:table-cell>
          <table:table-cell office:value-type="string">
            <text:p>R</text:p>
          </table:table-cell>
          <table:table-cell office:value-type="string">
            <text:p>Number of instances of LANDevice.</text:p>
          </table:table-cell>
        </table:table-row>
        <table:table-row table:style-name="ro1">
          <table:table-cell office:value-type="string">
            <text:p>.1.2</text:p>
          </table:table-cell>
          <table:table-cell office:value-type="string">
            <text:p>.InternetGatewayDevice.WANDeviceNumberOfEntries</text:p>
          </table:table-cell>
          <table:table-cell/>
          <table:table-cell office:value-type="string">
            <text:p>count(WANDevice)</text:p>
          </table:table-cell>
          <table:table-cell office:value-type="float" office:value="0">
            <text:p>0</text:p>
          </table:table-cell>
          <table:table-cell office:value-type="string">
            <text:p>unsignedInt</text:p>
          </table:table-cell>
          <table:table-cell office:value-type="string">
            <text:p>-</text:p>
          </table:table-cell>
          <table:table-cell office:value-type="string">
            <text:p>R</text:p>
          </table:table-cell>
          <table:table-cell office:value-type="string">
            <text:p>Number of instances of WANDevice.</text:p>
          </table:table-cell>
        </table:table-row>
        <table:table-row table:style-name="ro1">
          <table:table-cell office:value-type="string">
            <text:p>.1.3</text:p>
          </table:table-cell>
          <table:table-cell office:value-type="string">
            <text:p>.InternetGatewayDevice.DeviceInfo.</text:p>
          </table:table-cell>
          <table:table-cell office:value-type="string">
            <text:p>DevInf</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contains general device information.</text:p>
          </table:table-cell>
        </table:table-row>
        <table:table-row table:style-name="ro1">
          <table:table-cell office:value-type="string">
            <text:p>.1.3.1</text:p>
          </table:table-cell>
          <table:table-cell office:value-type="string">
            <text:p>.InternetGatewayDevice.DeviceInfo.Manufacturer</text:p>
          </table:table-cell>
          <table:table-cell table:number-columns-repeated="2"/>
          <table:table-cell office:value-type="float" office:value="0">
            <text:p>0</text:p>
          </table:table-cell>
          <table:table-cell office:value-type="string">
            <text:p>string(64)</text:p>
          </table:table-cell>
          <table:table-cell office:value-type="string">
            <text:p>-</text:p>
          </table:table-cell>
          <table:table-cell office:value-type="string">
            <text:p>R</text:p>
          </table:table-cell>
          <table:table-cell office:value-type="string">
            <text:p>The manufacturer of the CPE (human readable string).</text:p>
          </table:table-cell>
        </table:table-row>
        <table:table-row table:style-name="ro1">
          <table:table-cell office:value-type="string">
            <text:p>.1.3.2</text:p>
          </table:table-cell>
          <table:table-cell office:value-type="string">
            <text:p>.InternetGatewayDevice.DeviceInfo.ManufacturerOUI</text:p>
          </table:table-cell>
          <table:table-cell table:number-columns-repeated="3"/>
          <table:table-cell office:value-type="string">
            <text:p>string(6)</text:p>
          </table:table-cell>
          <table:table-cell office:value-type="string">
            <text:p>-</text:p>
          </table:table-cell>
          <table:table-cell office:value-type="string">
            <text:p>R</text:p>
          </table:table-cell>
          <table:table-cell office:value-type="string">
            <text:p>Organizationally unique identifier of the device manufacturer. <text:s/>Represented as a six hexadecimal-digit value using all upper-case letters and including any leading zeros. <text:s/>The value MUST be a valid OUI as defined in .</text:p>
          </table:table-cell>
        </table:table-row>
        <table:table-row table:style-name="ro1">
          <table:table-cell office:value-type="string">
            <text:p>.1.3.3</text:p>
          </table:table-cell>
          <table:table-cell office:value-type="string">
            <text:p>.InternetGatewayDevice.DeviceInfo.ModelName</text:p>
          </table:table-cell>
          <table:table-cell table:number-columns-repeated="2"/>
          <table:table-cell office:value-type="float" office:value="0">
            <text:p>0</text:p>
          </table:table-cell>
          <table:table-cell office:value-type="string">
            <text:p>string(64)</text:p>
          </table:table-cell>
          <table:table-cell office:value-type="string">
            <text:p>-</text:p>
          </table:table-cell>
          <table:table-cell office:value-type="string">
            <text:p>R</text:p>
          </table:table-cell>
          <table:table-cell office:value-type="string">
            <text:p>Model name of the CPE (human readable string).</text:p>
          </table:table-cell>
        </table:table-row>
        <table:table-row table:style-name="ro1">
          <table:table-cell office:value-type="string">
            <text:p>.1.3.4</text:p>
          </table:table-cell>
          <table:table-cell office:value-type="string">
            <text:p>.InternetGatewayDevice.DeviceInfo.Description</text:p>
          </table:table-cell>
          <table:table-cell table:number-columns-repeated="2"/>
          <table:table-cell office:value-type="float" office:value="0">
            <text:p>0</text:p>
          </table:table-cell>
          <table:table-cell office:value-type="string">
            <text:p>string(256)</text:p>
          </table:table-cell>
          <table:table-cell office:value-type="string">
            <text:p>-</text:p>
          </table:table-cell>
          <table:table-cell office:value-type="string">
            <text:p>R</text:p>
          </table:table-cell>
          <table:table-cell office:value-type="string">
            <text:p>A full description of the CPE device (human readable string).</text:p>
          </table:table-cell>
        </table:table-row>
        <table:table-row table:style-name="ro1">
          <table:table-cell office:value-type="string">
            <text:p>.1.3.5</text:p>
          </table:table-cell>
          <table:table-cell office:value-type="string">
            <text:p>.InternetGatewayDevice.DeviceInfo.ProductClass</text:p>
          </table:table-cell>
          <table:table-cell table:number-columns-repeated="3"/>
          <table:table-cell office:value-type="string">
            <text:p>string(64)</text:p>
          </table:table-cell>
          <table:table-cell office:value-type="string">
            <text:p>-</text:p>
          </table:table-cell>
          <table:table-cell office:value-type="string">
            <text:p>O</text:p>
          </table:table-cell>
          <table:table-cell office:value-type="string">
            <text:p>Identifier of the class of product for which the serial number applies. <text:s/>That is, for a given manufacturer, this parameter is used to identify the product or class of product over which the SerialNumber parameter is unique.</text:p>
          </table:table-cell>
        </table:table-row>
        <table:table-row table:style-name="ro1">
          <table:table-cell office:value-type="string">
            <text:p>.1.3.6</text:p>
          </table:table-cell>
          <table:table-cell office:value-type="string">
            <text:p>.InternetGatewayDevice.DeviceInfo.SerialNumber</text:p>
          </table:table-cell>
          <table:table-cell table:number-columns-repeated="2"/>
          <table:table-cell office:value-type="float" office:value="0">
            <text:p>0</text:p>
          </table:table-cell>
          <table:table-cell office:value-type="string">
            <text:p>string(64)</text:p>
          </table:table-cell>
          <table:table-cell office:value-type="string">
            <text:p>-</text:p>
          </table:table-cell>
          <table:table-cell office:value-type="string">
            <text:p>R</text:p>
          </table:table-cell>
          <table:table-cell office:value-type="string">
            <text:p>Serial number of the CPE.</text:p>
          </table:table-cell>
        </table:table-row>
        <table:table-row table:style-name="ro1">
          <table:table-cell office:value-type="string">
            <text:p>.1.3.7</text:p>
          </table:table-cell>
          <table:table-cell office:value-type="string">
            <text:p>.InternetGatewayDevice.DeviceInfo.HardwareVersion</text:p>
          </table:table-cell>
          <table:table-cell table:number-columns-repeated="2"/>
          <table:table-cell office:value-type="float" office:value="0">
            <text:p>0</text:p>
          </table:table-cell>
          <table:table-cell office:value-type="string">
            <text:p>string(64)</text:p>
          </table:table-cell>
          <table:table-cell office:value-type="string">
            <text:p>-</text:p>
          </table:table-cell>
          <table:table-cell office:value-type="string">
            <text:p>R</text:p>
          </table:table-cell>
          <table:table-cell office:value-type="string">
            <text:p>A string identifying the particular CPE model and version.</text:p>
          </table:table-cell>
        </table:table-row>
        <table:table-row table:style-name="ro2">
          <table:table-cell office:value-type="string">
            <text:p>.1.3.8</text:p>
          </table:table-cell>
          <table:table-cell office:value-type="string">
            <text:p>.InternetGatewayDevice.DeviceInfo.SoftwareVersion</text:p>
          </table:table-cell>
          <table:table-cell table:number-columns-repeated="2"/>
          <table:table-cell office:value-type="float" office:value="0">
            <text:p>0</text:p>
          </table:table-cell>
          <table:table-cell office:value-type="string">
            <text:p>string(64)</text:p>
          </table:table-cell>
          <table:table-cell office:value-type="string">
            <text:p>-</text:p>
          </table:table-cell>
          <table:table-cell office:value-type="string">
            <text:p>R</text:p>
          </table:table-cell>
          <table:table-cell office:value-type="string">
            <text:p>A string identifying the software version currently installed in the CPE.</text:p>
            <text:p>To allow version comparisons, this element SHOULD be in the form of dot-delimited integers, where each successive integer represents a more minor category of variation. <text:s/>For example, 3.0.21where the components mean: Major.Minor.Build.</text:p>
          </table:table-cell>
        </table:table-row>
        <table:table-row table:style-name="ro1">
          <table:table-cell office:value-type="string">
            <text:p>.1.3.9</text:p>
          </table:table-cell>
          <table:table-cell office:value-type="string">
            <text:p>.InternetGatewayDevice.DeviceInfo.ModemFirmwareVersion</text:p>
          </table:table-cell>
          <table:table-cell table:number-columns-repeated="3"/>
          <table:table-cell office:value-type="string">
            <text:p>string(64)</text:p>
          </table:table-cell>
          <table:table-cell office:value-type="string">
            <text:p>-</text:p>
          </table:table-cell>
          <table:table-cell office:value-type="string">
            <text:p>O</text:p>
          </table:table-cell>
          <table:table-cell office:value-type="string">
            <text:p>A string identifying the version of the modem firmware currently installed in the CPE. <text:s/>This is applicable only when the modem firmware is separable from the overall CPE software.</text:p>
          </table:table-cell>
        </table:table-row>
        <table:table-row table:style-name="ro1">
          <table:table-cell office:value-type="string">
            <text:p>.1.3.10</text:p>
          </table:table-cell>
          <table:table-cell office:value-type="string">
            <text:p>.InternetGatewayDevice.DeviceInfo.EnabledOptions</text:p>
          </table:table-cell>
          <table:table-cell table:number-columns-repeated="3"/>
          <table:table-cell office:value-type="string">
            <text:p>string­(1024)</text:p>
          </table:table-cell>
          <table:table-cell office:value-type="string">
            <text:p>-</text:p>
          </table:table-cell>
          <table:table-cell office:value-type="string">
            <text:p>O</text:p>
          </table:table-cell>
          <table:table-cell table:style-name="ce9" office:value-type="string">
            <text:p>Comma-separated list of the OptionName of each Option that is currently enabled in the CPE. <text:s/>The OptionName of each is identical to the OptionName element of the OptionStruct described in . <text:s/>Only those options are listed whose State indicates the option is enabled. </text:p>
          </table:table-cell>
        </table:table-row>
        <table:table-row table:style-name="ro1">
          <table:table-cell office:value-type="string">
            <text:p>.1.3.11</text:p>
          </table:table-cell>
          <table:table-cell office:value-type="string">
            <text:p>.InternetGatewayDevice.DeviceInfo.AdditionalHardwareVersion</text:p>
          </table:table-cell>
          <table:table-cell table:number-columns-repeated="3"/>
          <table:table-cell office:value-type="string">
            <text:p>string(64)</text:p>
          </table:table-cell>
          <table:table-cell office:value-type="string">
            <text:p>-</text:p>
          </table:table-cell>
          <table:table-cell office:value-type="string">
            <text:p>O</text:p>
          </table:table-cell>
          <table:table-cell office:value-type="string">
            <text:p>A comma separated list of any additional versions. <text:s/>Represents any additional hardware version information the vendor may wish to supply.</text:p>
          </table:table-cell>
        </table:table-row>
        <table:table-row table:style-name="ro1">
          <table:table-cell office:value-type="string">
            <text:p>.1.3.12</text:p>
          </table:table-cell>
          <table:table-cell office:value-type="string">
            <text:p>.InternetGatewayDevice.DeviceInfo.AdditionalSoftwareVersion</text:p>
          </table:table-cell>
          <table:table-cell table:number-columns-repeated="3"/>
          <table:table-cell office:value-type="string">
            <text:p>string(64)</text:p>
          </table:table-cell>
          <table:table-cell office:value-type="string">
            <text:p>-</text:p>
          </table:table-cell>
          <table:table-cell office:value-type="string">
            <text:p>O</text:p>
          </table:table-cell>
          <table:table-cell office:value-type="string">
            <text:p>A comma separated list of any additional versions. <text:s/>Represents any additional software version information the vendor may wish to supply.</text:p>
          </table:table-cell>
        </table:table-row>
        <table:table-row table:style-name="ro1">
          <table:table-cell office:value-type="string">
            <text:p>.1.3.13</text:p>
          </table:table-cell>
          <table:table-cell office:value-type="string">
            <text:p>.InternetGatewayDevice.DeviceInfo.SpecVersion</text:p>
          </table:table-cell>
          <table:table-cell table:number-columns-repeated="2"/>
          <table:table-cell office:value-type="float" office:value="0">
            <text:p>0</text:p>
          </table:table-cell>
          <table:table-cell office:value-type="string">
            <text:p>string(16)</text:p>
          </table:table-cell>
          <table:table-cell office:value-type="string">
            <text:p>-</text:p>
          </table:table-cell>
          <table:table-cell office:value-type="string">
            <text:p>R</text:p>
          </table:table-cell>
          <table:table-cell office:value-type="string">
            <text:p>Represents the version of the specification implemented by the device. <text:s/>Currently 1.0 is the only available version.</text:p>
          </table:table-cell>
        </table:table-row>
        <table:table-row table:style-name="ro2">
          <table:table-cell office:value-type="string">
            <text:p>.1.3.14</text:p>
          </table:table-cell>
          <table:table-cell office:value-type="string">
            <text:p>.InternetGatewayDevice.DeviceInfo.ProvisioningCode</text:p>
          </table:table-cell>
          <table:table-cell table:number-columns-repeated="3"/>
          <table:table-cell office:value-type="string">
            <text:p>string(64)</text:p>
          </table:table-cell>
          <table:table-cell table:number-columns-repeated="2" office:value-type="string">
            <text:p>R</text:p>
          </table:table-cell>
          <table:table-cell office:value-type="string">
            <text:p>Identifier of the primary service provider and other provisioning information, which MAY be used by the Server to determine service provider-specific customization and provisioning parameters.</text:p>
            <text:p>If non-empty, this argument SHOULD be in the form of a hierarchical descriptor with one or more nodes specified. <text:s/>Each node in the hierarchy is represented as a 4-character sub-string, containing only numerals or upper-case letters. <text:s/>If there is more than one node indicated, each node is separated by a "." (dot). <text:s/>Examples: “TLCO” or “TLCO.GRP2”.</text:p>
          </table:table-cell>
        </table:table-row>
        <table:table-row table:style-name="ro1">
          <table:table-cell office:value-type="string">
            <text:p>.1.3.15</text:p>
          </table:table-cell>
          <table:table-cell office:value-type="string">
            <text:p>.InternetGatewayDevice.DeviceInfo.UpTime</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ime in seconds since the CPE was last restarted.</text:p>
          </table:table-cell>
        </table:table-row>
        <table:table-row table:style-name="ro1">
          <table:table-cell office:value-type="string">
            <text:p>.1.3.16</text:p>
          </table:table-cell>
          <table:table-cell office:value-type="string">
            <text:p>.InternetGatewayDevice.DeviceInfo.FirstUseDate</text:p>
          </table:table-cell>
          <table:table-cell table:number-columns-repeated="3"/>
          <table:table-cell office:value-type="string">
            <text:p>dateTime</text:p>
          </table:table-cell>
          <table:table-cell office:value-type="string">
            <text:p>-</text:p>
          </table:table-cell>
          <table:table-cell office:value-type="string">
            <text:p>O</text:p>
          </table:table-cell>
          <table:table-cell office:value-type="string">
            <text:p>Date and time in UTC that the CPE first successfully established a network connection.</text:p>
          </table:table-cell>
        </table:table-row>
        <table:table-row table:style-name="ro1">
          <table:table-cell office:value-type="string">
            <text:p>.1.3.17</text:p>
          </table:table-cell>
          <table:table-cell office:value-type="string">
            <text:p>.InternetGatewayDevice.DeviceInfo.DeviceLog</text:p>
          </table:table-cell>
          <table:table-cell table:number-columns-repeated="3"/>
          <table:table-cell office:value-type="string">
            <text:p>string(32K)</text:p>
          </table:table-cell>
          <table:table-cell office:value-type="string">
            <text:p>-</text:p>
          </table:table-cell>
          <table:table-cell office:value-type="string">
            <text:p>R</text:p>
          </table:table-cell>
          <table:table-cell office:value-type="string">
            <text:p>Vendor-specific log(s).</text:p>
          </table:table-cell>
        </table:table-row>
        <table:table-row table:style-name="ro1">
          <table:table-cell office:value-type="string">
            <text:p>.1.3.18</text:p>
          </table:table-cell>
          <table:table-cell office:value-type="string">
            <text:p>.InternetGatewayDevice.DeviceInfo.VendorConfigFileNumberOfEntries</text:p>
          </table:table-cell>
          <table:table-cell/>
          <table:table-cell office:value-type="string">
            <text:p>count(VendorConfigFile)</text:p>
          </table:table-cell>
          <table:table-cell/>
          <table:table-cell office:value-type="string">
            <text:p>unsignedInt</text:p>
          </table:table-cell>
          <table:table-cell office:value-type="string">
            <text:p>-</text:p>
          </table:table-cell>
          <table:table-cell office:value-type="string">
            <text:p>O</text:p>
          </table:table-cell>
          <table:table-cell office:value-type="string">
            <text:p>Number of instances of VendorConfigFile.</text:p>
          </table:table-cell>
        </table:table-row>
        <table:table-row table:style-name="ro1">
          <table:table-cell office:value-type="string">
            <text:p>.1.3.19</text:p>
          </table:table-cell>
          <table:table-cell office:value-type="string">
            <text:p>.InternetGatewayDevice.DeviceInfo.VendorConfigFile.</text:p>
          </table:table-cell>
          <table:table-cell office:value-type="string">
            <text:p>VCfgF</text:p>
          </table:table-cell>
          <table:table-cell table:number-columns-repeated="2"/>
          <table:table-cell table:style-name="Default" table:number-columns-repeated="4"/>
        </table:table-row>
        <table:table-row table:style-name="ro1">
          <table:table-cell office:value-type="string">
            <text:p>.1.3.19.i</text:p>
          </table:table-cell>
          <table:table-cell office:value-type="string">
            <text:p>.InternetGatewayDevice.DeviceInfo.VendorConfigFile.{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Every instance of this object is a Vendor Configuration File, and contains parameters associated with the Vendor Configuration File.</text:p>
          </table:table-cell>
        </table:table-row>
        <table:table-row table:style-name="ro1">
          <table:table-cell office:value-type="string">
            <text:p>.1.3.19.i.1</text:p>
          </table:table-cell>
          <table:table-cell office:value-type="string">
            <text:p>.InternetGatewayDevice.DeviceInfo.VendorConfigFile.{i}.Name</text:p>
          </table:table-cell>
          <table:table-cell table:number-columns-repeated="3"/>
          <table:table-cell office:value-type="string">
            <text:p>string(64)</text:p>
          </table:table-cell>
          <table:table-cell office:value-type="string">
            <text:p>-</text:p>
          </table:table-cell>
          <table:table-cell office:value-type="string">
            <text:p>C</text:p>
          </table:table-cell>
          <table:table-cell office:value-type="string">
            <text:p>Name of the vendor configuration file.</text:p>
          </table:table-cell>
        </table:table-row>
        <table:table-row table:style-name="ro1">
          <table:table-cell office:value-type="string">
            <text:p>.1.3.19.i.2</text:p>
          </table:table-cell>
          <table:table-cell office:value-type="string">
            <text:p>.InternetGatewayDevice.DeviceInfo.VendorConfigFile.{i}.Version</text:p>
          </table:table-cell>
          <table:table-cell table:number-columns-repeated="3"/>
          <table:table-cell office:value-type="string">
            <text:p>string(16)</text:p>
          </table:table-cell>
          <table:table-cell office:value-type="string">
            <text:p>-</text:p>
          </table:table-cell>
          <table:table-cell office:value-type="string">
            <text:p>C</text:p>
          </table:table-cell>
          <table:table-cell office:value-type="string">
            <text:p>A string identifying the configuration file version currently used in the CPE.</text:p>
          </table:table-cell>
        </table:table-row>
        <table:table-row table:style-name="ro1">
          <table:table-cell office:value-type="string">
            <text:p>.1.3.19.i.3</text:p>
          </table:table-cell>
          <table:table-cell office:value-type="string">
            <text:p>.InternetGatewayDevice.DeviceInfo.VendorConfigFile.{i}.Date</text:p>
          </table:table-cell>
          <table:table-cell table:number-columns-repeated="3"/>
          <table:table-cell office:value-type="string">
            <text:p>dateTime</text:p>
          </table:table-cell>
          <table:table-cell office:value-type="string">
            <text:p>-</text:p>
          </table:table-cell>
          <table:table-cell office:value-type="string">
            <text:p>C</text:p>
          </table:table-cell>
          <table:table-cell office:value-type="string">
            <text:p>Date and time when the content of the current version of this vendor configuration file was first applied by the CPE.</text:p>
          </table:table-cell>
        </table:table-row>
        <table:table-row table:style-name="ro1">
          <table:table-cell office:value-type="string">
            <text:p>.1.3.19.i.4</text:p>
          </table:table-cell>
          <table:table-cell office:value-type="string">
            <text:p>.InternetGatewayDevice.DeviceInfo.VendorConfigFile.{i}.Description</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A description of the vendor configuration file (human-readable string).</text:p>
          </table:table-cell>
        </table:table-row>
        <table:table-row table:style-name="ro1">
          <table:table-cell office:value-type="string">
            <text:p>.1.4</text:p>
          </table:table-cell>
          <table:table-cell office:value-type="string">
            <text:p>.InternetGatewayDevice.DeviceConfig.</text:p>
          </table:table-cell>
          <table:table-cell office:value-type="string">
            <text:p>Dev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contains general configuration parameters.</text:p>
          </table:table-cell>
        </table:table-row>
        <table:table-row table:style-name="ro1">
          <table:table-cell office:value-type="string">
            <text:p>.1.4.1</text:p>
          </table:table-cell>
          <table:table-cell office:value-type="string">
            <text:p>.InternetGatewayDevice.DeviceConfig.PersistentData</text:p>
          </table:table-cell>
          <table:table-cell table:number-columns-repeated="3"/>
          <table:table-cell office:value-type="string">
            <text:p>string(256)</text:p>
          </table:table-cell>
          <table:table-cell table:number-columns-repeated="2" office:value-type="string">
            <text:p>O</text:p>
          </table:table-cell>
          <table:table-cell office:value-type="string">
            <text:p>Arbitrary user data that must persist across CPE reboots.</text:p>
          </table:table-cell>
        </table:table-row>
        <table:table-row table:style-name="ro1">
          <table:table-cell office:value-type="string">
            <text:p>.1.4.2</text:p>
          </table:table-cell>
          <table:table-cell office:value-type="string">
            <text:p>.InternetGatewayDevice.DeviceConfig.ConfigFile</text:p>
          </table:table-cell>
          <table:table-cell table:number-columns-repeated="3"/>
          <table:table-cell office:value-type="string">
            <text:p>string(32K)</text:p>
          </table:table-cell>
          <table:table-cell table:number-columns-repeated="2" office:value-type="string">
            <text:p>O</text:p>
          </table:table-cell>
          <table:table-cell office:value-type="string">
            <text:p>A dump of the currently running configuration on the CPE. <text:s/>This parameter enables the ability to backup and restore the last known good state of the CPE. <text:s/>It returns a vendor-specific document that defines the state of the CPE. <text:s/>The document must be capable of restoring the CPE’s state when written back to the CPE using SetParameterValues.</text:p>
          </table:table-cell>
        </table:table-row>
        <table:table-row table:style-name="ro1">
          <table:table-cell office:value-type="string">
            <text:p>.1.5</text:p>
          </table:table-cell>
          <table:table-cell office:value-type="string">
            <text:p>.InternetGatewayDevice.ManagementServer.</text:p>
          </table:table-cell>
          <table:table-cell office:value-type="string">
            <text:p>MgtSrv</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contains parameters relating to the CPE’s association with an ACS.</text:p>
          </table:table-cell>
        </table:table-row>
        <table:table-row table:style-name="ro3">
          <table:table-cell office:value-type="string">
            <text:p>.1.5.1</text:p>
          </table:table-cell>
          <table:table-cell office:value-type="string">
            <text:p>.InternetGatewayDevice.ManagementServer.URL</text:p>
          </table:table-cell>
          <table:table-cell table:number-columns-repeated="3"/>
          <table:table-cell office:value-type="string">
            <text:p>string(256)</text:p>
          </table:table-cell>
          <table:table-cell table:number-columns-repeated="2" office:value-type="string">
            <text:p>R</text:p>
          </table:table-cell>
          <table:table-cell office:value-type="string">
            <text:p>URL for the CPE to connect to the ACS using the CPE WAN Management Protocol. </text:p>
            <text:p>This parameter MUST be in the form of a valid HTTP or HTTPS URL . <text:s/>An HTTPS URL indicates that the ACS supports SSL.</text:p>
            <text:p>The “host” portion of this URL is used by the CPE for validating the certificate from the ACS when using certificate-based authentication.</text:p>
            <text:p/>
          </table:table-cell>
        </table:table-row>
        <table:table-row table:style-name="ro2">
          <table:table-cell office:value-type="string">
            <text:p>.1.5.2</text:p>
          </table:table-cell>
          <table:table-cell office:value-type="string">
            <text:p>.InternetGatewayDevice.ManagementServer.Username</text:p>
          </table:table-cell>
          <table:table-cell table:number-columns-repeated="3"/>
          <table:table-cell office:value-type="string">
            <text:p>string(256)</text:p>
          </table:table-cell>
          <table:table-cell office:value-type="string">
            <text:p>R</text:p>
          </table:table-cell>
          <table:table-cell office:value-type="string">
            <text:p>-</text:p>
          </table:table-cell>
          <table:table-cell office:value-type="string">
            <text:p>Username used to authenticate the CPE when making a connection to the ACS using the CPE WAN Management Protocol.</text:p>
            <text:p>This username is used only for HTTP-based authentication of the CPE.</text:p>
          </table:table-cell>
        </table:table-row>
        <table:table-row table:style-name="ro4">
          <table:table-cell office:value-type="string">
            <text:p>.1.5.3</text:p>
          </table:table-cell>
          <table:table-cell office:value-type="string">
            <text:p>.InternetGatewayDevice.ManagementServer.Password</text:p>
          </table:table-cell>
          <table:table-cell table:number-columns-repeated="3"/>
          <table:table-cell office:value-type="string">
            <text:p>string(256)</text:p>
          </table:table-cell>
          <table:table-cell office:value-type="string">
            <text:p>R</text:p>
          </table:table-cell>
          <table:table-cell office:value-type="string">
            <text:p>-</text:p>
          </table:table-cell>
          <table:table-cell office:value-type="string">
            <text:p>Password used to authenticate the CPE when making a connection to the ACS using the CPE WAN Management Protocol.</text:p>
            <text:p>This password is used only for HTTP-based authentication of the CPE.</text:p>
            <text:p>When read, this parameter returns an empty string, regardless of the actual value.</text:p>
          </table:table-cell>
        </table:table-row>
        <table:table-row table:style-name="ro1">
          <table:table-cell office:value-type="string">
            <text:p>.1.5.4</text:p>
          </table:table-cell>
          <table:table-cell office:value-type="string">
            <text:p>.InternetGatewayDevice.ManagementServer.PeriodicInformEnable</text:p>
          </table:table-cell>
          <table:table-cell table:number-columns-repeated="3"/>
          <table:table-cell office:value-type="string">
            <text:p>boolean</text:p>
          </table:table-cell>
          <table:table-cell table:number-columns-repeated="2" office:value-type="string">
            <text:p>R</text:p>
          </table:table-cell>
          <table:table-cell office:value-type="string">
            <text:p>Whether or not the CPE must periodically send CPE information to Server using the Inform method call.</text:p>
          </table:table-cell>
        </table:table-row>
        <table:table-row table:style-name="ro1">
          <table:table-cell office:value-type="string">
            <text:p>.1.5.5</text:p>
          </table:table-cell>
          <table:table-cell office:value-type="string">
            <text:p>.InternetGatewayDevice.ManagementServer.PeriodicInformInterval</text:p>
          </table:table-cell>
          <table:table-cell table:number-columns-repeated="3"/>
          <table:table-cell office:value-type="string">
            <text:p>unsignedInt [1:]</text:p>
          </table:table-cell>
          <table:table-cell table:number-columns-repeated="2" office:value-type="string">
            <text:p>R</text:p>
          </table:table-cell>
          <table:table-cell office:value-type="string">
            <text:p>The duration in seconds of the interval for which the CPE MUST attempt to connect with the ACS and call the Inform method if Periodic­Inform­Enable is true.</text:p>
          </table:table-cell>
        </table:table-row>
        <table:table-row table:style-name="ro2">
          <table:table-cell office:value-type="string">
            <text:p>.1.5.6</text:p>
          </table:table-cell>
          <table:table-cell office:value-type="string">
            <text:p>.InternetGatewayDevice.ManagementServer.PeriodicInformTime</text:p>
          </table:table-cell>
          <table:table-cell table:number-columns-repeated="3"/>
          <table:table-cell office:value-type="string">
            <text:p>dateTime</text:p>
          </table:table-cell>
          <table:table-cell table:number-columns-repeated="2" office:value-type="string">
            <text:p>R</text:p>
          </table:table-cell>
          <table:table-cell office:value-type="string">
            <text:p>An absolute time reference in UTC to determine when the CPE should initiate the Inform method calls. <text:s/>Each Inform call must occur at this reference time plus or minus an integer multiple of the PeriodicInformInterval.</text:p>
            <text:p>A zero dateTime value (0000-00-00T00:00:00) indicates that no particular time reference is specified. <text:s/>That is, the CPE may locally choose the time reference, required only to adhere to the specified Periodic­Inform­Interval.</text:p>
          </table:table-cell>
        </table:table-row>
        <table:table-row table:style-name="ro1">
          <table:table-cell office:value-type="string">
            <text:p>.1.5.7</text:p>
          </table:table-cell>
          <table:table-cell office:value-type="string">
            <text:p>.InternetGatewayDevice.ManagementServer.ParameterKey</text:p>
          </table:table-cell>
          <table:table-cell table:number-columns-repeated="3"/>
          <table:table-cell office:value-type="string">
            <text:p>string(32)</text:p>
          </table:table-cell>
          <table:table-cell office:value-type="string">
            <text:p>-</text:p>
          </table:table-cell>
          <table:table-cell office:value-type="string">
            <text:p>R</text:p>
          </table:table-cell>
          <table:table-cell office:value-type="string">
            <text:p>The value of the ParameterKey argument from the most recent SetParameterValues, AddObject, or DeleteObject method call from the Server. <text:s/>If there have been no such calls, this value is empty.</text:p>
          </table:table-cell>
        </table:table-row>
        <table:table-row table:style-name="ro3">
          <table:table-cell office:value-type="string">
            <text:p>.1.5.8</text:p>
          </table:table-cell>
          <table:table-cell office:value-type="string">
            <text:p>.InternetGatewayDevice.ManagementServer.ConnectionRequestURL</text:p>
          </table:table-cell>
          <table:table-cell table:number-columns-repeated="3"/>
          <table:table-cell office:value-type="string">
            <text:p>string(256)</text:p>
          </table:table-cell>
          <table:table-cell office:value-type="string">
            <text:p>-</text:p>
          </table:table-cell>
          <table:table-cell office:value-type="string">
            <text:p>R</text:p>
          </table:table-cell>
          <table:table-cell office:value-type="string">
            <text:p>HTTP URL for an ACS to make a Connection Request notification to the CPE.</text:p>
            <text:p>In the form:</text:p>
            <text:p>http://host:port/path</text:p>
            <text:p>The “host” portion of the URL MAY be the IP address for the management interface of the CPE in lieu of a host name.</text:p>
          </table:table-cell>
        </table:table-row>
        <table:table-row table:style-name="ro1">
          <table:table-cell office:value-type="string">
            <text:p>.1.5.9</text:p>
          </table:table-cell>
          <table:table-cell office:value-type="string">
            <text:p>.InternetGatewayDevice.ManagementServer.ConnectionRequestUsername</text:p>
          </table:table-cell>
          <table:table-cell table:number-columns-repeated="3"/>
          <table:table-cell office:value-type="string">
            <text:p>string(256)</text:p>
          </table:table-cell>
          <table:table-cell table:number-columns-repeated="2" office:value-type="string">
            <text:p>R</text:p>
          </table:table-cell>
          <table:table-cell office:value-type="string">
            <text:p>Username used to authenticate an ACS making a Connection Request to the CPE.</text:p>
          </table:table-cell>
        </table:table-row>
        <table:table-row table:style-name="ro2">
          <table:table-cell office:value-type="string">
            <text:p>.1.5.10</text:p>
          </table:table-cell>
          <table:table-cell office:value-type="string">
            <text:p>.InternetGatewayDevice.ManagementServer.ConnectionRequestPassword</text:p>
          </table:table-cell>
          <table:table-cell table:number-columns-repeated="3"/>
          <table:table-cell office:value-type="string">
            <text:p>string(256)</text:p>
          </table:table-cell>
          <table:table-cell office:value-type="string">
            <text:p>R</text:p>
          </table:table-cell>
          <table:table-cell office:value-type="string">
            <text:p>-</text:p>
          </table:table-cell>
          <table:table-cell office:value-type="string">
            <text:p>Password used to authenticate an ACS making a Connection Request to the CPE.</text:p>
            <text:p>When read, this parameter returns an empty string, regardless of the actual value.</text:p>
          </table:table-cell>
        </table:table-row>
        <table:table-row table:style-name="ro1">
          <table:table-cell office:value-type="string">
            <text:p>.1.5.11</text:p>
          </table:table-cell>
          <table:table-cell office:value-type="string">
            <text:p>.InternetGatewayDevice.ManagementServer.UpgradesManaged</text:p>
          </table:table-cell>
          <table:table-cell table:number-columns-repeated="3"/>
          <table:table-cell office:value-type="string">
            <text:p>boolean</text:p>
          </table:table-cell>
          <table:table-cell table:number-columns-repeated="2" office:value-type="string">
            <text:p>R</text:p>
          </table:table-cell>
          <table:table-cell office:value-type="string">
            <text:p>Indicates whether or not the ACS will manage upgrades for the CPE. <text:s/>If true (1), the CPE SHOULD not use other means other than the ACS to seek out available upgrades. <text:s/>If false (0), the CPE MAY use other means for this purpose.</text:p>
          </table:table-cell>
        </table:table-row>
        <table:table-row table:style-name="ro2">
          <table:table-cell office:value-type="string">
            <text:p>.1.5.12</text:p>
          </table:table-cell>
          <table:table-cell office:value-type="string">
            <text:p>.InternetGatewayDevice.ManagementServer.KickURL</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Present only for a CPE that supports the Kicked RPC method.</text:p>
            <text:p>LAN-accessible URL from which the CPE can be “kicked” to initiate the Kicked RPC method call. <text:s/>MUST be an absolute URL including a host name or IP address as would be used on the LAN side of the CPE.</text:p>
          </table:table-cell>
        </table:table-row>
        <table:table-row table:style-name="ro2">
          <table:table-cell office:value-type="string">
            <text:p>.1.5.13</text:p>
          </table:table-cell>
          <table:table-cell office:value-type="string">
            <text:p>.InternetGatewayDevice.ManagementServer.DownloadProgressURL</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Present only for a CPE that provides a LAN-side web page to show progress during a file download.</text:p>
            <text:p>LAN-accessible URL to which a web-server associated with the ACS may redirect a user’s browser on initiation of a file download to observer the status of the download.</text:p>
          </table:table-cell>
        </table:table-row>
        <table:table-row table:style-name="ro1">
          <table:table-cell office:value-type="string">
            <text:p>.1.6</text:p>
          </table:table-cell>
          <table:table-cell office:value-type="string">
            <text:p>.InternetGatewayDevice.Time.</text:p>
          </table:table-cell>
          <table:table-cell office:value-type="string">
            <text:p>Time</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contains parameters relating an NTP or SNTP time client in the CPE. <text:s/>Support for this object is Optional.</text:p>
          </table:table-cell>
        </table:table-row>
        <table:table-row table:style-name="ro1">
          <table:table-cell office:value-type="string">
            <text:p>.1.6.1</text:p>
          </table:table-cell>
          <table:table-cell office:value-type="string">
            <text:p>.InternetGatewayDevice.Time.NTPServer1</text:p>
          </table:table-cell>
          <table:table-cell table:number-columns-repeated="3"/>
          <table:table-cell office:value-type="string">
            <text:p>string(64)</text:p>
          </table:table-cell>
          <table:table-cell table:number-columns-repeated="2" office:value-type="string">
            <text:p>C</text:p>
          </table:table-cell>
          <table:table-cell office:value-type="string">
            <text:p>First NTP timeserver. <text:s/>Either a host name or IP address.</text:p>
          </table:table-cell>
        </table:table-row>
        <table:table-row table:style-name="ro1">
          <table:table-cell office:value-type="string">
            <text:p>.1.6.2</text:p>
          </table:table-cell>
          <table:table-cell office:value-type="string">
            <text:p>.InternetGatewayDevice.Time.NTPServer2</text:p>
          </table:table-cell>
          <table:table-cell table:number-columns-repeated="3"/>
          <table:table-cell office:value-type="string">
            <text:p>string(64)</text:p>
          </table:table-cell>
          <table:table-cell table:number-columns-repeated="2" office:value-type="string">
            <text:p>C</text:p>
          </table:table-cell>
          <table:table-cell office:value-type="string">
            <text:p>Second NTP timeserver. <text:s/>Either a host name or IP address.</text:p>
          </table:table-cell>
        </table:table-row>
        <table:table-row table:style-name="ro1">
          <table:table-cell office:value-type="string">
            <text:p>.1.6.3</text:p>
          </table:table-cell>
          <table:table-cell office:value-type="string">
            <text:p>.InternetGatewayDevice.Time.NTPServer3</text:p>
          </table:table-cell>
          <table:table-cell table:number-columns-repeated="3"/>
          <table:table-cell office:value-type="string">
            <text:p>string(64)</text:p>
          </table:table-cell>
          <table:table-cell table:number-columns-repeated="2" office:value-type="string">
            <text:p>O</text:p>
          </table:table-cell>
          <table:table-cell office:value-type="string">
            <text:p>Third NTP timeserver. <text:s/>Either a host name or IP address.</text:p>
          </table:table-cell>
        </table:table-row>
        <table:table-row table:style-name="ro1">
          <table:table-cell office:value-type="string">
            <text:p>.1.6.4</text:p>
          </table:table-cell>
          <table:table-cell office:value-type="string">
            <text:p>.InternetGatewayDevice.Time.NTPServer4</text:p>
          </table:table-cell>
          <table:table-cell table:number-columns-repeated="3"/>
          <table:table-cell office:value-type="string">
            <text:p>string(64)</text:p>
          </table:table-cell>
          <table:table-cell table:number-columns-repeated="2" office:value-type="string">
            <text:p>O</text:p>
          </table:table-cell>
          <table:table-cell office:value-type="string">
            <text:p>Fourth NTP timeserver. <text:s/>Either a host name or IP address.</text:p>
          </table:table-cell>
        </table:table-row>
        <table:table-row table:style-name="ro1">
          <table:table-cell office:value-type="string">
            <text:p>.1.6.5</text:p>
          </table:table-cell>
          <table:table-cell office:value-type="string">
            <text:p>.InternetGatewayDevice.Time.NTPServer5</text:p>
          </table:table-cell>
          <table:table-cell table:number-columns-repeated="3"/>
          <table:table-cell office:value-type="string">
            <text:p>string(64)</text:p>
          </table:table-cell>
          <table:table-cell table:number-columns-repeated="2" office:value-type="string">
            <text:p>O</text:p>
          </table:table-cell>
          <table:table-cell office:value-type="string">
            <text:p>Fifth NTP timeserver. <text:s/>Either a host name or IP address.</text:p>
          </table:table-cell>
        </table:table-row>
        <table:table-row table:style-name="ro1">
          <table:table-cell office:value-type="string">
            <text:p>.1.6.6</text:p>
          </table:table-cell>
          <table:table-cell office:value-type="string">
            <text:p>.InternetGatewayDevice.Time.CurrentLocalTime</text:p>
          </table:table-cell>
          <table:table-cell table:number-columns-repeated="3"/>
          <table:table-cell office:value-type="string">
            <text:p>dateTime</text:p>
          </table:table-cell>
          <table:table-cell office:value-type="string">
            <text:p>-</text:p>
          </table:table-cell>
          <table:table-cell office:value-type="string">
            <text:p>C</text:p>
          </table:table-cell>
          <table:table-cell office:value-type="string">
            <text:p>The current date and time in the CPE’s local time zone.</text:p>
          </table:table-cell>
        </table:table-row>
        <table:table-row table:style-name="ro4">
          <table:table-cell office:value-type="string">
            <text:p>.1.6.7</text:p>
          </table:table-cell>
          <table:table-cell office:value-type="string">
            <text:p>.InternetGatewayDevice.Time.LocalTimeZone</text:p>
          </table:table-cell>
          <table:table-cell table:number-columns-repeated="3"/>
          <table:table-cell office:value-type="string">
            <text:p>string(6)</text:p>
          </table:table-cell>
          <table:table-cell table:number-columns-repeated="2" office:value-type="string">
            <text:p>C</text:p>
          </table:table-cell>
          <table:table-cell office:value-type="string">
            <text:p>The local time offset from UTC in the form:</text:p>
            <text:p>+hh:mm</text:p>
            <text:p>-hh:mm</text:p>
          </table:table-cell>
        </table:table-row>
        <table:table-row table:style-name="ro1">
          <table:table-cell office:value-type="string">
            <text:p>.1.6.8</text:p>
          </table:table-cell>
          <table:table-cell office:value-type="string">
            <text:p>.InternetGatewayDevice.Time.LocalTimeZoneName</text:p>
          </table:table-cell>
          <table:table-cell table:number-columns-repeated="3"/>
          <table:table-cell office:value-type="string">
            <text:p>string(64)</text:p>
          </table:table-cell>
          <table:table-cell table:number-columns-repeated="2" office:value-type="string">
            <text:p>C</text:p>
          </table:table-cell>
          <table:table-cell office:value-type="string">
            <text:p>Name of the local time zone (human readable string).</text:p>
          </table:table-cell>
        </table:table-row>
        <table:table-row table:style-name="ro1">
          <table:table-cell office:value-type="string">
            <text:p>.1.6.9</text:p>
          </table:table-cell>
          <table:table-cell office:value-type="string">
            <text:p>.InternetGatewayDevice.Time.DaylightSavingsUsed</text:p>
          </table:table-cell>
          <table:table-cell table:number-columns-repeated="3"/>
          <table:table-cell office:value-type="string">
            <text:p>boolean</text:p>
          </table:table-cell>
          <table:table-cell table:number-columns-repeated="2" office:value-type="string">
            <text:p>C</text:p>
          </table:table-cell>
          <table:table-cell office:value-type="string">
            <text:p>Whether or not daylight savings time is in use in the CPE’s local time zone.</text:p>
          </table:table-cell>
        </table:table-row>
        <table:table-row table:style-name="ro1">
          <table:table-cell office:value-type="string">
            <text:p>.1.6.10</text:p>
          </table:table-cell>
          <table:table-cell office:value-type="string">
            <text:p>.InternetGatewayDevice.Time.DaylightSavingsStart</text:p>
          </table:table-cell>
          <table:table-cell table:number-columns-repeated="3"/>
          <table:table-cell office:value-type="string">
            <text:p>dateTime</text:p>
          </table:table-cell>
          <table:table-cell table:number-columns-repeated="2" office:value-type="string">
            <text:p>C</text:p>
          </table:table-cell>
          <table:table-cell office:value-type="string">
            <text:p>Date and time daylight savings time begins if used in local standard time. <text:s/>If daylight savings time is not used, this value is ignored.</text:p>
          </table:table-cell>
        </table:table-row>
        <table:table-row table:style-name="ro1">
          <table:table-cell office:value-type="string">
            <text:p>.1.6.11</text:p>
          </table:table-cell>
          <table:table-cell office:value-type="string">
            <text:p>.InternetGatewayDevice.Time.DaylightSavingsEnd</text:p>
          </table:table-cell>
          <table:table-cell table:number-columns-repeated="3"/>
          <table:table-cell office:value-type="string">
            <text:p>dateTime</text:p>
          </table:table-cell>
          <table:table-cell table:number-columns-repeated="2" office:value-type="string">
            <text:p>C</text:p>
          </table:table-cell>
          <table:table-cell office:value-type="string">
            <text:p>Date and time daylight savings time ends if used in local daylight time. <text:s/>If daylight savings time is not used, this value is ignored.</text:p>
          </table:table-cell>
        </table:table-row>
        <table:table-row table:style-name="ro1">
          <table:table-cell office:value-type="string">
            <text:p>.1.7</text:p>
          </table:table-cell>
          <table:table-cell office:value-type="string">
            <text:p>.InternetGatewayDevice.UserInterface.</text:p>
          </table:table-cell>
          <table:table-cell office:value-type="string">
            <text:p>UI</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contains parameters relating to the user interface of the CPE. <text:s/>Support for this object is Optional.</text:p>
          </table:table-cell>
        </table:table-row>
        <table:table-row table:style-name="ro2">
          <table:table-cell office:value-type="string">
            <text:p>.1.7.1</text:p>
          </table:table-cell>
          <table:table-cell office:value-type="string">
            <text:p>.InternetGatewayDevice.UserInterface.PasswordRequired</text:p>
          </table:table-cell>
          <table:table-cell table:number-columns-repeated="3"/>
          <table:table-cell office:value-type="string">
            <text:p>boolean</text:p>
          </table:table-cell>
          <table:table-cell table:number-columns-repeated="2" office:value-type="string">
            <text:p>O</text:p>
          </table:table-cell>
          <table:table-cell office:value-type="string">
            <text:p>Present only if the CPE provides a password-protected LAN-side user interface.</text:p>
            <text:p>Indicates whether or not the local user interface must require a password to be chosen by the user. <text:s/>If false, the choice of whether or not a password is used is left to the user.</text:p>
          </table:table-cell>
        </table:table-row>
        <table:table-row table:style-name="ro2">
          <table:table-cell office:value-type="string">
            <text:p>.1.7.2</text:p>
          </table:table-cell>
          <table:table-cell office:value-type="string">
            <text:p>.InternetGatewayDevice.UserInterface.PasswordUserSelectable</text:p>
          </table:table-cell>
          <table:table-cell table:number-columns-repeated="3"/>
          <table:table-cell office:value-type="string">
            <text:p>boolean</text:p>
          </table:table-cell>
          <table:table-cell table:number-columns-repeated="2" office:value-type="string">
            <text:p>O</text:p>
          </table:table-cell>
          <table:table-cell office:value-type="string">
            <text:p>Present only if the CPE provides a password-protected LAN-side user interface and supports LAN-side Auto-Configuration.</text:p>
            <text:p>Indicates whether or not a password to protect the local user interface of the CPE may be selected by the user directly, or must be equal to the password used by the LAN-side Auto-Configuration protocol.</text:p>
          </table:table-cell>
        </table:table-row>
        <table:table-row table:style-name="ro1">
          <table:table-cell office:value-type="string">
            <text:p>.1.7.3</text:p>
          </table:table-cell>
          <table:table-cell office:value-type="string">
            <text:p>.InternetGatewayDevice.UserInterface.UpgradeAvailable</text:p>
          </table:table-cell>
          <table:table-cell table:number-columns-repeated="3"/>
          <table:table-cell office:value-type="string">
            <text:p>boolean</text:p>
          </table:table-cell>
          <table:table-cell table:number-columns-repeated="2" office:value-type="string">
            <text:p>O</text:p>
          </table:table-cell>
          <table:table-cell office:value-type="string">
            <text:p>Indicates that a CPE upgrade is available, allowing the CPE to display this information to the user.</text:p>
          </table:table-cell>
        </table:table-row>
        <table:table-row table:style-name="ro1">
          <table:table-cell office:value-type="string">
            <text:p>.1.7.4</text:p>
          </table:table-cell>
          <table:table-cell office:value-type="string">
            <text:p>.InternetGatewayDevice.UserInterface.WarrantyDate</text:p>
          </table:table-cell>
          <table:table-cell table:number-columns-repeated="3"/>
          <table:table-cell office:value-type="string">
            <text:p>dateTime</text:p>
          </table:table-cell>
          <table:table-cell table:number-columns-repeated="2" office:value-type="string">
            <text:p>O</text:p>
          </table:table-cell>
          <table:table-cell office:value-type="string">
            <text:p>Indicates the date and time in UTC that the warranty associated with the CPE is to expire.</text:p>
          </table:table-cell>
        </table:table-row>
        <table:table-row table:style-name="ro1">
          <table:table-cell office:value-type="string">
            <text:p>.1.7.5</text:p>
          </table:table-cell>
          <table:table-cell office:value-type="string">
            <text:p>.InternetGatewayDevice.UserInterface.ISPName</text:p>
          </table:table-cell>
          <table:table-cell table:number-columns-repeated="3"/>
          <table:table-cell office:value-type="string">
            <text:p>string(64)</text:p>
          </table:table-cell>
          <table:table-cell table:number-columns-repeated="2" office:value-type="string">
            <text:p>O</text:p>
          </table:table-cell>
          <table:table-cell office:value-type="string">
            <text:p>The name of the customer’s ISP.</text:p>
          </table:table-cell>
        </table:table-row>
        <table:table-row table:style-name="ro1">
          <table:table-cell office:value-type="string">
            <text:p>.1.7.6</text:p>
          </table:table-cell>
          <table:table-cell office:value-type="string">
            <text:p>.InternetGatewayDevice.UserInterface.ISPHelpDesk</text:p>
          </table:table-cell>
          <table:table-cell table:number-columns-repeated="3"/>
          <table:table-cell office:value-type="string">
            <text:p>string(32)</text:p>
          </table:table-cell>
          <table:table-cell table:number-columns-repeated="2" office:value-type="string">
            <text:p>O</text:p>
          </table:table-cell>
          <table:table-cell office:value-type="string">
            <text:p>The help desk phone number of the ISP.</text:p>
          </table:table-cell>
        </table:table-row>
        <table:table-row table:style-name="ro1">
          <table:table-cell office:value-type="string">
            <text:p>.1.7.7</text:p>
          </table:table-cell>
          <table:table-cell office:value-type="string">
            <text:p>.InternetGatewayDevice.UserInterface.ISPHomePage</text:p>
          </table:table-cell>
          <table:table-cell table:number-columns-repeated="3"/>
          <table:table-cell office:value-type="string">
            <text:p>string(256)</text:p>
          </table:table-cell>
          <table:table-cell table:number-columns-repeated="2" office:value-type="string">
            <text:p>O</text:p>
          </table:table-cell>
          <table:table-cell office:value-type="string">
            <text:p>The URL of the ISP’s home page.</text:p>
          </table:table-cell>
        </table:table-row>
        <table:table-row table:style-name="ro1">
          <table:table-cell office:value-type="string">
            <text:p>.1.7.8</text:p>
          </table:table-cell>
          <table:table-cell office:value-type="string">
            <text:p>.InternetGatewayDevice.UserInterface.ISPHelpPage</text:p>
          </table:table-cell>
          <table:table-cell table:number-columns-repeated="3"/>
          <table:table-cell office:value-type="string">
            <text:p>string(256)</text:p>
          </table:table-cell>
          <table:table-cell table:number-columns-repeated="2" office:value-type="string">
            <text:p>O</text:p>
          </table:table-cell>
          <table:table-cell office:value-type="string">
            <text:p>The URL of the ISP’s on-line support page.</text:p>
          </table:table-cell>
        </table:table-row>
        <table:table-row table:style-name="ro1">
          <table:table-cell office:value-type="string">
            <text:p>.1.7.9</text:p>
          </table:table-cell>
          <table:table-cell office:value-type="string">
            <text:p>.InternetGatewayDevice.UserInterface.ISPLogo</text:p>
          </table:table-cell>
          <table:table-cell table:number-columns-repeated="3"/>
          <table:table-cell office:value-type="string">
            <text:p>base64 (5460)</text:p>
          </table:table-cell>
          <table:table-cell table:number-columns-repeated="2" office:value-type="string">
            <text:p>O</text:p>
          </table:table-cell>
          <table:table-cell office:value-type="string">
            <text:p>Base64 encoded GIF or JPEG image. The binary image is constrained to 4095 bytes or less.</text:p>
          </table:table-cell>
        </table:table-row>
        <table:table-row table:style-name="ro4">
          <table:table-cell office:value-type="string">
            <text:p>.1.7.10</text:p>
          </table:table-cell>
          <table:table-cell office:value-type="string">
            <text:p>.InternetGatewayDevice.UserInterface.ISPLogoSize</text:p>
          </table:table-cell>
          <table:table-cell table:number-columns-repeated="3"/>
          <table:table-cell office:value-type="string">
            <text:p>unsignedInt [0:4095]</text:p>
          </table:table-cell>
          <table:table-cell table:number-columns-repeated="2" office:value-type="string">
            <text:p>O</text:p>
          </table:table-cell>
          <table:table-cell office:value-type="string">
            <text:p>Un-encoded binary image size in bytes.</text:p>
            <text:p>If ISPLogoSize input value is 0 then the ISPLogo is cleared.</text:p>
            <text:p>ISPLogoSize can also be used as a check to verify correct transfer and conversion of Base64 string to image size.</text:p>
          </table:table-cell>
        </table:table-row>
        <table:table-row table:style-name="ro1">
          <table:table-cell office:value-type="string">
            <text:p>.1.7.11</text:p>
          </table:table-cell>
          <table:table-cell office:value-type="string">
            <text:p>.InternetGatewayDevice.UserInterface.ISPMailServer</text:p>
          </table:table-cell>
          <table:table-cell table:number-columns-repeated="3"/>
          <table:table-cell office:value-type="string">
            <text:p>string(256)</text:p>
          </table:table-cell>
          <table:table-cell table:number-columns-repeated="2" office:value-type="string">
            <text:p>O</text:p>
          </table:table-cell>
          <table:table-cell office:value-type="string">
            <text:p>The URL of the ISP’s mail server.</text:p>
          </table:table-cell>
        </table:table-row>
        <table:table-row table:style-name="ro1">
          <table:table-cell office:value-type="string">
            <text:p>.1.7.12</text:p>
          </table:table-cell>
          <table:table-cell office:value-type="string">
            <text:p>.InternetGatewayDevice.UserInterface.ISPNewsServer</text:p>
          </table:table-cell>
          <table:table-cell table:number-columns-repeated="3"/>
          <table:table-cell office:value-type="string">
            <text:p>string(256)</text:p>
          </table:table-cell>
          <table:table-cell table:number-columns-repeated="2" office:value-type="string">
            <text:p>O</text:p>
          </table:table-cell>
          <table:table-cell office:value-type="string">
            <text:p>The URL of the ISP’s news server.</text:p>
          </table:table-cell>
        </table:table-row>
        <table:table-row table:style-name="ro1">
          <table:table-cell office:value-type="string">
            <text:p>.1.7.13</text:p>
          </table:table-cell>
          <table:table-cell office:value-type="string">
            <text:p>.InternetGatewayDevice.UserInterface.TextColor</text:p>
          </table:table-cell>
          <table:table-cell table:number-columns-repeated="3"/>
          <table:table-cell office:value-type="string">
            <text:p>string(6)</text:p>
          </table:table-cell>
          <table:table-cell table:number-columns-repeated="2" office:value-type="string">
            <text:p>O</text:p>
          </table:table-cell>
          <table:table-cell office:value-type="string">
            <text:p>The color of text on the GUI screens in RGB hexidecimal notation (e.g., FF0088).</text:p>
          </table:table-cell>
        </table:table-row>
        <table:table-row table:style-name="ro1">
          <table:table-cell office:value-type="string">
            <text:p>.1.7.14</text:p>
          </table:table-cell>
          <table:table-cell office:value-type="string">
            <text:p>.InternetGatewayDevice.UserInterface.BackgroundColor</text:p>
          </table:table-cell>
          <table:table-cell table:number-columns-repeated="3"/>
          <table:table-cell office:value-type="string">
            <text:p>string(6)</text:p>
          </table:table-cell>
          <table:table-cell table:number-columns-repeated="2" office:value-type="string">
            <text:p>O</text:p>
          </table:table-cell>
          <table:table-cell office:value-type="string">
            <text:p>The color of the GUI screen backgrounds in RGB hexidecimal notation (e.g., FF0088).</text:p>
          </table:table-cell>
        </table:table-row>
        <table:table-row table:style-name="ro1">
          <table:table-cell office:value-type="string">
            <text:p>.1.7.15</text:p>
          </table:table-cell>
          <table:table-cell office:value-type="string">
            <text:p>.InternetGatewayDevice.UserInterface.ButtonColor</text:p>
          </table:table-cell>
          <table:table-cell table:number-columns-repeated="3"/>
          <table:table-cell office:value-type="string">
            <text:p>string(6)</text:p>
          </table:table-cell>
          <table:table-cell table:number-columns-repeated="2" office:value-type="string">
            <text:p>O</text:p>
          </table:table-cell>
          <table:table-cell office:value-type="string">
            <text:p>The color of buttons on the GUI screens in RGB hexidecimal notation (e.g., FF0088).</text:p>
          </table:table-cell>
        </table:table-row>
        <table:table-row table:style-name="ro1">
          <table:table-cell office:value-type="string">
            <text:p>.1.7.16</text:p>
          </table:table-cell>
          <table:table-cell office:value-type="string">
            <text:p>.InternetGatewayDevice.UserInterface.ButtonTextColor</text:p>
          </table:table-cell>
          <table:table-cell table:number-columns-repeated="3"/>
          <table:table-cell office:value-type="string">
            <text:p>string(6)</text:p>
          </table:table-cell>
          <table:table-cell table:number-columns-repeated="2" office:value-type="string">
            <text:p>O</text:p>
          </table:table-cell>
          <table:table-cell office:value-type="string">
            <text:p>The color of text on buttons on the GUI screens in RGB hexidecimal notation (e.g., FF0088).</text:p>
          </table:table-cell>
        </table:table-row>
        <table:table-row table:style-name="ro1">
          <table:table-cell office:value-type="string">
            <text:p>.1.7.17</text:p>
          </table:table-cell>
          <table:table-cell office:value-type="string">
            <text:p>.InternetGatewayDevice.UserInterface.AutoUpdateServer</text:p>
          </table:table-cell>
          <table:table-cell table:number-columns-repeated="3"/>
          <table:table-cell office:value-type="string">
            <text:p>string(256)</text:p>
          </table:table-cell>
          <table:table-cell table:number-columns-repeated="2" office:value-type="string">
            <text:p>O</text:p>
          </table:table-cell>
          <table:table-cell office:value-type="string">
            <text:p>The server the CPE can check to see if an update is available for direct download to it. <text:s/>This MUST NOT be used by the CPE if the Internet­Gateway­Device.­Management­Server.­Upgrades­Managed parameter is true (1).</text:p>
          </table:table-cell>
        </table:table-row>
        <table:table-row table:style-name="ro1">
          <table:table-cell office:value-type="string">
            <text:p>.1.7.18</text:p>
          </table:table-cell>
          <table:table-cell office:value-type="string">
            <text:p>.InternetGatewayDevice.UserInterface.UserUpdateServer</text:p>
          </table:table-cell>
          <table:table-cell table:number-columns-repeated="3"/>
          <table:table-cell office:value-type="string">
            <text:p>string(256)</text:p>
          </table:table-cell>
          <table:table-cell table:number-columns-repeated="2" office:value-type="string">
            <text:p>O</text:p>
          </table:table-cell>
          <table:table-cell office:value-type="string">
            <text:p>The server where a user can check via a web browser if an update is available for download to a PC. <text:s/>This MUST NOT be used by the CPE if the Internet­Gateway­Device.­Management­Server.­Upgrades­Managed parameter is true (1).</text:p>
          </table:table-cell>
        </table:table-row>
        <table:table-row table:style-name="ro1">
          <table:table-cell office:value-type="string">
            <text:p>.1.7.19</text:p>
          </table:table-cell>
          <table:table-cell office:value-type="string">
            <text:p>.InternetGatewayDevice.UserInterface.ExampleLogin</text:p>
          </table:table-cell>
          <table:table-cell table:number-columns-repeated="3"/>
          <table:table-cell office:value-type="string">
            <text:p>string(40)</text:p>
          </table:table-cell>
          <table:table-cell table:number-columns-repeated="2" office:value-type="string">
            <text:p>O</text:p>
          </table:table-cell>
          <table:table-cell office:value-type="string">
            <text:p>An example of a correct login, according to ISP-specific rules.</text:p>
          </table:table-cell>
        </table:table-row>
        <table:table-row table:style-name="ro1">
          <table:table-cell office:value-type="string">
            <text:p>.1.7.20</text:p>
          </table:table-cell>
          <table:table-cell office:value-type="string">
            <text:p>.InternetGatewayDevice.UserInterface.ExamplePassword</text:p>
          </table:table-cell>
          <table:table-cell table:number-columns-repeated="3"/>
          <table:table-cell office:value-type="string">
            <text:p>string(30)</text:p>
          </table:table-cell>
          <table:table-cell table:number-columns-repeated="2" office:value-type="string">
            <text:p>O</text:p>
          </table:table-cell>
          <table:table-cell office:value-type="string">
            <text:p>An example of a correct password, according to ISP-specific rules.</text:p>
          </table:table-cell>
        </table:table-row>
        <table:table-row table:style-name="ro1">
          <table:table-cell office:value-type="string">
            <text:p>.1.8</text:p>
          </table:table-cell>
          <table:table-cell office:value-type="string">
            <text:p>.InternetGatewayDevice.Layer3Forwarding.</text:p>
          </table:table-cell>
          <table:table-cell office:value-type="string">
            <text:p>L3Fwd</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allows the handling of the routing and forwarding configuration of the device.</text:p>
          </table:table-cell>
        </table:table-row>
        <table:table-row table:style-name="ro1">
          <table:table-cell office:value-type="string">
            <text:p>.1.8.1</text:p>
          </table:table-cell>
          <table:table-cell office:value-type="string">
            <text:p>.InternetGatewayDevice.Layer3Forwarding.DefaultConnectionService</text:p>
          </table:table-cell>
          <table:table-cell table:number-columns-repeated="3"/>
          <table:table-cell office:value-type="string">
            <text:p>string(256)</text:p>
          </table:table-cell>
          <table:table-cell table:number-columns-repeated="2" office:value-type="string">
            <text:p>R</text:p>
          </table:table-cell>
          <table:table-cell office:value-type="string">
            <text:p>Specifies the default WAN interface. <text:s/>The content is the full hierarchical parameter name of the default layer-3 connection object. <text:s/>Example: “Internet­Gateway­Device.­WAN­Device.­1.­WAN­Connection­Device.­2.­WAN­PPP­Connection.­1”.</text:p>
          </table:table-cell>
        </table:table-row>
        <table:table-row table:style-name="ro1">
          <table:table-cell office:value-type="string">
            <text:p>.1.8.2</text:p>
          </table:table-cell>
          <table:table-cell office:value-type="string">
            <text:p>.InternetGatewayDevice.Layer3Forwarding.ForwardNumberOfEntries</text:p>
          </table:table-cell>
          <table:table-cell/>
          <table:table-cell office:value-type="string">
            <text:p>count(Forwarding)</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forwarding instances.</text:p>
          </table:table-cell>
        </table:table-row>
        <table:table-row table:style-name="ro1">
          <table:table-cell office:value-type="string">
            <text:p>.1.8.3</text:p>
          </table:table-cell>
          <table:table-cell office:value-type="string">
            <text:p>.InternetGatewayDevice.Layer3Forwarding.Forwarding.</text:p>
          </table:table-cell>
          <table:table-cell office:value-type="string">
            <text:p>Fwd</text:p>
          </table:table-cell>
          <table:table-cell table:number-columns-repeated="6"/>
        </table:table-row>
        <table:table-row table:style-name="ro1">
          <table:table-cell office:value-type="string">
            <text:p>.1.8.3.i</text:p>
          </table:table-cell>
          <table:table-cell office:value-type="string">
            <text:p>.InternetGatewayDevice.Layer3Forwarding.Forwarding.{i}.</text:p>
          </table:table-cell>
          <table:table-cell table:number-columns-repeated="3"/>
          <table:table-cell table:style-name="ce2" office:value-type="string">
            <text:p>object</text:p>
          </table:table-cell>
          <table:table-cell table:number-columns-repeated="2" table:style-name="ce5" office:value-type="string">
            <text:p>R</text:p>
          </table:table-cell>
          <table:table-cell table:style-name="ce7" office:value-type="string">
            <text:p>Layer-3 forwarding table.</text:p>
          </table:table-cell>
        </table:table-row>
        <table:table-row table:style-name="ro1">
          <table:table-cell office:value-type="string">
            <text:p>.1.8.3.i.1</text:p>
          </table:table-cell>
          <table:table-cell office:value-type="string">
            <text:p>.InternetGatewayDevice.Layer3Forwarding.Forwarding.{i}.Enable</text:p>
          </table:table-cell>
          <table:table-cell table:number-columns-repeated="3"/>
          <table:table-cell office:value-type="string">
            <text:p>boolean</text:p>
          </table:table-cell>
          <table:table-cell table:number-columns-repeated="2" office:value-type="string">
            <text:p>R</text:p>
          </table:table-cell>
          <table:table-cell office:value-type="string">
            <text:p>Enables or disables the forwarding entry. <text:s/>On creation, an entry is disabled by default.</text:p>
          </table:table-cell>
        </table:table-row>
        <table:table-row table:style-name="ro3">
          <table:table-cell office:value-type="string">
            <text:p>.1.8.3.i.2</text:p>
          </table:table-cell>
          <table:table-cell office:value-type="string">
            <text:p>.InternetGatewayDevice.Layer3Forwarding.Forwarding.{i}.Status</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Indicates the status of the forwarding entry. <text:s/>Enumeration of:</text:p>
            <text:p><text:span text:style-name="T1">“</text:span><text:span text:style-name="T2">Disabled”</text:span></text:p>
            <text:p><text:span text:style-name="T1">“</text:span><text:span text:style-name="T2">Enabled”</text:span></text:p>
            <text:p><text:span text:style-name="T1">“</text:span><text:span text:style-name="T2">Error”</text:span></text:p>
          </table:table-cell>
        </table:table-row>
        <table:table-row table:style-name="ro3">
          <table:table-cell office:value-type="string">
            <text:p>.1.8.3.i.3</text:p>
          </table:table-cell>
          <table:table-cell office:value-type="string">
            <text:p>.InternetGatewayDevice.Layer3Forwarding.Forwarding.{i}.Type</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Indicates the type of route. <text:s/>Enumeration of:</text:p>
            <text:p><text:span text:style-name="T1">“</text:span><text:span text:style-name="T2">Default”</text:span></text:p>
            <text:p><text:span text:style-name="T1">“</text:span><text:span text:style-name="T2">Network”</text:span></text:p>
            <text:p><text:span text:style-name="T1">“</text:span><text:span text:style-name="T2">Host”</text:span></text:p>
          </table:table-cell>
        </table:table-row>
        <table:table-row table:style-name="ro1">
          <table:table-cell office:value-type="string">
            <text:p>.1.8.3.i.4</text:p>
          </table:table-cell>
          <table:table-cell office:value-type="string">
            <text:p>.InternetGatewayDevice.Layer3Forwarding.Forwarding.{i}.DestIPAddress</text:p>
          </table:table-cell>
          <table:table-cell table:number-columns-repeated="3"/>
          <table:table-cell office:value-type="string">
            <text:p>string</text:p>
          </table:table-cell>
          <table:table-cell table:number-columns-repeated="2" office:value-type="string">
            <text:p>R</text:p>
          </table:table-cell>
          <table:table-cell office:value-type="string">
            <text:p>Destination address.</text:p>
          </table:table-cell>
        </table:table-row>
        <table:table-row table:style-name="ro1">
          <table:table-cell office:value-type="string">
            <text:p>.1.8.3.i.5</text:p>
          </table:table-cell>
          <table:table-cell office:value-type="string">
            <text:p>.InternetGatewayDevice.Layer3Forwarding.Forwarding.{i}.DestSubnetMask</text:p>
          </table:table-cell>
          <table:table-cell table:number-columns-repeated="3"/>
          <table:table-cell office:value-type="string">
            <text:p>string</text:p>
          </table:table-cell>
          <table:table-cell table:number-columns-repeated="2" office:value-type="string">
            <text:p>R</text:p>
          </table:table-cell>
          <table:table-cell office:value-type="string">
            <text:p>Destination subnet mask.</text:p>
          </table:table-cell>
        </table:table-row>
        <table:table-row table:style-name="ro1">
          <table:table-cell office:value-type="string">
            <text:p>.1.8.3.i.6</text:p>
          </table:table-cell>
          <table:table-cell office:value-type="string">
            <text:p>.InternetGatewayDevice.Layer3Forwarding.Forwarding.{i}.SourceIPAddress</text:p>
          </table:table-cell>
          <table:table-cell table:number-columns-repeated="3"/>
          <table:table-cell office:value-type="string">
            <text:p>string</text:p>
          </table:table-cell>
          <table:table-cell table:number-columns-repeated="2" office:value-type="string">
            <text:p>R</text:p>
          </table:table-cell>
          <table:table-cell office:value-type="string">
            <text:p>Source address.</text:p>
          </table:table-cell>
        </table:table-row>
        <table:table-row table:style-name="ro1">
          <table:table-cell office:value-type="string">
            <text:p>.1.8.3.i.7</text:p>
          </table:table-cell>
          <table:table-cell office:value-type="string">
            <text:p>.InternetGatewayDevice.Layer3Forwarding.Forwarding.{i}.SourceSubnetMask</text:p>
          </table:table-cell>
          <table:table-cell table:number-columns-repeated="3"/>
          <table:table-cell office:value-type="string">
            <text:p>string</text:p>
          </table:table-cell>
          <table:table-cell table:number-columns-repeated="2" office:value-type="string">
            <text:p>R</text:p>
          </table:table-cell>
          <table:table-cell office:value-type="string">
            <text:p>Source subnet mask.</text:p>
          </table:table-cell>
        </table:table-row>
        <table:table-row table:style-name="ro1">
          <table:table-cell office:value-type="string">
            <text:p>.1.8.3.i.8</text:p>
          </table:table-cell>
          <table:table-cell office:value-type="string">
            <text:p>.InternetGatewayDevice.Layer3Forwarding.Forwarding.{i}.GatewayIPAddress</text:p>
          </table:table-cell>
          <table:table-cell table:number-columns-repeated="3"/>
          <table:table-cell office:value-type="string">
            <text:p>string</text:p>
          </table:table-cell>
          <table:table-cell table:number-columns-repeated="2" office:value-type="string">
            <text:p>R</text:p>
          </table:table-cell>
          <table:table-cell office:value-type="string">
            <text:p>IP address of the gateway.</text:p>
          </table:table-cell>
        </table:table-row>
        <table:table-row table:style-name="ro1">
          <table:table-cell office:value-type="string">
            <text:p>.1.8.3.i.9</text:p>
          </table:table-cell>
          <table:table-cell office:value-type="string">
            <text:p>.InternetGatewayDevice.Layer3Forwarding.Forwarding.{i}.Interface</text:p>
          </table:table-cell>
          <table:table-cell table:number-columns-repeated="3"/>
          <table:table-cell office:value-type="string">
            <text:p>string</text:p>
          </table:table-cell>
          <table:table-cell table:number-columns-repeated="2" office:value-type="string">
            <text:p>R</text:p>
          </table:table-cell>
          <table:table-cell office:value-type="string">
            <text:p>Specifies the WAN interface associated with this entry. <text:s/>The content is the full hierarchical parameter name of the layer-3 connection object. <text:s/>Example: “Internet­Gateway­Device.­WAN­Device.­1.­WAN­Connection­Device.­2.­WAN­PPP­Connection.­1”.</text:p>
          </table:table-cell>
        </table:table-row>
        <table:table-row table:style-name="ro1">
          <table:table-cell office:value-type="string">
            <text:p>.1.8.3.i.10</text:p>
          </table:table-cell>
          <table:table-cell office:value-type="string">
            <text:p>.InternetGatewayDevice.Layer3Forwarding.Forwarding.{i}.ForwardingMetric</text:p>
          </table:table-cell>
          <table:table-cell table:number-columns-repeated="3"/>
          <table:table-cell office:value-type="string">
            <text:p>int[-1:]</text:p>
          </table:table-cell>
          <table:table-cell table:number-columns-repeated="2" office:value-type="string">
            <text:p>R</text:p>
          </table:table-cell>
          <table:table-cell office:value-type="string">
            <text:p>Forwarding metric. <text:s/>A value of -1 indicates this metric is not used.</text:p>
          </table:table-cell>
        </table:table-row>
        <table:table-row table:style-name="ro1">
          <table:table-cell office:value-type="string">
            <text:p>.1.8.3.i.11</text:p>
          </table:table-cell>
          <table:table-cell office:value-type="string">
            <text:p>.InternetGatewayDevice.Layer3Forwarding.Forwarding.{i}.MTU</text:p>
          </table:table-cell>
          <table:table-cell table:number-columns-repeated="3"/>
          <table:table-cell office:value-type="string">
            <text:p>unsignedInt [1:1540]</text:p>
          </table:table-cell>
          <table:table-cell table:number-columns-repeated="2" office:value-type="string">
            <text:p>O</text:p>
          </table:table-cell>
          <table:table-cell office:value-type="string">
            <text:p>The maximum allowed size of an Ethernet frame for this route.</text:p>
          </table:table-cell>
        </table:table-row>
        <table:table-row table:style-name="ro1">
          <table:table-cell office:value-type="string">
            <text:p>.1.9</text:p>
          </table:table-cell>
          <table:table-cell office:value-type="string">
            <text:p>.InternetGatewayDevice.LANConfigSecurity.</text:p>
          </table:table-cell>
          <table:table-cell office:value-type="string">
            <text:p>CfgSe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contains generic device configuration information.</text:p>
          </table:table-cell>
        </table:table-row>
        <table:table-row table:style-name="ro2">
          <table:table-cell office:value-type="string">
            <text:p>.1.9.1</text:p>
          </table:table-cell>
          <table:table-cell office:value-type="string">
            <text:p>.InternetGatewayDevice.LANConfigSecurity.ConfigPassword</text:p>
          </table:table-cell>
          <table:table-cell/>
          <table:table-cell table:number-columns-repeated="2" office:value-type="float" office:value="1">
            <text:p>1</text:p>
          </table:table-cell>
          <table:table-cell office:value-type="string">
            <text:p>string(64)</text:p>
          </table:table-cell>
          <table:table-cell office:value-type="string">
            <text:p>R</text:p>
          </table:table-cell>
          <table:table-cell office:value-type="string">
            <text:p>-</text:p>
          </table:table-cell>
          <table:table-cell office:value-type="string">
            <text:p>A password to allow LAN access to protected auto-configuration services.</text:p>
            <text:p>When read, this parameter returns an empty string, regardless of the actual value.</text:p>
          </table:table-cell>
        </table:table-row>
        <table:table-row table:style-name="ro1">
          <table:table-cell office:value-type="string">
            <text:p>.1.9.2</text:p>
          </table:table-cell>
          <table:table-cell office:value-type="string">
            <text:p>.InternetGatewayDevice.LANConfigSecurity.ConfigUsername</text:p>
          </table:table-cell>
          <table:table-cell/>
          <table:table-cell table:number-columns-repeated="2" office:value-type="float" office:value="1">
            <text:p>1</text:p>
          </table:table-cell>
          <table:table-cell office:value-type="string">
            <text:p>string(64)</text:p>
          </table:table-cell>
          <table:table-cell table:number-columns-repeated="3"/>
        </table:table-row>
        <table:table-row table:style-name="ro1">
          <table:table-cell office:value-type="string">
            <text:p>.1.10</text:p>
          </table:table-cell>
          <table:table-cell office:value-type="string">
            <text:p>.InternetGatewayDevice.IPPingDiagnostics.</text:p>
          </table:table-cell>
          <table:table-cell office:value-type="string">
            <text:p>PingDia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is provides access to an IP-layer ping test.</text:p>
          </table:table-cell>
        </table:table-row>
        <table:table-row table:style-name="ro5">
          <table:table-cell office:value-type="string">
            <text:p>.1.10.1</text:p>
          </table:table-cell>
          <table:table-cell office:value-type="string">
            <text:p>.InternetGatewayDevice.IPPingDiagnostics.DiagnosticsStat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Indicates availability of diagnostic data. <text:s/>One of:</text:p>
            <text:p><text:span text:style-name="T1">“</text:span><text:span text:style-name="T2">None”</text:span></text:p>
            <text:p><text:span text:style-name="T1">“</text:span><text:span text:style-name="T2">Requested”</text:span></text:p>
            <text:p><text:span text:style-name="T1">“</text:span><text:span text:style-name="T2">Complete”</text:span></text:p>
            <text:p><text:span text:style-name="T1">“</text:span><text:span text:style-name="T2">Error_CannotResolveHostName”</text:span></text:p>
            <text:p>Value may be set to Requested to initiate the diagnostic test. <text:s/>When writing, the only allowed value is Requested. <text:s/>To ensure the use of the proper test parameters (the writable parameters in this object), the test parameters MUST be set either prior to or at the same time as (in the same SetParameterValues) setting the DiagnosticState to Requested.</text:p>
            <text:p>When requested, the CPE SHOULD wait until after completion of the communication session with the ACS before starting the diagnostic.</text:p>
            <text:p>When the diagnostic initiated by the ACS is completed (successfully or not), the CPE MUST establish a new connection to the ACS to allow the ACS to view the results, indicating the Event code "8 DIAGNOSTICS COMPLETE" in the Inform message.</text:p>
          </table:table-cell>
        </table:table-row>
        <table:table-row table:style-name="ro6">
          <table:table-cell office:value-type="string">
            <text:p>.1.10.2</text:p>
          </table:table-cell>
          <table:table-cell office:value-type="string">
            <text:p>.InternetGatewayDevice.IPPingDiagnostics.Interface</text:p>
          </table:table-cell>
          <table:table-cell table:number-columns-repeated="3"/>
          <table:table-cell office:value-type="string">
            <text:p>string(256)</text:p>
          </table:table-cell>
          <table:table-cell table:number-columns-repeated="2" office:value-type="string">
            <text:p>C</text:p>
          </table:table-cell>
          <table:table-cell table:style-name="ce10" office:value-type="string">
            <text:p>Specifies the WAN or LAN IP-layer interface over which the test is to be performed. <text:s/>The content is the full hierarchical parameter name of the interface. </text:p>
            <text:p>The following is a WAN interface example:</text:p>
            <text:p><text:span text:style-name="T1">“</text:span><text:span text:style-name="T2">Internet­Gateway­Device.­WAN­Device.­1.­WAN­Connection­Device.­2.­WAN­PPP­Connection.­1”</text:span></text:p>
            <text:p>The following is a LAN interface example:</text:p>
            <text:p><text:span text:style-name="T1">”</text:span><text:span text:style-name="T2">Internet­Gateway­Device.­LAN­Device.1.­LAN­Host­Config­Management.­IP­Interface.­1”</text:span></text:p>
          </table:table-cell>
        </table:table-row>
        <table:table-row table:style-name="ro1">
          <table:table-cell office:value-type="string">
            <text:p>.1.10.3</text:p>
          </table:table-cell>
          <table:table-cell office:value-type="string">
            <text:p>.InternetGatewayDevice.IPPingDiagnostics.Host</text:p>
          </table:table-cell>
          <table:table-cell table:number-columns-repeated="3"/>
          <table:table-cell office:value-type="string">
            <text:p>string(256)</text:p>
          </table:table-cell>
          <table:table-cell table:number-columns-repeated="2" office:value-type="string">
            <text:p>C</text:p>
          </table:table-cell>
          <table:table-cell office:value-type="string">
            <text:p>Host name or address of the host to ping.</text:p>
          </table:table-cell>
        </table:table-row>
        <table:table-row table:style-name="ro1">
          <table:table-cell office:value-type="string">
            <text:p>.1.10.4</text:p>
          </table:table-cell>
          <table:table-cell office:value-type="string">
            <text:p>.InternetGatewayDevice.IPPingDiagnostics.NumberOfRepetitions</text:p>
          </table:table-cell>
          <table:table-cell table:number-columns-repeated="3"/>
          <table:table-cell office:value-type="string">
            <text:p>unsignedInt[1:]</text:p>
          </table:table-cell>
          <table:table-cell table:number-columns-repeated="2" office:value-type="string">
            <text:p>C</text:p>
          </table:table-cell>
          <table:table-cell office:value-type="string">
            <text:p>Number of repetitions of the ping test to perform before reporting the results.</text:p>
          </table:table-cell>
        </table:table-row>
        <table:table-row table:style-name="ro1">
          <table:table-cell office:value-type="string">
            <text:p>.1.10.5</text:p>
          </table:table-cell>
          <table:table-cell office:value-type="string">
            <text:p>.InternetGatewayDevice.IPPingDiagnostics.Timeout</text:p>
          </table:table-cell>
          <table:table-cell table:number-columns-repeated="3"/>
          <table:table-cell office:value-type="string">
            <text:p>unsignedInt[1:]</text:p>
          </table:table-cell>
          <table:table-cell table:number-columns-repeated="2" office:value-type="string">
            <text:p>C</text:p>
          </table:table-cell>
          <table:table-cell office:value-type="string">
            <text:p>Timeout in milliseconds for the ping test.</text:p>
          </table:table-cell>
        </table:table-row>
        <table:table-row table:style-name="ro1">
          <table:table-cell office:value-type="string">
            <text:p>.1.10.6</text:p>
          </table:table-cell>
          <table:table-cell office:value-type="string">
            <text:p>.InternetGatewayDevice.IPPingDiagnostics.DataBlockSize</text:p>
          </table:table-cell>
          <table:table-cell table:number-columns-repeated="3"/>
          <table:table-cell office:value-type="string">
            <text:p>unsignedInt[1:65535]</text:p>
          </table:table-cell>
          <table:table-cell table:number-columns-repeated="2" office:value-type="string">
            <text:p>C</text:p>
          </table:table-cell>
          <table:table-cell office:value-type="string">
            <text:p>Size of the data block in bytes to be sent for each ping.</text:p>
          </table:table-cell>
        </table:table-row>
        <table:table-row table:style-name="ro1">
          <table:table-cell office:value-type="string">
            <text:p>.1.10.7</text:p>
          </table:table-cell>
          <table:table-cell office:value-type="string">
            <text:p>.InternetGatewayDevice.IPPingDiagnostics.DSCP</text:p>
          </table:table-cell>
          <table:table-cell table:number-columns-repeated="3"/>
          <table:table-cell office:value-type="string">
            <text:p>unsignedInt [0:64]</text:p>
          </table:table-cell>
          <table:table-cell table:number-columns-repeated="2" office:value-type="string">
            <text:p>C</text:p>
          </table:table-cell>
          <table:table-cell office:value-type="string">
            <text:p>DiffServ codepoint to be used for the test packets. <text:s/>By default the CPE should set this value to zero.</text:p>
          </table:table-cell>
        </table:table-row>
        <table:table-row table:style-name="ro1">
          <table:table-cell office:value-type="string">
            <text:p>.1.10.8</text:p>
          </table:table-cell>
          <table:table-cell office:value-type="string">
            <text:p>.InternetGatewayDevice.IPPingDiagnostics.SuccessCou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number of successful pings (those in which a successful response was received prior to the timeout) in the most recent ping test.</text:p>
          </table:table-cell>
        </table:table-row>
        <table:table-row table:style-name="ro1">
          <table:table-cell office:value-type="string">
            <text:p>.1.10.9</text:p>
          </table:table-cell>
          <table:table-cell office:value-type="string">
            <text:p>.InternetGatewayDevice.IPPingDiagnostics.FailureCou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number of failed pings in the most recent ping test.</text:p>
          </table:table-cell>
        </table:table-row>
        <table:table-row table:style-name="ro1">
          <table:table-cell office:value-type="string">
            <text:p>.1.10.10</text:p>
          </table:table-cell>
          <table:table-cell office:value-type="string">
            <text:p>.InternetGatewayDevice.IPPingDiagnostics.AverageResponseTim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average response time in milliseconds over all repetitions with successful responses of the most recent ping test. <text:s/>If there were no successful responses, this value MUST be zero.</text:p>
          </table:table-cell>
        </table:table-row>
        <table:table-row table:style-name="ro1">
          <table:table-cell office:value-type="string">
            <text:p>.1.10.11</text:p>
          </table:table-cell>
          <table:table-cell office:value-type="string">
            <text:p>.InternetGatewayDevice.IPPingDiagnostics.MinimumResponseTmi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minimum response time in milliseconds over all repetitions with successful responses of the most recent ping test. <text:s/>If there were no successful responses, this value MUST be zero.</text:p>
          </table:table-cell>
        </table:table-row>
        <table:table-row table:style-name="ro1">
          <table:table-cell office:value-type="string">
            <text:p>.1.10.12</text:p>
          </table:table-cell>
          <table:table-cell office:value-type="string">
            <text:p>.InternetGatewayDevice.IPPingDiagnostics.MaximumResponseTim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maximum response time in milliseconds over all repetitions with successful responses of the most recent ping test. <text:s/>If there were no successful responses, this value MUST be zero.</text:p>
          </table:table-cell>
        </table:table-row>
        <table:table-row table:style-name="ro1">
          <table:table-cell office:value-type="string">
            <text:p>.1.11</text:p>
          </table:table-cell>
          <table:table-cell office:value-type="string">
            <text:p>.InternetGatewayDevice.LANDevice.</text:p>
          </table:table-cell>
          <table:table-cell office:value-type="string">
            <text:p>LANDev</text:p>
          </table:table-cell>
          <table:table-cell table:number-columns-repeated="6"/>
        </table:table-row>
        <table:table-row table:style-name="ro1">
          <table:table-cell office:value-type="string">
            <text:p>.1.11.i</text:p>
          </table:table-cell>
          <table:table-cell office:value-type="string">
            <text:p>.InternetGatewayDevice.LANDevice.{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Each instance contains all LAN-related objects for a given bridged subnet.</text:p>
          </table:table-cell>
        </table:table-row>
        <table:table-row table:style-name="ro1">
          <table:table-cell office:value-type="string">
            <text:p>.1.11.i.1</text:p>
          </table:table-cell>
          <table:table-cell office:value-type="string">
            <text:p>.InternetGatewayDevice.LANDevice.{i}.LANEthernetInterfaceNumberOfEntries</text:p>
          </table:table-cell>
          <table:table-cell/>
          <table:table-cell office:value-type="string">
            <text:p>count(LANEthernetInterfaceConfig)</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instances of LAN­Ethernet­Interface­Config in this LANDevice.</text:p>
          </table:table-cell>
        </table:table-row>
        <table:table-row table:style-name="ro1">
          <table:table-cell office:value-type="string">
            <text:p>.1.11.i.2</text:p>
          </table:table-cell>
          <table:table-cell office:value-type="string">
            <text:p>.InternetGatewayDevice.LANDevice.{i}.LANUSBInterfaceNumberOfEntries</text:p>
          </table:table-cell>
          <table:table-cell/>
          <table:table-cell office:value-type="string">
            <text:p>count(LANUSBInterfaceConfig)</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instances of LAN­USB­Interface­Config in this LANDevice.</text:p>
          </table:table-cell>
        </table:table-row>
        <table:table-row table:style-name="ro1">
          <table:table-cell office:value-type="string">
            <text:p>.1.11.i.3</text:p>
          </table:table-cell>
          <table:table-cell office:value-type="string">
            <text:p>.InternetGatewayDevice.LANDevice.{i}.LANWLANConfigurationNumberOfEntries</text:p>
          </table:table-cell>
          <table:table-cell/>
          <table:table-cell table:style-name="ce1" office:value-type="string">
            <text:p>count(WLANConfiguration)</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instances of WLAN­Configuration in this LANDevice.</text:p>
          </table:table-cell>
        </table:table-row>
        <table:table-row table:style-name="ro1">
          <table:table-cell office:value-type="string">
            <text:p>.1.11.i.4</text:p>
          </table:table-cell>
          <table:table-cell office:value-type="string">
            <text:p>.InternetGatewayDevice.LANDevice.{i}.HotSpotEnabled</text:p>
          </table:table-cell>
          <table:table-cell table:number-columns-repeated="3"/>
          <table:table-cell office:value-type="string">
            <text:p>bool</text:p>
          </table:table-cell>
          <table:table-cell table:number-columns-repeated="3"/>
        </table:table-row>
        <table:table-row table:style-name="ro1">
          <table:table-cell office:value-type="string">
            <text:p>.1.11.i.5</text:p>
          </table:table-cell>
          <table:table-cell office:value-type="string">
            <text:p>.InternetGatewayDevice.LANDevice.{i}.HotSpotConfig.</text:p>
          </table:table-cell>
          <table:table-cell office:value-type="string">
            <text:p>HSCfg</text:p>
          </table:table-cell>
          <table:table-cell table:number-columns-repeated="2"/>
          <table:table-cell table:style-name="ce2" office:value-type="string">
            <text:p>object</text:p>
          </table:table-cell>
          <table:table-cell table:number-columns-repeated="3"/>
        </table:table-row>
        <table:table-row table:style-name="ro1">
          <table:table-cell office:value-type="string">
            <text:p>.1.11.i.5.1</text:p>
          </table:table-cell>
          <table:table-cell office:value-type="string">
            <text:p>.InternetGatewayDevice.LANDevice.{i}.HotSpotConfig.LocationId</text:p>
          </table:table-cell>
          <table:table-cell table:number-columns-repeated="3"/>
          <table:table-cell office:value-type="string">
            <text:p>string</text:p>
          </table:table-cell>
          <table:table-cell table:number-columns-repeated="3"/>
        </table:table-row>
        <table:table-row table:style-name="ro1">
          <table:table-cell office:value-type="string">
            <text:p>.1.11.i.5.2</text:p>
          </table:table-cell>
          <table:table-cell office:value-type="string">
            <text:p>.InternetGatewayDevice.LANDevice.{i}.HotSpotConfig.RadiusAuthServer</text:p>
          </table:table-cell>
          <table:table-cell table:number-columns-repeated="3"/>
          <table:table-cell office:value-type="string">
            <text:p>string</text:p>
          </table:table-cell>
          <table:table-cell table:number-columns-repeated="3"/>
        </table:table-row>
        <table:table-row table:style-name="ro1">
          <table:table-cell office:value-type="string">
            <text:p>.1.11.i.5.3</text:p>
          </table:table-cell>
          <table:table-cell office:value-type="string">
            <text:p>.InternetGatewayDevice.LANDevice.{i}.HotSpotConfig.RadiusAcctServer</text:p>
          </table:table-cell>
          <table:table-cell table:number-columns-repeated="3"/>
          <table:table-cell office:value-type="string">
            <text:p>string</text:p>
          </table:table-cell>
          <table:table-cell table:number-columns-repeated="3"/>
        </table:table-row>
        <table:table-row table:style-name="ro1">
          <table:table-cell office:value-type="string">
            <text:p>.1.11.i.5.4</text:p>
          </table:table-cell>
          <table:table-cell office:value-type="string">
            <text:p>.InternetGatewayDevice.LANDevice.{i}.HotSpotConfig.RadiusNASIdentifier</text:p>
          </table:table-cell>
          <table:table-cell table:number-columns-repeated="3"/>
          <table:table-cell office:value-type="string">
            <text:p>string</text:p>
          </table:table-cell>
          <table:table-cell table:number-columns-repeated="3"/>
        </table:table-row>
        <table:table-row table:style-name="ro1">
          <table:table-cell office:value-type="string">
            <text:p>.1.11.i.5.5</text:p>
          </table:table-cell>
          <table:table-cell office:value-type="string">
            <text:p>.InternetGatewayDevice.LANDevice.{i}.HotSpotConfig.RadiusSecret</text:p>
          </table:table-cell>
          <table:table-cell table:number-columns-repeated="3"/>
          <table:table-cell office:value-type="string">
            <text:p>string</text:p>
          </table:table-cell>
          <table:table-cell table:number-columns-repeated="3"/>
        </table:table-row>
        <table:table-row table:style-name="ro1">
          <table:table-cell office:value-type="string">
            <text:p>.1.11.i.6</text:p>
          </table:table-cell>
          <table:table-cell office:value-type="string">
            <text:p>.InternetGatewayDevice.LANDevice.{i}.LANHostConfigManagement.</text:p>
          </table:table-cell>
          <table:table-cell office:value-type="string">
            <text:p>HostCfgMgt</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enables reporting of LAN-related device information and setting and configuring LAN IP addressing.</text:p>
          </table:table-cell>
        </table:table-row>
        <table:table-row table:style-name="ro1">
          <table:table-cell office:value-type="string">
            <text:p>.1.11.i.6.1</text:p>
          </table:table-cell>
          <table:table-cell office:value-type="string">
            <text:p>.InternetGatewayDevice.LANDevice.{i}.LANHostConfigManagement.DHCPServerConfigurable</text:p>
          </table:table-cell>
          <table:table-cell table:number-columns-repeated="3"/>
          <table:table-cell office:value-type="string">
            <text:p>boolean</text:p>
          </table:table-cell>
          <table:table-cell table:number-columns-repeated="2" office:value-type="string">
            <text:p>R</text:p>
          </table:table-cell>
          <table:table-cell office:value-type="string">
            <text:p>Enables the configuration of the DHCP server on the LAN interface. <text:s/>If this variable is set to false, the CPE should restore its default DHCP server settings.</text:p>
          </table:table-cell>
        </table:table-row>
        <table:table-row table:style-name="ro1">
          <table:table-cell office:value-type="string">
            <text:p>.1.11.i.6.2</text:p>
          </table:table-cell>
          <table:table-cell office:value-type="string">
            <text:p>.InternetGatewayDevice.LANDevice.{i}.LANHostConfigManagement.DHCPServerEnable</text:p>
          </table:table-cell>
          <table:table-cell table:number-columns-repeated="3"/>
          <table:table-cell office:value-type="string">
            <text:p>boolean</text:p>
          </table:table-cell>
          <table:table-cell table:number-columns-repeated="2" office:value-type="string">
            <text:p>R</text:p>
          </table:table-cell>
          <table:table-cell table:style-name="ce11" office:value-type="string">
            <text:p>Enables or disables the DHCP server on the LAN interface.</text:p>
          </table:table-cell>
        </table:table-row>
        <table:table-row table:style-name="ro1">
          <table:table-cell office:value-type="string">
            <text:p>.1.11.i.6.3</text:p>
          </table:table-cell>
          <table:table-cell office:value-type="string">
            <text:p>.InternetGatewayDevice.LANDevice.{i}.LANHostConfigManagement.DHCPRelay</text:p>
          </table:table-cell>
          <table:table-cell table:number-columns-repeated="3"/>
          <table:table-cell office:value-type="string">
            <text:p>boolean</text:p>
          </table:table-cell>
          <table:table-cell office:value-type="string">
            <text:p>-</text:p>
          </table:table-cell>
          <table:table-cell office:value-type="string">
            <text:p>R</text:p>
          </table:table-cell>
          <table:table-cell office:value-type="string">
            <text:p>Indicates if the DHCP server performs the role of a server (0) or a relay (1) on the LAN interface.</text:p>
          </table:table-cell>
        </table:table-row>
        <table:table-row table:style-name="ro1">
          <table:table-cell office:value-type="string">
            <text:p>.1.11.i.6.4</text:p>
          </table:table-cell>
          <table:table-cell office:value-type="string">
            <text:p>.InternetGatewayDevice.LANDevice.{i}.LANHostConfigManagement.MinAddress</text:p>
          </table:table-cell>
          <table:table-cell table:number-columns-repeated="3"/>
          <table:table-cell office:value-type="string">
            <text:p>string</text:p>
          </table:table-cell>
          <table:table-cell table:number-columns-repeated="2" office:value-type="string">
            <text:p>R</text:p>
          </table:table-cell>
          <table:table-cell office:value-type="string">
            <text:p>Specifies first address in the pool to be assigned by the DHCP server on the LAN interface.</text:p>
          </table:table-cell>
        </table:table-row>
        <table:table-row table:style-name="ro1">
          <table:table-cell office:value-type="string">
            <text:p>.1.11.i.6.5</text:p>
          </table:table-cell>
          <table:table-cell office:value-type="string">
            <text:p>.InternetGatewayDevice.LANDevice.{i}.LANHostConfigManagement.MaxAddress</text:p>
          </table:table-cell>
          <table:table-cell table:number-columns-repeated="3"/>
          <table:table-cell office:value-type="string">
            <text:p>string</text:p>
          </table:table-cell>
          <table:table-cell table:number-columns-repeated="2" office:value-type="string">
            <text:p>R</text:p>
          </table:table-cell>
          <table:table-cell office:value-type="string">
            <text:p>Specifies last address in the pool to be assigned by the DHCP server on the LAN interface.</text:p>
          </table:table-cell>
        </table:table-row>
        <table:table-row table:style-name="ro1">
          <table:table-cell office:value-type="string">
            <text:p>.1.11.i.6.6</text:p>
          </table:table-cell>
          <table:table-cell office:value-type="string">
            <text:p>.InternetGatewayDevice.LANDevice.{i}.LANHostConfigManagement.ReservedAddresses</text:p>
          </table:table-cell>
          <table:table-cell table:number-columns-repeated="3"/>
          <table:table-cell office:value-type="string">
            <text:p>string</text:p>
          </table:table-cell>
          <table:table-cell table:number-columns-repeated="2" office:value-type="string">
            <text:p>R</text:p>
          </table:table-cell>
          <table:table-cell office:value-type="string">
            <text:p>Comma separated list of addresses marked reserved from the address allocation pool.</text:p>
          </table:table-cell>
        </table:table-row>
        <table:table-row table:style-name="ro1">
          <table:table-cell office:value-type="string">
            <text:p>.1.11.i.6.7</text:p>
          </table:table-cell>
          <table:table-cell office:value-type="string">
            <text:p>.InternetGatewayDevice.LANDevice.{i}.LANHostConfigManagement.SubnetMask</text:p>
          </table:table-cell>
          <table:table-cell table:number-columns-repeated="3"/>
          <table:table-cell office:value-type="string">
            <text:p>string</text:p>
          </table:table-cell>
          <table:table-cell table:number-columns-repeated="2" office:value-type="string">
            <text:p>R</text:p>
          </table:table-cell>
          <table:table-cell office:value-type="string">
            <text:p>Specifies the client’s network subnet mask.</text:p>
          </table:table-cell>
        </table:table-row>
        <table:table-row table:style-name="ro1">
          <table:table-cell office:value-type="string">
            <text:p>.1.11.i.6.8</text:p>
          </table:table-cell>
          <table:table-cell office:value-type="string">
            <text:p>.InternetGatewayDevice.LANDevice.{i}.LANHostConfigManagement.DNSServers</text:p>
          </table:table-cell>
          <table:table-cell table:number-columns-repeated="3"/>
          <table:table-cell office:value-type="string">
            <text:p>string</text:p>
          </table:table-cell>
          <table:table-cell table:number-columns-repeated="2" office:value-type="string">
            <text:p>R</text:p>
          </table:table-cell>
          <table:table-cell office:value-type="string">
            <text:p>Comma separated list of DNS servers offered to DHCP clients. <text:s/>Support for more than three DNS Servers is Optional.</text:p>
          </table:table-cell>
        </table:table-row>
        <table:table-row table:style-name="ro1">
          <table:table-cell office:value-type="string">
            <text:p>.1.11.i.6.9</text:p>
          </table:table-cell>
          <table:table-cell office:value-type="string">
            <text:p>.InternetGatewayDevice.LANDevice.{i}.LANHostConfigManagement.DomainName</text:p>
          </table:table-cell>
          <table:table-cell table:number-columns-repeated="3"/>
          <table:table-cell office:value-type="string">
            <text:p>string(64)</text:p>
          </table:table-cell>
          <table:table-cell table:number-columns-repeated="2" office:value-type="string">
            <text:p>R</text:p>
          </table:table-cell>
          <table:table-cell office:value-type="string">
            <text:p>Sets the domain name to provide to clients on the LAN interface.</text:p>
          </table:table-cell>
        </table:table-row>
        <table:table-row table:style-name="ro1">
          <table:table-cell office:value-type="string">
            <text:p>.1.11.i.6.10</text:p>
          </table:table-cell>
          <table:table-cell office:value-type="string">
            <text:p>.InternetGatewayDevice.LANDevice.{i}.LANHostConfigManagement.IPRouters</text:p>
          </table:table-cell>
          <table:table-cell table:number-columns-repeated="3"/>
          <table:table-cell office:value-type="string">
            <text:p>string</text:p>
          </table:table-cell>
          <table:table-cell table:number-columns-repeated="2" office:value-type="string">
            <text:p>R</text:p>
          </table:table-cell>
          <table:table-cell office:value-type="string">
            <text:p>Comma separated list of IP addresses of routers on this subnet. <text:s/>Also known as default gateway. <text:s/>Support for more than one Router address is Optional.</text:p>
          </table:table-cell>
        </table:table-row>
        <table:table-row table:style-name="ro1">
          <table:table-cell office:value-type="string">
            <text:p>.1.11.i.6.11</text:p>
          </table:table-cell>
          <table:table-cell office:value-type="string">
            <text:p>.InternetGatewayDevice.LANDevice.{i}.LANHostConfigManagement.DHCPLeaseTime</text:p>
          </table:table-cell>
          <table:table-cell table:number-columns-repeated="3"/>
          <table:table-cell office:value-type="string">
            <text:p>int[-1:]</text:p>
          </table:table-cell>
          <table:table-cell table:number-columns-repeated="2" office:value-type="string">
            <text:p>O</text:p>
          </table:table-cell>
          <table:table-cell office:value-type="string">
            <text:p>Specifies the lease time in seconds of client assigned addresses. <text:s/>A value of -1 indicates an infinite lease.</text:p>
          </table:table-cell>
        </table:table-row>
        <table:table-row table:style-name="ro7">
          <table:table-cell office:value-type="string">
            <text:p>.1.11.i.6.12</text:p>
          </table:table-cell>
          <table:table-cell office:value-type="string">
            <text:p>.InternetGatewayDevice.LANDevice.{i}.LANHostConfigManagement.UseAllocatedWAN</text:p>
          </table:table-cell>
          <table:table-cell table:number-columns-repeated="3"/>
          <table:table-cell office:value-type="string">
            <text:p>string</text:p>
          </table:table-cell>
          <table:table-cell table:number-columns-repeated="2" office:value-type="string">
            <text:p>O</text:p>
          </table:table-cell>
          <table:table-cell table:style-name="ce10" office:value-type="string">
            <text:p>Enumeration of:</text:p>
            <text:p><text:span text:style-name="T1">“</text:span><text:span text:style-name="T2">Normal”</text:span></text:p>
            <text:p><text:span text:style-name="T1">“</text:span><text:span text:style-name="T2">UseAllocatedSubnet”</text:span></text:p>
            <text:p><text:span text:style-name="T1">“</text:span><text:span text:style-name="T2">Passthrough”</text:span></text:p>
            <text:p>If Normal, then DHCP addresses are to be allocated out of a private address pool.</text:p>
            <text:p>If UseAllocatedSubnet, instructs the CPE to allocate DHCP addresses from the WAN subnet block for the WAN connection identified in AssociatedConnection.</text:p>
            <text:p>If Passthrough, then the specified LAN Host identified by the Passthrough MAC address is given the WAN IP address.</text:p>
          </table:table-cell>
        </table:table-row>
        <table:table-row table:style-name="ro1">
          <table:table-cell office:value-type="string">
            <text:p>.1.11.i.6.13</text:p>
          </table:table-cell>
          <table:table-cell office:value-type="string">
            <text:p>.InternetGatewayDevice.LANDevice.{i}.LANHostConfigManagement.AssociatedConnection</text:p>
          </table:table-cell>
          <table:table-cell table:number-columns-repeated="3"/>
          <table:table-cell office:value-type="string">
            <text:p>string(256)</text:p>
          </table:table-cell>
          <table:table-cell table:number-columns-repeated="2" office:value-type="string">
            <text:p>O</text:p>
          </table:table-cell>
          <table:table-cell office:value-type="string">
            <text:p>Specifies the connection instance for the connection to be used for address allocation if Use­Allocated­WAN is set to UseAllocatedSubnet or Passthrough. <text:s/>The content is the full hierarchical parameter name of the default layer-3 connection object. <text:s/>Example: “Internet­Gateway­Device.­WAN­Device.­1.­WAN­Connection­Device.­2.­WAN­PPP­Connection.­1”.</text:p>
          </table:table-cell>
        </table:table-row>
        <table:table-row table:style-name="ro2">
          <table:table-cell office:value-type="string">
            <text:p>.1.11.i.6.14</text:p>
          </table:table-cell>
          <table:table-cell office:value-type="string">
            <text:p>.InternetGatewayDevice.LANDevice.{i}.LANHostConfigManagement.PassthroughLease</text:p>
          </table:table-cell>
          <table:table-cell table:number-columns-repeated="3"/>
          <table:table-cell office:value-type="string">
            <text:p>unsignedInt</text:p>
          </table:table-cell>
          <table:table-cell table:number-columns-repeated="2" office:value-type="string">
            <text:p>O</text:p>
          </table:table-cell>
          <table:table-cell office:value-type="string">
            <text:p>DHCP lease time in seconds given to the specified LAN Host when the WAN IP address is passed-through.</text:p>
            <text:p>Note: A temporary private IP address with short lease (for example, 1 min) may be given to the passthrough LAN Host before the WAN IP address is acquired.</text:p>
          </table:table-cell>
        </table:table-row>
        <table:table-row table:style-name="ro1">
          <table:table-cell office:value-type="string">
            <text:p>.1.11.i.6.15</text:p>
          </table:table-cell>
          <table:table-cell office:value-type="string">
            <text:p>.InternetGatewayDevice.LANDevice.{i}.LANHostConfigManagement.PassthroughMACAddress</text:p>
          </table:table-cell>
          <table:table-cell table:number-columns-repeated="3"/>
          <table:table-cell office:value-type="string">
            <text:p>string</text:p>
          </table:table-cell>
          <table:table-cell table:number-columns-repeated="2" office:value-type="string">
            <text:p>O</text:p>
          </table:table-cell>
          <table:table-cell office:value-type="string">
            <text:p>Hardware address of the LAN Host that is used to passthrough the WAN IP address if UseAllocatedWAN is “Passthrough”. <text:s/></text:p>
          </table:table-cell>
        </table:table-row>
        <table:table-row table:style-name="ro1">
          <table:table-cell office:value-type="string">
            <text:p>.1.11.i.6.16</text:p>
          </table:table-cell>
          <table:table-cell office:value-type="string">
            <text:p>.InternetGatewayDevice.LANDevice.{i}.LANHostConfigManagement.AllowedMACAddresses</text:p>
          </table:table-cell>
          <table:table-cell table:number-columns-repeated="3"/>
          <table:table-cell office:value-type="string">
            <text:p>string</text:p>
          </table:table-cell>
          <table:table-cell table:number-columns-repeated="2" office:value-type="string">
            <text:p>O</text:p>
          </table:table-cell>
          <table:table-cell office:value-type="string">
            <text:p>Represents a comma-separated list of hardware addresses that are allowed to connect to this connection if MACAddressControlEnabled is 1 for a given interface. </text:p>
          </table:table-cell>
        </table:table-row>
        <table:table-row table:style-name="ro1">
          <table:table-cell office:value-type="string">
            <text:p>.1.11.i.6.17</text:p>
          </table:table-cell>
          <table:table-cell office:value-type="string">
            <text:p>.InternetGatewayDevice.LANDevice.{i}.LANHostConfigManagement.IPInterfaceNumberOfEntries</text:p>
          </table:table-cell>
          <table:table-cell/>
          <table:table-cell office:value-type="string">
            <text:p>count(IPInterface)</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IP interface at LAN side of the CPE. 1 is a typical value for CPE not supporting Multihomed interfaces. <text:s/>Support for more than one interface instance is Optional.</text:p>
          </table:table-cell>
        </table:table-row>
        <table:table-row table:style-name="ro1">
          <table:table-cell office:value-type="string">
            <text:p>.1.11.i.6.18</text:p>
          </table:table-cell>
          <table:table-cell office:value-type="string">
            <text:p>.InternetGatewayDevice.LANDevice.{i}.LANHostConfigManagement.IPInterface.</text:p>
          </table:table-cell>
          <table:table-cell office:value-type="string">
            <text:p>IPInt</text:p>
          </table:table-cell>
          <table:table-cell table:number-columns-repeated="6"/>
        </table:table-row>
        <table:table-row table:style-name="ro1">
          <table:table-cell office:value-type="string">
            <text:p>.1.11.i.6.18.i</text:p>
          </table:table-cell>
          <table:table-cell office:value-type="string">
            <text:p>.InternetGatewayDevice.LANDevice.{i}.LANHostConfigManagement.IPInterface.{i}.</text:p>
          </table:table-cell>
          <table:table-cell table:number-columns-repeated="3"/>
          <table:table-cell table:style-name="ce2" office:value-type="string">
            <text:p>object</text:p>
          </table:table-cell>
          <table:table-cell table:style-name="ce5" office:value-type="string">
            <text:p>O</text:p>
          </table:table-cell>
          <table:table-cell table:style-name="ce5" office:value-type="string">
            <text:p>R</text:p>
          </table:table-cell>
          <table:table-cell table:style-name="ce7" office:value-type="string">
            <text:p>IP interface table.</text:p>
          </table:table-cell>
        </table:table-row>
        <table:table-row table:style-name="ro1">
          <table:table-cell office:value-type="string">
            <text:p>.1.11.i.6.18.i.1</text:p>
          </table:table-cell>
          <table:table-cell office:value-type="string">
            <text:p>.InternetGatewayDevice.LANDevice.{i}.LANHostConfigManagement.IPInterface.{i}.Enable</text:p>
          </table:table-cell>
          <table:table-cell table:number-columns-repeated="3"/>
          <table:table-cell office:value-type="string">
            <text:p>boolean</text:p>
          </table:table-cell>
          <table:table-cell table:number-columns-repeated="2" office:value-type="string">
            <text:p>R</text:p>
          </table:table-cell>
          <table:table-cell office:value-type="string">
            <text:p>Enables or disables this entry. <text:s/>On creation, an entry is disabled by default.</text:p>
          </table:table-cell>
        </table:table-row>
        <table:table-row table:style-name="ro1">
          <table:table-cell office:value-type="string">
            <text:p>.1.11.i.6.18.i.2</text:p>
          </table:table-cell>
          <table:table-cell office:value-type="string">
            <text:p>.InternetGatewayDevice.LANDevice.{i}.LANHostConfigManagement.IPInterface.{i}.IPInterfaceIPAddress</text:p>
          </table:table-cell>
          <table:table-cell table:number-columns-repeated="3"/>
          <table:table-cell office:value-type="string">
            <text:p>string</text:p>
          </table:table-cell>
          <table:table-cell table:number-columns-repeated="2" office:value-type="string">
            <text:p>R</text:p>
          </table:table-cell>
          <table:table-cell office:value-type="string">
            <text:p>IP address of the LAN-side interface of the CPE.</text:p>
          </table:table-cell>
        </table:table-row>
        <table:table-row table:style-name="ro1">
          <table:table-cell office:value-type="string">
            <text:p>.1.11.i.6.18.i.3</text:p>
          </table:table-cell>
          <table:table-cell office:value-type="string">
            <text:p>.InternetGatewayDevice.LANDevice.{i}.LANHostConfigManagement.IPInterface.{i}.IPInterfaceSubnetMask</text:p>
          </table:table-cell>
          <table:table-cell table:number-columns-repeated="3"/>
          <table:table-cell office:value-type="string">
            <text:p>string</text:p>
          </table:table-cell>
          <table:table-cell table:number-columns-repeated="2" office:value-type="string">
            <text:p>R</text:p>
          </table:table-cell>
          <table:table-cell office:value-type="string">
            <text:p>Subnet mask of the LAN-side interface of the IGD.</text:p>
          </table:table-cell>
        </table:table-row>
        <table:table-row table:style-name="ro3">
          <table:table-cell office:value-type="string">
            <text:p>.1.11.i.6.18.i.4</text:p>
          </table:table-cell>
          <table:table-cell office:value-type="string">
            <text:p>.InternetGatewayDevice.LANDevice.{i}.LANHostConfigManagement.IPInterface.{i}.IPInterfaceAddressingType</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Represents the addressing method used to assign the LAN-side IP address of the CPE on this interface. <text:s/>Enumeration of:</text:p>
            <text:p><text:span text:style-name="T1">“</text:span><text:span text:style-name="T2">DHCP”</text:span></text:p>
            <text:p><text:span text:style-name="T1">“</text:span><text:span text:style-name="T2">Static”</text:span></text:p>
            <text:p><text:span text:style-name="T1">“</text:span><text:span text:style-name="T2">AutoIP”</text:span></text:p>
          </table:table-cell>
        </table:table-row>
        <table:table-row table:style-name="ro1">
          <table:table-cell office:value-type="string">
            <text:p>.1.11.i.7</text:p>
          </table:table-cell>
          <table:table-cell office:value-type="string">
            <text:p>.InternetGatewayDevice.LANDevice.{i}.LANEthernetInterfaceConfig.</text:p>
          </table:table-cell>
          <table:table-cell office:value-type="string">
            <text:p>EthCfg</text:p>
          </table:table-cell>
          <table:table-cell table:number-columns-repeated="5"/>
          <table:table-cell table:style-name="ce10"/>
        </table:table-row>
        <table:table-row table:style-name="ro1">
          <table:table-cell office:value-type="string">
            <text:p>.1.11.i.7.i</text:p>
          </table:table-cell>
          <table:table-cell office:value-type="string">
            <text:p>.InternetGatewayDevice.LANDevice.{i}.LANEthernetInterfaceConfig.{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models an Ethernet LAN connection on a CPE device. <text:s/>This object must be implemented for CPE that contain an Ethernet interface on the LAN side.</text:p>
          </table:table-cell>
        </table:table-row>
        <table:table-row table:style-name="ro1">
          <table:table-cell office:value-type="string">
            <text:p>.1.11.i.7.i.1</text:p>
          </table:table-cell>
          <table:table-cell office:value-type="string">
            <text:p>.InternetGatewayDevice.LANDevice.{i}.LANEthernetInterfaceConfig.{i}.Enable</text:p>
          </table:table-cell>
          <table:table-cell table:number-columns-repeated="3"/>
          <table:table-cell office:value-type="string">
            <text:p>boolean</text:p>
          </table:table-cell>
          <table:table-cell table:number-columns-repeated="2" office:value-type="string">
            <text:p>C</text:p>
          </table:table-cell>
          <table:table-cell office:value-type="string">
            <text:p>Enables or disables this interface.</text:p>
          </table:table-cell>
        </table:table-row>
        <table:table-row table:style-name="ro6">
          <table:table-cell office:value-type="string">
            <text:p>.1.11.i.7.i.2</text:p>
          </table:table-cell>
          <table:table-cell office:value-type="string">
            <text:p>.InternetGatewayDevice.LANDevice.{i}.LANEthernetInterfaceConfig.{i}.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2" office:value-type="string">
            <text:p><text:span text:style-name="T3">Indicates the status of this interface.</text:span><text:span text:style-name="T2"> <text:s/>Enumeration of:</text:span></text:p>
            <text:p><text:span text:style-name="T1">“</text:span><text:span text:style-name="T2">Up”</text:span></text:p>
            <text:p><text:span text:style-name="T1">“</text:span><text:span text:style-name="T2">NoLink”</text:span></text:p>
            <text:p><text:span text:style-name="T1">“</text:span><text:span text:style-name="T2">Error”</text:span></text:p>
            <text:p><text:span text:style-name="T1">“</text:span><text:span text:style-name="T2">Disabled”</text:span></text:p>
          </table:table-cell>
        </table:table-row>
        <table:table-row table:style-name="ro1">
          <table:table-cell office:value-type="string">
            <text:p>.1.11.i.7.i.3</text:p>
          </table:table-cell>
          <table:table-cell office:value-type="string">
            <text:p>.InternetGatewayDevice.LANDevice.{i}.LANEthernetInterfaceConfig.{i}.MACAddres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The physical address of the interface.</text:p>
          </table:table-cell>
        </table:table-row>
        <table:table-row table:style-name="ro1">
          <table:table-cell office:value-type="string">
            <text:p>.1.11.i.7.i.4</text:p>
          </table:table-cell>
          <table:table-cell office:value-type="string">
            <text:p>.InternetGatewayDevice.LANDevice.{i}.LANEthernetInterfaceConfig.{i}.MACAddressControlEnabled</text:p>
          </table:table-cell>
          <table:table-cell table:number-columns-repeated="3"/>
          <table:table-cell office:value-type="string">
            <text:p>boolean</text:p>
          </table:table-cell>
          <table:table-cell table:number-columns-repeated="2" office:value-type="string">
            <text:p>C</text:p>
          </table:table-cell>
          <table:table-cell office:value-type="string">
            <text:p>Indicates whether MAC Address Control is enabled or not on this interface. <text:s/>MAC Address Control limits the clients that connect to those that match a list of allowed MAC addresses specified in Internet­Gateway­Device.­LAN­Device.­{i}.­LAN­Host­Config­Management.­Allowed­MAC­Addresses.</text:p>
          </table:table-cell>
        </table:table-row>
        <table:table-row table:style-name="ro6">
          <table:table-cell office:value-type="string">
            <text:p>.1.11.i.7.i.5</text:p>
          </table:table-cell>
          <table:table-cell office:value-type="string">
            <text:p>.InternetGatewayDevice.LANDevice.{i}.LANEthernetInterfaceConfig.{i}.MaxBitRat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The maximum upstream and downstream bit rate available to this connection. <text:s/>Enumeration of:</text:p>
            <text:p><text:span text:style-name="T1">“</text:span><text:span text:style-name="T2">10”</text:span></text:p>
            <text:p><text:span text:style-name="T1">“</text:span><text:span text:style-name="T2">100”</text:span></text:p>
            <text:p><text:span text:style-name="T1">“</text:span><text:span text:style-name="T2">1000”</text:span></text:p>
            <text:p><text:span text:style-name="T1">“</text:span><text:span text:style-name="T2">Auto”</text:span></text:p>
          </table:table-cell>
        </table:table-row>
        <table:table-row table:style-name="ro3">
          <table:table-cell office:value-type="string">
            <text:p>.1.11.i.7.i.6</text:p>
          </table:table-cell>
          <table:table-cell office:value-type="string">
            <text:p>.InternetGatewayDevice.LANDevice.{i}.LANEthernetInterfaceConfig.{i}.DuplexMod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The duplex mode available to this connection. <text:s/>Enumeration of:</text:p>
            <text:p><text:span text:style-name="T1">“</text:span><text:span text:style-name="T2">Half”</text:span></text:p>
            <text:p><text:span text:style-name="T1">“</text:span><text:span text:style-name="T2">Full”</text:span></text:p>
            <text:p><text:span text:style-name="T1">“</text:span><text:span text:style-name="T2">Auto”</text:span></text:p>
          </table:table-cell>
        </table:table-row>
        <table:table-row table:style-name="ro1">
          <table:table-cell office:value-type="string">
            <text:p>.1.11.i.7.i.7</text:p>
          </table:table-cell>
          <table:table-cell office:value-type="string">
            <text:p>.InternetGatewayDevice.LANDevice.{i}.LANEthernetInterfaceConfig.{i}.Stats.</text:p>
          </table:table-cell>
          <table:table-cell office:value-type="string">
            <text:p>Sta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statistics for an Ethernet LAN interface on a CPE device.</text:p>
          </table:table-cell>
        </table:table-row>
        <table:table-row table:style-name="ro1">
          <table:table-cell office:value-type="string">
            <text:p>.1.11.i.7.i.7.1</text:p>
          </table:table-cell>
          <table:table-cell office:value-type="string">
            <text:p>.InternetGatewayDevice.LANDevice.{i}.LANEthernetInterfaceConfig.{i}.Stats.Byte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sent over the interface since the CPE was last reset.</text:p>
          </table:table-cell>
        </table:table-row>
        <table:table-row table:style-name="ro1">
          <table:table-cell office:value-type="string">
            <text:p>.1.11.i.7.i.7.2</text:p>
          </table:table-cell>
          <table:table-cell office:value-type="string">
            <text:p>.InternetGatewayDevice.LANDevice.{i}.LANEthernetInterfaceConfig.{i}.Stats.Byte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received over the interface since the CPE was last reset.</text:p>
          </table:table-cell>
        </table:table-row>
        <table:table-row table:style-name="ro1">
          <table:table-cell office:value-type="string">
            <text:p>.1.11.i.7.i.7.3</text:p>
          </table:table-cell>
          <table:table-cell office:value-type="string">
            <text:p>.InternetGatewayDevice.LANDevice.{i}.LANEthernetInterfaceConfig.{i}.Stats.Packet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packets sent over the interface since the CPE was last reset.</text:p>
          </table:table-cell>
        </table:table-row>
        <table:table-row table:style-name="ro1">
          <table:table-cell office:value-type="string">
            <text:p>.1.11.i.7.i.7.4</text:p>
          </table:table-cell>
          <table:table-cell office:value-type="string">
            <text:p>.InternetGatewayDevice.LANDevice.{i}.LANEthernetInterfaceConfig.{i}.Stats.Packet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packets received over the interface since the CPE was last reset.</text:p>
          </table:table-cell>
        </table:table-row>
        <table:table-row table:style-name="ro1">
          <table:table-cell office:value-type="string">
            <text:p>.1.11.i.8</text:p>
          </table:table-cell>
          <table:table-cell office:value-type="string">
            <text:p>.InternetGatewayDevice.LANDevice.{i}.LANUSBInterfaceConfig.</text:p>
          </table:table-cell>
          <table:table-cell office:value-type="string">
            <text:p>LANUSBCfg</text:p>
          </table:table-cell>
          <table:table-cell table:number-columns-repeated="6"/>
        </table:table-row>
        <table:table-row table:style-name="ro1">
          <table:table-cell office:value-type="string">
            <text:p>.1.11.i.8.i</text:p>
          </table:table-cell>
          <table:table-cell office:value-type="string">
            <text:p>.InternetGatewayDevice.LANDevice.{i}.LANUSBInterfaceConfig.{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models a USB LAN connection on a CPE device. <text:s/>This object must be implemented for CPE that contain a USB interface on the LAN side.</text:p>
          </table:table-cell>
        </table:table-row>
        <table:table-row table:style-name="ro1">
          <table:table-cell office:value-type="string">
            <text:p>.1.11.i.8.i.1</text:p>
          </table:table-cell>
          <table:table-cell office:value-type="string">
            <text:p>.InternetGatewayDevice.LANDevice.{i}.LANUSBInterfaceConfig.{i}.Enable</text:p>
          </table:table-cell>
          <table:table-cell table:number-columns-repeated="3"/>
          <table:table-cell office:value-type="string">
            <text:p>boolean</text:p>
          </table:table-cell>
          <table:table-cell table:number-columns-repeated="2" office:value-type="string">
            <text:p>C</text:p>
          </table:table-cell>
          <table:table-cell office:value-type="string">
            <text:p>Enables or disables this interface.</text:p>
          </table:table-cell>
        </table:table-row>
        <table:table-row table:style-name="ro6">
          <table:table-cell office:value-type="string">
            <text:p>.1.11.i.8.i.2</text:p>
          </table:table-cell>
          <table:table-cell office:value-type="string">
            <text:p>.InternetGatewayDevice.LANDevice.{i}.LANUSBInterfaceConfig.{i}.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2" office:value-type="string">
            <text:p><text:span text:style-name="T3">Indicates the status of this interface.</text:span><text:span text:style-name="T2"> <text:s/>Enumeration of:</text:span></text:p>
            <text:p><text:span text:style-name="T1">“</text:span><text:span text:style-name="T2">Up”</text:span></text:p>
            <text:p><text:span text:style-name="T1">“</text:span><text:span text:style-name="T2">NoLink”</text:span></text:p>
            <text:p><text:span text:style-name="T1">“</text:span><text:span text:style-name="T2">Error”</text:span></text:p>
            <text:p><text:span text:style-name="T1">“</text:span><text:span text:style-name="T2">Disabled”</text:span></text:p>
          </table:table-cell>
        </table:table-row>
        <table:table-row table:style-name="ro1">
          <table:table-cell office:value-type="string">
            <text:p>.1.11.i.8.i.3</text:p>
          </table:table-cell>
          <table:table-cell office:value-type="string">
            <text:p>.InternetGatewayDevice.LANDevice.{i}.LANUSBInterfaceConfig.{i}.MACAddres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The physical address of the interface.</text:p>
          </table:table-cell>
        </table:table-row>
        <table:table-row table:style-name="ro1">
          <table:table-cell office:value-type="string">
            <text:p>.1.11.i.8.i.4</text:p>
          </table:table-cell>
          <table:table-cell office:value-type="string">
            <text:p>.InternetGatewayDevice.LANDevice.{i}.LANUSBInterfaceConfig.{i}.MACAddressControlEnabled</text:p>
          </table:table-cell>
          <table:table-cell table:number-columns-repeated="3"/>
          <table:table-cell office:value-type="string">
            <text:p>boolean</text:p>
          </table:table-cell>
          <table:table-cell table:number-columns-repeated="2" office:value-type="string">
            <text:p>C</text:p>
          </table:table-cell>
          <table:table-cell office:value-type="string">
            <text:p>Indicates whether MAC Address Control is enabled or not on this interface. <text:s/>MAC Address Control limits the clients that connect to those that match a list of allowed MAC addresses specified in Internet­Gateway­Device.­LAN­Device.­{i}.­LAN­Host­Config­Management.­Allowed­MAC­Addresses.</text:p>
          </table:table-cell>
        </table:table-row>
        <table:table-row table:style-name="ro1">
          <table:table-cell office:value-type="string">
            <text:p>.1.11.i.8.i.5</text:p>
          </table:table-cell>
          <table:table-cell office:value-type="string">
            <text:p>.InternetGatewayDevice.LANDevice.{i}.LANUSBInterfaceConfig.{i}.Standard</text:p>
          </table:table-cell>
          <table:table-cell table:number-columns-repeated="3"/>
          <table:table-cell office:value-type="string">
            <text:p>string(6)</text:p>
          </table:table-cell>
          <table:table-cell office:value-type="string">
            <text:p>-</text:p>
          </table:table-cell>
          <table:table-cell office:value-type="string">
            <text:p>C</text:p>
          </table:table-cell>
          <table:table-cell office:value-type="string">
            <text:p>USB version supported by the device.</text:p>
          </table:table-cell>
        </table:table-row>
        <table:table-row table:style-name="ro3">
          <table:table-cell office:value-type="string">
            <text:p>.1.11.i.8.i.6</text:p>
          </table:table-cell>
          <table:table-cell office:value-type="string">
            <text:p>.InternetGatewayDevice.LANDevice.{i}.LANUSBInterfaceConfig.{i}.Type</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Type of the USB interface. <text:s/>Enumeration of:</text:p>
            <text:p><text:span text:style-name="T1">“</text:span><text:span text:style-name="T2">Host”</text:span></text:p>
            <text:p><text:span text:style-name="T1">“</text:span><text:span text:style-name="T2">Hub”</text:span></text:p>
            <text:p><text:span text:style-name="T1">“</text:span><text:span text:style-name="T2">Device”</text:span></text:p>
          </table:table-cell>
        </table:table-row>
        <table:table-row table:style-name="ro3">
          <table:table-cell office:value-type="string">
            <text:p>.1.11.i.8.i.7</text:p>
          </table:table-cell>
          <table:table-cell office:value-type="string">
            <text:p>.InternetGatewayDevice.LANDevice.{i}.LANUSBInterfaceConfig.{i}.Rate</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Speed of the USB interface. <text:s/>Enumeration of:</text:p>
            <text:p><text:span text:style-name="T1">“</text:span><text:span text:style-name="T2">Low”</text:span></text:p>
            <text:p><text:span text:style-name="T1">“</text:span><text:span text:style-name="T2">Full”</text:span></text:p>
            <text:p><text:span text:style-name="T1">“</text:span><text:span text:style-name="T2">High” (USB 2.0)</text:span></text:p>
          </table:table-cell>
        </table:table-row>
        <table:table-row table:style-name="ro3">
          <table:table-cell office:value-type="string">
            <text:p>.1.11.i.8.i.8</text:p>
          </table:table-cell>
          <table:table-cell office:value-type="string">
            <text:p>.InternetGatewayDevice.LANDevice.{i}.LANUSBInterfaceConfig.{i}.Power</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Power configuration of the USB interface. <text:s/>Enumeration of:</text:p>
            <text:p><text:span text:style-name="T1">“</text:span><text:span text:style-name="T2">Self”</text:span></text:p>
            <text:p><text:span text:style-name="T1">“</text:span><text:span text:style-name="T2">Bus”</text:span></text:p>
            <text:p><text:span text:style-name="T1">“</text:span><text:span text:style-name="T2">Unknown”</text:span></text:p>
          </table:table-cell>
        </table:table-row>
        <table:table-row table:style-name="ro1">
          <table:table-cell office:value-type="string">
            <text:p>.1.11.i.8.i.9</text:p>
          </table:table-cell>
          <table:table-cell office:value-type="string">
            <text:p>.InternetGatewayDevice.LANDevice.{i}.LANUSBInterfaceConfig.{i}.Stats.</text:p>
          </table:table-cell>
          <table:table-cell office:value-type="string">
            <text:p>Sta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statistics for a USB LAN interface on a CPE device.</text:p>
          </table:table-cell>
        </table:table-row>
        <table:table-row table:style-name="ro1">
          <table:table-cell office:value-type="string">
            <text:p>.1.11.i.8.i.9.1</text:p>
          </table:table-cell>
          <table:table-cell office:value-type="string">
            <text:p>.InternetGatewayDevice.LANDevice.{i}.LANUSBInterfaceConfig.{i}.Stats.Byte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sent over the interface since the CPE was last reset.</text:p>
          </table:table-cell>
        </table:table-row>
        <table:table-row table:style-name="ro1">
          <table:table-cell office:value-type="string">
            <text:p>.1.11.i.8.i.9.2</text:p>
          </table:table-cell>
          <table:table-cell office:value-type="string">
            <text:p>.InternetGatewayDevice.LANDevice.{i}.LANUSBInterfaceConfig.{i}.Stats.Byte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received over the interface since the CPE was last reset.</text:p>
          </table:table-cell>
        </table:table-row>
        <table:table-row table:style-name="ro1">
          <table:table-cell office:value-type="string">
            <text:p>.1.11.i.8.i.9.3</text:p>
          </table:table-cell>
          <table:table-cell office:value-type="string">
            <text:p>.InternetGatewayDevice.LANDevice.{i}.LANUSBInterfaceConfig.{i}.Stats.Cell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cells sent over the interface since the CPE was last reset.</text:p>
          </table:table-cell>
        </table:table-row>
        <table:table-row table:style-name="ro1">
          <table:table-cell office:value-type="string">
            <text:p>.1.11.i.8.i.9.4</text:p>
          </table:table-cell>
          <table:table-cell office:value-type="string">
            <text:p>.InternetGatewayDevice.LANDevice.{i}.LANUSBInterfaceConfig.{i}.Stats.Cell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cells received over the interface since the CPE was last reset.</text:p>
          </table:table-cell>
        </table:table-row>
        <table:table-row table:style-name="ro1">
          <table:table-cell office:value-type="string">
            <text:p>.1.11.i.9</text:p>
          </table:table-cell>
          <table:table-cell office:value-type="string">
            <text:p>.InternetGatewayDevice.LANDevice.{i}.WLANConfiguration.</text:p>
          </table:table-cell>
          <table:table-cell office:value-type="string">
            <text:p>WLANCfg</text:p>
          </table:table-cell>
          <table:table-cell table:number-columns-repeated="6"/>
        </table:table-row>
        <table:table-row table:style-name="ro1">
          <table:table-cell office:value-type="string">
            <text:p>.1.11.i.9.i</text:p>
          </table:table-cell>
          <table:table-cell office:value-type="string">
            <text:p>.InternetGatewayDevice.LANDevice.{i}.WLANConfiguration.{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models an 802.11 LAN connection on a CPE device. <text:s/>This object must be implemented for CPE that contain an 802.11 interface on the LAN side.</text:p>
          </table:table-cell>
        </table:table-row>
        <table:table-row table:style-name="ro1">
          <table:table-cell office:value-type="string">
            <text:p>.1.11.i.9.i.1</text:p>
          </table:table-cell>
          <table:table-cell office:value-type="string">
            <text:p>.InternetGatewayDevice.LANDevice.{i}.WLANConfiguration.{i}.Enable</text:p>
          </table:table-cell>
          <table:table-cell table:number-columns-repeated="3"/>
          <table:table-cell office:value-type="string">
            <text:p>boolean</text:p>
          </table:table-cell>
          <table:table-cell table:number-columns-repeated="2" office:value-type="string">
            <text:p>C</text:p>
          </table:table-cell>
          <table:table-cell office:value-type="string">
            <text:p>Enables or disables this interface.</text:p>
          </table:table-cell>
        </table:table-row>
        <table:table-row table:style-name="ro3">
          <table:table-cell office:value-type="string">
            <text:p>.1.11.i.9.i.2</text:p>
          </table:table-cell>
          <table:table-cell office:value-type="string">
            <text:p>.InternetGatewayDevice.LANDevice.{i}.WLANConfiguration.{i}.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2" office:value-type="string">
            <text:p><text:span text:style-name="T3">Indicates the status of this interface.</text:span><text:span text:style-name="T2"> <text:s/>Enumeration of:</text:span></text:p>
            <text:p><text:span text:style-name="T1">“</text:span><text:span text:style-name="T2">Up”</text:span></text:p>
            <text:p><text:span text:style-name="T1">“</text:span><text:span text:style-name="T2">Error”</text:span></text:p>
            <text:p><text:span text:style-name="T1">“</text:span><text:span text:style-name="T2">Disabled”</text:span></text:p>
          </table:table-cell>
        </table:table-row>
        <table:table-row table:style-name="ro1">
          <table:table-cell office:value-type="string">
            <text:p>.1.11.i.9.i.3</text:p>
          </table:table-cell>
          <table:table-cell office:value-type="string">
            <text:p>.InternetGatewayDevice.LANDevice.{i}.WLANConfiguration.{i}.BSSID</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The MAC address of the interface.</text:p>
          </table:table-cell>
        </table:table-row>
        <table:table-row table:style-name="ro1">
          <table:table-cell office:value-type="string">
            <text:p>.1.11.i.9.i.4</text:p>
          </table:table-cell>
          <table:table-cell office:value-type="string">
            <text:p>.InternetGatewayDevice.LANDevice.{i}.WLANConfiguration.{i}.MaxBitRate</text:p>
          </table:table-cell>
          <table:table-cell table:number-columns-repeated="3"/>
          <table:table-cell office:value-type="string">
            <text:p>string(4)</text:p>
          </table:table-cell>
          <table:table-cell table:number-columns-repeated="2" office:value-type="string">
            <text:p>C</text:p>
          </table:table-cell>
          <table:table-cell office:value-type="string">
            <text:p>The maximum upstream and downstream bit rate available to this connection in Mbps. <text:s/>Either “Auto”, or the largest of the OperationalDataTransmitRates values.</text:p>
          </table:table-cell>
        </table:table-row>
        <table:table-row table:style-name="ro1">
          <table:table-cell office:value-type="string">
            <text:p>.1.11.i.9.i.5</text:p>
          </table:table-cell>
          <table:table-cell office:value-type="string">
            <text:p>.InternetGatewayDevice.LANDevice.{i}.WLANConfiguration.{i}.Channel</text:p>
          </table:table-cell>
          <table:table-cell table:number-columns-repeated="3"/>
          <table:table-cell office:value-type="string">
            <text:p>unsignedInt [0:255]</text:p>
          </table:table-cell>
          <table:table-cell table:number-columns-repeated="2" office:value-type="string">
            <text:p>C</text:p>
          </table:table-cell>
          <table:table-cell office:value-type="string">
            <text:p>The current radio channel used by the connection. <text:s/>Note: There is currently no way of requesting automatic selection of a channel.</text:p>
          </table:table-cell>
        </table:table-row>
        <table:table-row table:style-name="ro1">
          <table:table-cell office:value-type="string">
            <text:p>.1.11.i.9.i.6</text:p>
          </table:table-cell>
          <table:table-cell office:value-type="string">
            <text:p>.InternetGatewayDevice.LANDevice.{i}.WLANConfiguration.{i}.SSID</text:p>
          </table:table-cell>
          <table:table-cell table:number-columns-repeated="3"/>
          <table:table-cell office:value-type="string">
            <text:p>string(32)</text:p>
          </table:table-cell>
          <table:table-cell table:number-columns-repeated="2" office:value-type="string">
            <text:p>C</text:p>
          </table:table-cell>
          <table:table-cell office:value-type="string">
            <text:p>The current service set identifier in use by the connection. <text:s/>The SSID is an identifier that is attached to packets sent over the wireless LAN that functions as a “password” for joining a particular radio network (BSS). <text:s/>Note: If an access point wishes to be known by more than one SSID, it must provide a WLANConfiguration instance for each SSID.</text:p>
          </table:table-cell>
        </table:table-row>
        <table:table-row table:style-name="ro8">
          <table:table-cell office:value-type="string">
            <text:p>.1.11.i.9.i.7</text:p>
          </table:table-cell>
          <table:table-cell office:value-type="string">
            <text:p>.InternetGatewayDevice.LANDevice.{i}.WLANConfiguration.{i}.BeaconTyp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The breacon types to be use with this connection. <text:s/>Enumeration of:</text:p>
            <text:p><text:span text:style-name="T1">“</text:span><text:span text:style-name="T2">None”</text:span></text:p>
            <text:p><text:span text:style-name="T1">“</text:span><text:span text:style-name="T2">Basic”</text:span></text:p>
            <text:p><text:span text:style-name="T1">“</text:span><text:span text:style-name="T2">WPA”</text:span></text:p>
            <text:p><text:span text:style-name="T1">“</text:span><text:span text:style-name="T2">11i” (Optional)</text:span></text:p>
            <text:p><text:span text:style-name="T1">“</text:span><text:span text:style-name="T2">BasicandWPA” (Optional)</text:span></text:p>
            <text:p><text:span text:style-name="T1">“</text:span><text:span text:style-name="T2">Basicand11i’ (Optional)</text:span></text:p>
            <text:p><text:span text:style-name="T1">“</text:span><text:span text:style-name="T2">WPAand11i” (Optional)</text:span></text:p>
            <text:p><text:span text:style-name="T1">“</text:span><text:span text:style-name="T2">BasicandWPAand11i” (Optional)</text:span></text:p>
          </table:table-cell>
        </table:table-row>
        <table:table-row table:style-name="ro1">
          <table:table-cell office:value-type="string">
            <text:p>.1.11.i.9.i.8</text:p>
          </table:table-cell>
          <table:table-cell office:value-type="string">
            <text:p>.InternetGatewayDevice.LANDevice.{i}.WLANConfiguration.{i}.MACAddressControlEnabled</text:p>
          </table:table-cell>
          <table:table-cell table:number-columns-repeated="3"/>
          <table:table-cell office:value-type="string">
            <text:p>bool</text:p>
          </table:table-cell>
          <table:table-cell table:number-columns-repeated="2" office:value-type="string">
            <text:p>C</text:p>
          </table:table-cell>
          <table:table-cell office:value-type="string">
            <text:p>Indicates whether MAC Address Control is enabled or not on this interface. <text:s/>MAC Address Control limits the clients that connect to those that match a list of allowed MAC addresses specified in Internet­Gateway­Device.­LAN­Device.­{i}.­LAN­Host­Config­Management.­Allowed­MAC­Addresses.</text:p>
          </table:table-cell>
        </table:table-row>
        <table:table-row table:style-name="ro3">
          <table:table-cell office:value-type="string">
            <text:p>.1.11.i.9.i.9</text:p>
          </table:table-cell>
          <table:table-cell office:value-type="string">
            <text:p>.InternetGatewayDevice.LANDevice.{i}.WLANConfiguration.{i}.Standard</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Indicates which IEEE 802.11 mode the device is currently operating in. <text:s/>Enumeration of:</text:p>
            <text:p><text:span text:style-name="T1">“</text:span><text:span text:style-name="T2">a”</text:span></text:p>
            <text:p><text:span text:style-name="T1">“</text:span><text:span text:style-name="T2">b”</text:span></text:p>
            <text:p><text:span text:style-name="T1">“</text:span><text:span text:style-name="T2">g”</text:span></text:p>
          </table:table-cell>
        </table:table-row>
        <table:table-row table:style-name="ro1">
          <table:table-cell office:value-type="string">
            <text:p>.1.11.i.9.i.10</text:p>
          </table:table-cell>
          <table:table-cell office:value-type="string">
            <text:p>.InternetGatewayDevice.LANDevice.{i}.WLANConfiguration.{i}.WEPKeyIndex</text:p>
          </table:table-cell>
          <table:table-cell table:number-columns-repeated="3"/>
          <table:table-cell office:value-type="string">
            <text:p>unsignedInt [1:4]</text:p>
          </table:table-cell>
          <table:table-cell table:number-columns-repeated="2" office:value-type="string">
            <text:p>C</text:p>
          </table:table-cell>
          <table:table-cell office:value-type="string">
            <text:p>The index of the default WEP key.</text:p>
          </table:table-cell>
        </table:table-row>
        <table:table-row table:style-name="ro6">
          <table:table-cell office:value-type="string">
            <text:p>.1.11.i.9.i.11</text:p>
          </table:table-cell>
          <table:table-cell office:value-type="string">
            <text:p>.InternetGatewayDevice.LANDevice.{i}.WLANConfiguration.{i}.KeyPassphrase</text:p>
          </table:table-cell>
          <table:table-cell table:number-columns-repeated="3"/>
          <table:table-cell office:value-type="string">
            <text:p>string(63)</text:p>
          </table:table-cell>
          <table:table-cell office:value-type="string">
            <text:p>C</text:p>
          </table:table-cell>
          <table:table-cell office:value-type="string">
            <text:p>-</text:p>
          </table:table-cell>
          <table:table-cell office:value-type="string">
            <text:p>A passphrase from which the WEP keys were generated. <text:s/>This parameter for information only—the CPE is not responsible for generating the key based on the passphrase.</text:p>
            <text:p>This parameter is the same as the parameter Internet­Gateway­Device.­LAN­Device.­{i}.­WLAN­Configuration.­{i}.­PreSharedKey.­1.­Key­Passprhase for the same instance of WLANConfiguration. <text:s/>When either parameter is changed, the value of the other is changed as well.</text:p>
            <text:p>This must either be a valid key length divided by 8, in which case each byte contributes 8 bits to the key, or else must consist of Hex digits and be a valid key length divided by 4, in which case each byte contributes 4 bits to the key.</text:p>
            <text:p>Note: If a passphrase is used, all four WEP keys will be the same.</text:p>
            <text:p>When read, this parameter returns an empty string, regardless of the actual value.</text:p>
          </table:table-cell>
        </table:table-row>
        <table:table-row table:style-name="ro6">
          <table:table-cell office:value-type="string">
            <text:p>.1.11.i.9.i.12</text:p>
          </table:table-cell>
          <table:table-cell office:value-type="string">
            <text:p>.InternetGatewayDevice.LANDevice.{i}.WLANConfiguration.{i}.WEPEncryptionLevel</text:p>
          </table:table-cell>
          <table:table-cell table:number-columns-repeated="3"/>
          <table:table-cell office:value-type="string">
            <text:p>string(64)</text:p>
          </table:table-cell>
          <table:table-cell office:value-type="string">
            <text:p>-</text:p>
          </table:table-cell>
          <table:table-cell office:value-type="string">
            <text:p>C</text:p>
          </table:table-cell>
          <table:table-cell table:style-name="ce10" office:value-type="string">
            <text:p>Comma-separated list of the supported key lengths. <text:s/>Each entry in the list is an enumeration of:</text:p>
            <text:p><text:span text:style-name="T1">“</text:span><text:span text:style-name="T2">Disabled”</text:span></text:p>
            <text:p><text:span text:style-name="T1">“</text:span><text:span text:style-name="T2">40-bit”</text:span></text:p>
            <text:p><text:span text:style-name="T1">“</text:span><text:span text:style-name="T2">104-bit”</text:span></text:p>
            <text:p>Any additional vendor-specific values must start with the key length in bits.</text:p>
          </table:table-cell>
        </table:table-row>
        <table:table-row table:style-name="ro4">
          <table:table-cell office:value-type="string">
            <text:p>.1.11.i.9.i.13</text:p>
          </table:table-cell>
          <table:table-cell office:value-type="string">
            <text:p>.InternetGatewayDevice.LANDevice.{i}.WLANConfiguration.{i}.BasicEncryptionModes</text:p>
          </table:table-cell>
          <table:table-cell table:number-columns-repeated="3"/>
          <table:table-cell office:value-type="string">
            <text:p>string(31)</text:p>
          </table:table-cell>
          <table:table-cell table:number-columns-repeated="2" office:value-type="string">
            <text:p>C</text:p>
          </table:table-cell>
          <table:table-cell table:style-name="ce10" office:value-type="string">
            <text:p>Encryption modes that are available when basic 802.11 is enabled. “WEPEncryption” implies that all wireless clients can use WEP for data encryption. <text:s/>Enumeration of:</text:p>
            <text:p><text:span text:style-name="T1">“</text:span><text:span text:style-name="T2">None”</text:span></text:p>
            <text:p><text:span text:style-name="T1">“</text:span><text:span text:style-name="T2">WEPEncryption”</text:span></text:p>
          </table:table-cell>
        </table:table-row>
        <table:table-row table:style-name="ro4">
          <table:table-cell office:value-type="string">
            <text:p>.1.11.i.9.i.14</text:p>
          </table:table-cell>
          <table:table-cell office:value-type="string">
            <text:p>.InternetGatewayDevice.LANDevice.{i}.WLANConfiguration.{i}.BasicAuthenticationMode</text:p>
          </table:table-cell>
          <table:table-cell table:number-columns-repeated="3"/>
          <table:table-cell office:value-type="string">
            <text:p>string(31)</text:p>
          </table:table-cell>
          <table:table-cell table:number-columns-repeated="2" office:value-type="string">
            <text:p>C</text:p>
          </table:table-cell>
          <table:table-cell table:style-name="ce10" office:value-type="string">
            <text:p>Authentication modes that are available when basic 802.11 is enabled. <text:s/>Enumeration of:</text:p>
            <text:p><text:span text:style-name="T1">“</text:span><text:span text:style-name="T2">None”</text:span></text:p>
            <text:p><text:span text:style-name="T1">“</text:span><text:span text:style-name="T2">EAPAuthentication” (Optional)</text:span></text:p>
          </table:table-cell>
        </table:table-row>
        <table:table-row table:style-name="ro5">
          <table:table-cell office:value-type="string">
            <text:p>.1.11.i.9.i.15</text:p>
          </table:table-cell>
          <table:table-cell office:value-type="string">
            <text:p>.InternetGatewayDevice.LANDevice.{i}.WLANConfiguration.{i}.WPAEncryptionModes</text:p>
          </table:table-cell>
          <table:table-cell table:number-columns-repeated="3"/>
          <table:table-cell office:value-type="string">
            <text:p>string(31)</text:p>
          </table:table-cell>
          <table:table-cell table:number-columns-repeated="2" office:value-type="string">
            <text:p>C</text:p>
          </table:table-cell>
          <table:table-cell table:style-name="ce10" office:value-type="string">
            <text:p>Encryption modes that are available when WPA is enabled. <text:s/>Enumeration of:</text:p>
            <text:p><text:span text:style-name="T1">“</text:span><text:span text:style-name="T2">WEPEncryption”</text:span></text:p>
            <text:p><text:span text:style-name="T1">“</text:span><text:span text:style-name="T2">TKIPEncryption”</text:span></text:p>
            <text:p><text:span text:style-name="T1">“</text:span><text:span text:style-name="T2">WEPandTKIPEncryption”</text:span></text:p>
            <text:p><text:span text:style-name="T1">“</text:span><text:span text:style-name="T2">AESEncryption” (Optional)</text:span></text:p>
            <text:p><text:span text:style-name="T1">“</text:span><text:span text:style-name="T2">WEPandAESEncryption” (Optional)</text:span></text:p>
            <text:p><text:span text:style-name="T1">“</text:span><text:span text:style-name="T2">TKIPandAESEncryption” (Optional)</text:span></text:p>
            <text:p><text:span text:style-name="T1">“</text:span><text:span text:style-name="T2">WEPandTKIPandAESEncryption” <text:s/>(Optional)</text:span></text:p>
          </table:table-cell>
        </table:table-row>
        <table:table-row table:style-name="ro4">
          <table:table-cell office:value-type="string">
            <text:p>.1.11.i.9.i.16</text:p>
          </table:table-cell>
          <table:table-cell office:value-type="string">
            <text:p>.InternetGatewayDevice.LANDevice.{i}.WLANConfiguration.{i}.WPAAuthenticationMode</text:p>
          </table:table-cell>
          <table:table-cell table:number-columns-repeated="3"/>
          <table:table-cell office:value-type="string">
            <text:p>string(31)</text:p>
          </table:table-cell>
          <table:table-cell table:number-columns-repeated="2" office:value-type="string">
            <text:p>C</text:p>
          </table:table-cell>
          <table:table-cell table:style-name="ce10" office:value-type="string">
            <text:p>Authentication modes that are available when WPA is enabled. <text:s/>Enumeration of:</text:p>
            <text:p><text:span text:style-name="T1">“</text:span><text:span text:style-name="T2">PSKAuthentication”</text:span></text:p>
            <text:p><text:span text:style-name="T1">“</text:span><text:span text:style-name="T2">EAPAuthentication” (Optional)</text:span></text:p>
          </table:table-cell>
        </table:table-row>
        <table:table-row table:style-name="ro5">
          <table:table-cell office:value-type="string">
            <text:p>.1.11.i.9.i.17</text:p>
          </table:table-cell>
          <table:table-cell office:value-type="string">
            <text:p>.InternetGatewayDevice.LANDevice.{i}.WLANConfiguration.{i}.IEEE11iEncryptionModes</text:p>
          </table:table-cell>
          <table:table-cell table:number-columns-repeated="3"/>
          <table:table-cell office:value-type="string">
            <text:p>string(31)</text:p>
          </table:table-cell>
          <table:table-cell table:number-columns-repeated="2" office:value-type="string">
            <text:p>O</text:p>
          </table:table-cell>
          <table:table-cell table:style-name="ce10" office:value-type="string">
            <text:p>Encryption modes that are available when 802.11i is enabled. <text:s/>Enumeration of:</text:p>
            <text:p><text:span text:style-name="T1">“</text:span><text:span text:style-name="T2">WEPEncryption”</text:span></text:p>
            <text:p><text:span text:style-name="T1">“</text:span><text:span text:style-name="T2">TKIPEncryption”</text:span></text:p>
            <text:p><text:span text:style-name="T1">“</text:span><text:span text:style-name="T2">WEPandTKIPEncryption”</text:span></text:p>
            <text:p><text:span text:style-name="T1">“</text:span><text:span text:style-name="T2">AESEncryption” (Optional)</text:span></text:p>
            <text:p><text:span text:style-name="T1">“</text:span><text:span text:style-name="T2">WEPandAESEncryption” (Optional)</text:span></text:p>
            <text:p><text:span text:style-name="T1">“</text:span><text:span text:style-name="T2">TKIPandAESEncryption” (Optional)</text:span></text:p>
            <text:p><text:span text:style-name="T1">“</text:span><text:span text:style-name="T2">WEPandTKIPandAESEncryption” (Optional)</text:span></text:p>
          </table:table-cell>
        </table:table-row>
        <table:table-row table:style-name="ro3">
          <table:table-cell office:value-type="string">
            <text:p>.1.11.i.9.i.18</text:p>
          </table:table-cell>
          <table:table-cell office:value-type="string">
            <text:p>.InternetGatewayDevice.LANDevice.{i}.WLANConfiguration.{i}.IEEE11iAuthenticationMode</text:p>
          </table:table-cell>
          <table:table-cell table:number-columns-repeated="3"/>
          <table:table-cell office:value-type="string">
            <text:p>string(31)</text:p>
          </table:table-cell>
          <table:table-cell table:number-columns-repeated="2" office:value-type="string">
            <text:p>O</text:p>
          </table:table-cell>
          <table:table-cell table:style-name="ce10" office:value-type="string">
            <text:p>Authentication modes that are available when 802.11i is enabled. <text:s/>Enumeration of:</text:p>
            <text:p><text:span text:style-name="T1">“</text:span><text:span text:style-name="T2">PSKAuthentication”</text:span></text:p>
            <text:p><text:span text:style-name="T1">“</text:span><text:span text:style-name="T2">EAPAuthentication” (Optional)</text:span></text:p>
            <text:p><text:span text:style-name="T1">“</text:span><text:span text:style-name="T2">EAPandPSKAuthentication” (Optional)</text:span></text:p>
          </table:table-cell>
        </table:table-row>
        <table:table-row table:style-name="ro4">
          <table:table-cell office:value-type="string">
            <text:p>.1.11.i.9.i.19</text:p>
          </table:table-cell>
          <table:table-cell office:value-type="string">
            <text:p>.InternetGatewayDevice.LANDevice.{i}.WLANConfiguration.{i}.PossibleChannels</text:p>
          </table:table-cell>
          <table:table-cell table:number-columns-repeated="3"/>
          <table:table-cell office:value-type="string">
            <text:p>string (1024)</text:p>
          </table:table-cell>
          <table:table-cell office:value-type="string">
            <text:p>-</text:p>
          </table:table-cell>
          <table:table-cell office:value-type="string">
            <text:p>C</text:p>
          </table:table-cell>
          <table:table-cell office:value-type="string">
            <text:p>The possible radio channels for the wireless standard (a, b or g) and the regulatory domain. </text:p>
            <text:p>Comma-separated list. <text:s/>Ranges in the form “n-m” are permitted.</text:p>
            <text:p>For example, for 802.11b and North America, would be “1-11”.</text:p>
          </table:table-cell>
        </table:table-row>
        <table:table-row table:style-name="ro2">
          <table:table-cell office:value-type="string">
            <text:p>.1.11.i.9.i.20</text:p>
          </table:table-cell>
          <table:table-cell office:value-type="string">
            <text:p>.InternetGatewayDevice.LANDevice.{i}.WLANConfiguration.{i}.BasicDataTransmitRates</text:p>
          </table:table-cell>
          <table:table-cell table:number-columns-repeated="3"/>
          <table:table-cell office:value-type="string">
            <text:p>string(256)</text:p>
          </table:table-cell>
          <table:table-cell table:number-columns-repeated="2" office:value-type="string">
            <text:p>C</text:p>
          </table:table-cell>
          <table:table-cell office:value-type="string">
            <text:p>Comma-separated list of the maximum access point data transmit rates in Mbps for unicast, multicast and broadcast frames.</text:p>
            <text:p>For example, a value of “1,2”, indicates that unicast, multicast and broadcast frames can be transmitted at 1 Mbps and 2 Mbps.</text:p>
          </table:table-cell>
        </table:table-row>
        <table:table-row table:style-name="ro2">
          <table:table-cell office:value-type="string">
            <text:p>.1.11.i.9.i.21</text:p>
          </table:table-cell>
          <table:table-cell office:value-type="string">
            <text:p>.InternetGatewayDevice.LANDevice.{i}.WLANConfiguration.{i}.OperationalDataTransmitRates</text:p>
          </table:table-cell>
          <table:table-cell table:number-columns-repeated="3"/>
          <table:table-cell office:value-type="string">
            <text:p>string(256)</text:p>
          </table:table-cell>
          <table:table-cell table:number-columns-repeated="2" office:value-type="string">
            <text:p>C</text:p>
          </table:table-cell>
          <table:table-cell office:value-type="string">
            <text:p>Comma-separated list of the maximum access point data transmit rates in Mbps for unicast frames (a superset of Basic­Data­Transmit­Rates).</text:p>
            <text:p>Given the value of Basic­Data­Transmit­Rates from the example above, Operational­Data­Transmit­Rates might be “1,2,5.5,11”, indicating that unicast frames can additionally be transmitted at 5.5 Mbps and 11 Mbps.</text:p>
          </table:table-cell>
        </table:table-row>
        <table:table-row table:style-name="ro2">
          <table:table-cell office:value-type="string">
            <text:p>.1.11.i.9.i.22</text:p>
          </table:table-cell>
          <table:table-cell office:value-type="string">
            <text:p>.InternetGatewayDevice.LANDevice.{i}.WLANConfiguration.{i}.PossibleDataTransmitRates</text:p>
          </table:table-cell>
          <table:table-cell table:number-columns-repeated="3"/>
          <table:table-cell office:value-type="string">
            <text:p>string(256)</text:p>
          </table:table-cell>
          <table:table-cell office:value-type="string">
            <text:p>-</text:p>
          </table:table-cell>
          <table:table-cell office:value-type="string">
            <text:p>C</text:p>
          </table:table-cell>
          <table:table-cell office:value-type="string">
            <text:p>Comma-separated list of the data transmit rates for unicast frames at which the access point will permit a station to connect (a subset of Operational­Data­Transmit­Rates).</text:p>
            <text:p>Given the values of Basic­Data­Transmit­Rates and Operational­Data­Transmit­Rates from the examples above, Possible­Data­Transmit­Rates might be “1,2,5.5”, indicating that the AP will only permit connections at 1 Mbps, 2 Mbps and 5.5 Mbps, even though it could theoretically accept connections at 11 Mbps.</text:p>
          </table:table-cell>
        </table:table-row>
        <table:table-row table:style-name="ro1">
          <table:table-cell office:value-type="string">
            <text:p>.1.11.i.9.i.23</text:p>
          </table:table-cell>
          <table:table-cell office:value-type="string">
            <text:p>.InternetGatewayDevice.LANDevice.{i}.WLANConfiguration.{i}.InsecureOOBAccessEnabled</text:p>
          </table:table-cell>
          <table:table-cell table:number-columns-repeated="3"/>
          <table:table-cell office:value-type="string">
            <text:p>boolean</text:p>
          </table:table-cell>
          <table:table-cell table:number-columns-repeated="2" office:value-type="string">
            <text:p>O</text:p>
          </table:table-cell>
          <table:table-cell office:value-type="string">
            <text:p>Indicates whether insecure write access via mechanisms other than the CPE WAN Management Protocol is permitted to the parameters in this object.</text:p>
          </table:table-cell>
        </table:table-row>
        <table:table-row table:style-name="ro1">
          <table:table-cell office:value-type="string">
            <text:p>.1.11.i.9.i.24</text:p>
          </table:table-cell>
          <table:table-cell office:value-type="string">
            <text:p>.InternetGatewayDevice.LANDevice.{i}.WLANConfiguration.{i}.BeaconAdvertisementEnabled</text:p>
          </table:table-cell>
          <table:table-cell table:number-columns-repeated="3"/>
          <table:table-cell office:value-type="string">
            <text:p>boolean</text:p>
          </table:table-cell>
          <table:table-cell table:number-columns-repeated="2" office:value-type="string">
            <text:p>O</text:p>
          </table:table-cell>
          <table:table-cell office:value-type="string">
            <text:p>Indicates whether or not the access point is sending out beacons.</text:p>
          </table:table-cell>
        </table:table-row>
        <table:table-row table:style-name="ro1">
          <table:table-cell office:value-type="string">
            <text:p>.1.11.i.9.i.25</text:p>
          </table:table-cell>
          <table:table-cell office:value-type="string">
            <text:p>.InternetGatewayDevice.LANDevice.{i}.WLANConfiguration.{i}.RadioEnabled</text:p>
          </table:table-cell>
          <table:table-cell table:number-columns-repeated="3"/>
          <table:table-cell office:value-type="string">
            <text:p>boolean</text:p>
          </table:table-cell>
          <table:table-cell table:number-columns-repeated="2" office:value-type="string">
            <text:p>C</text:p>
          </table:table-cell>
          <table:table-cell office:value-type="string">
            <text:p>Indicates whether or not the access point radio is enabled.</text:p>
          </table:table-cell>
        </table:table-row>
        <table:table-row table:style-name="ro1">
          <table:table-cell office:value-type="string">
            <text:p>.1.11.i.9.i.26</text:p>
          </table:table-cell>
          <table:table-cell office:value-type="string">
            <text:p>.InternetGatewayDevice.LANDevice.{i}.WLANConfiguration.{i}.AutoRateFallBackEnabled</text:p>
          </table:table-cell>
          <table:table-cell table:number-columns-repeated="3"/>
          <table:table-cell office:value-type="string">
            <text:p>boolean</text:p>
          </table:table-cell>
          <table:table-cell table:number-columns-repeated="2" office:value-type="string">
            <text:p>C</text:p>
          </table:table-cell>
          <table:table-cell office:value-type="string">
            <text:p>Indicates whether the access point can automatically reduce the data rate in the event of undue noise or contention.</text:p>
          </table:table-cell>
        </table:table-row>
        <table:table-row table:style-name="ro1">
          <table:table-cell office:value-type="string">
            <text:p>.1.11.i.9.i.27</text:p>
          </table:table-cell>
          <table:table-cell office:value-type="string">
            <text:p>.InternetGatewayDevice.LANDevice.{i}.WLANConfiguration.{i}.LocationDescription</text:p>
          </table:table-cell>
          <table:table-cell table:number-columns-repeated="3"/>
          <table:table-cell office:value-type="string">
            <text:p>string (4096)</text:p>
          </table:table-cell>
          <table:table-cell table:number-columns-repeated="2" office:value-type="string">
            <text:p>C</text:p>
          </table:table-cell>
          <table:table-cell office:value-type="string">
            <text:p>An XML description of information used to identify the access point by name and physical location. <text:s/>The CPE is not expected to parse this string, but simply to treat it as an opaque string. <text:s/>An empty string indicates no location has been set.</text:p>
          </table:table-cell>
        </table:table-row>
        <table:table-row table:style-name="ro1">
          <table:table-cell office:value-type="string">
            <text:p>.1.11.i.9.i.28</text:p>
          </table:table-cell>
          <table:table-cell office:value-type="string">
            <text:p>.InternetGatewayDevice.LANDevice.{i}.WLANConfiguration.{i}.RegulatoryDomain</text:p>
          </table:table-cell>
          <table:table-cell table:number-columns-repeated="3"/>
          <table:table-cell office:value-type="string">
            <text:p>string(3)</text:p>
          </table:table-cell>
          <table:table-cell table:number-columns-repeated="2" office:value-type="string">
            <text:p>O</text:p>
          </table:table-cell>
          <table:table-cell office:value-type="string">
            <text:p>802.11d Regulatory Domain String. <text:s/>First two octets are ISO/IEC 3166-1 two-character country code. <text:s/>The third octet is either “ “ (all environments), “O” (outside) or “I” (inside).</text:p>
          </table:table-cell>
        </table:table-row>
        <table:table-row table:style-name="ro1">
          <table:table-cell office:value-type="string">
            <text:p>.1.11.i.9.i.29</text:p>
          </table:table-cell>
          <table:table-cell office:value-type="string">
            <text:p>.InternetGatewayDevice.LANDevice.{i}.WLANConfiguration.{i}.TotalPSKFailure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The number of times pre-shared key (PSK) authentication has failed (relevant only to WPA and 802.11i).</text:p>
          </table:table-cell>
        </table:table-row>
        <table:table-row table:style-name="ro1">
          <table:table-cell office:value-type="string">
            <text:p>.1.11.i.9.i.30</text:p>
          </table:table-cell>
          <table:table-cell office:value-type="string">
            <text:p>.InternetGatewayDevice.LANDevice.{i}.WLANConfiguration.{i}.TotalIntegrityFailure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The number of times the MICHAEL integrity check has failed (relevant only to WPA and 802.11i)</text:p>
          </table:table-cell>
        </table:table-row>
        <table:table-row table:style-name="ro2">
          <table:table-cell office:value-type="string">
            <text:p>.1.11.i.9.i.31</text:p>
          </table:table-cell>
          <table:table-cell office:value-type="string">
            <text:p>.InternetGatewayDevice.LANDevice.{i}.WLANConfiguration.{i}.ChannelsInUse</text:p>
          </table:table-cell>
          <table:table-cell table:number-columns-repeated="3"/>
          <table:table-cell office:value-type="string">
            <text:p>string (1024)</text:p>
          </table:table-cell>
          <table:table-cell office:value-type="string">
            <text:p>-</text:p>
          </table:table-cell>
          <table:table-cell office:value-type="string">
            <text:p>O</text:p>
          </table:table-cell>
          <table:table-cell office:value-type="string">
            <text:p>The channels that the access point determines to be currently in use (including any that it is using itself).</text:p>
            <text:p>Comma-separated list. <text:s/>Ranges in the form “n-m” are permitted.</text:p>
          </table:table-cell>
        </table:table-row>
        <table:table-row table:style-name="ro6">
          <table:table-cell office:value-type="string">
            <text:p>.1.11.i.9.i.32</text:p>
          </table:table-cell>
          <table:table-cell office:value-type="string">
            <text:p>.InternetGatewayDevice.LANDevice.{i}.WLANConfiguration.{i}.DeviceOperationMode</text:p>
          </table:table-cell>
          <table:table-cell table:number-columns-repeated="3"/>
          <table:table-cell office:value-type="string">
            <text:p>string(31)</text:p>
          </table:table-cell>
          <table:table-cell table:number-columns-repeated="2" office:value-type="string">
            <text:p>O</text:p>
          </table:table-cell>
          <table:table-cell table:style-name="ce10" office:value-type="string">
            <text:p>The current access-point operating mode. <text:s/>The optional modes permit the AP to be configured as a wireless bridge (to bridge two wired networks), repeater (a bridge that also serves wireless clients), or wireless station. Ad hoc stations are not supported. <text:s/>Enumeration of:</text:p>
            <text:p><text:span text:style-name="T1">“</text:span><text:span text:style-name="T2">InfrastructureAccessPoint”</text:span></text:p>
            <text:p><text:span text:style-name="T1">“</text:span><text:span text:style-name="T2">WirelessBridge” (Optional)</text:span></text:p>
            <text:p><text:span text:style-name="T1">“</text:span><text:span text:style-name="T2">WirelessRepeater” (Optional)</text:span></text:p>
            <text:p><text:span text:style-name="T1">“</text:span><text:span text:style-name="T2">WirelessStation” (Optional)</text:span></text:p>
          </table:table-cell>
        </table:table-row>
        <table:table-row table:style-name="ro1">
          <table:table-cell office:value-type="string">
            <text:p>.1.11.i.9.i.33</text:p>
          </table:table-cell>
          <table:table-cell office:value-type="string">
            <text:p>.InternetGatewayDevice.LANDevice.{i}.WLANConfiguration.{i}.DistanceFromRoot</text:p>
          </table:table-cell>
          <table:table-cell table:number-columns-repeated="3"/>
          <table:table-cell office:value-type="string">
            <text:p>unsignedInt</text:p>
          </table:table-cell>
          <table:table-cell table:number-columns-repeated="2" office:value-type="string">
            <text:p>O</text:p>
          </table:table-cell>
          <table:table-cell office:value-type="string">
            <text:p>The number of hops from the root access point to the wireless repeater or bridge.</text:p>
          </table:table-cell>
        </table:table-row>
        <table:table-row table:style-name="ro1">
          <table:table-cell office:value-type="string">
            <text:p>.1.11.i.9.i.34</text:p>
          </table:table-cell>
          <table:table-cell office:value-type="string">
            <text:p>.InternetGatewayDevice.LANDevice.{i}.WLANConfiguration.{i}.PeerBSSID</text:p>
          </table:table-cell>
          <table:table-cell table:number-columns-repeated="3"/>
          <table:table-cell office:value-type="string">
            <text:p>string</text:p>
          </table:table-cell>
          <table:table-cell table:number-columns-repeated="2" office:value-type="string">
            <text:p>O</text:p>
          </table:table-cell>
          <table:table-cell office:value-type="string">
            <text:p>The MAC address of the peer in wireless repeater or bridge mode.</text:p>
          </table:table-cell>
        </table:table-row>
        <table:table-row table:style-name="ro3">
          <table:table-cell office:value-type="string">
            <text:p>.1.11.i.9.i.35</text:p>
          </table:table-cell>
          <table:table-cell office:value-type="string">
            <text:p>.InternetGatewayDevice.LANDevice.{i}.WLANConfiguration.{i}.AuthenticationServiceMode</text:p>
          </table:table-cell>
          <table:table-cell table:number-columns-repeated="3"/>
          <table:table-cell office:value-type="string">
            <text:p>string</text:p>
          </table:table-cell>
          <table:table-cell table:number-columns-repeated="2" office:value-type="string">
            <text:p>O</text:p>
          </table:table-cell>
          <table:table-cell table:style-name="ce10" office:value-type="string">
            <text:p>Indicates whether another service is involved in client authentication (LinkAuthentication for a co-located authentication server; RadiusClient for an external RADIUS server). <text:s/>Enumeration of:</text:p>
            <text:p><text:span text:style-name="T1">“</text:span><text:span text:style-name="T2">None”</text:span></text:p>
            <text:p><text:span text:style-name="T1">“</text:span><text:span text:style-name="T2">LinkAuthentication” (Optional)</text:span></text:p>
            <text:p><text:span text:style-name="T1">“</text:span><text:span text:style-name="T2">RadiusClient” (Optional)</text:span></text:p>
          </table:table-cell>
        </table:table-row>
        <table:table-row table:style-name="ro1">
          <table:table-cell office:value-type="string">
            <text:p>.1.11.i.9.i.36</text:p>
          </table:table-cell>
          <table:table-cell office:value-type="string">
            <text:p>.InternetGatewayDevice.LANDevice.{i}.WLANConfiguration.{i}.TotalByte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sent over the interface since the CPE was last reset.</text:p>
          </table:table-cell>
        </table:table-row>
        <table:table-row table:style-name="ro1">
          <table:table-cell office:value-type="string">
            <text:p>.1.11.i.9.i.37</text:p>
          </table:table-cell>
          <table:table-cell office:value-type="string">
            <text:p>.InternetGatewayDevice.LANDevice.{i}.WLANConfiguration.{i}.TotalByte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received over the interface since the CPE was last reset.</text:p>
          </table:table-cell>
        </table:table-row>
        <table:table-row table:style-name="ro1">
          <table:table-cell office:value-type="string">
            <text:p>.1.11.i.9.i.38</text:p>
          </table:table-cell>
          <table:table-cell office:value-type="string">
            <text:p>.InternetGatewayDevice.LANDevice.{i}.WLANConfiguration.{i}.TotalPacket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packets sent over the interface since the CPE was last reset.</text:p>
          </table:table-cell>
        </table:table-row>
        <table:table-row table:style-name="ro1">
          <table:table-cell office:value-type="string">
            <text:p>.1.11.i.9.i.39</text:p>
          </table:table-cell>
          <table:table-cell office:value-type="string">
            <text:p>.InternetGatewayDevice.LANDevice.{i}.WLANConfiguration.{i}.TotalPacket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packets received over the interface since the CPE was last reset.</text:p>
          </table:table-cell>
        </table:table-row>
        <table:table-row table:style-name="ro1">
          <table:table-cell office:value-type="string">
            <text:p>.1.11.i.9.i.40</text:p>
          </table:table-cell>
          <table:table-cell office:value-type="string">
            <text:p>.InternetGatewayDevice.LANDevice.{i}.WLANConfiguration.{i}.TotalAssociation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number of devices currently associated with the access point. <text:s/>This corresponds to the number of entries in the AssociatedDeivce table.</text:p>
          </table:table-cell>
        </table:table-row>
        <table:table-row table:style-name="ro1">
          <table:table-cell office:value-type="string">
            <text:p>.1.11.i.9.i.41</text:p>
          </table:table-cell>
          <table:table-cell office:value-type="string">
            <text:p>.InternetGatewayDevice.LANDevice.{i}.WLANConfiguration.{i}.AssociatedDevice.</text:p>
          </table:table-cell>
          <table:table-cell office:value-type="string">
            <text:p>AscDev</text:p>
          </table:table-cell>
          <table:table-cell table:number-columns-repeated="6"/>
        </table:table-row>
        <table:table-row table:style-name="ro1">
          <table:table-cell office:value-type="string">
            <text:p>.1.11.i.9.i.41.i</text:p>
          </table:table-cell>
          <table:table-cell office:value-type="string">
            <text:p>.InternetGatewayDevice.LANDevice.{i}.WLANConfiguration.{i}.AssociatedDevice.{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A table of the devices currently associated with the access point. <text:s/>The size of this table is given by Internet­Gateway­Device.­LAN­Device.­{i}.­WLAN­Configuration.­{i}.­TotalAssociations. <text:s/>This object must be implemented for CPE that contain an 802.11 interface on the LAN side.</text:p>
          </table:table-cell>
        </table:table-row>
        <table:table-row table:style-name="ro1">
          <table:table-cell office:value-type="string">
            <text:p>.1.11.i.9.i.41.i.1</text:p>
          </table:table-cell>
          <table:table-cell office:value-type="string">
            <text:p>.InternetGatewayDevice.LANDevice.{i}.WLANConfiguration.{i}.AssociatedDevice.{i}.AssociatedDeviceMACAddres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The MAC address of an associated device.</text:p>
          </table:table-cell>
        </table:table-row>
        <table:table-row table:style-name="ro1">
          <table:table-cell office:value-type="string">
            <text:p>.1.11.i.9.i.41.i.2</text:p>
          </table:table-cell>
          <table:table-cell office:value-type="string">
            <text:p>.InternetGatewayDevice.LANDevice.{i}.WLANConfiguration.{i}.AssociatedDevice.{i}.AssociatedDeviceIPAddress</text:p>
          </table:table-cell>
          <table:table-cell table:number-columns-repeated="3"/>
          <table:table-cell office:value-type="string">
            <text:p>string(64)</text:p>
          </table:table-cell>
          <table:table-cell office:value-type="string">
            <text:p>-</text:p>
          </table:table-cell>
          <table:table-cell office:value-type="string">
            <text:p>C</text:p>
          </table:table-cell>
          <table:table-cell office:value-type="string">
            <text:p>The IP address or DNS name of an associated device.</text:p>
          </table:table-cell>
        </table:table-row>
        <table:table-row table:style-name="ro1">
          <table:table-cell office:value-type="string">
            <text:p>.1.11.i.9.i.41.i.3</text:p>
          </table:table-cell>
          <table:table-cell office:value-type="string">
            <text:p>.InternetGatewayDevice.LANDevice.{i}.WLANConfiguration.{i}.AssociatedDevice.{i}.AssociatedDeviceAuthenticationState</text:p>
          </table:table-cell>
          <table:table-cell table:number-columns-repeated="3"/>
          <table:table-cell office:value-type="string">
            <text:p>boolean</text:p>
          </table:table-cell>
          <table:table-cell office:value-type="string">
            <text:p>-</text:p>
          </table:table-cell>
          <table:table-cell office:value-type="string">
            <text:p>C</text:p>
          </table:table-cell>
          <table:table-cell office:value-type="string">
            <text:p>Whether an associated device has authenticated (true) or not (false).</text:p>
          </table:table-cell>
        </table:table-row>
        <table:table-row table:style-name="ro1">
          <table:table-cell office:value-type="string">
            <text:p>.1.11.i.9.i.41.i.4</text:p>
          </table:table-cell>
          <table:table-cell office:value-type="string">
            <text:p>.InternetGatewayDevice.LANDevice.{i}.WLANConfiguration.{i}.AssociatedDevice.{i}.LastRequestedUnicastCipher</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The unicast cipher that was most recently used for a station with a specified MAC address (802.11i only).</text:p>
          </table:table-cell>
        </table:table-row>
        <table:table-row table:style-name="ro1">
          <table:table-cell office:value-type="string">
            <text:p>.1.11.i.9.i.41.i.5</text:p>
          </table:table-cell>
          <table:table-cell office:value-type="string">
            <text:p>.InternetGatewayDevice.LANDevice.{i}.WLANConfiguration.{i}.AssociatedDevice.{i}.LastRequestedMulticastCipher</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The multicast cipher that was most recently used for a station with a specified MAC address (802.11i only).</text:p>
          </table:table-cell>
        </table:table-row>
        <table:table-row table:style-name="ro1">
          <table:table-cell office:value-type="string">
            <text:p>.1.11.i.9.i.41.i.6</text:p>
          </table:table-cell>
          <table:table-cell office:value-type="string">
            <text:p>.InternetGatewayDevice.LANDevice.{i}.WLANConfiguration.{i}.AssociatedDevice.{i}.LastPMKId</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The pairwise master key (PMK) that was most recently used for a station with a specified MAC address (802.11i only).</text:p>
          </table:table-cell>
        </table:table-row>
        <table:table-row table:style-name="ro1">
          <table:table-cell office:value-type="string">
            <text:p>.1.11.i.9.i.42</text:p>
          </table:table-cell>
          <table:table-cell office:value-type="string">
            <text:p>.InternetGatewayDevice.LANDevice.{i}.WLANConfiguration.{i}.WEPKey.</text:p>
          </table:table-cell>
          <table:table-cell office:value-type="string">
            <text:p>WEP</text:p>
          </table:table-cell>
          <table:table-cell table:number-columns-repeated="6"/>
        </table:table-row>
        <table:table-row table:style-name="ro1">
          <table:table-cell office:value-type="string">
            <text:p>.1.11.i.9.i.42.i</text:p>
          </table:table-cell>
          <table:table-cell office:value-type="string">
            <text:p>.InternetGatewayDevice.LANDevice.{i}.WLANConfiguration.{i}.WEPKey.{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is a table of WEP keys. <text:s/>The size of this table is fixed with exactly 4 entries (with instance numbers 1 through 4). <text:s/>This object must be implemented for CPE that contain an 802.11 interface on the LAN side.</text:p>
          </table:table-cell>
        </table:table-row>
        <table:table-row table:style-name="ro2">
          <table:table-cell office:value-type="string">
            <text:p>.1.11.i.9.i.42.i.1</text:p>
          </table:table-cell>
          <table:table-cell office:value-type="string">
            <text:p>.InternetGatewayDevice.LANDevice.{i}.WLANConfiguration.{i}.WEPKey.{i}.WEPKey</text:p>
          </table:table-cell>
          <table:table-cell table:number-columns-repeated="3"/>
          <table:table-cell office:value-type="string">
            <text:p>string(128)</text:p>
          </table:table-cell>
          <table:table-cell office:value-type="string">
            <text:p>C</text:p>
          </table:table-cell>
          <table:table-cell office:value-type="string">
            <text:p>-</text:p>
          </table:table-cell>
          <table:table-cell office:value-type="string">
            <text:p>A WEP key expressed as a hexadecimal string. The WEP encryption level is inferred from the key length, e.g. 10 characters for 40-bit encryption, or 26 characters for 104-bit encryption.</text:p>
            <text:p>When read, this parameter returns an empty string, regardless of the actual value.</text:p>
          </table:table-cell>
        </table:table-row>
        <table:table-row table:style-name="ro1">
          <table:table-cell office:value-type="string">
            <text:p>.1.11.i.9.i.43</text:p>
          </table:table-cell>
          <table:table-cell office:value-type="string">
            <text:p>.InternetGatewayDevice.LANDevice.{i}.WLANConfiguration.{i}.PreSharedKey.</text:p>
          </table:table-cell>
          <table:table-cell office:value-type="string">
            <text:p>PSK</text:p>
          </table:table-cell>
          <table:table-cell table:number-columns-repeated="6"/>
        </table:table-row>
        <table:table-row table:style-name="ro1">
          <table:table-cell office:value-type="string">
            <text:p>.1.11.i.9.i.43.i</text:p>
          </table:table-cell>
          <table:table-cell office:value-type="string">
            <text:p>.InternetGatewayDevice.LANDevice.{i}.WLANConfiguration.{i}.PreSharedKey.{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is a table of preshared keys. <text:s/>The size of this table is fixed with exactly 10 entries (with instance numbers 1 through 10). <text:s/>This object must be implemented for CPE that contain an 802.11 interface on the LAN side.</text:p>
          </table:table-cell>
        </table:table-row>
        <table:table-row table:style-name="ro4">
          <table:table-cell office:value-type="string">
            <text:p>.1.11.i.9.i.43.i.1</text:p>
          </table:table-cell>
          <table:table-cell office:value-type="string">
            <text:p>.InternetGatewayDevice.LANDevice.{i}.WLANConfiguration.{i}.PreSharedKey.{i}.PreSharedKey</text:p>
          </table:table-cell>
          <table:table-cell table:number-columns-repeated="3"/>
          <table:table-cell office:value-type="string">
            <text:p>string(64)</text:p>
          </table:table-cell>
          <table:table-cell office:value-type="string">
            <text:p>C</text:p>
          </table:table-cell>
          <table:table-cell office:value-type="string">
            <text:p>-</text:p>
          </table:table-cell>
          <table:table-cell office:value-type="string">
            <text:p>A literal WPA PSK expressed as a hexadecimal string.</text:p>
            <text:p>The first table entry contains the default PreShared­Key (Internet­Gateway­Device.­LAN­Device.­{i}.­WLAN­Configuration.­{i}.PreShared­Key.1.­PreShared­Key).</text:p>
            <text:p>When read, this parameter returns an empty string, regardless of the actual value.</text:p>
          </table:table-cell>
        </table:table-row>
        <table:table-row table:style-name="ro6">
          <table:table-cell office:value-type="string">
            <text:p>.1.11.i.9.i.43.i.2</text:p>
          </table:table-cell>
          <table:table-cell office:value-type="string">
            <text:p>.InternetGatewayDevice.LANDevice.{i}.WLANConfiguration.{i}.PreSharedKey.{i}.KeyPassphrase</text:p>
          </table:table-cell>
          <table:table-cell table:number-columns-repeated="3"/>
          <table:table-cell office:value-type="string">
            <text:p>string(63)</text:p>
          </table:table-cell>
          <table:table-cell office:value-type="string">
            <text:p>C</text:p>
          </table:table-cell>
          <table:table-cell office:value-type="string">
            <text:p>-</text:p>
          </table:table-cell>
          <table:table-cell office:value-type="string">
            <text:p>A passphrase from which WEP or PSK keys were generated. <text:s/>This parameter for information only—the CPE is not responsible for generating the key based on the passphrase.</text:p>
            <text:p>For WEP keys it must either be a valid key length divided by 8, in which case each byte contributes 8 bits to the key, or else must consist of Hex digits and be a valid key length divided by 4, in which case each byte contributes 4 bits to the key.</text:p>
            <text:p>For WPA PSK, the key is generated as specified by WPA, which uses PBKDF2 from PKCS #5: Password-based Cryptography Specification Version 2.0 (RFC2898)..</text:p>
            <text:p>Note: The 802.11i standard specifies rules for generation of WEP keys from a passphrase.</text:p>
            <text:p>When read, this parameter returns an empty string, regardless of the actual value.</text:p>
          </table:table-cell>
        </table:table-row>
        <table:table-row table:style-name="ro1">
          <table:table-cell office:value-type="string">
            <text:p>.1.11.i.9.i.43.i.3</text:p>
          </table:table-cell>
          <table:table-cell office:value-type="string">
            <text:p>.InternetGatewayDevice.LANDevice.{i}.WLANConfiguration.{i}.PreSharedKey.{i}.AssociatedDeviceMACAddress</text:p>
          </table:table-cell>
          <table:table-cell table:number-columns-repeated="3"/>
          <table:table-cell office:value-type="string">
            <text:p>string</text:p>
          </table:table-cell>
          <table:table-cell table:number-columns-repeated="2" office:value-type="string">
            <text:p>O</text:p>
          </table:table-cell>
          <table:table-cell office:value-type="string">
            <text:p>The MAC address associated with a preshared key, or an empty string if no MAC address is associated with the key.</text:p>
          </table:table-cell>
        </table:table-row>
        <table:table-row table:style-name="ro1">
          <table:table-cell office:value-type="string">
            <text:p>.1.11.i.10</text:p>
          </table:table-cell>
          <table:table-cell office:value-type="string">
            <text:p>.InternetGatewayDevice.LANDevice.{i}.Hosts.</text:p>
          </table:table-cell>
          <table:table-cell office:value-type="string">
            <text:p>Hos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provides information about each of the hosts on the LAN, including those whose IP address was allocated by the CPE using DHCP as well as hosts with statically allocated IP addresses.</text:p>
          </table:table-cell>
        </table:table-row>
        <table:table-row table:style-name="ro1">
          <table:table-cell office:value-type="string">
            <text:p>.1.11.i.10.1</text:p>
          </table:table-cell>
          <table:table-cell office:value-type="string">
            <text:p>.InternetGatewayDevice.LANDevice.{i}.Hosts.HostNumberOfEntries</text:p>
          </table:table-cell>
          <table:table-cell/>
          <table:table-cell office:value-type="string">
            <text:p>count(Host)</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entries in the Host table.</text:p>
          </table:table-cell>
        </table:table-row>
        <table:table-row table:style-name="ro1">
          <table:table-cell office:value-type="string">
            <text:p>.1.11.i.10.2</text:p>
          </table:table-cell>
          <table:table-cell office:value-type="string">
            <text:p>.InternetGatewayDevice.LANDevice.{i}.Hosts.Host.</text:p>
          </table:table-cell>
          <table:table-cell office:value-type="string">
            <text:p>H</text:p>
          </table:table-cell>
          <table:table-cell table:number-columns-repeated="6"/>
        </table:table-row>
        <table:table-row table:style-name="ro1">
          <table:table-cell office:value-type="string">
            <text:p>.1.11.i.10.2.i</text:p>
          </table:table-cell>
          <table:table-cell office:value-type="string">
            <text:p>.InternetGatewayDevice.LANDevice.{i}.Hosts.Host.{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Host table.</text:p>
          </table:table-cell>
        </table:table-row>
        <table:table-row table:style-name="ro1">
          <table:table-cell office:value-type="string">
            <text:p>.1.11.i.10.2.i.1</text:p>
          </table:table-cell>
          <table:table-cell office:value-type="string">
            <text:p>.InternetGatewayDevice.LANDevice.{i}.Hosts.Host.{i}.IPAddress</text:p>
          </table:table-cell>
          <table:table-cell table:number-columns-repeated="3"/>
          <table:table-cell office:value-type="string">
            <text:p>string</text:p>
          </table:table-cell>
          <table:table-cell office:value-type="string">
            <text:p>-</text:p>
          </table:table-cell>
          <table:table-cell office:value-type="string">
            <text:p>R</text:p>
          </table:table-cell>
          <table:table-cell office:value-type="string">
            <text:p>Current IP Address of the host.</text:p>
          </table:table-cell>
        </table:table-row>
        <table:table-row table:style-name="ro3">
          <table:table-cell office:value-type="string">
            <text:p>.1.11.i.10.2.i.2</text:p>
          </table:table-cell>
          <table:table-cell office:value-type="string">
            <text:p>.InternetGatewayDevice.LANDevice.{i}.Hosts.Host.{i}.AddressSource</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Indicates whether the IP address of the host was allocated by the CPE using DHCP, was assigned to the host statically, or was assigned using automatic IP address allocation. <text:s/>Enumeration of:</text:p>
            <text:p><text:span text:style-name="T1">“</text:span><text:span text:style-name="T2">DHCP”</text:span></text:p>
            <text:p><text:span text:style-name="T1">“</text:span><text:span text:style-name="T2">Static”</text:span></text:p>
            <text:p><text:span text:style-name="T1">”</text:span><text:span text:style-name="T2">AutoIP”</text:span></text:p>
          </table:table-cell>
        </table:table-row>
        <table:table-row table:style-name="ro1">
          <table:table-cell office:value-type="string">
            <text:p>.1.11.i.10.2.i.3</text:p>
          </table:table-cell>
          <table:table-cell office:value-type="string">
            <text:p>.InternetGatewayDevice.LANDevice.{i}.Hosts.Host.{i}.LeaseTimeRemaining</text:p>
          </table:table-cell>
          <table:table-cell table:number-columns-repeated="3"/>
          <table:table-cell office:value-type="string">
            <text:p>int[-1:]</text:p>
          </table:table-cell>
          <table:table-cell office:value-type="string">
            <text:p>-</text:p>
          </table:table-cell>
          <table:table-cell office:value-type="string">
            <text:p>R</text:p>
          </table:table-cell>
          <table:table-cell office:value-type="string">
            <text:p>DHCP lease time remaining in seconds. <text:s/>A value of -1 indicates an infinite lease. <text:s/>The value must be 0 (zero) if the AddressSource is not DHCP.</text:p>
          </table:table-cell>
        </table:table-row>
        <table:table-row table:style-name="ro1">
          <table:table-cell office:value-type="string">
            <text:p>.1.11.i.10.2.i.4</text:p>
          </table:table-cell>
          <table:table-cell office:value-type="string">
            <text:p>.InternetGatewayDevice.LANDevice.{i}.Hosts.Host.{i}.MACAddress</text:p>
          </table:table-cell>
          <table:table-cell table:number-columns-repeated="3"/>
          <table:table-cell office:value-type="string">
            <text:p>string</text:p>
          </table:table-cell>
          <table:table-cell office:value-type="string">
            <text:p>-</text:p>
          </table:table-cell>
          <table:table-cell office:value-type="string">
            <text:p>R</text:p>
          </table:table-cell>
          <table:table-cell office:value-type="string">
            <text:p>MAC address of the host.</text:p>
          </table:table-cell>
        </table:table-row>
        <table:table-row table:style-name="ro1">
          <table:table-cell office:value-type="string">
            <text:p>.1.11.i.10.2.i.5</text:p>
          </table:table-cell>
          <table:table-cell office:value-type="string">
            <text:p>.InternetGatewayDevice.LANDevice.{i}.Hosts.Host.{i}.HostName</text:p>
          </table:table-cell>
          <table:table-cell table:number-columns-repeated="3"/>
          <table:table-cell office:value-type="string">
            <text:p>string(64)</text:p>
          </table:table-cell>
          <table:table-cell office:value-type="string">
            <text:p>-</text:p>
          </table:table-cell>
          <table:table-cell office:value-type="string">
            <text:p>R</text:p>
          </table:table-cell>
          <table:table-cell office:value-type="string">
            <text:p>The device’s host name or empty string if unknown.</text:p>
          </table:table-cell>
        </table:table-row>
        <table:table-row table:style-name="ro7">
          <table:table-cell office:value-type="string">
            <text:p>.1.11.i.10.2.i.6</text:p>
          </table:table-cell>
          <table:table-cell office:value-type="string">
            <text:p>.InternetGatewayDevice.LANDevice.{i}.Hosts.Host.{i}.InterfaceType</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Type of physical interface through which this host is connected to the CPE. <text:s text:c="2"/>Enumeration of:</text:p>
            <text:p><text:span text:style-name="T1">“</text:span><text:span text:style-name="T2">Ethernet”</text:span></text:p>
            <text:p><text:span text:style-name="T1">“</text:span><text:span text:style-name="T2">USB”</text:span></text:p>
            <text:p><text:span text:style-name="T1">“</text:span><text:span text:style-name="T2">802.11”</text:span></text:p>
            <text:p><text:span text:style-name="T1">“</text:span><text:span text:style-name="T2">HomePNA”</text:span></text:p>
            <text:p><text:span text:style-name="T1">“</text:span><text:span text:style-name="T2">HomePlug”</text:span></text:p>
            <text:p><text:span text:style-name="T1">“</text:span><text:span text:style-name="T2">Other”</text:span></text:p>
          </table:table-cell>
        </table:table-row>
        <table:table-row table:style-name="ro2">
          <table:table-cell office:value-type="string">
            <text:p>.1.11.i.10.2.i.7</text:p>
          </table:table-cell>
          <table:table-cell office:value-type="string">
            <text:p>.InternetGatewayDevice.LANDevice.{i}.Hosts.Host.{i}.Active</text:p>
          </table:table-cell>
          <table:table-cell table:number-columns-repeated="3"/>
          <table:table-cell office:value-type="string">
            <text:p>boolean</text:p>
          </table:table-cell>
          <table:table-cell office:value-type="string">
            <text:p>-</text:p>
          </table:table-cell>
          <table:table-cell office:value-type="string">
            <text:p>R</text:p>
          </table:table-cell>
          <table:table-cell office:value-type="string">
            <text:p>Whether or not the host is currently present on the LAN. <text:s/>The method of presence detection is a local matter to the CPE.</text:p>
            <text:p>The ability to list inactive hosts is Optional. <text:s/>If the CPE includes inactive hosts in this table, this variable MUST be set to zero for each inactive host. <text:s/>The length of time an inactive host remains listed in this table is a local matter to the CPE.</text:p>
          </table:table-cell>
        </table:table-row>
        <table:table-row table:style-name="ro1">
          <table:table-cell office:value-type="string">
            <text:p>.1.12</text:p>
          </table:table-cell>
          <table:table-cell office:value-type="string">
            <text:p>.InternetGatewayDevice.WANDevice.</text:p>
          </table:table-cell>
          <table:table-cell office:value-type="string">
            <text:p>WANDev</text:p>
          </table:table-cell>
          <table:table-cell table:number-columns-repeated="6"/>
        </table:table-row>
        <table:table-row table:style-name="ro1">
          <table:table-cell office:value-type="string">
            <text:p>.1.12.i</text:p>
          </table:table-cell>
          <table:table-cell office:value-type="string">
            <text:p>.InternetGatewayDevice.WANDevice.{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Each instance contains all objects associated with a particular physical WAN interface.</text:p>
          </table:table-cell>
        </table:table-row>
        <table:table-row table:style-name="ro1">
          <table:table-cell office:value-type="string">
            <text:p>.1.12.i.1</text:p>
          </table:table-cell>
          <table:table-cell office:value-type="string">
            <text:p>.InternetGatewayDevice.WANDevice.{i}.WANConnectionNumberOfEntries</text:p>
          </table:table-cell>
          <table:table-cell/>
          <table:table-cell office:value-type="string">
            <text:p>count(WANConnectionDevice)</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instances of WAN­Connection­Device in this WANDevice.</text:p>
          </table:table-cell>
        </table:table-row>
        <table:table-row table:style-name="ro1">
          <table:table-cell office:value-type="string">
            <text:p>.1.12.i.2</text:p>
          </table:table-cell>
          <table:table-cell office:value-type="string">
            <text:p>.InternetGatewayDevice.WANDevice.{i}.WANCommonInterfaceConfig.</text:p>
          </table:table-cell>
          <table:table-cell office:value-type="string">
            <text:p>Common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R</text:p>
          </table:table-cell>
          <table:table-cell table:style-name="ce7" office:value-type="string">
            <text:p>This object models WAN interface properties common across all connection instances.</text:p>
          </table:table-cell>
        </table:table-row>
        <table:table-row table:style-name="ro1">
          <table:table-cell office:value-type="string">
            <text:p>.1.12.i.2.1</text:p>
          </table:table-cell>
          <table:table-cell office:value-type="string">
            <text:p>.InternetGatewayDevice.WANDevice.{i}.WANCommonInterfaceConfig.EnabledForInternet</text:p>
          </table:table-cell>
          <table:table-cell table:number-columns-repeated="3"/>
          <table:table-cell office:value-type="string">
            <text:p>boolean</text:p>
          </table:table-cell>
          <table:table-cell table:number-columns-repeated="2" office:value-type="string">
            <text:p>R</text:p>
          </table:table-cell>
          <table:table-cell office:value-type="string">
            <text:p>Used to enable or disable access to and from the Internet across all connection instances.</text:p>
          </table:table-cell>
        </table:table-row>
        <table:table-row table:style-name="ro3">
          <table:table-cell office:value-type="string">
            <text:p>.1.12.i.2.2</text:p>
          </table:table-cell>
          <table:table-cell office:value-type="string">
            <text:p>.InternetGatewayDevice.WANDevice.{i}.WANCommonInterfaceConfig.WANAccessType</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Specifies the WAN access (modem) type. <text:s/>Enumeration of:</text:p>
            <text:p><text:span text:style-name="T1">“</text:span><text:span text:style-name="T2">DSL”</text:span></text:p>
            <text:p><text:span text:style-name="T1">“</text:span><text:span text:style-name="T2">Ethernet”</text:span></text:p>
            <text:p><text:span text:style-name="T1">“</text:span><text:span text:style-name="T2">POTS”</text:span></text:p>
          </table:table-cell>
        </table:table-row>
        <table:table-row table:style-name="ro1">
          <table:table-cell office:value-type="string">
            <text:p>.1.12.i.2.3</text:p>
          </table:table-cell>
          <table:table-cell office:value-type="string">
            <text:p>.InternetGatewayDevice.WANDevice.{i}.WANCommonInterfaceConfig.Layer1UpstreamMaxBitRate</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Specifies the maximum upstream theoretical bit rate for the WAN device in bits per second.</text:p>
          </table:table-cell>
        </table:table-row>
        <table:table-row table:style-name="ro1">
          <table:table-cell office:value-type="string">
            <text:p>.1.12.i.2.4</text:p>
          </table:table-cell>
          <table:table-cell office:value-type="string">
            <text:p>.InternetGatewayDevice.WANDevice.{i}.WANCommonInterfaceConfig.Layer1DownstreamMaxBitRate</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Specifies the maximum downstream theoretical bit rate for the WAN device in bits per second.</text:p>
          </table:table-cell>
        </table:table-row>
        <table:table-row table:style-name="ro6">
          <table:table-cell office:value-type="string">
            <text:p>.1.12.i.2.5</text:p>
          </table:table-cell>
          <table:table-cell office:value-type="string">
            <text:p>.InternetGatewayDevice.WANDevice.{i}.WANCommonInterfaceConfig.PhysicalLinkStatus</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Indicates the state of the physical connection (link) from WANDevice to a connected entity. <text:s/>Enumeration of:</text:p>
            <text:p><text:span text:style-name="T1">“</text:span><text:span text:style-name="T2">Up”</text:span></text:p>
            <text:p><text:span text:style-name="T1">“</text:span><text:span text:style-name="T2">Down”</text:span></text:p>
            <text:p><text:span text:style-name="T1">“</text:span><text:span text:style-name="T2">Initializing”</text:span></text:p>
            <text:p><text:span text:style-name="T1">“</text:span><text:span text:style-name="T2">Unavailable”</text:span></text:p>
          </table:table-cell>
        </table:table-row>
        <table:table-row table:style-name="ro1">
          <table:table-cell office:value-type="string">
            <text:p>.1.12.i.2.6</text:p>
          </table:table-cell>
          <table:table-cell office:value-type="string">
            <text:p>.InternetGatewayDevice.WANDevice.{i}.WANCommonInterfaceConfig.WANAccessProvider</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Name of the Service Provider providing link connectivity on the WAN.</text:p>
          </table:table-cell>
        </table:table-row>
        <table:table-row table:style-name="ro1">
          <table:table-cell office:value-type="string">
            <text:p>.1.12.i.2.7</text:p>
          </table:table-cell>
          <table:table-cell office:value-type="string">
            <text:p>.InternetGatewayDevice.WANDevice.{i}.WANCommonInterfaceConfig.TotalBytesSent</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he cumulative counter for total number of bytes sent upstream across all connection service instances on the WAN device.</text:p>
          </table:table-cell>
        </table:table-row>
        <table:table-row table:style-name="ro1">
          <table:table-cell office:value-type="string">
            <text:p>.1.12.i.2.8</text:p>
          </table:table-cell>
          <table:table-cell office:value-type="string">
            <text:p>.InternetGatewayDevice.WANDevice.{i}.WANCommonInterfaceConfig.TotalBytesReceived</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he cumulative counter for total number of bytes received downstream across all connection service instances on the WAN device.</text:p>
          </table:table-cell>
        </table:table-row>
        <table:table-row table:style-name="ro1">
          <table:table-cell office:value-type="string">
            <text:p>.1.12.i.2.9</text:p>
          </table:table-cell>
          <table:table-cell office:value-type="string">
            <text:p>.InternetGatewayDevice.WANDevice.{i}.WANCommonInterfaceConfig.TotalPacketsSent</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he cumulative counter for total number of packets (IP or PPP) sent upstream across all connection service instances on the WAN device.</text:p>
          </table:table-cell>
        </table:table-row>
        <table:table-row table:style-name="ro1">
          <table:table-cell office:value-type="string">
            <text:p>.1.12.i.2.10</text:p>
          </table:table-cell>
          <table:table-cell office:value-type="string">
            <text:p>.InternetGatewayDevice.WANDevice.{i}.WANCommonInterfaceConfig.TotalPacketsReceived</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he cumulative counter for total number of packets (IP or PPP) received downstream across all connection service instances on the WAN device.</text:p>
          </table:table-cell>
        </table:table-row>
        <table:table-row table:style-name="ro1">
          <table:table-cell office:value-type="string">
            <text:p>.1.12.i.2.11</text:p>
          </table:table-cell>
          <table:table-cell office:value-type="string">
            <text:p>.InternetGatewayDevice.WANDevice.{i}.WANCommonInterfaceConfig.MaximumActiveConnection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Indicates the maximum number of active connections the CPE can simultaneously support.</text:p>
          </table:table-cell>
        </table:table-row>
        <table:table-row table:style-name="ro1">
          <table:table-cell office:value-type="string">
            <text:p>.1.12.i.2.12</text:p>
          </table:table-cell>
          <table:table-cell office:value-type="string">
            <text:p>.InternetGatewayDevice.WANDevice.{i}.WANCommonInterfaceConfig.NumberOfActiveConnections</text:p>
          </table:table-cell>
          <table:table-cell/>
          <table:table-cell office:value-type="string">
            <text:p>count(Connection)</text:p>
          </table:table-cell>
          <table:table-cell/>
          <table:table-cell office:value-type="string">
            <text:p>unsignedInt</text:p>
          </table:table-cell>
          <table:table-cell office:value-type="string">
            <text:p>-</text:p>
          </table:table-cell>
          <table:table-cell office:value-type="string">
            <text:p>O</text:p>
          </table:table-cell>
          <table:table-cell office:value-type="string">
            <text:p>Number of WAN connection service instances currently active on this WAN interface.</text:p>
          </table:table-cell>
        </table:table-row>
        <table:table-row table:style-name="ro1">
          <table:table-cell office:value-type="string">
            <text:p>.1.12.i.2.13</text:p>
          </table:table-cell>
          <table:table-cell office:value-type="string">
            <text:p>.InternetGatewayDevice.WANDevice.{i}.WANCommonInterfaceConfig.Connection.</text:p>
          </table:table-cell>
          <table:table-cell office:value-type="string">
            <text:p>Con</text:p>
          </table:table-cell>
          <table:table-cell table:number-columns-repeated="6"/>
        </table:table-row>
        <table:table-row table:style-name="ro1">
          <table:table-cell office:value-type="string">
            <text:p>.1.12.i.2.13.i</text:p>
          </table:table-cell>
          <table:table-cell office:value-type="string">
            <text:p>.InternetGatewayDevice.WANDevice.{i}.WANCommonInterfaceConfig.Connection.{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Active connection table.</text:p>
          </table:table-cell>
        </table:table-row>
        <table:table-row table:style-name="ro1">
          <table:table-cell office:value-type="string">
            <text:p>.1.12.i.2.13.i.1</text:p>
          </table:table-cell>
          <table:table-cell office:value-type="string">
            <text:p>.InternetGatewayDevice.WANDevice.{i}.WANCommonInterfaceConfig.Connection.{i}.ActiveConnectionDeviceContainer</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Specifies a WAN connection device object associated with this connection instance. <text:s/>The content is the full hierarchical parameter name of the WAN connection device. <text:s/>Example: “Internet­Gateway­Device.­WAN­Device.­1.­WAN­Connection­Device.­2”.</text:p>
          </table:table-cell>
        </table:table-row>
        <table:table-row table:style-name="ro1">
          <table:table-cell office:value-type="string">
            <text:p>.1.12.i.2.13.i.2</text:p>
          </table:table-cell>
          <table:table-cell office:value-type="string">
            <text:p>.InternetGatewayDevice.WANDevice.{i}.WANCommonInterfaceConfig.Connection.{i}.ActiveConnectionServiceID</text:p>
          </table:table-cell>
          <table:table-cell table:number-columns-repeated="3"/>
          <table:table-cell office:value-type="string">
            <text:p>string(256)</text:p>
          </table:table-cell>
          <table:table-cell office:value-type="string">
            <text:p>-</text:p>
          </table:table-cell>
          <table:table-cell office:value-type="string">
            <text:p>O</text:p>
          </table:table-cell>
          <table:table-cell office:value-type="string">
            <text:p>Specifies a WAN connection object associated with this connection instance. <text:s/>The content is the full hierarchical parameter name of the layer-3 connection object. <text:s/>Example: “Internet­Gateway­Device.­WAN­Device.­1.­WAN­Connection­Device.­2.­WAN­PPP­Connection.­1”.</text:p>
          </table:table-cell>
        </table:table-row>
        <table:table-row table:style-name="ro1">
          <table:table-cell office:value-type="string">
            <text:p>.1.12.i.3</text:p>
          </table:table-cell>
          <table:table-cell office:value-type="string">
            <text:p>.InternetGatewayDevice.WANDevice.{i}.WANDSLInterfaceConfig.</text:p>
          </table:table-cell>
          <table:table-cell office:value-type="string">
            <text:p>DSL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models physical layer properties specific to a single physical connection of a DSL modem used for Internet access on a CPE. <text:s/>This object is required for a CPE with a DSL modem WAN interface, and is exclusive of any other WAN*Interface­Config object within a given WAN­Device instance.</text:p>
          </table:table-cell>
        </table:table-row>
        <table:table-row table:style-name="ro1">
          <table:table-cell office:value-type="string">
            <text:p>.1.12.i.3.1</text:p>
          </table:table-cell>
          <table:table-cell office:value-type="string">
            <text:p>.InternetGatewayDevice.WANDevice.{i}.WANDSLInterfaceConfig.Enable</text:p>
          </table:table-cell>
          <table:table-cell table:number-columns-repeated="3"/>
          <table:table-cell office:value-type="string">
            <text:p>boolean</text:p>
          </table:table-cell>
          <table:table-cell table:number-columns-repeated="2" office:value-type="string">
            <text:p>C</text:p>
          </table:table-cell>
          <table:table-cell table:style-name="ce11" office:value-type="string">
            <text:p>Enables or disables the link.</text:p>
          </table:table-cell>
        </table:table-row>
        <table:table-row table:style-name="ro7">
          <table:table-cell office:value-type="string">
            <text:p>.1.12.i.3.2</text:p>
          </table:table-cell>
          <table:table-cell office:value-type="string">
            <text:p>.InternetGatewayDevice.WANDevice.{i}.WANDSLInterfaceConfig.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Status of the DSL physical link. <text:s/>Enumeration of:</text:p>
            <text:p><text:span text:style-name="T1">“</text:span><text:span text:style-name="T2">Up”</text:span></text:p>
            <text:p><text:span text:style-name="T1">“</text:span><text:span text:style-name="T2">Initializing”</text:span></text:p>
            <text:p><text:span text:style-name="T1">“</text:span><text:span text:style-name="T2">EstablishingLink”</text:span></text:p>
            <text:p><text:span text:style-name="T1">“</text:span><text:span text:style-name="T2">NoSignal”</text:span></text:p>
            <text:p><text:span text:style-name="T1">“</text:span><text:span text:style-name="T2">Error”</text:span></text:p>
            <text:p><text:span text:style-name="T1">“</text:span><text:span text:style-name="T2">Disabled”</text:span></text:p>
          </table:table-cell>
        </table:table-row>
        <table:table-row table:style-name="ro9">
          <table:table-cell office:value-type="string">
            <text:p>.1.12.i.3.3</text:p>
          </table:table-cell>
          <table:table-cell office:value-type="string">
            <text:p>.InternetGatewayDevice.WANDevice.{i}.WANDSLInterfaceConfig.ModulationType</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Indicates the type of modulation used on the connection. <text:s/>Enumeration of:</text:p>
            <text:p><text:span text:style-name="T1">“</text:span><text:span text:style-name="T2">ADSL_G.dmt”</text:span></text:p>
            <text:p><text:span text:style-name="T1">“</text:span><text:span text:style-name="T2">ADSL_G.lite”</text:span></text:p>
            <text:p><text:span text:style-name="T1">“</text:span><text:span text:style-name="T2">ADSL_G.dmt.bis”</text:span></text:p>
            <text:p><text:span text:style-name="T1">“</text:span><text:span text:style-name="T2">ADSL_re-adsl”</text:span></text:p>
            <text:p><text:span text:style-name="T1">“</text:span><text:span text:style-name="T2">ADSL_2plus”</text:span></text:p>
            <text:p><text:span text:style-name="T1">“</text:span><text:span text:style-name="T2">ADLS_four”</text:span></text:p>
            <text:p><text:span text:style-name="T1">“</text:span><text:span text:style-name="T2">ADSL_ANSI_T1.413”</text:span></text:p>
            <text:p><text:span text:style-name="T1">“</text:span><text:span text:style-name="T2">G.shdsl”</text:span></text:p>
            <text:p><text:span text:style-name="T1">“</text:span><text:span text:style-name="T2">IDSL”</text:span></text:p>
            <text:p><text:span text:style-name="T1">“</text:span><text:span text:style-name="T2">HDSL”</text:span></text:p>
            <text:p><text:span text:style-name="T1">“</text:span><text:span text:style-name="T2">SDSL”</text:span></text:p>
            <text:p><text:span text:style-name="T1">“</text:span><text:span text:style-name="T2">VDSL”</text:span></text:p>
          </table:table-cell>
        </table:table-row>
        <table:table-row table:style-name="ro7">
          <table:table-cell office:value-type="string">
            <text:p>.1.12.i.3.4</text:p>
          </table:table-cell>
          <table:table-cell office:value-type="string">
            <text:p>.InternetGatewayDevice.WANDevice.{i}.WANDSLInterfaceConfig.LineEncoding</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The line encoding method used in establishing the Layer 1 DSL connection between the CPE and the DSLAM. <text:s/>Note: Generally speaking, this variable does not change after provisioning. <text:s/>Enumeration of:</text:p>
            <text:p><text:span text:style-name="T1">“</text:span><text:span text:style-name="T2">DMT”</text:span></text:p>
            <text:p><text:span text:style-name="T1">”</text:span><text:span text:style-name="T2">CAP”</text:span></text:p>
            <text:p><text:span text:style-name="T1">”</text:span><text:span text:style-name="T2">2B1Q”</text:span></text:p>
            <text:p><text:span text:style-name="T1">”</text:span><text:span text:style-name="T2">43BT”</text:span></text:p>
            <text:p><text:span text:style-name="T1">”</text:span><text:span text:style-name="T2">PAM”</text:span></text:p>
            <text:p><text:span text:style-name="T1">”</text:span><text:span text:style-name="T2">QAM”</text:span></text:p>
          </table:table-cell>
        </table:table-row>
        <table:table-row table:style-name="ro4">
          <table:table-cell office:value-type="string">
            <text:p>.1.12.i.3.5</text:p>
          </table:table-cell>
          <table:table-cell office:value-type="string">
            <text:p>.InternetGatewayDevice.WANDevice.{i}.WANDSLInterfaceConfig.DataPath</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Indicates whether the data path is fast (lower latency) or interleaved (lower error rate). <text:s/>Enumeration of:</text:p>
            <text:p><text:span text:style-name="T1">“</text:span><text:span text:style-name="T2">Interleaved”</text:span></text:p>
            <text:p><text:span text:style-name="T1">“</text:span><text:span text:style-name="T2">Fast”</text:span></text:p>
          </table:table-cell>
        </table:table-row>
        <table:table-row table:style-name="ro1">
          <table:table-cell office:value-type="string">
            <text:p>.1.12.i.3.6</text:p>
          </table:table-cell>
          <table:table-cell office:value-type="string">
            <text:p>.InternetGatewayDevice.WANDevice.{i}.WANDSLInterfaceConfig.InterleaveDepth</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ADSL Interleaved depth. <text:s/>This variable is only applicable if DataPath = Interleaved.</text:p>
          </table:table-cell>
        </table:table-row>
        <table:table-row table:style-name="ro1">
          <table:table-cell office:value-type="string">
            <text:p>.1.12.i.3.7</text:p>
          </table:table-cell>
          <table:table-cell office:value-type="string">
            <text:p>.InternetGatewayDevice.WANDevice.{i}.WANDSLInterfaceConfig.LineNumber</text:p>
          </table:table-cell>
          <table:table-cell table:number-columns-repeated="3"/>
          <table:table-cell office:value-type="string">
            <text:p>int[1:]</text:p>
          </table:table-cell>
          <table:table-cell office:value-type="string">
            <text:p>-</text:p>
          </table:table-cell>
          <table:table-cell office:value-type="string">
            <text:p>O</text:p>
          </table:table-cell>
          <table:table-cell office:value-type="string">
            <text:p>Signifies the line pair that the modem is using to connection. <text:s/>LineNumber = 1 is the innermost pair.</text:p>
          </table:table-cell>
        </table:table-row>
        <table:table-row table:style-name="ro1">
          <table:table-cell office:value-type="string">
            <text:p>.1.12.i.3.8</text:p>
          </table:table-cell>
          <table:table-cell office:value-type="string">
            <text:p>.InternetGatewayDevice.WANDevice.{i}.WANDSLInterfaceConfig.UpstreamCurrRat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current payload bandwidth (expressed in Kbps) of the upstream DSL channel.</text:p>
          </table:table-cell>
        </table:table-row>
        <table:table-row table:style-name="ro1">
          <table:table-cell office:value-type="string">
            <text:p>.1.12.i.3.9</text:p>
          </table:table-cell>
          <table:table-cell office:value-type="string">
            <text:p>.InternetGatewayDevice.WANDevice.{i}.WANDSLInterfaceConfig.DownstreamCurrRat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current payload bandwidth (expressed in Kbps) of the downstream DSL channel.</text:p>
          </table:table-cell>
        </table:table-row>
        <table:table-row table:style-name="ro1">
          <table:table-cell office:value-type="string">
            <text:p>.1.12.i.3.10</text:p>
          </table:table-cell>
          <table:table-cell office:value-type="string">
            <text:p>.InternetGatewayDevice.WANDevice.{i}.WANDSLInterfaceConfig.UpstreamMaxRat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current attainable rate (expressed in Kbps) of the upstream DSL channel.</text:p>
          </table:table-cell>
        </table:table-row>
        <table:table-row table:style-name="ro1">
          <table:table-cell office:value-type="string">
            <text:p>.1.12.i.3.11</text:p>
          </table:table-cell>
          <table:table-cell office:value-type="string">
            <text:p>.InternetGatewayDevice.WANDevice.{i}.WANDSLInterfaceConfig.DownstreamMaxRat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current attainable rate (expressed in Kbps) of the downstream DSL channel.</text:p>
          </table:table-cell>
        </table:table-row>
        <table:table-row table:style-name="ro1">
          <table:table-cell office:value-type="string">
            <text:p>.1.12.i.3.12</text:p>
          </table:table-cell>
          <table:table-cell office:value-type="string">
            <text:p>.InternetGatewayDevice.WANDevice.{i}.WANDSLInterfaceConfig.UpstreamNoiseMargin</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The current signal-to-noise ratio (expressed in 0.1 db) of the upstream DSL connection.</text:p>
          </table:table-cell>
        </table:table-row>
        <table:table-row table:style-name="ro1">
          <table:table-cell office:value-type="string">
            <text:p>.1.12.i.3.13</text:p>
          </table:table-cell>
          <table:table-cell office:value-type="string">
            <text:p>.InternetGatewayDevice.WANDevice.{i}.WANDSLInterfaceConfig.DownstreamNoiseMargin</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The current signal-to-noise ratio (expressed in 0.1 db) of the downstream DSL connection.</text:p>
          </table:table-cell>
        </table:table-row>
        <table:table-row table:style-name="ro1">
          <table:table-cell office:value-type="string">
            <text:p>.1.12.i.3.14</text:p>
          </table:table-cell>
          <table:table-cell office:value-type="string">
            <text:p>.InternetGatewayDevice.WANDevice.{i}.WANDSLInterfaceConfig.UpstreamAttenuation</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The current upstream signal loss (expressed in 0.1 dB).</text:p>
          </table:table-cell>
        </table:table-row>
        <table:table-row table:style-name="ro1">
          <table:table-cell office:value-type="string">
            <text:p>.1.12.i.3.15</text:p>
          </table:table-cell>
          <table:table-cell office:value-type="string">
            <text:p>.InternetGatewayDevice.WANDevice.{i}.WANDSLInterfaceConfig.DownstreamAttenuation</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The current downstream signal loss (expressed in 0.1 dB).</text:p>
          </table:table-cell>
        </table:table-row>
        <table:table-row table:style-name="ro1">
          <table:table-cell office:value-type="string">
            <text:p>.1.12.i.3.16</text:p>
          </table:table-cell>
          <table:table-cell office:value-type="string">
            <text:p>.InternetGatewayDevice.WANDevice.{i}.WANDSLInterfaceConfig.UpstreamPower</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The current output power at the CPE's DSL interface (expressed in 0.1 dBmV),</text:p>
          </table:table-cell>
        </table:table-row>
        <table:table-row table:style-name="ro1">
          <table:table-cell office:value-type="string">
            <text:p>.1.12.i.3.17</text:p>
          </table:table-cell>
          <table:table-cell office:value-type="string">
            <text:p>.InternetGatewayDevice.WANDevice.{i}.WANDSLInterfaceConfig.DownstreamPower</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The current received power at the CPE's DSL interface (expressed in 0.1 dBmV),</text:p>
          </table:table-cell>
        </table:table-row>
        <table:table-row table:style-name="ro1">
          <table:table-cell office:value-type="string">
            <text:p>.1.12.i.3.18</text:p>
          </table:table-cell>
          <table:table-cell office:value-type="string">
            <text:p>.InternetGatewayDevice.WANDevice.{i}.WANDSLInterfaceConfig.ATURVendor</text:p>
          </table:table-cell>
          <table:table-cell table:number-columns-repeated="3"/>
          <table:table-cell office:value-type="string">
            <text:p>string(8)</text:p>
          </table:table-cell>
          <table:table-cell office:value-type="string">
            <text:p>-</text:p>
          </table:table-cell>
          <table:table-cell office:value-type="string">
            <text:p>C</text:p>
          </table:table-cell>
          <table:table-cell office:value-type="string">
            <text:p>ATU-R vendor identifier as defined in G.994.1 and T1.413.</text:p>
          </table:table-cell>
        </table:table-row>
        <table:table-row table:style-name="ro1">
          <table:table-cell office:value-type="string">
            <text:p>.1.12.i.3.19</text:p>
          </table:table-cell>
          <table:table-cell office:value-type="string">
            <text:p>.InternetGatewayDevice.WANDevice.{i}.WANDSLInterfaceConfig.ATURCountry</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35 country code of the ATU-R vendor as defined in G.994.1.</text:p>
          </table:table-cell>
        </table:table-row>
        <table:table-row table:style-name="ro1">
          <table:table-cell office:value-type="string">
            <text:p>.1.12.i.3.20</text:p>
          </table:table-cell>
          <table:table-cell office:value-type="string">
            <text:p>.InternetGatewayDevice.WANDevice.{i}.WANDSLInterfaceConfig.ATURANSIStd</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ATU-R T1.413 Revision Number as defined in T1.413 Issue 2.</text:p>
          </table:table-cell>
        </table:table-row>
        <table:table-row table:style-name="ro1">
          <table:table-cell office:value-type="string">
            <text:p>.1.12.i.3.21</text:p>
          </table:table-cell>
          <table:table-cell office:value-type="string">
            <text:p>.InternetGatewayDevice.WANDevice.{i}.WANDSLInterfaceConfig.ATURANSIRev</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ATU-R Vendor Revision Number as defined in T1.413 Issue 2.</text:p>
          </table:table-cell>
        </table:table-row>
        <table:table-row table:style-name="ro1">
          <table:table-cell office:value-type="string">
            <text:p>.1.12.i.3.22</text:p>
          </table:table-cell>
          <table:table-cell office:value-type="string">
            <text:p>.InternetGatewayDevice.WANDevice.{i}.WANDSLInterfaceConfig.ATUCVendor</text:p>
          </table:table-cell>
          <table:table-cell table:number-columns-repeated="3"/>
          <table:table-cell office:value-type="string">
            <text:p>string(8)</text:p>
          </table:table-cell>
          <table:table-cell office:value-type="string">
            <text:p>-</text:p>
          </table:table-cell>
          <table:table-cell office:value-type="string">
            <text:p>C</text:p>
          </table:table-cell>
          <table:table-cell office:value-type="string">
            <text:p>ATU-C vendor identifier as defined in G.994.1 and T1.413.</text:p>
          </table:table-cell>
        </table:table-row>
        <table:table-row table:style-name="ro1">
          <table:table-cell office:value-type="string">
            <text:p>.1.12.i.3.23</text:p>
          </table:table-cell>
          <table:table-cell office:value-type="string">
            <text:p>.InternetGatewayDevice.WANDevice.{i}.WANDSLInterfaceConfig.ATUCCountry</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35 country code of the ATU-C vendor as defined in G.994.1.</text:p>
          </table:table-cell>
        </table:table-row>
        <table:table-row table:style-name="ro1">
          <table:table-cell office:value-type="string">
            <text:p>.1.12.i.3.24</text:p>
          </table:table-cell>
          <table:table-cell office:value-type="string">
            <text:p>.InternetGatewayDevice.WANDevice.{i}.WANDSLInterfaceConfig.ATUCANSIStd</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ATU-C T1.413 Revision Number as defined in T1.413 Issue 2.</text:p>
          </table:table-cell>
        </table:table-row>
        <table:table-row table:style-name="ro1">
          <table:table-cell office:value-type="string">
            <text:p>.1.12.i.3.25</text:p>
          </table:table-cell>
          <table:table-cell office:value-type="string">
            <text:p>.InternetGatewayDevice.WANDevice.{i}.WANDSLInterfaceConfig.ATUCANSIRev</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ATU-C Vendor Revision Number as defined in T1.413 Issue 2.</text:p>
          </table:table-cell>
        </table:table-row>
        <table:table-row table:style-name="ro2">
          <table:table-cell office:value-type="string">
            <text:p>.1.12.i.3.26</text:p>
          </table:table-cell>
          <table:table-cell office:value-type="string">
            <text:p>.InternetGatewayDevice.WANDevice.{i}.WANDSLInterfaceConfig.TotalStar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seconds since the beginning of the period used for collection of Total statistics.</text:p>
            <text:p>Statistics SHOULD continue to be accumulated across CPE reboots, though this may not always be possible.</text:p>
          </table:table-cell>
        </table:table-row>
        <table:table-row table:style-name="ro1">
          <table:table-cell office:value-type="string">
            <text:p>.1.12.i.3.27</text:p>
          </table:table-cell>
          <table:table-cell office:value-type="string">
            <text:p>.InternetGatewayDevice.WANDevice.{i}.WANDSLInterfaceConfig.ShowtimeStar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seconds since the most recent DSL Showtime—the beginning of the period used for collection of Showtime statistics.</text:p>
          </table:table-cell>
        </table:table-row>
        <table:table-row table:style-name="ro2">
          <table:table-cell office:value-type="string">
            <text:p>.1.12.i.3.28</text:p>
          </table:table-cell>
          <table:table-cell office:value-type="string">
            <text:p>.InternetGatewayDevice.WANDevice.{i}.WANDSLInterfaceConfig.LastShowtimeStart</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econds since the second most recent DSL Showtime—the beginning of the period used for collection of LastShowtime statistics.</text:p>
            <text:p>If the CPE has not retained information about the second most recent Showtime (e.g., on reboot), the start of LastShowtime statistics MAY temporarily coincide with the start of Showtime statistics.</text:p>
          </table:table-cell>
        </table:table-row>
        <table:table-row table:style-name="ro4">
          <table:table-cell office:value-type="string">
            <text:p>.1.12.i.3.29</text:p>
          </table:table-cell>
          <table:table-cell office:value-type="string">
            <text:p>.InternetGatewayDevice.WANDevice.{i}.WANDSLInterfaceConfig.CurrentDayStart</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econds since the beginning of the period used for collection of CurrentDay statistics.</text:p>
            <text:p>The CPE MAY align the beginning of each CurrentDay interval with days in the UTC time zone, but is not required to do so.</text:p>
            <text:p>Statistics SHOULD continue to be accumulated across CPE reboots, though this may not always be possible.</text:p>
          </table:table-cell>
        </table:table-row>
        <table:table-row table:style-name="ro4">
          <table:table-cell office:value-type="string">
            <text:p>.1.12.i.3.30</text:p>
          </table:table-cell>
          <table:table-cell office:value-type="string">
            <text:p>.InternetGatewayDevice.WANDevice.{i}.WANDSLInterfaceConfig.QuarterHourStart</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econds since the beginning of the period used for collection of QuarterHour statistics.</text:p>
            <text:p>The CPE MAY align the beginning of each QuarterHour interval with real-time quarter-hour intervals, but is not required to do so.</text:p>
            <text:p>Statistics SHOULD continue to be accumulated across CPE reboots, though this may not always be possible.</text:p>
          </table:table-cell>
        </table:table-row>
        <table:table-row table:style-name="ro1">
          <table:table-cell office:value-type="string">
            <text:p>.1.12.i.3.31</text:p>
          </table:table-cell>
          <table:table-cell office:value-type="string">
            <text:p>.InternetGatewayDevice.WANDevice.{i}.WANDSLInterfaceConfig.Stats.</text:p>
          </table:table-cell>
          <table:table-cell office:value-type="string">
            <text:p>Sta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statistics for a WAN DSL physical interface.</text:p>
          </table:table-cell>
        </table:table-row>
        <table:table-row table:style-name="ro1">
          <table:table-cell office:value-type="string">
            <text:p>.1.12.i.3.31.1</text:p>
          </table:table-cell>
          <table:table-cell office:value-type="string">
            <text:p>.InternetGatewayDevice.WANDevice.{i}.WANDSLInterfaceConfig.Stats.Total.</text:p>
          </table:table-cell>
          <table:table-cell office:value-type="string">
            <text:p>Totl</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DSL total statistics.</text:p>
          </table:table-cell>
        </table:table-row>
        <table:table-row table:style-name="ro1">
          <table:table-cell office:value-type="string">
            <text:p>.1.12.i.3.31.1.1</text:p>
          </table:table-cell>
          <table:table-cell office:value-type="string">
            <text:p>.InternetGatewayDevice.WANDevice.{i}.WANDSLInterfaceConfig.Stats.Total.ReceiveBlock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successfully received blocks.</text:p>
          </table:table-cell>
        </table:table-row>
        <table:table-row table:style-name="ro1">
          <table:table-cell office:value-type="string">
            <text:p>.1.12.i.3.31.1.2</text:p>
          </table:table-cell>
          <table:table-cell office:value-type="string">
            <text:p>.InternetGatewayDevice.WANDevice.{i}.WANDSLInterfaceConfig.Stats.Total.TransmitBlock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successfully transmitted blocks.</text:p>
          </table:table-cell>
        </table:table-row>
        <table:table-row table:style-name="ro1">
          <table:table-cell office:value-type="string">
            <text:p>.1.12.i.3.31.1.3</text:p>
          </table:table-cell>
          <table:table-cell office:value-type="string">
            <text:p>.InternetGatewayDevice.WANDevice.{i}.WANDSLInterfaceConfig.Stats.Total.CellDelin</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cell-delineation errors (total seconds with NCD or LCD failures as defined in ITU‑T Rec. G.997.1).</text:p>
          </table:table-cell>
        </table:table-row>
        <table:table-row table:style-name="ro1">
          <table:table-cell office:value-type="string">
            <text:p>.1.12.i.3.31.1.4</text:p>
          </table:table-cell>
          <table:table-cell office:value-type="string">
            <text:p>.InternetGatewayDevice.WANDevice.{i}.WANDSLInterfaceConfig.Stats.Total.LinkRetrain</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link-retrain errors (Full Initialization Count as defined in ITU‑T Rec. G.997.1).</text:p>
          </table:table-cell>
        </table:table-row>
        <table:table-row table:style-name="ro1">
          <table:table-cell office:value-type="string">
            <text:p>.1.12.i.3.31.1.5</text:p>
          </table:table-cell>
          <table:table-cell office:value-type="string">
            <text:p>.InternetGatewayDevice.WANDevice.{i}.WANDSLInterfaceConfig.Stats.Total.Init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initialization errors (LINIT failures as defined in ITU‑T Rec. G.997.1).</text:p>
          </table:table-cell>
        </table:table-row>
        <table:table-row table:style-name="ro1">
          <table:table-cell office:value-type="string">
            <text:p>.1.12.i.3.31.1.6</text:p>
          </table:table-cell>
          <table:table-cell office:value-type="string">
            <text:p>.InternetGatewayDevice.WANDevice.{i}.WANDSLInterfaceConfig.Stats.Total.InitTimeout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initialization timeout errors.</text:p>
          </table:table-cell>
        </table:table-row>
        <table:table-row table:style-name="ro1">
          <table:table-cell office:value-type="string">
            <text:p>.1.12.i.3.31.1.7</text:p>
          </table:table-cell>
          <table:table-cell office:value-type="string">
            <text:p>.InternetGatewayDevice.WANDevice.{i}.WANDSLInterfaceConfig.Stats.Total.LossOfFraming</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loss-of-framing errors (LOF failures as defined in ITU‑T Rec. G.997.1).</text:p>
          </table:table-cell>
        </table:table-row>
        <table:table-row table:style-name="ro1">
          <table:table-cell office:value-type="string">
            <text:p>.1.12.i.3.31.1.8</text:p>
          </table:table-cell>
          <table:table-cell office:value-type="string">
            <text:p>.InternetGatewayDevice.WANDevice.{i}.WANDSLInterfaceConfig.Stats.Total.ErroredSec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errored seconds (ES‑L as defined in ITU‑T Rec. G.997.1).</text:p>
          </table:table-cell>
        </table:table-row>
        <table:table-row table:style-name="ro1">
          <table:table-cell office:value-type="string">
            <text:p>.1.12.i.3.31.1.9</text:p>
          </table:table-cell>
          <table:table-cell office:value-type="string">
            <text:p>.InternetGatewayDevice.WANDevice.{i}.WANDSLInterfaceConfig.Stats.Total.SeverelyErroredSec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severely errored seconds (SES‑L as defined in ITU‑T Rec. G.997.1).</text:p>
          </table:table-cell>
        </table:table-row>
        <table:table-row table:style-name="ro1">
          <table:table-cell office:value-type="string">
            <text:p>.1.12.i.3.31.1.10</text:p>
          </table:table-cell>
          <table:table-cell office:value-type="string">
            <text:p>.InternetGatewayDevice.WANDevice.{i}.WANDSLInterfaceConfig.Stats.Total.F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FEC errors detected (FEC‑C as defined in ITU‑T Rec. G.997.1).</text:p>
          </table:table-cell>
        </table:table-row>
        <table:table-row table:style-name="ro1">
          <table:table-cell office:value-type="string">
            <text:p>.1.12.i.3.31.1.11</text:p>
          </table:table-cell>
          <table:table-cell office:value-type="string">
            <text:p>.InternetGatewayDevice.WANDevice.{i}.WANDSLInterfaceConfig.Stats.Total.ATUCF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FEC errors detected by the ATU‑C (FEC‑CFE as defined in ITU‑T Rec. G.997.1).</text:p>
          </table:table-cell>
        </table:table-row>
        <table:table-row table:style-name="ro1">
          <table:table-cell office:value-type="string">
            <text:p>.1.12.i.3.31.1.12</text:p>
          </table:table-cell>
          <table:table-cell office:value-type="string">
            <text:p>.InternetGatewayDevice.WANDevice.{i}.WANDSLInterfaceConfig.Stats.Total.H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HEC errors detected (HEC‑P as defined in ITU‑T Rec. G.997.1).</text:p>
          </table:table-cell>
        </table:table-row>
        <table:table-row table:style-name="ro1">
          <table:table-cell office:value-type="string">
            <text:p>.1.12.i.3.31.1.13</text:p>
          </table:table-cell>
          <table:table-cell office:value-type="string">
            <text:p>.InternetGatewayDevice.WANDevice.{i}.WANDSLInterfaceConfig.Stats.Total.ATUCH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HEC errors detected by the ATU‑C (HEC‑PFE as defined in ITU‑T Rec. G.997.1).</text:p>
          </table:table-cell>
        </table:table-row>
        <table:table-row table:style-name="ro1">
          <table:table-cell office:value-type="string">
            <text:p>.1.12.i.3.31.1.14</text:p>
          </table:table-cell>
          <table:table-cell office:value-type="string">
            <text:p>.InternetGatewayDevice.WANDevice.{i}.WANDSLInterfaceConfig.Stats.Total.CR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CRC errors detected (CV‑C as defined in ITU‑T Rec. G.997.1).</text:p>
          </table:table-cell>
        </table:table-row>
        <table:table-row table:style-name="ro1">
          <table:table-cell office:value-type="string">
            <text:p>.1.12.i.3.31.1.15</text:p>
          </table:table-cell>
          <table:table-cell office:value-type="string">
            <text:p>.InternetGatewayDevice.WANDevice.{i}.WANDSLInterfaceConfig.Stats.Total.ATUCCR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CRC errors detected by the ATU‑C (CV‑CFE as defined in ITU‑T Rec. G.997.1).</text:p>
          </table:table-cell>
        </table:table-row>
        <table:table-row table:style-name="ro1">
          <table:table-cell office:value-type="string">
            <text:p>.1.12.i.3.31.2</text:p>
          </table:table-cell>
          <table:table-cell office:value-type="string">
            <text:p>.InternetGatewayDevice.WANDevice.{i}.WANDSLInterfaceConfig.Stats.Showtime.</text:p>
          </table:table-cell>
          <table:table-cell office:value-type="string">
            <text:p>ShwTim</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DSL statistics accumulated since the most recent DSL Showtime.</text:p>
          </table:table-cell>
        </table:table-row>
        <table:table-row table:style-name="ro1">
          <table:table-cell office:value-type="string">
            <text:p>.1.12.i.3.31.2.1</text:p>
          </table:table-cell>
          <table:table-cell office:value-type="string">
            <text:p>.InternetGatewayDevice.WANDevice.{i}.WANDSLInterfaceConfig.Stats.Showtime.ReceiveBlock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successfully received blocks since the most recent DSL Showtime.</text:p>
          </table:table-cell>
        </table:table-row>
        <table:table-row table:style-name="ro1">
          <table:table-cell office:value-type="string">
            <text:p>.1.12.i.3.31.2.2</text:p>
          </table:table-cell>
          <table:table-cell office:value-type="string">
            <text:p>.InternetGatewayDevice.WANDevice.{i}.WANDSLInterfaceConfig.Stats.Showtime.TransmitBlock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successfully transmitted blocks since the most recent DSL Showtime.</text:p>
          </table:table-cell>
        </table:table-row>
        <table:table-row table:style-name="ro1">
          <table:table-cell office:value-type="string">
            <text:p>.1.12.i.3.31.2.3</text:p>
          </table:table-cell>
          <table:table-cell office:value-type="string">
            <text:p>.InternetGatewayDevice.WANDevice.{i}.WANDSLInterfaceConfig.Stats.Showtime.CellDelin</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cell-delineation errors since the most recent DSL Showtime (total seconds with NCD or LCD failures as defined in ITU‑T Rec. G.997.1).</text:p>
          </table:table-cell>
        </table:table-row>
        <table:table-row table:style-name="ro1">
          <table:table-cell office:value-type="string">
            <text:p>.1.12.i.3.31.2.4</text:p>
          </table:table-cell>
          <table:table-cell office:value-type="string">
            <text:p>.InternetGatewayDevice.WANDevice.{i}.WANDSLInterfaceConfig.Stats.Showtime.LinkRetrain</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link-retrain errors since the most recent DSL Showtime (Full Initialization Count as defined in ITU‑T Rec. G.997.1).</text:p>
          </table:table-cell>
        </table:table-row>
        <table:table-row table:style-name="ro1">
          <table:table-cell office:value-type="string">
            <text:p>.1.12.i.3.31.2.5</text:p>
          </table:table-cell>
          <table:table-cell office:value-type="string">
            <text:p>.InternetGatewayDevice.WANDevice.{i}.WANDSLInterfaceConfig.Stats.Showtime.Init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initialization errors since the most recent DSL Showtime (LINIT failures as defined in ITU‑T Rec. G.997.1).</text:p>
          </table:table-cell>
        </table:table-row>
        <table:table-row table:style-name="ro1">
          <table:table-cell office:value-type="string">
            <text:p>.1.12.i.3.31.2.6</text:p>
          </table:table-cell>
          <table:table-cell office:value-type="string">
            <text:p>.InternetGatewayDevice.WANDevice.{i}.WANDSLInterfaceConfig.Stats.Showtime.InitTimeout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initialization timeout errors since the most recent DSL Showtime.</text:p>
          </table:table-cell>
        </table:table-row>
        <table:table-row table:style-name="ro1">
          <table:table-cell office:value-type="string">
            <text:p>.1.12.i.3.31.2.7</text:p>
          </table:table-cell>
          <table:table-cell office:value-type="string">
            <text:p>.InternetGatewayDevice.WANDevice.{i}.WANDSLInterfaceConfig.Stats.Showtime.LossOfFraming</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loss-of-framing errors since the most recent DSL Showtime (LOF failures as defined in ITU‑T Rec. G.997.1).</text:p>
          </table:table-cell>
        </table:table-row>
        <table:table-row table:style-name="ro1">
          <table:table-cell office:value-type="string">
            <text:p>.1.12.i.3.31.2.8</text:p>
          </table:table-cell>
          <table:table-cell office:value-type="string">
            <text:p>.InternetGatewayDevice.WANDevice.{i}.WANDSLInterfaceConfig.Stats.Showtime.ErroredSec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errored seconds since the most recent DSL Showtime (ES‑L as defined in ITU‑T Rec. G.997.1).</text:p>
          </table:table-cell>
        </table:table-row>
        <table:table-row table:style-name="ro1">
          <table:table-cell office:value-type="string">
            <text:p>.1.12.i.3.31.2.9</text:p>
          </table:table-cell>
          <table:table-cell office:value-type="string">
            <text:p>.InternetGatewayDevice.WANDevice.{i}.WANDSLInterfaceConfig.Stats.Showtime.SeverelyErroredSec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severely errored seconds since the most recent DSL Showtime (SES‑L as defined in ITU‑T Rec. G.997.1).</text:p>
          </table:table-cell>
        </table:table-row>
        <table:table-row table:style-name="ro1">
          <table:table-cell office:value-type="string">
            <text:p>.1.12.i.3.31.2.10</text:p>
          </table:table-cell>
          <table:table-cell office:value-type="string">
            <text:p>.InternetGatewayDevice.WANDevice.{i}.WANDSLInterfaceConfig.Stats.Showtime.F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FEC errors detected since the most recent DSL Showtime (FEC‑C as defined in ITU‑T Rec. G.997.1).</text:p>
          </table:table-cell>
        </table:table-row>
        <table:table-row table:style-name="ro1">
          <table:table-cell office:value-type="string">
            <text:p>.1.12.i.3.31.2.11</text:p>
          </table:table-cell>
          <table:table-cell office:value-type="string">
            <text:p>.InternetGatewayDevice.WANDevice.{i}.WANDSLInterfaceConfig.Stats.Showtime.ATUCF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FEC errors detected by the ATU‑C since the most recent DSL Showtime (FEC‑CFE as defined in ITU‑T Rec. G.997.1).</text:p>
          </table:table-cell>
        </table:table-row>
        <table:table-row table:style-name="ro1">
          <table:table-cell office:value-type="string">
            <text:p>.1.12.i.3.31.2.12</text:p>
          </table:table-cell>
          <table:table-cell office:value-type="string">
            <text:p>.InternetGatewayDevice.WANDevice.{i}.WANDSLInterfaceConfig.Stats.Showtime.H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HEC errors detected since the most recent DSL Showtime (HEC‑P as defined in ITU‑T Rec. G.997.1).</text:p>
          </table:table-cell>
        </table:table-row>
        <table:table-row table:style-name="ro1">
          <table:table-cell office:value-type="string">
            <text:p>.1.12.i.3.31.2.13</text:p>
          </table:table-cell>
          <table:table-cell office:value-type="string">
            <text:p>.InternetGatewayDevice.WANDevice.{i}.WANDSLInterfaceConfig.Stats.Showtime.ATUCHE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HEC errors detected by the ATU‑C since the most recent DSL Showtime (HEC‑PFE as defined in ITU‑T Rec. G.997.1).</text:p>
          </table:table-cell>
        </table:table-row>
        <table:table-row table:style-name="ro1">
          <table:table-cell office:value-type="string">
            <text:p>.1.12.i.3.31.2.14</text:p>
          </table:table-cell>
          <table:table-cell office:value-type="string">
            <text:p>.InternetGatewayDevice.WANDevice.{i}.WANDSLInterfaceConfig.Stats.Showtime.CR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CRC errors detected since the most recent DSL Showtime (CV‑C as defined in ITU‑T Rec. G.997.1).</text:p>
          </table:table-cell>
        </table:table-row>
        <table:table-row table:style-name="ro1">
          <table:table-cell office:value-type="string">
            <text:p>.1.12.i.3.31.2.15</text:p>
          </table:table-cell>
          <table:table-cell office:value-type="string">
            <text:p>.InternetGatewayDevice.WANDevice.{i}.WANDSLInterfaceConfig.Stats.Showtime.ATUCCR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Number of CRC errors detected by the ATU‑C since the most recent DSL Showtime (CV‑CFE as defined in ITU‑T Rec. G.997.1).</text:p>
          </table:table-cell>
        </table:table-row>
        <table:table-row table:style-name="ro1">
          <table:table-cell office:value-type="string">
            <text:p>.1.12.i.3.31.3</text:p>
          </table:table-cell>
          <table:table-cell office:value-type="string">
            <text:p>.InternetGatewayDevice.WANDevice.{i}.WANDSLInterfaceConfig.Stats.LastShowtime.</text:p>
          </table:table-cell>
          <table:table-cell office:value-type="string">
            <text:p>LsShwTim</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contains DSL statistics accumulated since the second most recent DSL Showtime.</text:p>
          </table:table-cell>
        </table:table-row>
        <table:table-row table:style-name="ro1">
          <table:table-cell office:value-type="string">
            <text:p>.1.12.i.3.31.3.1</text:p>
          </table:table-cell>
          <table:table-cell office:value-type="string">
            <text:p>.InternetGatewayDevice.WANDevice.{i}.WANDSLInterfaceConfig.Stats.LastShowtime.ReceiveBlock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uccessfully received blocks since the second most recent DSL Showtime.</text:p>
          </table:table-cell>
        </table:table-row>
        <table:table-row table:style-name="ro1">
          <table:table-cell office:value-type="string">
            <text:p>.1.12.i.3.31.3.2</text:p>
          </table:table-cell>
          <table:table-cell office:value-type="string">
            <text:p>.InternetGatewayDevice.WANDevice.{i}.WANDSLInterfaceConfig.Stats.LastShowtime.TransmitBlock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uccessfully transmitted blocks since the second most recent DSL Showtime.</text:p>
          </table:table-cell>
        </table:table-row>
        <table:table-row table:style-name="ro1">
          <table:table-cell office:value-type="string">
            <text:p>.1.12.i.3.31.3.3</text:p>
          </table:table-cell>
          <table:table-cell office:value-type="string">
            <text:p>.InternetGatewayDevice.WANDevice.{i}.WANDSLInterfaceConfig.Stats.LastShowtime.CellDelin</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ell-delineation errors since the second most recent DSL Showtime (total seconds with NCD or LCD failures as defined in ITU‑T Rec. G.997.1).</text:p>
          </table:table-cell>
        </table:table-row>
        <table:table-row table:style-name="ro1">
          <table:table-cell office:value-type="string">
            <text:p>.1.12.i.3.31.3.4</text:p>
          </table:table-cell>
          <table:table-cell office:value-type="string">
            <text:p>.InternetGatewayDevice.WANDevice.{i}.WANDSLInterfaceConfig.Stats.LastShowtime.LinkRetrain</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link-retrain errors since the second most recent DSL Showtime (Full Initialization Count as defined in ITU‑T Rec. G.997.1).</text:p>
          </table:table-cell>
        </table:table-row>
        <table:table-row table:style-name="ro1">
          <table:table-cell office:value-type="string">
            <text:p>.1.12.i.3.31.3.5</text:p>
          </table:table-cell>
          <table:table-cell office:value-type="string">
            <text:p>.InternetGatewayDevice.WANDevice.{i}.WANDSLInterfaceConfig.Stats.LastShowtime.Init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initialization errors since the second most recent DSL Showtime (LINIT failures as defined in ITU‑T Rec. G.997.1).</text:p>
          </table:table-cell>
        </table:table-row>
        <table:table-row table:style-name="ro1">
          <table:table-cell office:value-type="string">
            <text:p>.1.12.i.3.31.3.6</text:p>
          </table:table-cell>
          <table:table-cell office:value-type="string">
            <text:p>.InternetGatewayDevice.WANDevice.{i}.WANDSLInterfaceConfig.Stats.LastShowtime.InitTimeout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initialization timeout errors since the second most recent DSL Showtime.</text:p>
          </table:table-cell>
        </table:table-row>
        <table:table-row table:style-name="ro1">
          <table:table-cell office:value-type="string">
            <text:p>.1.12.i.3.31.3.7</text:p>
          </table:table-cell>
          <table:table-cell office:value-type="string">
            <text:p>.InternetGatewayDevice.WANDevice.{i}.WANDSLInterfaceConfig.Stats.LastShowtime.LossOfFraming</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loss-of-framing errors since the second most recent DSL Showtime (LOF failures as defined in ITU‑T Rec. G.997.1).</text:p>
          </table:table-cell>
        </table:table-row>
        <table:table-row table:style-name="ro1">
          <table:table-cell office:value-type="string">
            <text:p>.1.12.i.3.31.3.8</text:p>
          </table:table-cell>
          <table:table-cell office:value-type="string">
            <text:p>.InternetGatewayDevice.WANDevice.{i}.WANDSLInterfaceConfig.Stats.LastShowtime.ErroredSec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errored seconds since the second most recent DSL Showtime (ES‑L as defined in ITU‑T Rec. G.997.1).</text:p>
          </table:table-cell>
        </table:table-row>
        <table:table-row table:style-name="ro1">
          <table:table-cell office:value-type="string">
            <text:p>.1.12.i.3.31.3.9</text:p>
          </table:table-cell>
          <table:table-cell office:value-type="string">
            <text:p>.InternetGatewayDevice.WANDevice.{i}.WANDSLInterfaceConfig.Stats.LastShowtime.SeverelyErroredSec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everely errored seconds since the second most recent DSL Showtime (SES‑L as defined in ITU‑T Rec. G.997.1).</text:p>
          </table:table-cell>
        </table:table-row>
        <table:table-row table:style-name="ro1">
          <table:table-cell office:value-type="string">
            <text:p>.1.12.i.3.31.3.10</text:p>
          </table:table-cell>
          <table:table-cell office:value-type="string">
            <text:p>.InternetGatewayDevice.WANDevice.{i}.WANDSLInterfaceConfig.Stats.LastShowtime.F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FEC errors detected since the second most recent DSL Showtime (FEC‑C as defined in ITU‑T Rec. G.997.1).</text:p>
          </table:table-cell>
        </table:table-row>
        <table:table-row table:style-name="ro1">
          <table:table-cell office:value-type="string">
            <text:p>.1.12.i.3.31.3.11</text:p>
          </table:table-cell>
          <table:table-cell office:value-type="string">
            <text:p>.InternetGatewayDevice.WANDevice.{i}.WANDSLInterfaceConfig.Stats.LastShowtime.ATUCF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FEC errors detected by the ATU‑C since the second most recent DSL Showtime (FEC‑CFE as defined in ITU‑T Rec. G.997.1).</text:p>
          </table:table-cell>
        </table:table-row>
        <table:table-row table:style-name="ro1">
          <table:table-cell office:value-type="string">
            <text:p>.1.12.i.3.31.3.12</text:p>
          </table:table-cell>
          <table:table-cell office:value-type="string">
            <text:p>.InternetGatewayDevice.WANDevice.{i}.WANDSLInterfaceConfig.Stats.LastShowtime.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HEC errors detected since the second most recent DSL Showtime (HEC‑P as defined in ITU‑T Rec. G.997.1).</text:p>
          </table:table-cell>
        </table:table-row>
        <table:table-row table:style-name="ro1">
          <table:table-cell office:value-type="string">
            <text:p>.1.12.i.3.31.3.13</text:p>
          </table:table-cell>
          <table:table-cell office:value-type="string">
            <text:p>.InternetGatewayDevice.WANDevice.{i}.WANDSLInterfaceConfig.Stats.LastShowtime.ATUC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HEC errors detected by the ATU‑C since the second most recent DSL Showtime (HEC‑PFE as defined in ITU‑T Rec. G.997.1).</text:p>
          </table:table-cell>
        </table:table-row>
        <table:table-row table:style-name="ro1">
          <table:table-cell office:value-type="string">
            <text:p>.1.12.i.3.31.3.14</text:p>
          </table:table-cell>
          <table:table-cell office:value-type="string">
            <text:p>.InternetGatewayDevice.WANDevice.{i}.WANDSLInterfaceConfig.Stats.LastShowtime.CR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RC errors detected since the second most recent DSL Showtime (CV‑C as defined in ITU‑T Rec. G.997.1).</text:p>
          </table:table-cell>
        </table:table-row>
        <table:table-row table:style-name="ro1">
          <table:table-cell office:value-type="string">
            <text:p>.1.12.i.3.31.3.15</text:p>
          </table:table-cell>
          <table:table-cell office:value-type="string">
            <text:p>.InternetGatewayDevice.WANDevice.{i}.WANDSLInterfaceConfig.Stats.LastShowtime.ATUCCR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RC errors detected by the ATU‑C since the second most recent DSL Showtime (CV‑CFE as defined in ITU‑T Rec. G.997.1).</text:p>
          </table:table-cell>
        </table:table-row>
        <table:table-row table:style-name="ro1">
          <table:table-cell office:value-type="string">
            <text:p>.1.12.i.3.31.4</text:p>
          </table:table-cell>
          <table:table-cell office:value-type="string">
            <text:p>.InternetGatewayDevice.WANDevice.{i}.WANDSLInterfaceConfig.Stats.CurrentDay.</text:p>
          </table:table-cell>
          <table:table-cell office:value-type="string">
            <text:p>CurrDay</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contains DSL statistics accumulated during the current day.</text:p>
          </table:table-cell>
        </table:table-row>
        <table:table-row table:style-name="ro1">
          <table:table-cell office:value-type="string">
            <text:p>.1.12.i.3.31.4.1</text:p>
          </table:table-cell>
          <table:table-cell office:value-type="string">
            <text:p>.InternetGatewayDevice.WANDevice.{i}.WANDSLInterfaceConfig.Stats.CurrentDay.ReceiveBlock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uccessfully received blocks during the current day.</text:p>
          </table:table-cell>
        </table:table-row>
        <table:table-row table:style-name="ro1">
          <table:table-cell office:value-type="string">
            <text:p>.1.12.i.3.31.4.2</text:p>
          </table:table-cell>
          <table:table-cell office:value-type="string">
            <text:p>.InternetGatewayDevice.WANDevice.{i}.WANDSLInterfaceConfig.Stats.CurrentDay.TransmitBlock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uccessfully transmitted blocks during the current day.</text:p>
          </table:table-cell>
        </table:table-row>
        <table:table-row table:style-name="ro1">
          <table:table-cell office:value-type="string">
            <text:p>.1.12.i.3.31.4.3</text:p>
          </table:table-cell>
          <table:table-cell office:value-type="string">
            <text:p>.InternetGatewayDevice.WANDevice.{i}.WANDSLInterfaceConfig.Stats.CurrentDay.CellDelin</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ell-delineation errors during the current day (total seconds with NCD or LCD failures as defined in ITU‑T Rec. G.997.1).</text:p>
          </table:table-cell>
        </table:table-row>
        <table:table-row table:style-name="ro1">
          <table:table-cell office:value-type="string">
            <text:p>.1.12.i.3.31.4.4</text:p>
          </table:table-cell>
          <table:table-cell office:value-type="string">
            <text:p>.InternetGatewayDevice.WANDevice.{i}.WANDSLInterfaceConfig.Stats.CurrentDay.LinkRetrain</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link-retrain errors during the current day (Full Initialization Count as defined in ITU‑T Rec. G.997.1).</text:p>
          </table:table-cell>
        </table:table-row>
        <table:table-row table:style-name="ro1">
          <table:table-cell office:value-type="string">
            <text:p>.1.12.i.3.31.4.5</text:p>
          </table:table-cell>
          <table:table-cell office:value-type="string">
            <text:p>.InternetGatewayDevice.WANDevice.{i}.WANDSLInterfaceConfig.Stats.CurrentDay.Init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initialization errors during the current day (LINIT failures as defined in ITU‑T Rec. G.997.1).</text:p>
          </table:table-cell>
        </table:table-row>
        <table:table-row table:style-name="ro1">
          <table:table-cell office:value-type="string">
            <text:p>.1.12.i.3.31.4.6</text:p>
          </table:table-cell>
          <table:table-cell office:value-type="string">
            <text:p>.InternetGatewayDevice.WANDevice.{i}.WANDSLInterfaceConfig.Stats.CurrentDay.InitTimeout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initialization timeout errors during the current day.</text:p>
          </table:table-cell>
        </table:table-row>
        <table:table-row table:style-name="ro1">
          <table:table-cell office:value-type="string">
            <text:p>.1.12.i.3.31.4.7</text:p>
          </table:table-cell>
          <table:table-cell office:value-type="string">
            <text:p>.InternetGatewayDevice.WANDevice.{i}.WANDSLInterfaceConfig.Stats.CurrentDay.LossOfFraming</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loss-of-framing errors during the current day (LOF failures as defined in ITU‑T Rec. G.997.1).</text:p>
          </table:table-cell>
        </table:table-row>
        <table:table-row table:style-name="ro1">
          <table:table-cell office:value-type="string">
            <text:p>.1.12.i.3.31.4.8</text:p>
          </table:table-cell>
          <table:table-cell office:value-type="string">
            <text:p>.InternetGatewayDevice.WANDevice.{i}.WANDSLInterfaceConfig.Stats.CurrentDay.ErroredSec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errored seconds during the current day (ES‑L as defined in ITU‑T Rec. G.997.1).</text:p>
          </table:table-cell>
        </table:table-row>
        <table:table-row table:style-name="ro1">
          <table:table-cell office:value-type="string">
            <text:p>.1.12.i.3.31.4.9</text:p>
          </table:table-cell>
          <table:table-cell office:value-type="string">
            <text:p>.InternetGatewayDevice.WANDevice.{i}.WANDSLInterfaceConfig.Stats.CurrentDay.SeverelyErroredSec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everely errored seconds during the current day (SES‑L as defined in ITU‑T Rec. G.997.1).</text:p>
          </table:table-cell>
        </table:table-row>
        <table:table-row table:style-name="ro1">
          <table:table-cell office:value-type="string">
            <text:p>.1.12.i.3.31.4.10</text:p>
          </table:table-cell>
          <table:table-cell office:value-type="string">
            <text:p>.InternetGatewayDevice.WANDevice.{i}.WANDSLInterfaceConfig.Stats.CurrentDay.F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FEC errors detected during the current day (FEC‑C as defined in ITU‑T Rec. G.997.1).</text:p>
          </table:table-cell>
        </table:table-row>
        <table:table-row table:style-name="ro1">
          <table:table-cell office:value-type="string">
            <text:p>.1.12.i.3.31.4.11</text:p>
          </table:table-cell>
          <table:table-cell office:value-type="string">
            <text:p>.InternetGatewayDevice.WANDevice.{i}.WANDSLInterfaceConfig.Stats.CurrentDay.ATUCF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FEC errors detected by the ATU‑C during the current day (FEC‑CFE as defined in ITU‑T Rec. G.997.1).</text:p>
          </table:table-cell>
        </table:table-row>
        <table:table-row table:style-name="ro1">
          <table:table-cell office:value-type="string">
            <text:p>.1.12.i.3.31.4.12</text:p>
          </table:table-cell>
          <table:table-cell office:value-type="string">
            <text:p>.InternetGatewayDevice.WANDevice.{i}.WANDSLInterfaceConfig.Stats.CurrentDay.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HEC errors detected during the current day (HEC‑P as defined in ITU‑T Rec. G.997.1).</text:p>
          </table:table-cell>
        </table:table-row>
        <table:table-row table:style-name="ro1">
          <table:table-cell office:value-type="string">
            <text:p>.1.12.i.3.31.4.13</text:p>
          </table:table-cell>
          <table:table-cell office:value-type="string">
            <text:p>.InternetGatewayDevice.WANDevice.{i}.WANDSLInterfaceConfig.Stats.CurrentDay.ATUC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HEC errors detected by the ATU‑C during the current day (HEC‑PFE as defined in ITU‑T Rec. G.997.1).</text:p>
          </table:table-cell>
        </table:table-row>
        <table:table-row table:style-name="ro1">
          <table:table-cell office:value-type="string">
            <text:p>.1.12.i.3.31.4.14</text:p>
          </table:table-cell>
          <table:table-cell office:value-type="string">
            <text:p>.InternetGatewayDevice.WANDevice.{i}.WANDSLInterfaceConfig.Stats.CurrentDay.CR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RC errors detected during the current day (CV‑C as defined in ITU‑T Rec. G.997.1).</text:p>
          </table:table-cell>
        </table:table-row>
        <table:table-row table:style-name="ro1">
          <table:table-cell office:value-type="string">
            <text:p>.1.12.i.3.31.4.15</text:p>
          </table:table-cell>
          <table:table-cell office:value-type="string">
            <text:p>.InternetGatewayDevice.WANDevice.{i}.WANDSLInterfaceConfig.Stats.CurrentDay.ATUCCR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RC errors detected by the ATU‑C during the current day (CV‑CFE as defined in ITU‑T Rec. G.997.1).</text:p>
          </table:table-cell>
        </table:table-row>
        <table:table-row table:style-name="ro1">
          <table:table-cell office:value-type="string">
            <text:p>.1.12.i.3.31.5</text:p>
          </table:table-cell>
          <table:table-cell office:value-type="string">
            <text:p>.InternetGatewayDevice.WANDevice.{i}.WANDSLInterfaceConfig.Stats.QuarterHour.</text:p>
          </table:table-cell>
          <table:table-cell office:value-type="string">
            <text:p>QurtHr</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contains DSL statistics accumulated during the current quarter hour.</text:p>
          </table:table-cell>
        </table:table-row>
        <table:table-row table:style-name="ro1">
          <table:table-cell office:value-type="string">
            <text:p>.1.12.i.3.31.5.1</text:p>
          </table:table-cell>
          <table:table-cell office:value-type="string">
            <text:p>.InternetGatewayDevice.WANDevice.{i}.WANDSLInterfaceConfig.Stats.QuarterHour.ReceiveBlock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uccessfully received blocks during the current quarter hour.</text:p>
          </table:table-cell>
        </table:table-row>
        <table:table-row table:style-name="ro1">
          <table:table-cell office:value-type="string">
            <text:p>.1.12.i.3.31.5.2</text:p>
          </table:table-cell>
          <table:table-cell office:value-type="string">
            <text:p>.InternetGatewayDevice.WANDevice.{i}.WANDSLInterfaceConfig.Stats.QuarterHour.TransmitBlock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uccessfully transmitted blocks during the current quarter hour.</text:p>
          </table:table-cell>
        </table:table-row>
        <table:table-row table:style-name="ro1">
          <table:table-cell office:value-type="string">
            <text:p>.1.12.i.3.31.5.3</text:p>
          </table:table-cell>
          <table:table-cell office:value-type="string">
            <text:p>.InternetGatewayDevice.WANDevice.{i}.WANDSLInterfaceConfig.Stats.QuarterHour.CellDelin</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ell-delineation errors during the current quarter hour (total seconds with NCD or LCD failures as defined in ITU‑T Rec. G.997.1).</text:p>
          </table:table-cell>
        </table:table-row>
        <table:table-row table:style-name="ro1">
          <table:table-cell office:value-type="string">
            <text:p>.1.12.i.3.31.5.4</text:p>
          </table:table-cell>
          <table:table-cell office:value-type="string">
            <text:p>.InternetGatewayDevice.WANDevice.{i}.WANDSLInterfaceConfig.Stats.QuarterHour.LinkRetrain</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link-retrain errors during the current quarter hour (Full Initialization Count as defined in ITU‑T Rec. G.997.1).</text:p>
          </table:table-cell>
        </table:table-row>
        <table:table-row table:style-name="ro1">
          <table:table-cell office:value-type="string">
            <text:p>.1.12.i.3.31.5.5</text:p>
          </table:table-cell>
          <table:table-cell office:value-type="string">
            <text:p>.InternetGatewayDevice.WANDevice.{i}.WANDSLInterfaceConfig.Stats.QuarterHour.Init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initialization errors during the current quarter hour (LINIT failures as defined in ITU‑T Rec. G.997.1).</text:p>
          </table:table-cell>
        </table:table-row>
        <table:table-row table:style-name="ro1">
          <table:table-cell office:value-type="string">
            <text:p>.1.12.i.3.31.5.6</text:p>
          </table:table-cell>
          <table:table-cell office:value-type="string">
            <text:p>.InternetGatewayDevice.WANDevice.{i}.WANDSLInterfaceConfig.Stats.QuarterHour.InitTimeout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initialization timeout errors during the current quarter hour.</text:p>
          </table:table-cell>
        </table:table-row>
        <table:table-row table:style-name="ro1">
          <table:table-cell office:value-type="string">
            <text:p>.1.12.i.3.31.5.7</text:p>
          </table:table-cell>
          <table:table-cell office:value-type="string">
            <text:p>.InternetGatewayDevice.WANDevice.{i}.WANDSLInterfaceConfig.Stats.QuarterHour.LossOfFraming</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loss-of-framing errors during the current quarter hour (LOF failures as defined in ITU‑T Rec. G.997.1).</text:p>
          </table:table-cell>
        </table:table-row>
        <table:table-row table:style-name="ro1">
          <table:table-cell office:value-type="string">
            <text:p>.1.12.i.3.31.5.8</text:p>
          </table:table-cell>
          <table:table-cell office:value-type="string">
            <text:p>.InternetGatewayDevice.WANDevice.{i}.WANDSLInterfaceConfig.Stats.QuarterHour.ErroredSec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errored seconds during the current quarter hour (ES‑L as defined in ITU‑T Rec. G.997.1).</text:p>
          </table:table-cell>
        </table:table-row>
        <table:table-row table:style-name="ro1">
          <table:table-cell office:value-type="string">
            <text:p>.1.12.i.3.31.5.9</text:p>
          </table:table-cell>
          <table:table-cell office:value-type="string">
            <text:p>.InternetGatewayDevice.WANDevice.{i}.WANDSLInterfaceConfig.Stats.QuarterHour.SeverelyErroredSec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severely errored seconds during the current quarter hour (SES‑L as defined in ITU‑T Rec. G.997.1).</text:p>
          </table:table-cell>
        </table:table-row>
        <table:table-row table:style-name="ro1">
          <table:table-cell office:value-type="string">
            <text:p>.1.12.i.3.31.5.10</text:p>
          </table:table-cell>
          <table:table-cell office:value-type="string">
            <text:p>.InternetGatewayDevice.WANDevice.{i}.WANDSLInterfaceConfig.Stats.QuarterHour.F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FEC errors detected during the current quarter hour (FEC‑C as defined in ITU‑T Rec. G.997.1).</text:p>
          </table:table-cell>
        </table:table-row>
        <table:table-row table:style-name="ro1">
          <table:table-cell office:value-type="string">
            <text:p>.1.12.i.3.31.5.11</text:p>
          </table:table-cell>
          <table:table-cell office:value-type="string">
            <text:p>.InternetGatewayDevice.WANDevice.{i}.WANDSLInterfaceConfig.Stats.QuarterHour.ATUCF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FEC errors detected by the ATU‑C during the current quarter hour (FEC‑CFE as defined in ITU‑T Rec. G.997.1).</text:p>
          </table:table-cell>
        </table:table-row>
        <table:table-row table:style-name="ro1">
          <table:table-cell office:value-type="string">
            <text:p>.1.12.i.3.31.5.12</text:p>
          </table:table-cell>
          <table:table-cell office:value-type="string">
            <text:p>.InternetGatewayDevice.WANDevice.{i}.WANDSLInterfaceConfig.Stats.QuarterHour.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HEC errors detected during the current quarter hour (HEC‑P as defined in ITU‑T Rec. G.997.1).</text:p>
          </table:table-cell>
        </table:table-row>
        <table:table-row table:style-name="ro1">
          <table:table-cell office:value-type="string">
            <text:p>.1.12.i.3.31.5.13</text:p>
          </table:table-cell>
          <table:table-cell office:value-type="string">
            <text:p>.InternetGatewayDevice.WANDevice.{i}.WANDSLInterfaceConfig.Stats.QuarterHour.ATUC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HEC errors detected by the ATU‑C during the current quarter hour (HEC‑PFE as defined in ITU‑T Rec. G.997.1).</text:p>
          </table:table-cell>
        </table:table-row>
        <table:table-row table:style-name="ro1">
          <table:table-cell office:value-type="string">
            <text:p>.1.12.i.3.31.5.14</text:p>
          </table:table-cell>
          <table:table-cell office:value-type="string">
            <text:p>.InternetGatewayDevice.WANDevice.{i}.WANDSLInterfaceConfig.Stats.QuarterHour.CR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RC errors detected during the current quarter hour (CV‑C as defined in ITU‑T Rec. G.997.1).</text:p>
          </table:table-cell>
        </table:table-row>
        <table:table-row table:style-name="ro1">
          <table:table-cell office:value-type="string">
            <text:p>.1.12.i.3.31.5.15</text:p>
          </table:table-cell>
          <table:table-cell office:value-type="string">
            <text:p>.InternetGatewayDevice.WANDevice.{i}.WANDSLInterfaceConfig.Stats.QuarterHour.ATUCCR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CRC errors detected by the ATU‑C during the current quarter hour (CV‑CFE as defined in ITU‑T Rec. G.997.1).</text:p>
          </table:table-cell>
        </table:table-row>
        <table:table-row table:style-name="ro10">
          <table:table-cell office:value-type="string">
            <text:p>.1.12.i.4</text:p>
          </table:table-cell>
          <table:table-cell office:value-type="string">
            <text:p>.InternetGatewayDevice.WANDevice.{i}.WANEthernetInterfaceConfig.</text:p>
          </table:table-cell>
          <table:table-cell office:value-type="string">
            <text:p>Eth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13" office:value-type="string">
            <text:p>This object models physical layer properties specific to a single Ethernet physical connection used for Internet access on a CPE. <text:s/>This object is required for a CPE with an Ethernet WAN interface, and is exclusive of any other WAN*Interface­Config object within a given WAN­Device instance. <text:s/>Note that this object is <text:span text:style-name="T4">not</text:span> related to the Ethernet protocol layer sometimes used in associated with a DSL connection.</text:p>
          </table:table-cell>
        </table:table-row>
        <table:table-row table:style-name="ro1">
          <table:table-cell office:value-type="string">
            <text:p>.1.12.i.4.1</text:p>
          </table:table-cell>
          <table:table-cell office:value-type="string">
            <text:p>.InternetGatewayDevice.WANDevice.{i}.WANEthernetInterfaceConfig.Enable</text:p>
          </table:table-cell>
          <table:table-cell table:number-columns-repeated="3"/>
          <table:table-cell office:value-type="string">
            <text:p>boolean</text:p>
          </table:table-cell>
          <table:table-cell table:number-columns-repeated="2" office:value-type="string">
            <text:p>C</text:p>
          </table:table-cell>
          <table:table-cell office:value-type="string">
            <text:p>Enables or disables this interface.</text:p>
          </table:table-cell>
        </table:table-row>
        <table:table-row table:style-name="ro6">
          <table:table-cell office:value-type="string">
            <text:p>.1.12.i.4.2</text:p>
          </table:table-cell>
          <table:table-cell office:value-type="string">
            <text:p>.InternetGatewayDevice.WANDevice.{i}.WANEthernetInterfaceConfig.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2" office:value-type="string">
            <text:p><text:span text:style-name="T3">Indicates the status of this interface.</text:span><text:span text:style-name="T2"> <text:s/>Enumeration of:</text:span></text:p>
            <text:p><text:span text:style-name="T1">“</text:span><text:span text:style-name="T2">Up”</text:span></text:p>
            <text:p><text:span text:style-name="T1">“</text:span><text:span text:style-name="T2">NoLink”</text:span></text:p>
            <text:p><text:span text:style-name="T1">“</text:span><text:span text:style-name="T2">Error”</text:span></text:p>
            <text:p><text:span text:style-name="T1">“</text:span><text:span text:style-name="T2">Disabled”</text:span></text:p>
          </table:table-cell>
        </table:table-row>
        <table:table-row table:style-name="ro1">
          <table:table-cell office:value-type="string">
            <text:p>.1.12.i.4.3</text:p>
          </table:table-cell>
          <table:table-cell office:value-type="string">
            <text:p>.InternetGatewayDevice.WANDevice.{i}.WANEthernetInterfaceConfig.MACAddres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The physical address of the interface.</text:p>
          </table:table-cell>
        </table:table-row>
        <table:table-row table:style-name="ro3">
          <table:table-cell office:value-type="string">
            <text:p>.1.12.i.4.4</text:p>
          </table:table-cell>
          <table:table-cell office:value-type="string">
            <text:p>.InternetGatewayDevice.WANDevice.{i}.WANEthernetInterfaceConfig.MaxBitRat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The maximum upstream and downstream bit rate available to this connection. <text:s/>Enumeration of:</text:p>
            <text:p><text:span text:style-name="T1">“</text:span><text:span text:style-name="T2">10”</text:span></text:p>
            <text:p><text:span text:style-name="T1">“</text:span><text:span text:style-name="T2">100”</text:span></text:p>
            <text:p><text:span text:style-name="T1">“</text:span><text:span text:style-name="T2">Auto”</text:span></text:p>
          </table:table-cell>
        </table:table-row>
        <table:table-row table:style-name="ro3">
          <table:table-cell office:value-type="string">
            <text:p>.1.12.i.4.5</text:p>
          </table:table-cell>
          <table:table-cell office:value-type="string">
            <text:p>.InternetGatewayDevice.WANDevice.{i}.WANEthernetInterfaceConfig.DuplexMod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The duplex mode available to this connection. <text:s/>Enumeration of:</text:p>
            <text:p><text:span text:style-name="T1">“</text:span><text:span text:style-name="T2">Half”</text:span></text:p>
            <text:p><text:span text:style-name="T1">“</text:span><text:span text:style-name="T2">Full”</text:span></text:p>
            <text:p><text:span text:style-name="T1">“</text:span><text:span text:style-name="T2">Auto”</text:span></text:p>
          </table:table-cell>
        </table:table-row>
        <table:table-row table:style-name="ro1">
          <table:table-cell office:value-type="string">
            <text:p>.1.12.i.4.6</text:p>
          </table:table-cell>
          <table:table-cell office:value-type="string">
            <text:p>.InternetGatewayDevice.WANDevice.{i}.WANEthernetInterfaceConfig.Stats.</text:p>
          </table:table-cell>
          <table:table-cell office:value-type="string">
            <text:p>Sta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statistics for an Ethernet WAN interface on a CPE device.</text:p>
          </table:table-cell>
        </table:table-row>
        <table:table-row table:style-name="ro1">
          <table:table-cell office:value-type="string">
            <text:p>.1.12.i.4.6.1</text:p>
          </table:table-cell>
          <table:table-cell office:value-type="string">
            <text:p>.InternetGatewayDevice.WANDevice.{i}.WANEthernetInterfaceConfig.Stats.Byte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sent over the interface since the CPE was last reset.</text:p>
          </table:table-cell>
        </table:table-row>
        <table:table-row table:style-name="ro1">
          <table:table-cell office:value-type="string">
            <text:p>.1.12.i.4.6.2</text:p>
          </table:table-cell>
          <table:table-cell office:value-type="string">
            <text:p>.InternetGatewayDevice.WANDevice.{i}.WANEthernetInterfaceConfig.Stats.Byte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received over the interface since the CPE was last reset.</text:p>
          </table:table-cell>
        </table:table-row>
        <table:table-row table:style-name="ro1">
          <table:table-cell office:value-type="string">
            <text:p>.1.12.i.4.6.3</text:p>
          </table:table-cell>
          <table:table-cell office:value-type="string">
            <text:p>.InternetGatewayDevice.WANDevice.{i}.WANEthernetInterfaceConfig.Stats.Packet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packets sent over the interface since the CPE was last reset.</text:p>
          </table:table-cell>
        </table:table-row>
        <table:table-row table:style-name="ro1">
          <table:table-cell office:value-type="string">
            <text:p>.1.12.i.4.6.4</text:p>
          </table:table-cell>
          <table:table-cell office:value-type="string">
            <text:p>.InternetGatewayDevice.WANDevice.{i}.WANEthernetInterfaceConfig.Stats.Packet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packets received over the interface since the CPE was last reset.</text:p>
          </table:table-cell>
        </table:table-row>
        <table:table-row table:style-name="ro1">
          <table:table-cell office:value-type="string">
            <text:p>.1.12.i.5</text:p>
          </table:table-cell>
          <table:table-cell office:value-type="string">
            <text:p>.InternetGatewayDevice.WANDevice.{i}.WANDSLConnectionManagement.</text:p>
          </table:table-cell>
          <table:table-cell office:value-type="string">
            <text:p>DSLConnMgt</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is required for a CPE with a DSL modem WAN interface</text:p>
          </table:table-cell>
        </table:table-row>
        <table:table-row table:style-name="ro1">
          <table:table-cell office:value-type="string">
            <text:p>.1.12.i.5.1</text:p>
          </table:table-cell>
          <table:table-cell office:value-type="string">
            <text:p>.InternetGatewayDevice.WANDevice.{i}.WANDSLConnectionManagement.ConnectionServiceNumberOfEntries</text:p>
          </table:table-cell>
          <table:table-cell/>
          <table:table-cell office:value-type="string">
            <text:p>count(ConnectionService)</text:p>
          </table:table-cell>
          <table:table-cell/>
          <table:table-cell office:value-type="string">
            <text:p>unsignedInt</text:p>
          </table:table-cell>
          <table:table-cell office:value-type="string">
            <text:p>-</text:p>
          </table:table-cell>
          <table:table-cell office:value-type="string">
            <text:p>R</text:p>
          </table:table-cell>
          <table:table-cell office:value-type="string">
            <text:p>Number of table entries in the Connection­Service table.</text:p>
          </table:table-cell>
        </table:table-row>
        <table:table-row table:style-name="ro1">
          <table:table-cell office:value-type="string">
            <text:p>.1.12.i.5.2</text:p>
          </table:table-cell>
          <table:table-cell office:value-type="string">
            <text:p>.InternetGatewayDevice.WANDevice.{i}.WANDSLConnectionManagement.ConnectionService.</text:p>
          </table:table-cell>
          <table:table-cell office:value-type="string">
            <text:p>ConSrv</text:p>
          </table:table-cell>
          <table:table-cell table:number-columns-repeated="6"/>
        </table:table-row>
        <table:table-row table:style-name="ro1">
          <table:table-cell office:value-type="string">
            <text:p>.1.12.i.5.2.i</text:p>
          </table:table-cell>
          <table:table-cell office:value-type="string">
            <text:p>.InternetGatewayDevice.WANDevice.{i}.WANDSLConnectionManagement.ConnectionService.{i}.</text:p>
          </table:table-cell>
          <table:table-cell table:number-columns-repeated="3"/>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table contains an entry for each connection service.</text:p>
          </table:table-cell>
        </table:table-row>
        <table:table-row table:style-name="ro1">
          <table:table-cell office:value-type="string">
            <text:p>.1.12.i.5.2.i.1</text:p>
          </table:table-cell>
          <table:table-cell office:value-type="string">
            <text:p>.InternetGatewayDevice.WANDevice.{i}.WANDSLConnectionManagement.ConnectionService.{i}.WANConnectionDevice</text:p>
          </table:table-cell>
          <table:table-cell table:number-columns-repeated="3"/>
          <table:table-cell office:value-type="string">
            <text:p>string(256)</text:p>
          </table:table-cell>
          <table:table-cell office:value-type="string">
            <text:p>-</text:p>
          </table:table-cell>
          <table:table-cell office:value-type="string">
            <text:p>R</text:p>
          </table:table-cell>
          <table:table-cell office:value-type="string">
            <text:p>Specifies a WAN connection device object associated with this connection instance. <text:s/>The content is the full hierarchical parameter name of the WAN connection device. <text:s/>Example: “Internet­Gateway­Device.­WAN­Device.­1.­WAN­Connection­Device.­2”.</text:p>
          </table:table-cell>
        </table:table-row>
        <table:table-row table:style-name="ro1">
          <table:table-cell office:value-type="string">
            <text:p>.1.12.i.5.2.i.2</text:p>
          </table:table-cell>
          <table:table-cell office:value-type="string">
            <text:p>.InternetGatewayDevice.WANDevice.{i}.WANDSLConnectionManagement.ConnectionService.{i}.WANConnectionService</text:p>
          </table:table-cell>
          <table:table-cell table:number-columns-repeated="3"/>
          <table:table-cell office:value-type="string">
            <text:p>string(256)</text:p>
          </table:table-cell>
          <table:table-cell office:value-type="string">
            <text:p>-</text:p>
          </table:table-cell>
          <table:table-cell office:value-type="string">
            <text:p>R</text:p>
          </table:table-cell>
          <table:table-cell office:value-type="string">
            <text:p>Specifies a WAN connection object associated with this connection instance. <text:s/>The content is the full hierarchical parameter name of the layer-3 connection object. <text:s/>Example: “Internet­Gateway­Device.­WAN­Device.­1.­WAN­Connection­Device.­2.­WAN­PPP­Connection.­1”.</text:p>
          </table:table-cell>
        </table:table-row>
        <table:table-row table:style-name="ro3">
          <table:table-cell office:value-type="string">
            <text:p>.1.12.i.5.2.i.3</text:p>
          </table:table-cell>
          <table:table-cell office:value-type="string">
            <text:p>.InternetGatewayDevice.WANDevice.{i}.WANDSLConnectionManagement.ConnectionService.{i}.DestinationAddress</text:p>
          </table:table-cell>
          <table:table-cell table:number-columns-repeated="3"/>
          <table:table-cell office:value-type="string">
            <text:p>string(256)</text:p>
          </table:table-cell>
          <table:table-cell office:value-type="string">
            <text:p>-</text:p>
          </table:table-cell>
          <table:table-cell office:value-type="string">
            <text:p>R</text:p>
          </table:table-cell>
          <table:table-cell office:value-type="string">
            <text:p>Destination address of the WANConnectionDevice entry. <text:s/>One of:</text:p>
            <text:p>PVC: VPI/VCI</text:p>
            <text:p>SVC: ATM connection name</text:p>
            <text:p>SVC: ATM address</text:p>
          </table:table-cell>
        </table:table-row>
        <table:table-row table:style-name="ro1">
          <table:table-cell office:value-type="string">
            <text:p>.1.12.i.5.2.i.4</text:p>
          </table:table-cell>
          <table:table-cell office:value-type="string">
            <text:p>.InternetGatewayDevice.WANDevice.{i}.WANDSLConnectionManagement.ConnectionService.{i}.LinkType</text:p>
          </table:table-cell>
          <table:table-cell table:number-columns-repeated="3"/>
          <table:table-cell office:value-type="string">
            <text:p>string</text:p>
          </table:table-cell>
          <table:table-cell office:value-type="string">
            <text:p>-</text:p>
          </table:table-cell>
          <table:table-cell office:value-type="string">
            <text:p>R</text:p>
          </table:table-cell>
          <table:table-cell office:value-type="string">
            <text:p>Link Type of the WANConnectionDevice entry. <text:s/>One of Link Types as described in WANDSLLinkConfig</text:p>
          </table:table-cell>
        </table:table-row>
        <table:table-row table:style-name="ro1">
          <table:table-cell office:value-type="string">
            <text:p>.1.12.i.5.2.i.5</text:p>
          </table:table-cell>
          <table:table-cell office:value-type="string">
            <text:p>.InternetGatewayDevice.WANDevice.{i}.WANDSLConnectionManagement.ConnectionService.{i}.ConnectionType</text:p>
          </table:table-cell>
          <table:table-cell table:number-columns-repeated="3"/>
          <table:table-cell office:value-type="string">
            <text:p>string</text:p>
          </table:table-cell>
          <table:table-cell office:value-type="string">
            <text:p>-</text:p>
          </table:table-cell>
          <table:table-cell office:value-type="string">
            <text:p>R</text:p>
          </table:table-cell>
          <table:table-cell office:value-type="string">
            <text:p>Connection Type of the WANPPPConnection or WANIPConnection entry. One of PossibleConnectionTypes as described in WAN**Connection service.</text:p>
          </table:table-cell>
        </table:table-row>
        <table:table-row table:style-name="ro1">
          <table:table-cell office:value-type="string">
            <text:p>.1.12.i.5.2.i.6</text:p>
          </table:table-cell>
          <table:table-cell office:value-type="string">
            <text:p>.InternetGatewayDevice.WANDevice.{i}.WANDSLConnectionManagement.ConnectionService.{i}.Name</text:p>
          </table:table-cell>
          <table:table-cell table:number-columns-repeated="3"/>
          <table:table-cell office:value-type="string">
            <text:p>string(32)</text:p>
          </table:table-cell>
          <table:table-cell table:number-columns-repeated="2" office:value-type="string">
            <text:p>-</text:p>
          </table:table-cell>
          <table:table-cell office:value-type="string">
            <text:p>User-readable name of the connection.</text:p>
          </table:table-cell>
        </table:table-row>
        <table:table-row table:style-name="ro1">
          <table:table-cell office:value-type="string">
            <text:p>.1.12.i.6</text:p>
          </table:table-cell>
          <table:table-cell office:value-type="string">
            <text:p>.InternetGatewayDevice.WANDevice.{i}.WANDSLDiagnostics.</text:p>
          </table:table-cell>
          <table:table-cell office:value-type="string">
            <text:p>DSLDia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is required for a CPE with an ADSL2 or ADSL2+ modem WAN interface, and optional otherwise.</text:p>
          </table:table-cell>
        </table:table-row>
        <table:table-row table:style-name="ro7">
          <table:table-cell office:value-type="string">
            <text:p>.1.12.i.6.1</text:p>
          </table:table-cell>
          <table:table-cell office:value-type="string">
            <text:p>.InternetGatewayDevice.WANDevice.{i}.WANDSLDiagnostics.LoopDiagnosticsStat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Indicates availability of diagnostic data. <text:s/>One of:</text:p>
            <text:p><text:span text:style-name="T1">“</text:span><text:span text:style-name="T2">None”</text:span></text:p>
            <text:p><text:span text:style-name="T1">“</text:span><text:span text:style-name="T2">Requested”</text:span></text:p>
            <text:p><text:span text:style-name="T1">“</text:span><text:span text:style-name="T2">Complete”</text:span></text:p>
            <text:p>Value may be set to Requested to initiate the diagnostic test, which brings down the DSL connection while the test is operating. <text:s/>When writing, the only allowed value is Requested.</text:p>
            <text:p>When requested, the CPE SHOULD wait until after completion of the communication session with the ACS before starting the diagnostic.</text:p>
            <text:p>When the diagnostic initiated by the ACS is completed, the CPE MUST establish a new connection to the ACS to allow the ACS to view the results, indicating the corresponding reason in the Inform message.</text:p>
          </table:table-cell>
        </table:table-row>
        <table:table-row table:style-name="ro1">
          <table:table-cell office:value-type="string">
            <text:p>.1.12.i.6.2</text:p>
          </table:table-cell>
          <table:table-cell office:value-type="string">
            <text:p>.InternetGatewayDevice.WANDevice.{i}.WANDSLDiagnostics.ACTPSDds</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Downstream actual power spectral density. <text:s/>Interpretation of the value is as defined in ITU-T Rec. G.997.1.</text:p>
          </table:table-cell>
        </table:table-row>
        <table:table-row table:style-name="ro1">
          <table:table-cell office:value-type="string">
            <text:p>.1.12.i.6.3</text:p>
          </table:table-cell>
          <table:table-cell office:value-type="string">
            <text:p>.InternetGatewayDevice.WANDevice.{i}.WANDSLDiagnostics.ACTPSDus</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Upstream actual power spectral density. <text:s/>Interpretation of the value is as defined in ITU-T Rec. G.997.1.</text:p>
          </table:table-cell>
        </table:table-row>
        <table:table-row table:style-name="ro1">
          <table:table-cell office:value-type="string">
            <text:p>.1.12.i.6.4</text:p>
          </table:table-cell>
          <table:table-cell office:value-type="string">
            <text:p>.InternetGatewayDevice.WANDevice.{i}.WANDSLDiagnostics.ACTATPds</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Downstream actual aggregate transmitter power. <text:s/>Interpretation of the value is as defined in ITU-T Rec. G.997.1.</text:p>
          </table:table-cell>
        </table:table-row>
        <table:table-row table:style-name="ro1">
          <table:table-cell office:value-type="string">
            <text:p>.1.12.i.6.5</text:p>
          </table:table-cell>
          <table:table-cell office:value-type="string">
            <text:p>.InternetGatewayDevice.WANDevice.{i}.WANDSLDiagnostics.ACTATPus</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Upstream actual aggregate transmitter power. <text:s/>Interpretation of the value is as defined in ITU-T Rec. G.997.1.</text:p>
          </table:table-cell>
        </table:table-row>
        <table:table-row table:style-name="ro1">
          <table:table-cell office:value-type="string">
            <text:p>.1.12.i.6.6</text:p>
          </table:table-cell>
          <table:table-cell office:value-type="string">
            <text:p>.InternetGatewayDevice.WANDevice.{i}.WANDSLDiagnostics.HLINSCds</text:p>
          </table:table-cell>
          <table:table-cell table:number-columns-repeated="3"/>
          <table:table-cell office:value-type="string">
            <text:p>int</text:p>
          </table:table-cell>
          <table:table-cell office:value-type="string">
            <text:p>-</text:p>
          </table:table-cell>
          <table:table-cell office:value-type="string">
            <text:p>C</text:p>
          </table:table-cell>
          <table:table-cell office:value-type="string">
            <text:p>Downstream linear representation scale. <text:s/>Interpretation of the value is as defined in ITU-T Rec. G.997.1.</text:p>
          </table:table-cell>
        </table:table-row>
        <table:table-row table:style-name="ro1">
          <table:table-cell office:value-type="string">
            <text:p>.1.12.i.6.7</text:p>
          </table:table-cell>
          <table:table-cell office:value-type="string">
            <text:p>.InternetGatewayDevice.WANDevice.{i}.WANDSLDiagnostics.HLINpsd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Downstream linear channel characteristics per subcarrier. <text:s/>Comma-separated list of integers. <text:s/>Each successive pair of integers represents the real and imaginary parts of each complex value. <text:s/>Maximum number of complex pairs is 256 for ADSL and ADSL2, 512 for ADSL2+. <text:s/>Interpretation of the value is as defined in ITU-T Rec. G.997.1.</text:p>
          </table:table-cell>
        </table:table-row>
        <table:table-row table:style-name="ro1">
          <table:table-cell office:value-type="string">
            <text:p>.1.12.i.6.8</text:p>
          </table:table-cell>
          <table:table-cell office:value-type="string">
            <text:p>.InternetGatewayDevice.WANDevice.{i}.WANDSLDiagnostics.QLNpsd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Downstream quiet line noise per subcarrier. <text:s/>Comma-separated list of integers. <text:s/>Maximum number of elements is 256 for ADSL and ADSL2, 512 for ADSL2+. <text:s/>Interpretation of the value is as defined in ITU-T Rec. G.997.1.</text:p>
          </table:table-cell>
        </table:table-row>
        <table:table-row table:style-name="ro1">
          <table:table-cell office:value-type="string">
            <text:p>.1.12.i.6.9</text:p>
          </table:table-cell>
          <table:table-cell office:value-type="string">
            <text:p>.InternetGatewayDevice.WANDevice.{i}.WANDSLDiagnostics.SNRpsd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Downstream SNR per subcarrier. <text:s/>Comma-separated list of integers. <text:s/>Maximum number of elements is 256 for ADSL and ADSL2, 512 for ADSL2+. <text:s/>Interpretation of the value is as defined in ITU-T Rec. G.997.1.</text:p>
          </table:table-cell>
        </table:table-row>
        <table:table-row table:style-name="ro1">
          <table:table-cell office:value-type="string">
            <text:p>.1.12.i.6.10</text:p>
          </table:table-cell>
          <table:table-cell office:value-type="string">
            <text:p>.InternetGatewayDevice.WANDevice.{i}.WANDSLDiagnostics.BITSpsd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Downstream bit allocation per subcarrier. <text:s text:c="3"/>Comma-separated list of integers. <text:s/>Maximum number of elements is 256 for ADSL and ADSL2, 512 for ADSL2+. <text:s/>Interpretation of the value is as defined in ITU-T Rec. G.997.1.</text:p>
          </table:table-cell>
        </table:table-row>
        <table:table-row table:style-name="ro1">
          <table:table-cell office:value-type="string">
            <text:p>.1.12.i.6.11</text:p>
          </table:table-cell>
          <table:table-cell office:value-type="string">
            <text:p>.InternetGatewayDevice.WANDevice.{i}.WANDSLDiagnostics.GAINSpsds</text:p>
          </table:table-cell>
          <table:table-cell table:number-columns-repeated="3"/>
          <table:table-cell office:value-type="string">
            <text:p>string</text:p>
          </table:table-cell>
          <table:table-cell office:value-type="string">
            <text:p>-</text:p>
          </table:table-cell>
          <table:table-cell office:value-type="string">
            <text:p>C</text:p>
          </table:table-cell>
          <table:table-cell office:value-type="string">
            <text:p>Downstream gain allocation per subcarrier. <text:s text:c="3"/>Comma-separated list of integers. <text:s/>Maximum number of elements is 256 for ADSL and ADSL2, 512 for ADSL2+. <text:s/>Interpretation of the value is as defined in ITU-T Rec. G.997.1.</text:p>
          </table:table-cell>
        </table:table-row>
        <table:table-row table:style-name="ro1">
          <table:table-cell office:value-type="string">
            <text:p>.1.12.i.7</text:p>
          </table:table-cell>
          <table:table-cell office:value-type="string">
            <text:p>.InternetGatewayDevice.WANDevice.{i}.WANConnectionDevice.</text:p>
          </table:table-cell>
          <table:table-cell office:value-type="string">
            <text:p>ConDev</text:p>
          </table:table-cell>
          <table:table-cell table:number-columns-repeated="6"/>
        </table:table-row>
        <table:table-row table:style-name="ro1">
          <table:table-cell office:value-type="string">
            <text:p>.1.12.i.7.i</text:p>
          </table:table-cell>
          <table:table-cell office:value-type="string">
            <text:p>.InternetGatewayDevice.WANDevice.{i}.WANConnectionDevice.{i}.</text:p>
          </table:table-cell>
          <table:table-cell table:number-columns-repeated="3"/>
          <table:table-cell table:style-name="ce2" office:value-type="string">
            <text:p>object</text:p>
          </table:table-cell>
          <table:table-cell table:number-columns-repeated="2" table:style-name="ce5" office:value-type="string">
            <text:p>C</text:p>
          </table:table-cell>
          <table:table-cell table:style-name="ce7" office:value-type="string">
            <text:p>Each instance contains objects associated with a given WAN link. <text:s/>In this case of DSL, each instance corresponds to a single ATM VC. <text:s/>On creation of a WAN­Connection­Device instance, there are initially no connection objects contained within.</text:p>
          </table:table-cell>
        </table:table-row>
        <table:table-row table:style-name="ro1">
          <table:table-cell office:value-type="string">
            <text:p>.1.12.i.7.i.1</text:p>
          </table:table-cell>
          <table:table-cell office:value-type="string">
            <text:p>.InternetGatewayDevice.WANDevice.{i}.WANConnectionDevice.{i}.WANIPConnectionNumberOfEntries</text:p>
          </table:table-cell>
          <table:table-cell/>
          <table:table-cell office:value-type="string">
            <text:p>count(WANIPConnection)</text:p>
          </table:table-cell>
          <table:table-cell office:value-type="float" office:value="0">
            <text:p>0</text:p>
          </table:table-cell>
          <table:table-cell office:value-type="string">
            <text:p>unsignedInt</text:p>
          </table:table-cell>
          <table:table-cell office:value-type="string">
            <text:p>-</text:p>
          </table:table-cell>
          <table:table-cell office:value-type="string">
            <text:p>C</text:p>
          </table:table-cell>
          <table:table-cell office:value-type="string">
            <text:p>Number of instances of WAN­IP­Connection in this WAN­Connection­Device.</text:p>
          </table:table-cell>
        </table:table-row>
        <table:table-row table:style-name="ro1">
          <table:table-cell office:value-type="string">
            <text:p>.1.12.i.7.i.2</text:p>
          </table:table-cell>
          <table:table-cell office:value-type="string">
            <text:p>.InternetGatewayDevice.WANDevice.{i}.WANConnectionDevice.{i}.WANPPPConnectionNumberOfEntries</text:p>
          </table:table-cell>
          <table:table-cell/>
          <table:table-cell office:value-type="string">
            <text:p>count(WANPPPConnection)</text:p>
          </table:table-cell>
          <table:table-cell office:value-type="float" office:value="0">
            <text:p>0</text:p>
          </table:table-cell>
          <table:table-cell office:value-type="string">
            <text:p>unsignedInt</text:p>
          </table:table-cell>
          <table:table-cell office:value-type="string">
            <text:p>-</text:p>
          </table:table-cell>
          <table:table-cell office:value-type="string">
            <text:p>C</text:p>
          </table:table-cell>
          <table:table-cell office:value-type="string">
            <text:p>Number of instances of WAN­PPP­Connection in this WAN­Connection­Device.</text:p>
          </table:table-cell>
        </table:table-row>
        <table:table-row table:style-name="ro1">
          <table:table-cell office:value-type="string">
            <text:p>.1.12.i.7.i.3</text:p>
          </table:table-cell>
          <table:table-cell office:value-type="string">
            <text:p>.InternetGatewayDevice.WANDevice.{i}.WANConnectionDevice.{i}.WANDSLLinkConfig.</text:p>
          </table:table-cell>
          <table:table-cell office:value-type="string">
            <text:p>DSLLnk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models the ATM layer properties specific to a single physical connection of a DSL modem used for Internet access on a CPE. <text:s/>This object is required for a CPE with a DSL modem WAN interface, and is exclusive of any other WAN*Link­Config object within a given WAN­Connection­Device instance.</text:p>
          </table:table-cell>
        </table:table-row>
        <table:table-row table:style-name="ro1">
          <table:table-cell office:value-type="string">
            <text:p>.1.12.i.7.i.3.1</text:p>
          </table:table-cell>
          <table:table-cell office:value-type="string">
            <text:p>.InternetGatewayDevice.WANDevice.{i}.WANConnectionDevice.{i}.WANDSLLinkConfig.Enable</text:p>
          </table:table-cell>
          <table:table-cell table:number-columns-repeated="3"/>
          <table:table-cell office:value-type="string">
            <text:p>boolean</text:p>
          </table:table-cell>
          <table:table-cell table:number-columns-repeated="2" office:value-type="string">
            <text:p>C</text:p>
          </table:table-cell>
          <table:table-cell table:style-name="ce14" office:value-type="string">
            <text:p><text:span text:style-name="T3">Enables or disables the link.</text:span><text:span text:style-name="T2"> <text:s/>On creation of a WAN­Connection­Device, this object is disabled by default.</text:span></text:p>
          </table:table-cell>
        </table:table-row>
        <table:table-row table:style-name="ro6">
          <table:table-cell office:value-type="string">
            <text:p>.1.12.i.7.i.3.2</text:p>
          </table:table-cell>
          <table:table-cell office:value-type="string">
            <text:p>.InternetGatewayDevice.WANDevice.{i}.WANConnectionDevice.{i}.WANDSLLinkConfig.Link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Status of the link. <text:s/>Enumeration of:</text:p>
            <text:p><text:span text:style-name="T1">“</text:span><text:span text:style-name="T2">Up”</text:span></text:p>
            <text:p><text:span text:style-name="T1">“</text:span><text:span text:style-name="T2">Down”</text:span></text:p>
            <text:p><text:span text:style-name="T1">“</text:span><text:span text:style-name="T2">Initializing”</text:span></text:p>
            <text:p><text:span text:style-name="T1">“</text:span><text:span text:style-name="T2">Unavailable”</text:span></text:p>
          </table:table-cell>
        </table:table-row>
        <table:table-row table:style-name="ro11">
          <table:table-cell office:value-type="string">
            <text:p>.1.12.i.7.i.3.3</text:p>
          </table:table-cell>
          <table:table-cell office:value-type="string">
            <text:p>.InternetGatewayDevice.WANDevice.{i}.WANConnectionDevice.{i}.WANDSLLinkConfig.LinkType</text:p>
          </table:table-cell>
          <table:table-cell table:number-columns-repeated="3"/>
          <table:table-cell office:value-type="string">
            <text:p>string</text:p>
          </table:table-cell>
          <table:table-cell table:number-columns-repeated="2" office:value-type="string">
            <text:p>C</text:p>
          </table:table-cell>
          <table:table-cell table:style-name="ce15" office:value-type="string">
            <text:p>Indicates the type of DSL connection and refers to the complete stack of protocol used for this connection. <text:s/>Enumeration of:</text:p>
            <text:p><text:span text:style-name="T1">“</text:span><text:span text:style-name="T2">EoA” (</text:span><text:span text:style-name="T5">RFC2684 bridged Ethernet over ATM)</text:span></text:p>
            <text:p><text:span text:style-name="T1">“</text:span><text:span text:style-name="T2">IPoA” (</text:span><text:span text:style-name="T5">RFC2684 routed IP over ATM)</text:span></text:p>
            <text:p><text:span text:style-name="T1">“</text:span><text:span text:style-name="T2">PPPoA” (</text:span><text:span text:style-name="T5">RFC2364 PPP over ATM)</text:span></text:p>
            <text:p><text:span text:style-name="T1">“</text:span><text:span text:style-name="T2">PPPoE” (</text:span><text:span text:style-name="T5">RFC2516 PPP over Ethernet on RFC2684 bridged Ethernet over ATM)</text:span></text:p>
            <text:p><text:span text:style-name="T1">“</text:span><text:span text:style-name="T2">CIP” (</text:span><text:span text:style-name="T5">RFC1577 Classical IP over ATM)</text:span></text:p>
            <text:p><text:span text:style-name="T1">“</text:span><text:span text:style-name="T2">Unconfigured”</text:span></text:p>
          </table:table-cell>
        </table:table-row>
        <table:table-row table:style-name="ro1">
          <table:table-cell office:value-type="string">
            <text:p>.1.12.i.7.i.3.4</text:p>
          </table:table-cell>
          <table:table-cell office:value-type="string">
            <text:p>.InternetGatewayDevice.WANDevice.{i}.WANConnectionDevice.{i}.WANDSLLinkConfig.AutoConfig</text:p>
          </table:table-cell>
          <table:table-cell table:number-columns-repeated="3"/>
          <table:table-cell table:style-name="ce4" office:value-type="string">
            <text:p>boolean</text:p>
          </table:table-cell>
          <table:table-cell office:value-type="string">
            <text:p>-</text:p>
          </table:table-cell>
          <table:table-cell office:value-type="string">
            <text:p>C</text:p>
          </table:table-cell>
          <table:table-cell office:value-type="string">
            <text:p>Indicates if the CPE is currently using some auto configuration mechanisms for this connection. <text:s/>If this variable is TRUE, all writable variables in this connection instance become read-only. Any attempt to change one of these variables SHOULD fail and an error should be returned.</text:p>
          </table:table-cell>
        </table:table-row>
        <table:table-row table:style-name="ro9">
          <table:table-cell office:value-type="string">
            <text:p>.1.12.i.7.i.3.5</text:p>
          </table:table-cell>
          <table:table-cell office:value-type="string">
            <text:p>.InternetGatewayDevice.WANDevice.{i}.WANConnectionDevice.{i}.WANDSLLinkConfig.ModulationType</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Indicates the type of DSL modulation used on the interface associated with this connection (duplication from WANDSLInterfaceConfig). <text:s/>Enumeration of:</text:p>
            <text:p><text:span text:style-name="T1">“</text:span><text:span text:style-name="T2">ADSL_G.dmt”</text:span></text:p>
            <text:p><text:span text:style-name="T1">“</text:span><text:span text:style-name="T2">ADSL_G.lite”</text:span></text:p>
            <text:p><text:span text:style-name="T1">“</text:span><text:span text:style-name="T2">ADSL_G.dmt.bis”</text:span></text:p>
            <text:p><text:span text:style-name="T1">“</text:span><text:span text:style-name="T2">ADSL_re-adsl”</text:span></text:p>
            <text:p><text:span text:style-name="T1">“</text:span><text:span text:style-name="T2">ADSL_2plus”</text:span></text:p>
            <text:p><text:span text:style-name="T1">“</text:span><text:span text:style-name="T2">ADLS_four”</text:span></text:p>
            <text:p><text:span text:style-name="T1">“</text:span><text:span text:style-name="T2">ADSL_ANSI_T1.413”</text:span></text:p>
            <text:p><text:span text:style-name="T1">“</text:span><text:span text:style-name="T2">G.shdsl”</text:span></text:p>
            <text:p><text:span text:style-name="T1">“</text:span><text:span text:style-name="T2">IDSL”</text:span></text:p>
            <text:p><text:span text:style-name="T1">“</text:span><text:span text:style-name="T2">HDSL”</text:span></text:p>
            <text:p><text:span text:style-name="T1">“</text:span><text:span text:style-name="T2">SDSL”</text:span></text:p>
            <text:p><text:span text:style-name="T1">“</text:span><text:span text:style-name="T2">VDSL”</text:span></text:p>
          </table:table-cell>
        </table:table-row>
        <table:table-row table:style-name="ro3">
          <table:table-cell office:value-type="string">
            <text:p>.1.12.i.7.i.3.6</text:p>
          </table:table-cell>
          <table:table-cell office:value-type="string">
            <text:p>.InternetGatewayDevice.WANDevice.{i}.WANConnectionDevice.{i}.WANDSLLinkConfig.DestinationAddress</text:p>
          </table:table-cell>
          <table:table-cell table:number-columns-repeated="3"/>
          <table:table-cell office:value-type="string">
            <text:p>string(256)</text:p>
          </table:table-cell>
          <table:table-cell table:number-columns-repeated="2" office:value-type="string">
            <text:p>C</text:p>
          </table:table-cell>
          <table:table-cell office:value-type="string">
            <text:p>Destination address of this link. <text:s/>One of:</text:p>
            <text:p>PVC: VPI/VCI</text:p>
            <text:p>SVC: ATM connection name</text:p>
            <text:p>SVC: ATM address</text:p>
          </table:table-cell>
        </table:table-row>
        <table:table-row table:style-name="ro3">
          <table:table-cell office:value-type="string">
            <text:p>.1.12.i.7.i.3.7</text:p>
          </table:table-cell>
          <table:table-cell office:value-type="string">
            <text:p>.InternetGatewayDevice.WANDevice.{i}.WANConnectionDevice.{i}.WANDSLLinkConfig.ATMEncapsulation</text:p>
          </table:table-cell>
          <table:table-cell table:number-columns-repeated="3"/>
          <table:table-cell office:value-type="string">
            <text:p>string</text:p>
          </table:table-cell>
          <table:table-cell table:number-columns-repeated="2" office:value-type="string">
            <text:p>O</text:p>
          </table:table-cell>
          <table:table-cell table:style-name="ce10" office:value-type="string">
            <text:p>Identifies the connection encapsulation that will be used.</text:p>
            <text:p>Enumeration of</text:p>
            <text:p><text:span text:style-name="T1">“</text:span><text:span text:style-name="T2">LLC”</text:span></text:p>
            <text:p><text:span text:style-name="T1">“</text:span><text:span text:style-name="T2">VCMUX”</text:span></text:p>
          </table:table-cell>
        </table:table-row>
        <table:table-row table:style-name="ro1">
          <table:table-cell office:value-type="string">
            <text:p>.1.12.i.7.i.3.8</text:p>
          </table:table-cell>
          <table:table-cell office:value-type="string">
            <text:p>.InternetGatewayDevice.WANDevice.{i}.WANConnectionDevice.{i}.WANDSLLinkConfig.FCSPreserved</text:p>
          </table:table-cell>
          <table:table-cell table:number-columns-repeated="3"/>
          <table:table-cell office:value-type="string">
            <text:p>boolean</text:p>
          </table:table-cell>
          <table:table-cell table:number-columns-repeated="2" office:value-type="string">
            <text:p>O</text:p>
          </table:table-cell>
          <table:table-cell office:value-type="string">
            <text:p>This flag tells if a checksum should be added in the ATM payload. It does not refer to the checksum of one of the ATM cells or AALX packets. In case of LLC or VCMUX encapsulation, this ATM checksum is the FCS field described in RFC 1483. It is only applicable in the upstream direction.</text:p>
          </table:table-cell>
        </table:table-row>
        <table:table-row table:style-name="ro3">
          <table:table-cell office:value-type="string">
            <text:p>.1.12.i.7.i.3.9</text:p>
          </table:table-cell>
          <table:table-cell office:value-type="string">
            <text:p>.InternetGatewayDevice.WANDevice.{i}.WANConnectionDevice.{i}.WANDSLLinkConfig.VCSearchList</text:p>
          </table:table-cell>
          <table:table-cell table:number-columns-repeated="3"/>
          <table:table-cell office:value-type="string">
            <text:p>string</text:p>
          </table:table-cell>
          <table:table-cell table:number-columns-repeated="2" office:value-type="string">
            <text:p>O</text:p>
          </table:table-cell>
          <table:table-cell table:style-name="ce10" office:value-type="string">
            <text:p>Comma separated ordered list of VPI/VCI pairs to search if a link using the DestinationAddress cannot be established. <text:s/>In the form:</text:p>
            <text:p>VPI1/VCI1, VPI2/VCI2, <text:s/>…</text:p>
            <text:p>Example:</text:p>
            <text:p><text:span text:style-name="T1">“</text:span><text:span text:style-name="T2">0/35, 8/35, 1/35”</text:span></text:p>
          </table:table-cell>
        </table:table-row>
        <table:table-row table:style-name="ro12">
          <table:table-cell office:value-type="string">
            <text:p>.1.12.i.7.i.3.10</text:p>
          </table:table-cell>
          <table:table-cell office:value-type="string">
            <text:p>.InternetGatewayDevice.WANDevice.{i}.WANConnectionDevice.{i}.WANDSLLinkConfig.ATMAAL</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Describes the ATM Adaptation Layer (AAL) currently in use on the PVC. <text:s/>Enumeration of:</text:p>
            <text:p><text:span text:style-name="T1">“</text:span><text:span text:style-name="T2">AAL1”</text:span></text:p>
            <text:p><text:span text:style-name="T1">“</text:span><text:span text:style-name="T2">AAL2”</text:span></text:p>
            <text:p><text:span text:style-name="T1">“</text:span><text:span text:style-name="T2">AAL3”</text:span></text:p>
            <text:p><text:span text:style-name="T1">“</text:span><text:span text:style-name="T2">AAL4”</text:span></text:p>
            <text:p><text:span text:style-name="T1">“</text:span><text:span text:style-name="T2">AAL5”</text:span></text:p>
          </table:table-cell>
        </table:table-row>
        <table:table-row table:style-name="ro1">
          <table:table-cell office:value-type="string">
            <text:p>.1.12.i.7.i.3.11</text:p>
          </table:table-cell>
          <table:table-cell office:value-type="string">
            <text:p>.InternetGatewayDevice.WANDevice.{i}.WANConnectionDevice.{i}.WANDSLLinkConfig.ATMTransmittedBlock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current count of successfully transmitted blocks.</text:p>
          </table:table-cell>
        </table:table-row>
        <table:table-row table:style-name="ro1">
          <table:table-cell office:value-type="string">
            <text:p>.1.12.i.7.i.3.12</text:p>
          </table:table-cell>
          <table:table-cell office:value-type="string">
            <text:p>.InternetGatewayDevice.WANDevice.{i}.WANConnectionDevice.{i}.WANDSLLinkConfig.ATMReceivedBlock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he current count of successfully received blocks.</text:p>
          </table:table-cell>
        </table:table-row>
        <table:table-row table:style-name="ro5">
          <table:table-cell office:value-type="string">
            <text:p>.1.12.i.7.i.3.13</text:p>
          </table:table-cell>
          <table:table-cell office:value-type="string">
            <text:p>.InternetGatewayDevice.WANDevice.{i}.WANConnectionDevice.{i}.WANDSLLinkConfig.ATMQoS</text:p>
          </table:table-cell>
          <table:table-cell table:number-columns-repeated="3"/>
          <table:table-cell office:value-type="string">
            <text:p>string</text:p>
          </table:table-cell>
          <table:table-cell table:number-columns-repeated="2" office:value-type="string">
            <text:p>O</text:p>
          </table:table-cell>
          <table:table-cell table:style-name="ce10" office:value-type="string">
            <text:p>Describes the ATM Quality Of Service (QoS) being used on the VC. <text:s/>Enumeration of:</text:p>
            <text:p><text:span text:style-name="T1">“</text:span><text:span text:style-name="T2">UBR”</text:span></text:p>
            <text:p><text:span text:style-name="T1">“</text:span><text:span text:style-name="T2">CBR”</text:span></text:p>
            <text:p><text:span text:style-name="T1">“</text:span><text:span text:style-name="T2">GFR”</text:span></text:p>
            <text:p><text:span text:style-name="T1">“</text:span><text:span text:style-name="T2">VBR-nrt”</text:span></text:p>
            <text:p><text:span text:style-name="T1">“</text:span><text:span text:style-name="T2">VBR-rt”</text:span></text:p>
            <text:p><text:span text:style-name="T1">“</text:span><text:span text:style-name="T2">UBR+”</text:span></text:p>
            <text:p><text:span text:style-name="T1">“</text:span><text:span text:style-name="T2">ABR”</text:span></text:p>
          </table:table-cell>
        </table:table-row>
        <table:table-row table:style-name="ro1">
          <table:table-cell office:value-type="string">
            <text:p>.1.12.i.7.i.3.14</text:p>
          </table:table-cell>
          <table:table-cell office:value-type="string">
            <text:p>.InternetGatewayDevice.WANDevice.{i}.WANConnectionDevice.{i}.WANDSLLinkConfig.ATMPeakCellRate</text:p>
          </table:table-cell>
          <table:table-cell table:number-columns-repeated="3"/>
          <table:table-cell office:value-type="string">
            <text:p>unsignedInt</text:p>
          </table:table-cell>
          <table:table-cell table:number-columns-repeated="2" office:value-type="string">
            <text:p>O</text:p>
          </table:table-cell>
          <table:table-cell office:value-type="string">
            <text:p>Specifies the upstream peak cell rate in cells per second.</text:p>
          </table:table-cell>
        </table:table-row>
        <table:table-row table:style-name="ro1">
          <table:table-cell office:value-type="string">
            <text:p>.1.12.i.7.i.3.15</text:p>
          </table:table-cell>
          <table:table-cell office:value-type="string">
            <text:p>.InternetGatewayDevice.WANDevice.{i}.WANConnectionDevice.{i}.WANDSLLinkConfig.ATMMaximumBurstSize</text:p>
          </table:table-cell>
          <table:table-cell table:number-columns-repeated="3"/>
          <table:table-cell office:value-type="string">
            <text:p>unsignedInt</text:p>
          </table:table-cell>
          <table:table-cell table:number-columns-repeated="2" office:value-type="string">
            <text:p>O</text:p>
          </table:table-cell>
          <table:table-cell office:value-type="string">
            <text:p>Specifies the upstream maximum burst size in cells.</text:p>
          </table:table-cell>
        </table:table-row>
        <table:table-row table:style-name="ro1">
          <table:table-cell office:value-type="string">
            <text:p>.1.12.i.7.i.3.16</text:p>
          </table:table-cell>
          <table:table-cell office:value-type="string">
            <text:p>.InternetGatewayDevice.WANDevice.{i}.WANConnectionDevice.{i}.WANDSLLinkConfig.ATMSustainableCellRate</text:p>
          </table:table-cell>
          <table:table-cell table:number-columns-repeated="3"/>
          <table:table-cell office:value-type="string">
            <text:p>unsignedInt</text:p>
          </table:table-cell>
          <table:table-cell table:number-columns-repeated="2" office:value-type="string">
            <text:p>O</text:p>
          </table:table-cell>
          <table:table-cell office:value-type="string">
            <text:p>Specifies the upstream sustainable cell rate, in cells per second, used for traffic shaping.</text:p>
          </table:table-cell>
        </table:table-row>
        <table:table-row table:style-name="ro1">
          <table:table-cell office:value-type="string">
            <text:p>.1.12.i.7.i.3.17</text:p>
          </table:table-cell>
          <table:table-cell office:value-type="string">
            <text:p>.InternetGatewayDevice.WANDevice.{i}.WANConnectionDevice.{i}.WANDSLLinkConfig.AAL5CR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Count of the AAL5 layer cyclic redundancy check errors.</text:p>
          </table:table-cell>
        </table:table-row>
        <table:table-row table:style-name="ro1">
          <table:table-cell office:value-type="string">
            <text:p>.1.12.i.7.i.3.18</text:p>
          </table:table-cell>
          <table:table-cell office:value-type="string">
            <text:p>.InternetGatewayDevice.WANDevice.{i}.WANConnectionDevice.{i}.WANDSLLinkConfig.ATMCRCErrors</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Count of the ATM layer cyclic redundancy check errors.</text:p>
          </table:table-cell>
        </table:table-row>
        <table:table-row table:style-name="ro1">
          <table:table-cell office:value-type="string">
            <text:p>.1.12.i.7.i.3.19</text:p>
          </table:table-cell>
          <table:table-cell office:value-type="string">
            <text:p>.InternetGatewayDevice.WANDevice.{i}.WANConnectionDevice.{i}.WANDSLLinkConfig.ATMHECErrors</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Count of the number of Header Error Check related errors at the ATM layer.</text:p>
          </table:table-cell>
        </table:table-row>
        <table:table-row table:style-name="ro1">
          <table:table-cell office:value-type="string">
            <text:p>.1.12.i.7.i.4</text:p>
          </table:table-cell>
          <table:table-cell office:value-type="string">
            <text:p>.InternetGatewayDevice.WANDevice.{i}.WANConnectionDevice.{i}.WANATMF5LoopbackDiagnostics.</text:p>
          </table:table-cell>
          <table:table-cell office:value-type="string">
            <text:p>ATMLpbDia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O</text:p>
          </table:table-cell>
          <table:table-cell table:style-name="ce7" office:value-type="string">
            <text:p>This object is provides access to an ATM-layer F5 OAM loopback test.</text:p>
          </table:table-cell>
        </table:table-row>
        <table:table-row table:style-name="ro7">
          <table:table-cell office:value-type="string">
            <text:p>.1.12.i.7.i.4.1</text:p>
          </table:table-cell>
          <table:table-cell office:value-type="string">
            <text:p>.InternetGatewayDevice.WANDevice.{i}.WANConnectionDevice.{i}.WANATMF5LoopbackDiagnostics.DiagnosticsState</text:p>
          </table:table-cell>
          <table:table-cell table:number-columns-repeated="3"/>
          <table:table-cell office:value-type="string">
            <text:p>string</text:p>
          </table:table-cell>
          <table:table-cell table:number-columns-repeated="2" office:value-type="string">
            <text:p>C</text:p>
          </table:table-cell>
          <table:table-cell table:style-name="ce10" office:value-type="string">
            <text:p>Indicates availability of diagnostic data. <text:s/>One of:</text:p>
            <text:p><text:span text:style-name="T1">“</text:span><text:span text:style-name="T2">None”</text:span></text:p>
            <text:p><text:span text:style-name="T1">“</text:span><text:span text:style-name="T2">Requested”</text:span></text:p>
            <text:p><text:span text:style-name="T1">“</text:span><text:span text:style-name="T2">Complete”</text:span></text:p>
            <text:p>Value may be set to Requested to initiate the diagnostic test. <text:s/>When writing, the only allowed value is Requested. <text:s/>To ensure the use of the proper test parameters (the writable parameters in this object), the test parameters MUST be set either prior to or at the same time as (in the same SetParameterValues) setting the DiagnosticState to Requested.</text:p>
            <text:p>When requested, the CPE SHOULD wait until after completion of the communication session with the ACS before starting the diagnostic.</text:p>
            <text:p>When the diagnostic initiated by the ACS is completed (successfully or not), the CPE MUST establish a new connection to the ACS to allow the ACS to view the results, indicating the Event code "8 DIAGNOSTICS COMPLETE" in the Inform message.</text:p>
          </table:table-cell>
        </table:table-row>
        <table:table-row table:style-name="ro1">
          <table:table-cell office:value-type="string">
            <text:p>.1.12.i.7.i.4.2</text:p>
          </table:table-cell>
          <table:table-cell office:value-type="string">
            <text:p>.InternetGatewayDevice.WANDevice.{i}.WANConnectionDevice.{i}.WANATMF5LoopbackDiagnostics.NumberOfRepetitions</text:p>
          </table:table-cell>
          <table:table-cell table:number-columns-repeated="3"/>
          <table:table-cell office:value-type="string">
            <text:p>unsignedInt[1:]</text:p>
          </table:table-cell>
          <table:table-cell table:number-columns-repeated="2" office:value-type="string">
            <text:p>C</text:p>
          </table:table-cell>
          <table:table-cell office:value-type="string">
            <text:p>Number of repetitions of the ping test to perform before reporting the results.</text:p>
          </table:table-cell>
        </table:table-row>
        <table:table-row table:style-name="ro1">
          <table:table-cell office:value-type="string">
            <text:p>.1.12.i.7.i.4.3</text:p>
          </table:table-cell>
          <table:table-cell office:value-type="string">
            <text:p>.InternetGatewayDevice.WANDevice.{i}.WANConnectionDevice.{i}.WANATMF5LoopbackDiagnostics.Timeout</text:p>
          </table:table-cell>
          <table:table-cell table:number-columns-repeated="3"/>
          <table:table-cell office:value-type="string">
            <text:p>unsignedInt[1:]</text:p>
          </table:table-cell>
          <table:table-cell table:number-columns-repeated="2" office:value-type="string">
            <text:p>C</text:p>
          </table:table-cell>
          <table:table-cell office:value-type="string">
            <text:p>Timeout in milliseconds for the ping test.</text:p>
          </table:table-cell>
        </table:table-row>
        <table:table-row table:style-name="ro1">
          <table:table-cell office:value-type="string">
            <text:p>.1.12.i.7.i.4.4</text:p>
          </table:table-cell>
          <table:table-cell office:value-type="string">
            <text:p>.InternetGatewayDevice.WANDevice.{i}.WANConnectionDevice.{i}.WANATMF5LoopbackDiagnostics.SuccessCou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number of successful pings (those in which a successful response was received prior to the timeout) in the most recent ping test.</text:p>
          </table:table-cell>
        </table:table-row>
        <table:table-row table:style-name="ro1">
          <table:table-cell office:value-type="string">
            <text:p>.1.12.i.7.i.4.5</text:p>
          </table:table-cell>
          <table:table-cell office:value-type="string">
            <text:p>.InternetGatewayDevice.WANDevice.{i}.WANConnectionDevice.{i}.WANATMF5LoopbackDiagnostics.FailureCou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number of failed pings in the most recent ping test.</text:p>
          </table:table-cell>
        </table:table-row>
        <table:table-row table:style-name="ro1">
          <table:table-cell office:value-type="string">
            <text:p>.1.12.i.7.i.4.6</text:p>
          </table:table-cell>
          <table:table-cell office:value-type="string">
            <text:p>.InternetGatewayDevice.WANDevice.{i}.WANConnectionDevice.{i}.WANATMF5LoopbackDiagnostics.AverageResponseTim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average response time in milliseconds over all repetitions with successful responses of the most recent ping test. <text:s/>If there were no successful responses, this value MUST be zero.</text:p>
          </table:table-cell>
        </table:table-row>
        <table:table-row table:style-name="ro1">
          <table:table-cell office:value-type="string">
            <text:p>.1.12.i.7.i.4.7</text:p>
          </table:table-cell>
          <table:table-cell office:value-type="string">
            <text:p>.InternetGatewayDevice.WANDevice.{i}.WANConnectionDevice.{i}.WANATMF5LoopbackDiagnostics.MinimumResponseTim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minimum response time in milliseconds over all repetitions with successful responses of the most recent ping test. <text:s/>If there were no successful responses, this value MUST be zero.</text:p>
          </table:table-cell>
        </table:table-row>
        <table:table-row table:style-name="ro1">
          <table:table-cell office:value-type="string">
            <text:p>.1.12.i.7.i.4.8</text:p>
          </table:table-cell>
          <table:table-cell office:value-type="string">
            <text:p>.InternetGatewayDevice.WANDevice.{i}.WANConnectionDevice.{i}.WANATMF5LoopbackDiagnostics.MaximumResponseTime</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Result parameter indicating the maximum response time in milliseconds over all repetitions with successful responses of the most recent ping test. <text:s/>If there were no successful responses, this value MUST be zero.</text:p>
          </table:table-cell>
        </table:table-row>
        <table:table-row table:style-name="ro10">
          <table:table-cell office:value-type="string">
            <text:p>.1.12.i.7.i.5</text:p>
          </table:table-cell>
          <table:table-cell office:value-type="string">
            <text:p>.InternetGatewayDevice.WANDevice.{i}.WANConnectionDevice.{i}.WANEthernetLinkConfig.</text:p>
          </table:table-cell>
          <table:table-cell office:value-type="string">
            <text:p>EthLnk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13" office:value-type="string">
            <text:p>This object models the Ethernet link layer properties specific to a single physical connection used for Internet access on a CPE. <text:s/>This object is required for a CPE with an Ethernet WAN interface, and is exclusive of any other WAN*Link­Config object within a given WAN­Connection­Device instance. <text:s/>Note that this object is <text:span text:style-name="T4">not</text:span> related to the Ethernet protocol layer sometimes used in associated with a DSL connection.</text:p>
          </table:table-cell>
        </table:table-row>
        <table:table-row table:style-name="ro3">
          <table:table-cell office:value-type="string">
            <text:p>.1.12.i.7.i.5.1</text:p>
          </table:table-cell>
          <table:table-cell office:value-type="string">
            <text:p>.InternetGatewayDevice.WANDevice.{i}.WANConnectionDevice.{i}.WANEthernetLinkConfig.EthernetLink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Status of the Ethernet link. <text:s/>Enumeration of:</text:p>
            <text:p><text:span text:style-name="T1">“</text:span><text:span text:style-name="T2">Up”</text:span></text:p>
            <text:p><text:span text:style-name="T1">“</text:span><text:span text:style-name="T2">Down”</text:span></text:p>
            <text:p><text:span text:style-name="T1">“</text:span><text:span text:style-name="T2">Unavailable”</text:span></text:p>
          </table:table-cell>
        </table:table-row>
        <table:table-row table:style-name="ro1">
          <table:table-cell office:value-type="string">
            <text:p>.1.12.i.7.i.6</text:p>
          </table:table-cell>
          <table:table-cell office:value-type="string">
            <text:p>.InternetGatewayDevice.WANDevice.{i}.WANConnectionDevice.{i}.WANPOTSLinkConfig.</text:p>
          </table:table-cell>
          <table:table-cell office:value-type="string">
            <text:p>POTSLnkCfg</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models the POTS link layer properties specific to a single physical connection used for Internet access on a CPE. <text:s/>This object is required for a CPE with a POTS WAN interface, and is exclusive of any other WAN*Link­Config object within a given WAN­Connection­Device instance.</text:p>
          </table:table-cell>
        </table:table-row>
        <table:table-row table:style-name="ro1">
          <table:table-cell office:value-type="string">
            <text:p>.1.12.i.7.i.6.1</text:p>
          </table:table-cell>
          <table:table-cell office:value-type="string">
            <text:p>.InternetGatewayDevice.WANDevice.{i}.WANConnectionDevice.{i}.WANPOTSLinkConfig.Enable</text:p>
          </table:table-cell>
          <table:table-cell table:number-columns-repeated="3"/>
          <table:table-cell office:value-type="string">
            <text:p>boolean</text:p>
          </table:table-cell>
          <table:table-cell table:number-columns-repeated="2" office:value-type="string">
            <text:p>C</text:p>
          </table:table-cell>
          <table:table-cell table:style-name="ce14" office:value-type="string">
            <text:p><text:span text:style-name="T3">Enables or disables the link.</text:span><text:span text:style-name="T2"> <text:s/>On creation of a WAN­Connection­Device, this object is disabled by default.</text:span></text:p>
          </table:table-cell>
        </table:table-row>
        <table:table-row table:style-name="ro12">
          <table:table-cell office:value-type="string">
            <text:p>.1.12.i.7.i.6.2</text:p>
          </table:table-cell>
          <table:table-cell office:value-type="string">
            <text:p>.InternetGatewayDevice.WANDevice.{i}.WANConnectionDevice.{i}.WANPOTSLinkConfig.LinkStatus</text:p>
          </table:table-cell>
          <table:table-cell table:number-columns-repeated="3"/>
          <table:table-cell office:value-type="string">
            <text:p>string</text:p>
          </table:table-cell>
          <table:table-cell office:value-type="string">
            <text:p>-</text:p>
          </table:table-cell>
          <table:table-cell office:value-type="string">
            <text:p>C</text:p>
          </table:table-cell>
          <table:table-cell table:style-name="ce10" office:value-type="string">
            <text:p>Status of the link. <text:s/>Enumeration of:</text:p>
            <text:p><text:span text:style-name="T1">“</text:span><text:span text:style-name="T2">Up”</text:span></text:p>
            <text:p><text:span text:style-name="T1">“</text:span><text:span text:style-name="T2">Down”</text:span></text:p>
            <text:p><text:span text:style-name="T1">“</text:span><text:span text:style-name="T2">Dialing”</text:span></text:p>
            <text:p><text:span text:style-name="T1">“</text:span><text:span text:style-name="T2">Connecting”</text:span></text:p>
            <text:p><text:span text:style-name="T1">“</text:span><text:span text:style-name="T2">Unavailable”</text:span></text:p>
          </table:table-cell>
        </table:table-row>
        <table:table-row table:style-name="ro1">
          <table:table-cell office:value-type="string">
            <text:p>.1.12.i.7.i.6.3</text:p>
          </table:table-cell>
          <table:table-cell office:value-type="string">
            <text:p>.InternetGatewayDevice.WANDevice.{i}.WANConnectionDevice.{i}.WANPOTSLinkConfig.ISPPhoneNumber</text:p>
          </table:table-cell>
          <table:table-cell table:number-columns-repeated="3"/>
          <table:table-cell office:value-type="string">
            <text:p>string(64)</text:p>
          </table:table-cell>
          <table:table-cell office:value-type="string">
            <text:p>O</text:p>
          </table:table-cell>
          <table:table-cell office:value-type="string">
            <text:p>C</text:p>
          </table:table-cell>
          <table:table-cell office:value-type="string">
            <text:p>Specifies a list of strings separated by semicolon (;), each string representing a phone number to connect to a particular ISP. The digits of the phone number follow the semantics of the ITU‑T E.164 specification. Delimiters such as brackets or hyphens between the digits of a phone number are to be ignored by the CPE.</text:p>
          </table:table-cell>
        </table:table-row>
        <table:table-row table:style-name="ro1">
          <table:table-cell office:value-type="string">
            <text:p>.1.12.i.7.i.6.4</text:p>
          </table:table-cell>
          <table:table-cell office:value-type="string">
            <text:p>.InternetGatewayDevice.WANDevice.{i}.WANConnectionDevice.{i}.WANPOTSLinkConfig.ISPInfo</text:p>
          </table:table-cell>
          <table:table-cell table:number-columns-repeated="3"/>
          <table:table-cell office:value-type="string">
            <text:p>string(64)</text:p>
          </table:table-cell>
          <table:table-cell office:value-type="string">
            <text:p>O</text:p>
          </table:table-cell>
          <table:table-cell office:value-type="string">
            <text:p>C</text:p>
          </table:table-cell>
          <table:table-cell office:value-type="string">
            <text:p>Information identifying the Internet Service Provider. The format of the string is vendor specific.</text:p>
          </table:table-cell>
        </table:table-row>
        <table:table-row table:style-name="ro2">
          <table:table-cell office:value-type="string">
            <text:p>.1.12.i.7.i.6.5</text:p>
          </table:table-cell>
          <table:table-cell office:value-type="string">
            <text:p>.InternetGatewayDevice.WANDevice.{i}.WANConnectionDevice.{i}.WANPOTSLinkConfig.LinkType</text:p>
          </table:table-cell>
          <table:table-cell table:number-columns-repeated="3"/>
          <table:table-cell office:value-type="string">
            <text:p>string</text:p>
          </table:table-cell>
          <table:table-cell office:value-type="string">
            <text:p>O</text:p>
          </table:table-cell>
          <table:table-cell office:value-type="string">
            <text:p>C</text:p>
          </table:table-cell>
          <table:table-cell table:style-name="ce10" office:value-type="string">
            <text:p>This variable indicates the type of POTS link used for the dialup connection. <text:s/>Enumeration of:</text:p>
            <text:p><text:span text:style-name="T1">“</text:span><text:span text:style-name="T2">PPP_Dialup”</text:span></text:p>
          </table:table-cell>
        </table:table-row>
        <table:table-row table:style-name="ro1">
          <table:table-cell office:value-type="string">
            <text:p>.1.12.i.7.i.6.6</text:p>
          </table:table-cell>
          <table:table-cell office:value-type="string">
            <text:p>.InternetGatewayDevice.WANDevice.{i}.WANConnectionDevice.{i}.WANPOTSLinkConfig.NumberOfRetries</text:p>
          </table:table-cell>
          <table:table-cell table:number-columns-repeated="3"/>
          <table:table-cell office:value-type="string">
            <text:p>unsignedInt</text:p>
          </table:table-cell>
          <table:table-cell office:value-type="string">
            <text:p>O</text:p>
          </table:table-cell>
          <table:table-cell office:value-type="string">
            <text:p>C</text:p>
          </table:table-cell>
          <table:table-cell office:value-type="string">
            <text:p>The number of times the CPE should attempt an Internet connection setup before returning error.</text:p>
          </table:table-cell>
        </table:table-row>
        <table:table-row table:style-name="ro1">
          <table:table-cell office:value-type="string">
            <text:p>.1.12.i.7.i.6.7</text:p>
          </table:table-cell>
          <table:table-cell office:value-type="string">
            <text:p>.InternetGatewayDevice.WANDevice.{i}.WANConnectionDevice.{i}.WANPOTSLinkConfig.DelayBetweenRetries</text:p>
          </table:table-cell>
          <table:table-cell table:number-columns-repeated="3"/>
          <table:table-cell office:value-type="string">
            <text:p>unsignedInt</text:p>
          </table:table-cell>
          <table:table-cell office:value-type="string">
            <text:p>O</text:p>
          </table:table-cell>
          <table:table-cell office:value-type="string">
            <text:p>C</text:p>
          </table:table-cell>
          <table:table-cell office:value-type="string">
            <text:p>The number of seconds the CPE should wait between attempts to setup an Internet connection.</text:p>
          </table:table-cell>
        </table:table-row>
        <table:table-row table:style-name="ro7">
          <table:table-cell office:value-type="string">
            <text:p>.1.12.i.7.i.6.8</text:p>
          </table:table-cell>
          <table:table-cell office:value-type="string">
            <text:p>.InternetGatewayDevice.WANDevice.{i}.WANConnectionDevice.{i}.WANPOTSLinkConfig.Fclass</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Specifies capabilities of the POTS modem – i.e., if it handles data (0), fax (1,2,2.0), voice (8), DSVD (80). <text:s/>Comma separated list of the following enumeration:</text:p>
            <text:p><text:span text:style-name="T1">“</text:span><text:span text:style-name="T2">0”</text:span></text:p>
            <text:p><text:span text:style-name="T1">“</text:span><text:span text:style-name="T2">1”</text:span></text:p>
            <text:p><text:span text:style-name="T1">“</text:span><text:span text:style-name="T2">2”</text:span></text:p>
            <text:p><text:span text:style-name="T1">“</text:span><text:span text:style-name="T2">2.0”</text:span></text:p>
            <text:p><text:span text:style-name="T1">“</text:span><text:span text:style-name="T2">8”</text:span></text:p>
            <text:p><text:span text:style-name="T1">“</text:span><text:span text:style-name="T2">80”</text:span></text:p>
          </table:table-cell>
        </table:table-row>
        <table:table-row table:style-name="ro12">
          <table:table-cell office:value-type="string">
            <text:p>.1.12.i.7.i.6.9</text:p>
          </table:table-cell>
          <table:table-cell office:value-type="string">
            <text:p>.InternetGatewayDevice.WANDevice.{i}.WANConnectionDevice.{i}.WANPOTSLinkConfig.DataModulationSupported</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The modulation standard currently being used for data. <text:s/>Enumeration of:</text:p>
            <text:p><text:span text:style-name="T1">“</text:span><text:span text:style-name="T2">V92”</text:span></text:p>
            <text:p><text:span text:style-name="T1">“</text:span><text:span text:style-name="T2">V90”</text:span></text:p>
            <text:p><text:span text:style-name="T1">“</text:span><text:span text:style-name="T2">V34”</text:span></text:p>
            <text:p><text:span text:style-name="T1">“</text:span><text:span text:style-name="T2">V32bis”</text:span></text:p>
            <text:p><text:span text:style-name="T1">“</text:span><text:span text:style-name="T2">V32”</text:span></text:p>
          </table:table-cell>
        </table:table-row>
        <table:table-row table:style-name="ro6">
          <table:table-cell office:value-type="string">
            <text:p>.1.12.i.7.i.6.10</text:p>
          </table:table-cell>
          <table:table-cell office:value-type="string">
            <text:p>.InternetGatewayDevice.WANDevice.{i}.WANConnectionDevice.{i}.WANPOTSLinkConfig.DataProtocol</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The protocol standard currently being used for data transfers. <text:s/>Enumeration of:</text:p>
            <text:p><text:span text:style-name="T1">“</text:span><text:span text:style-name="T2">V42_LAPM”</text:span></text:p>
            <text:p><text:span text:style-name="T1">“</text:span><text:span text:style-name="T2">V42_MNP4”</text:span></text:p>
            <text:p><text:span text:style-name="T1">“</text:span><text:span text:style-name="T2">V14”</text:span></text:p>
            <text:p><text:span text:style-name="T1">“</text:span><text:span text:style-name="T2">V80”</text:span></text:p>
          </table:table-cell>
        </table:table-row>
        <table:table-row table:style-name="ro4">
          <table:table-cell office:value-type="string">
            <text:p>.1.12.i.7.i.6.11</text:p>
          </table:table-cell>
          <table:table-cell office:value-type="string">
            <text:p>.InternetGatewayDevice.WANDevice.{i}.WANConnectionDevice.{i}.WANPOTSLinkConfig.DataCompression</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The compression technology implemented on the modem. <text:s/>Enumeration of:</text:p>
            <text:p><text:span text:style-name="T1">“</text:span><text:span text:style-name="T2">V42bis”</text:span></text:p>
            <text:p><text:span text:style-name="T1">“</text:span><text:span text:style-name="T2">MNP5”</text:span></text:p>
          </table:table-cell>
        </table:table-row>
        <table:table-row table:style-name="ro1">
          <table:table-cell office:value-type="string">
            <text:p>.1.12.i.7.i.6.12</text:p>
          </table:table-cell>
          <table:table-cell office:value-type="string">
            <text:p>.InternetGatewayDevice.WANDevice.{i}.WANConnectionDevice.{i}.WANPOTSLinkConfig.PlusVTRCommandSupported</text:p>
          </table:table-cell>
          <table:table-cell table:number-columns-repeated="3"/>
          <table:table-cell office:value-type="string">
            <text:p>boolean</text:p>
          </table:table-cell>
          <table:table-cell office:value-type="string">
            <text:p>-</text:p>
          </table:table-cell>
          <table:table-cell office:value-type="string">
            <text:p>O</text:p>
          </table:table-cell>
          <table:table-cell office:value-type="string">
            <text:p>Capability for full duplex operation with data and voice.</text:p>
          </table:table-cell>
        </table:table-row>
        <table:table-row table:style-name="ro1">
          <table:table-cell office:value-type="string">
            <text:p>.1.12.i.7.i.7</text:p>
          </table:table-cell>
          <table:table-cell office:value-type="string">
            <text:p>.InternetGatewayDevice.WANDevice.{i}.WANConnectionDevice.{i}.WANIPConnection.</text:p>
          </table:table-cell>
          <table:table-cell office:value-type="string">
            <text:p>IPCon</text:p>
          </table:table-cell>
          <table:table-cell table:number-columns-repeated="6"/>
        </table:table-row>
        <table:table-row table:style-name="ro1">
          <table:table-cell office:value-type="string">
            <text:p>.1.12.i.7.i.7.i</text:p>
          </table:table-cell>
          <table:table-cell office:value-type="string">
            <text:p>.InternetGatewayDevice.WANDevice.{i}.WANConnectionDevice.{i}.WANIPConnection.{i}.</text:p>
          </table:table-cell>
          <table:table-cell table:number-columns-repeated="3"/>
          <table:table-cell table:style-name="ce2" office:value-type="string">
            <text:p>object</text:p>
          </table:table-cell>
          <table:table-cell table:number-columns-repeated="2" table:style-name="ce5" office:value-type="string">
            <text:p>R</text:p>
          </table:table-cell>
          <table:table-cell table:style-name="ce7" office:value-type="string">
            <text:p>This object enables configuration of IP connections on the WAN interface of a CPE. <text:s/>This object is required for all WANConnectionDevices not employing PPP addressing, and must not be active for WANConnectionDevices that do employ PPP addressing.</text:p>
          </table:table-cell>
        </table:table-row>
        <table:table-row table:style-name="ro1">
          <table:table-cell office:value-type="string">
            <text:p>.1.12.i.7.i.7.i.1</text:p>
          </table:table-cell>
          <table:table-cell office:value-type="string">
            <text:p>.InternetGatewayDevice.WANDevice.{i}.WANConnectionDevice.{i}.WANIPConnection.{i}.Enable</text:p>
          </table:table-cell>
          <table:table-cell table:number-columns-repeated="3"/>
          <table:table-cell office:value-type="string">
            <text:p>boolean</text:p>
          </table:table-cell>
          <table:table-cell table:number-columns-repeated="2" office:value-type="string">
            <text:p>R</text:p>
          </table:table-cell>
          <table:table-cell table:style-name="ce14" office:value-type="string">
            <text:p><text:span text:style-name="T3">Enables or disables the connection instance.</text:span><text:span text:style-name="T2"> <text:s/>On creation of a WAN­IP­Connection instance, it is initially disabled.</text:span></text:p>
          </table:table-cell>
        </table:table-row>
        <table:table-row table:style-name="ro7">
          <table:table-cell office:value-type="string">
            <text:p>.1.12.i.7.i.7.i.2</text:p>
          </table:table-cell>
          <table:table-cell office:value-type="string">
            <text:p>.InternetGatewayDevice.WANDevice.{i}.WANConnectionDevice.{i}.WANIPConnection.{i}.ConnectionStatus</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Current status of the connection. <text:s/>Enumeration of:</text:p>
            <text:p><text:span text:style-name="T1">“</text:span><text:span text:style-name="T2">Unconfigured”</text:span></text:p>
            <text:p><text:span text:style-name="T1">“</text:span><text:span text:style-name="T2">Connecting”</text:span></text:p>
            <text:p><text:span text:style-name="T1">“</text:span><text:span text:style-name="T2">Connected”</text:span></text:p>
            <text:p><text:span text:style-name="T1">“</text:span><text:span text:style-name="T2">PendingDisconnect”</text:span></text:p>
            <text:p><text:span text:style-name="T1">“</text:span><text:span text:style-name="T2">Disconneting”</text:span></text:p>
            <text:p><text:span text:style-name="T1">“</text:span><text:span text:style-name="T2">Disconnected”</text:span></text:p>
          </table:table-cell>
        </table:table-row>
        <table:table-row table:style-name="ro3">
          <table:table-cell office:value-type="string">
            <text:p>.1.12.i.7.i.7.i.3</text:p>
          </table:table-cell>
          <table:table-cell office:value-type="string">
            <text:p>.InternetGatewayDevice.WANDevice.{i}.WANConnectionDevice.{i}.WANIPConnection.{i}.PossibleConnectionTypes</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A comma-separated list indicating the types of connections possible for this connection instance. <text:s/>Each element of the list is an enumeration of:</text:p>
            <text:p><text:span text:style-name="T1">“</text:span><text:span text:style-name="T2">Unconfigured”</text:span></text:p>
            <text:p><text:span text:style-name="T1">“</text:span><text:span text:style-name="T2">IP_Routed”</text:span></text:p>
            <text:p><text:span text:style-name="T1">“</text:span><text:span text:style-name="T2">IP_Bridged”</text:span></text:p>
          </table:table-cell>
        </table:table-row>
        <table:table-row table:style-name="ro3">
          <table:table-cell office:value-type="string">
            <text:p>.1.12.i.7.i.7.i.4</text:p>
          </table:table-cell>
          <table:table-cell office:value-type="string">
            <text:p>.InternetGatewayDevice.WANDevice.{i}.WANConnectionDevice.{i}.WANIPConnection.{i}.ConnectionType</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Specifies the connection type of the connection instance. <text:s/>Enumeration of:</text:p>
            <text:p><text:span text:style-name="T1">“</text:span><text:span text:style-name="T2">Unconfigured”</text:span></text:p>
            <text:p><text:span text:style-name="T1">“</text:span><text:span text:style-name="T2">IP_Routed”</text:span></text:p>
            <text:p><text:span text:style-name="T1">“</text:span><text:span text:style-name="T2">IP_Bridged”</text:span></text:p>
          </table:table-cell>
        </table:table-row>
        <table:table-row table:style-name="ro1">
          <table:table-cell office:value-type="string">
            <text:p>.1.12.i.7.i.7.i.5</text:p>
          </table:table-cell>
          <table:table-cell office:value-type="string">
            <text:p>.InternetGatewayDevice.WANDevice.{i}.WANConnectionDevice.{i}.WANIPConnection.{i}.Name</text:p>
          </table:table-cell>
          <table:table-cell table:number-columns-repeated="3"/>
          <table:table-cell office:value-type="string">
            <text:p>string(256)</text:p>
          </table:table-cell>
          <table:table-cell table:number-columns-repeated="2" office:value-type="string">
            <text:p>R</text:p>
          </table:table-cell>
          <table:table-cell office:value-type="string">
            <text:p>User-readable name of this connection.</text:p>
          </table:table-cell>
        </table:table-row>
        <table:table-row table:style-name="ro1">
          <table:table-cell office:value-type="string">
            <text:p>.1.12.i.7.i.7.i.6</text:p>
          </table:table-cell>
          <table:table-cell office:value-type="string">
            <text:p>.InternetGatewayDevice.WANDevice.{i}.WANConnectionDevice.{i}.WANIPConnection.{i}.Uptime</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he time in seconds that this connection has been up.</text:p>
          </table:table-cell>
        </table:table-row>
        <table:table-row table:style-name="ro13">
          <table:table-cell office:value-type="string">
            <text:p>.1.12.i.7.i.7.i.7</text:p>
          </table:table-cell>
          <table:table-cell office:value-type="string">
            <text:p>.InternetGatewayDevice.WANDevice.{i}.WANConnectionDevice.{i}.WANIPConnection.{i}.LastConnectionError</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6" office:value-type="string">
            <text:p>The cause of failure for the last connection setup attempt. <text:s/>Enumeration of:</text:p>
            <text:p><text:span text:style-name="T6">“</text:span><text:span text:style-name="T7">ERROR_NONE”</text:span></text:p>
            <text:p><text:span text:style-name="T1">“</text:span><text:span text:style-name="T7">ERROR_COMMAND_ABORTED”</text:span></text:p>
            <text:p><text:span text:style-name="T1">“</text:span><text:span text:style-name="T7">ERROR_NOT_ENABLED_FOR_INTERNET”</text:span></text:p>
            <text:p><text:span text:style-name="T1">“</text:span><text:span text:style-name="T7">ERROR_USER_DISCONNECT”</text:span></text:p>
            <text:p><text:span text:style-name="T1">“</text:span><text:span text:style-name="T7">ERROR_ISP_DISCONNECT”</text:span></text:p>
            <text:p><text:span text:style-name="T1">“</text:span><text:span text:style-name="T7">ERROR_IDLE_DISCONNECT”</text:span></text:p>
            <text:p><text:span text:style-name="T1">“</text:span><text:span text:style-name="T7">ERROR_FORCED_DISCONNECT”</text:span></text:p>
            <text:p><text:span text:style-name="T1">“</text:span><text:span text:style-name="T7">ERROR_NO_CARRIER”</text:span></text:p>
            <text:p><text:span text:style-name="T1">“</text:span><text:span text:style-name="T7">ERROR_IP_CONFIGURATION”</text:span></text:p>
            <text:p><text:span text:style-name="T1">“</text:span><text:span text:style-name="T7">ERROR_UNKNOWN”</text:span></text:p>
          </table:table-cell>
        </table:table-row>
        <table:table-row table:style-name="ro1">
          <table:table-cell office:value-type="string">
            <text:p>.1.12.i.7.i.7.i.8</text:p>
          </table:table-cell>
          <table:table-cell office:value-type="string">
            <text:p>.InternetGatewayDevice.WANDevice.{i}.WANConnectionDevice.{i}.WANIPConnection.{i}.AutoDisconnectTime</text:p>
          </table:table-cell>
          <table:table-cell table:number-columns-repeated="3"/>
          <table:table-cell office:value-type="string">
            <text:p>unsignedInt</text:p>
          </table:table-cell>
          <table:table-cell table:number-columns-repeated="2" office:value-type="string">
            <text:p>O</text:p>
          </table:table-cell>
          <table:table-cell office:value-type="string">
            <text:p>The time in seconds since the establishment of the connection after which connection termination is automatically initiated by the CPE. <text:s/>This occurs irrespective of whether the connection is being used or not. <text:s/>A value of 0 (zero) indicates that the connection is not to be shut down automatically.</text:p>
          </table:table-cell>
        </table:table-row>
        <table:table-row table:style-name="ro1">
          <table:table-cell office:value-type="string">
            <text:p>.1.12.i.7.i.7.i.9</text:p>
          </table:table-cell>
          <table:table-cell office:value-type="string">
            <text:p>.InternetGatewayDevice.WANDevice.{i}.WANConnectionDevice.{i}.WANIPConnection.{i}.IdleDisconnectTime</text:p>
          </table:table-cell>
          <table:table-cell table:number-columns-repeated="3"/>
          <table:table-cell office:value-type="string">
            <text:p>unsignedInt</text:p>
          </table:table-cell>
          <table:table-cell table:number-columns-repeated="2" office:value-type="string">
            <text:p>O</text:p>
          </table:table-cell>
          <table:table-cell office:value-type="string">
            <text:p>The time in seconds that if the connection remains idle, the CPE automatically terminates the connection. <text:s/>A value of 0 (zero) indicates that the connection is not to be shut down automatically.</text:p>
          </table:table-cell>
        </table:table-row>
        <table:table-row table:style-name="ro1">
          <table:table-cell office:value-type="string">
            <text:p>.1.12.i.7.i.7.i.10</text:p>
          </table:table-cell>
          <table:table-cell office:value-type="string">
            <text:p>.InternetGatewayDevice.WANDevice.{i}.WANConnectionDevice.{i}.WANIPConnection.{i}.WarnDisconnectDelay</text:p>
          </table:table-cell>
          <table:table-cell table:number-columns-repeated="3"/>
          <table:table-cell office:value-type="string">
            <text:p>unsignedInt</text:p>
          </table:table-cell>
          <table:table-cell table:number-columns-repeated="2" office:value-type="string">
            <text:p>O</text:p>
          </table:table-cell>
          <table:table-cell office:value-type="string">
            <text:p>Time in seconds the Status remains in the pending disconnect state before transitioning to disconnecting state to drop the connection.</text:p>
          </table:table-cell>
        </table:table-row>
        <table:table-row table:style-name="ro1">
          <table:table-cell office:value-type="string">
            <text:p>.1.12.i.7.i.7.i.11</text:p>
          </table:table-cell>
          <table:table-cell office:value-type="string">
            <text:p>.InternetGatewayDevice.WANDevice.{i}.WANConnectionDevice.{i}.WANIPConnection.{i}.RSIPAvailable</text:p>
          </table:table-cell>
          <table:table-cell table:number-columns-repeated="3"/>
          <table:table-cell office:value-type="string">
            <text:p>boolean</text:p>
          </table:table-cell>
          <table:table-cell office:value-type="string">
            <text:p>-</text:p>
          </table:table-cell>
          <table:table-cell office:value-type="string">
            <text:p>R</text:p>
          </table:table-cell>
          <table:table-cell office:value-type="string">
            <text:p>Indicates if Realm-specific IP (RSIP) is available as a feature on the CPE.</text:p>
          </table:table-cell>
        </table:table-row>
        <table:table-row table:style-name="ro1">
          <table:table-cell office:value-type="string">
            <text:p>.1.12.i.7.i.7.i.12</text:p>
          </table:table-cell>
          <table:table-cell office:value-type="string">
            <text:p>.InternetGatewayDevice.WANDevice.{i}.WANConnectionDevice.{i}.WANIPConnection.{i}.NATEnabled</text:p>
          </table:table-cell>
          <table:table-cell table:number-columns-repeated="3"/>
          <table:table-cell office:value-type="string">
            <text:p>boolean</text:p>
          </table:table-cell>
          <table:table-cell office:value-type="string">
            <text:p>C</text:p>
          </table:table-cell>
          <table:table-cell office:value-type="string">
            <text:p>R</text:p>
          </table:table-cell>
          <table:table-cell office:value-type="string">
            <text:p>Indicates if Network Address Translation (NAT) is enabled for this connection. <text:s/>This parameter MUST be writable if NAT is supported by the CPE.</text:p>
          </table:table-cell>
        </table:table-row>
        <table:table-row table:style-name="ro4">
          <table:table-cell office:value-type="string">
            <text:p>.1.12.i.7.i.7.i.13</text:p>
          </table:table-cell>
          <table:table-cell office:value-type="string">
            <text:p>.InternetGatewayDevice.WANDevice.{i}.WANConnectionDevice.{i}.WANIPConnection.{i}.AddressingType</text:p>
          </table:table-cell>
          <table:table-cell/>
          <table:table-cell table:number-columns-repeated="2" office:value-type="float" office:value="1">
            <text:p>1</text:p>
          </table:table-cell>
          <table:table-cell office:value-type="string">
            <text:p>string</text:p>
          </table:table-cell>
          <table:table-cell office:value-type="string">
            <text:p>O</text:p>
          </table:table-cell>
          <table:table-cell office:value-type="string">
            <text:p>R</text:p>
          </table:table-cell>
          <table:table-cell table:style-name="ce10" office:value-type="string">
            <text:p>The method used to assign an address to the WAN side interface of the CPE for this connection. <text:s/>Enumeration of:</text:p>
            <text:p><text:span text:style-name="T1">“</text:span><text:span text:style-name="T2">DHCP”</text:span></text:p>
            <text:p><text:span text:style-name="T1">“</text:span><text:span text:style-name="T2">Static”</text:span></text:p>
          </table:table-cell>
        </table:table-row>
        <table:table-row table:style-name="ro1">
          <table:table-cell office:value-type="string">
            <text:p>.1.12.i.7.i.7.i.14</text:p>
          </table:table-cell>
          <table:table-cell office:value-type="string">
            <text:p>.InternetGatewayDevice.WANDevice.{i}.WANConnectionDevice.{i}.WANIPConnection.{i}.ExternalIPAddress</text:p>
          </table:table-cell>
          <table:table-cell table:number-columns-repeated="3"/>
          <table:table-cell office:value-type="string">
            <text:p>string</text:p>
          </table:table-cell>
          <table:table-cell office:value-type="string">
            <text:p>O</text:p>
          </table:table-cell>
          <table:table-cell office:value-type="string">
            <text:p>R</text:p>
          </table:table-cell>
          <table:table-cell office:value-type="string">
            <text:p>This is the external IP address used by NAT for this connection. <text:s/>This parameter is configurable only if the AddressingType is Static.</text:p>
          </table:table-cell>
        </table:table-row>
        <table:table-row table:style-name="ro1">
          <table:table-cell office:value-type="string">
            <text:p>.1.12.i.7.i.7.i.15</text:p>
          </table:table-cell>
          <table:table-cell office:value-type="string">
            <text:p>.InternetGatewayDevice.WANDevice.{i}.WANConnectionDevice.{i}.WANIPConnection.{i}.SubnetMask</text:p>
          </table:table-cell>
          <table:table-cell table:number-columns-repeated="3"/>
          <table:table-cell office:value-type="string">
            <text:p>string</text:p>
          </table:table-cell>
          <table:table-cell office:value-type="string">
            <text:p>O</text:p>
          </table:table-cell>
          <table:table-cell office:value-type="string">
            <text:p>R</text:p>
          </table:table-cell>
          <table:table-cell office:value-type="string">
            <text:p>Subnet mask of the WAN interface. <text:s/>This parameter is configurable only if the AddressingType is Static.</text:p>
          </table:table-cell>
        </table:table-row>
        <table:table-row table:style-name="ro1">
          <table:table-cell office:value-type="string">
            <text:p>.1.12.i.7.i.7.i.16</text:p>
          </table:table-cell>
          <table:table-cell office:value-type="string">
            <text:p>.InternetGatewayDevice.WANDevice.{i}.WANConnectionDevice.{i}.WANIPConnection.{i}.DefaultGateway</text:p>
          </table:table-cell>
          <table:table-cell table:number-columns-repeated="3"/>
          <table:table-cell office:value-type="string">
            <text:p>string</text:p>
          </table:table-cell>
          <table:table-cell office:value-type="string">
            <text:p>O</text:p>
          </table:table-cell>
          <table:table-cell office:value-type="string">
            <text:p>R</text:p>
          </table:table-cell>
          <table:table-cell office:value-type="string">
            <text:p>The IP address of the default gateway for this connection. <text:s/>This parameter is configurable only if the AddressingType is Static.</text:p>
          </table:table-cell>
        </table:table-row>
        <table:table-row table:style-name="ro1">
          <table:table-cell office:value-type="string">
            <text:p>.1.12.i.7.i.7.i.17</text:p>
          </table:table-cell>
          <table:table-cell office:value-type="string">
            <text:p>.InternetGatewayDevice.WANDevice.{i}.WANConnectionDevice.{i}.WANIPConnection.{i}.DNSEnabled</text:p>
          </table:table-cell>
          <table:table-cell table:number-columns-repeated="3"/>
          <table:table-cell office:value-type="string">
            <text:p>boolean</text:p>
          </table:table-cell>
          <table:table-cell office:value-type="string">
            <text:p>O</text:p>
          </table:table-cell>
          <table:table-cell office:value-type="string">
            <text:p>R</text:p>
          </table:table-cell>
          <table:table-cell office:value-type="string">
            <text:p>Whether or not the device should attempt to query a DNS server across this connection.</text:p>
          </table:table-cell>
        </table:table-row>
        <table:table-row table:style-name="ro1">
          <table:table-cell office:value-type="string">
            <text:p>.1.12.i.7.i.7.i.18</text:p>
          </table:table-cell>
          <table:table-cell office:value-type="string">
            <text:p>.InternetGatewayDevice.WANDevice.{i}.WANConnectionDevice.{i}.WANIPConnection.{i}.DNSOverrideAllowed</text:p>
          </table:table-cell>
          <table:table-cell table:number-columns-repeated="3"/>
          <table:table-cell office:value-type="string">
            <text:p>boolean</text:p>
          </table:table-cell>
          <table:table-cell office:value-type="string">
            <text:p>O</text:p>
          </table:table-cell>
          <table:table-cell office:value-type="string">
            <text:p>R</text:p>
          </table:table-cell>
          <table:table-cell office:value-type="string">
            <text:p>Whether or not a manually set, non-empty DNS address can be overridden by a DNS entry received from the WAN.</text:p>
          </table:table-cell>
        </table:table-row>
        <table:table-row table:style-name="ro1">
          <table:table-cell office:value-type="string">
            <text:p>.1.12.i.7.i.7.i.19</text:p>
          </table:table-cell>
          <table:table-cell office:value-type="string">
            <text:p>.InternetGatewayDevice.WANDevice.{i}.WANConnectionDevice.{i}.WANIPConnection.{i}.DNSServers</text:p>
          </table:table-cell>
          <table:table-cell table:number-columns-repeated="3"/>
          <table:table-cell office:value-type="string">
            <text:p>string</text:p>
          </table:table-cell>
          <table:table-cell office:value-type="string">
            <text:p>O</text:p>
          </table:table-cell>
          <table:table-cell office:value-type="string">
            <text:p>R</text:p>
          </table:table-cell>
          <table:table-cell office:value-type="string">
            <text:p>Comma separated list of DNS server IP addresses for this connection. <text:s/>Support for more than three DNS Servers is Optional.</text:p>
          </table:table-cell>
        </table:table-row>
        <table:table-row table:style-name="ro1">
          <table:table-cell office:value-type="string">
            <text:p>.1.12.i.7.i.7.i.20</text:p>
          </table:table-cell>
          <table:table-cell office:value-type="string">
            <text:p>.InternetGatewayDevice.WANDevice.{i}.WANConnectionDevice.{i}.WANIPConnection.{i}.MaxMTUSize</text:p>
          </table:table-cell>
          <table:table-cell table:number-columns-repeated="3"/>
          <table:table-cell office:value-type="string">
            <text:p>unsignedInt [1:1540]</text:p>
          </table:table-cell>
          <table:table-cell table:number-columns-repeated="2" office:value-type="string">
            <text:p>O</text:p>
          </table:table-cell>
          <table:table-cell office:value-type="string">
            <text:p>The maximum allowed size of an Ethernet frame from LAN-side devices.</text:p>
          </table:table-cell>
        </table:table-row>
        <table:table-row table:style-name="ro1">
          <table:table-cell office:value-type="string">
            <text:p>.1.12.i.7.i.7.i.21</text:p>
          </table:table-cell>
          <table:table-cell office:value-type="string">
            <text:p>.InternetGatewayDevice.WANDevice.{i}.WANConnectionDevice.{i}.WANIPConnection.{i}.MACAddress</text:p>
          </table:table-cell>
          <table:table-cell table:number-columns-repeated="3"/>
          <table:table-cell office:value-type="string">
            <text:p>string</text:p>
          </table:table-cell>
          <table:table-cell office:value-type="string">
            <text:p>O</text:p>
          </table:table-cell>
          <table:table-cell office:value-type="string">
            <text:p>R</text:p>
          </table:table-cell>
          <table:table-cell office:value-type="string">
            <text:p>The physical address of the WANIPConnection if applicable. <text:s/>Configurable only if MACAddressOverride is present and true (1).</text:p>
          </table:table-cell>
        </table:table-row>
        <table:table-row table:style-name="ro1">
          <table:table-cell office:value-type="string">
            <text:p>.1.12.i.7.i.7.i.22</text:p>
          </table:table-cell>
          <table:table-cell office:value-type="string">
            <text:p>.InternetGatewayDevice.WANDevice.{i}.WANConnectionDevice.{i}.WANIPConnection.{i}.MACAddressOverride</text:p>
          </table:table-cell>
          <table:table-cell table:number-columns-repeated="3"/>
          <table:table-cell office:value-type="string">
            <text:p>boolean</text:p>
          </table:table-cell>
          <table:table-cell table:number-columns-repeated="2" office:value-type="string">
            <text:p>O</text:p>
          </table:table-cell>
          <table:table-cell office:value-type="string">
            <text:p>Whether the value of MACAddress parameter can be overridden. If false (0), the CPE’s default value is used (or restored if it had previously been overridden).</text:p>
          </table:table-cell>
        </table:table-row>
        <table:table-row table:style-name="ro3">
          <table:table-cell office:value-type="string">
            <text:p>.1.12.i.7.i.7.i.23</text:p>
          </table:table-cell>
          <table:table-cell office:value-type="string">
            <text:p>.InternetGatewayDevice.WANDevice.{i}.WANConnectionDevice.{i}.WANIPConnection.{i}.ConnectionTrigger</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Trigger used to establish the IP connection. <text:s/>Enumeration of:</text:p>
            <text:p><text:span text:style-name="T1">“</text:span><text:span text:style-name="T2">OnDemand”</text:span></text:p>
            <text:p><text:span text:style-name="T1">“</text:span><text:span text:style-name="T2">AlwaysOn”</text:span></text:p>
            <text:p><text:span text:style-name="T1">“</text:span><text:span text:style-name="T2">Manual”</text:span></text:p>
          </table:table-cell>
        </table:table-row>
        <table:table-row table:style-name="ro6">
          <table:table-cell office:value-type="string">
            <text:p>.1.12.i.7.i.7.i.24</text:p>
          </table:table-cell>
          <table:table-cell office:value-type="string">
            <text:p>.InternetGatewayDevice.WANDevice.{i}.WANConnectionDevice.{i}.WANIPConnection.{i}.RouteProtocolRx</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Defines the Rx protocol to be used. <text:s text:c="2"/>Enumeration of:</text:p>
            <text:p><text:span text:style-name="T1">“</text:span><text:span text:style-name="T2">Off”</text:span></text:p>
            <text:p><text:span text:style-name="T1">“</text:span><text:span text:style-name="T2">RIPv1” (Optional)</text:span></text:p>
            <text:p><text:span text:style-name="T1">“</text:span><text:span text:style-name="T2">RIPv2” (Optional)</text:span></text:p>
            <text:p><text:span text:style-name="T1">“</text:span><text:span text:style-name="T2">OSPF” (Optional)</text:span></text:p>
          </table:table-cell>
        </table:table-row>
        <table:table-row table:style-name="ro1">
          <table:table-cell office:value-type="string">
            <text:p>.1.12.i.7.i.7.i.25</text:p>
          </table:table-cell>
          <table:table-cell office:value-type="string">
            <text:p>.InternetGatewayDevice.WANDevice.{i}.WANConnectionDevice.{i}.WANIPConnection.{i}.PortMappingNumberOfEntries</text:p>
          </table:table-cell>
          <table:table-cell/>
          <table:table-cell office:value-type="string">
            <text:p>count(PortMapping)</text:p>
          </table:table-cell>
          <table:table-cell/>
          <table:table-cell office:value-type="string">
            <text:p>unsignedInt</text:p>
          </table:table-cell>
          <table:table-cell office:value-type="string">
            <text:p>-</text:p>
          </table:table-cell>
          <table:table-cell office:value-type="string">
            <text:p>R</text:p>
          </table:table-cell>
          <table:table-cell office:value-type="string">
            <text:p>Total number of port mapping entries.</text:p>
          </table:table-cell>
        </table:table-row>
        <table:table-row table:style-name="ro1">
          <table:table-cell office:value-type="string">
            <text:p>.1.12.i.7.i.7.i.26</text:p>
          </table:table-cell>
          <table:table-cell office:value-type="string">
            <text:p>.InternetGatewayDevice.WANDevice.{i}.WANConnectionDevice.{i}.WANIPConnection.{i}.PortMapping.</text:p>
          </table:table-cell>
          <table:table-cell office:value-type="string">
            <text:p>PMap</text:p>
          </table:table-cell>
          <table:table-cell table:number-columns-repeated="6"/>
        </table:table-row>
        <table:table-row table:style-name="ro1">
          <table:table-cell office:value-type="string">
            <text:p>.1.12.i.7.i.7.i.26.i</text:p>
          </table:table-cell>
          <table:table-cell office:value-type="string">
            <text:p>.InternetGatewayDevice.WANDevice.{i}.WANConnectionDevice.{i}.WANIPConnection.{i}.PortMapping.{i}.</text:p>
          </table:table-cell>
          <table:table-cell table:number-columns-repeated="3"/>
          <table:table-cell table:style-name="ce2" office:value-type="string">
            <text:p>object</text:p>
          </table:table-cell>
          <table:table-cell table:number-columns-repeated="2" table:style-name="ce5" office:value-type="string">
            <text:p>R</text:p>
          </table:table-cell>
          <table:table-cell table:style-name="ce7" office:value-type="string">
            <text:p>Port mapping table.</text:p>
          </table:table-cell>
        </table:table-row>
        <table:table-row table:style-name="ro1">
          <table:table-cell office:value-type="string">
            <text:p>.1.12.i.7.i.7.i.26.i.1</text:p>
          </table:table-cell>
          <table:table-cell office:value-type="string">
            <text:p>.InternetGatewayDevice.WANDevice.{i}.WANConnectionDevice.{i}.WANIPConnection.{i}.PortMapping.{i}.PortMappingEnabled</text:p>
          </table:table-cell>
          <table:table-cell table:number-columns-repeated="3"/>
          <table:table-cell office:value-type="string">
            <text:p>boolean</text:p>
          </table:table-cell>
          <table:table-cell table:number-columns-repeated="2" office:value-type="string">
            <text:p>R</text:p>
          </table:table-cell>
          <table:table-cell office:value-type="string">
            <text:p>Enables or disables the port mapping instance. <text:s/>On creation, an entry is disabled by default.</text:p>
          </table:table-cell>
        </table:table-row>
        <table:table-row table:style-name="ro1">
          <table:table-cell office:value-type="string">
            <text:p>.1.12.i.7.i.7.i.26.i.2</text:p>
          </table:table-cell>
          <table:table-cell office:value-type="string">
            <text:p>.InternetGatewayDevice.WANDevice.{i}.WANConnectionDevice.{i}.WANIPConnection.{i}.PortMapping.{i}.PortMappingLeaseDuration</text:p>
          </table:table-cell>
          <table:table-cell table:number-columns-repeated="3"/>
          <table:table-cell office:value-type="string">
            <text:p>unsignedInt</text:p>
          </table:table-cell>
          <table:table-cell table:number-columns-repeated="2" office:value-type="string">
            <text:p>R</text:p>
          </table:table-cell>
          <table:table-cell office:value-type="string">
            <text:p>Determines the time to live, in seconds, of a port-mapping lease. A value of 0 means the port mapping is static. Static port mappings do not necessarily mean persistence of these mappings across device resets or reboots.</text:p>
          </table:table-cell>
        </table:table-row>
        <table:table-row table:style-name="ro4">
          <table:table-cell office:value-type="string">
            <text:p>.1.12.i.7.i.7.i.26.i.3</text:p>
          </table:table-cell>
          <table:table-cell office:value-type="string">
            <text:p>.InternetGatewayDevice.WANDevice.{i}.WANConnectionDevice.{i}.WANIPConnection.{i}.PortMapping.{i}.RemoteHost</text:p>
          </table:table-cell>
          <table:table-cell table:number-columns-repeated="3"/>
          <table:table-cell office:value-type="string">
            <text:p>string</text:p>
          </table:table-cell>
          <table:table-cell table:number-columns-repeated="2" office:value-type="string">
            <text:p>R</text:p>
          </table:table-cell>
          <table:table-cell office:value-type="string">
            <text:p>This parameter is the IP address of the source of inbound packets. <text:s/>An empty string indicates a ‘wildcard’ (this will be a wildcard in most cases). <text:s/>CPE are required only to support wildcards.</text:p>
            <text:p>When RemoteHost is a wildcard, all traffic sent to the ExternalPort on the WAN interface of the gateway is forwarded to the InternalClient on the InternalPort.</text:p>
            <text:p>When RemoteHost is specified as one external IP address, the NAT will only forward inbound packets from this RemoteHost to the InternalClient, all other packets will be dropped. </text:p>
          </table:table-cell>
        </table:table-row>
        <table:table-row table:style-name="ro2">
          <table:table-cell office:value-type="string">
            <text:p>.1.12.i.7.i.7.i.26.i.4</text:p>
          </table:table-cell>
          <table:table-cell office:value-type="string">
            <text:p>.InternetGatewayDevice.WANDevice.{i}.WANConnectionDevice.{i}.WANIPConnection.{i}.PortMapping.{i}.ExternalPort</text:p>
          </table:table-cell>
          <table:table-cell table:number-columns-repeated="3"/>
          <table:table-cell table:style-name="ce4" office:value-type="string">
            <text:p>unsignedInt</text:p>
          </table:table-cell>
          <table:table-cell table:number-columns-repeated="2" office:value-type="string">
            <text:p>R</text:p>
          </table:table-cell>
          <table:table-cell office:value-type="string">
            <text:p>The external port that the NAT gateway would listen on for connection requests to a corresponding InternalPort. Inbound packets to this external port on the WAN interface should be forwarded to InternalClient on the InternalPort.</text:p>
            <text:p>A value of zero (0) represents a ‘wildcard.’ <text:s/>If this value is a wildcard, connection request on all external ports (that are not otherwise mapped) will be forwarded to InternalClient. <text:s/>In the wildcard case, the value(s) of InternalPort on InternalClient are ignored.</text:p>
          </table:table-cell>
        </table:table-row>
        <table:table-row table:style-name="ro1">
          <table:table-cell office:value-type="string">
            <text:p>.1.12.i.7.i.7.i.26.i.5</text:p>
          </table:table-cell>
          <table:table-cell office:value-type="string">
            <text:p>.InternetGatewayDevice.WANDevice.{i}.WANConnectionDevice.{i}.WANIPConnection.{i}.PortMapping.{i}.InternalPort</text:p>
          </table:table-cell>
          <table:table-cell table:number-columns-repeated="3"/>
          <table:table-cell office:value-type="string">
            <text:p>unsignedInt</text:p>
          </table:table-cell>
          <table:table-cell table:number-columns-repeated="2" office:value-type="string">
            <text:p>R</text:p>
          </table:table-cell>
          <table:table-cell office:value-type="string">
            <text:p>The port on InternalClient that the gateway should forward connection requests to. <text:s/>A value of zero (0) is not allowed.</text:p>
          </table:table-cell>
        </table:table-row>
        <table:table-row table:style-name="ro4">
          <table:table-cell office:value-type="string">
            <text:p>.1.12.i.7.i.7.i.26.i.6</text:p>
          </table:table-cell>
          <table:table-cell office:value-type="string">
            <text:p>.InternetGatewayDevice.WANDevice.{i}.WANConnectionDevice.{i}.WANIPConnection.{i}.PortMapping.{i}.PortMappingProtocol</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The protocol of the port mapping. <text:s/>Enumeration of:</text:p>
            <text:p><text:span text:style-name="T1">“</text:span><text:span text:style-name="T2">TCP”</text:span></text:p>
            <text:p><text:span text:style-name="T1">“</text:span><text:span text:style-name="T2">UDP”</text:span></text:p>
          </table:table-cell>
        </table:table-row>
        <table:table-row table:style-name="ro3">
          <table:table-cell office:value-type="string">
            <text:p>.1.12.i.7.i.7.i.26.i.7</text:p>
          </table:table-cell>
          <table:table-cell office:value-type="string">
            <text:p>.InternetGatewayDevice.WANDevice.{i}.WANConnectionDevice.{i}.WANIPConnection.{i}.PortMapping.{i}.InternalClient</text:p>
          </table:table-cell>
          <table:table-cell table:number-columns-repeated="3"/>
          <table:table-cell office:value-type="string">
            <text:p>string</text:p>
          </table:table-cell>
          <table:table-cell table:number-columns-repeated="2" office:value-type="string">
            <text:p>R</text:p>
          </table:table-cell>
          <table:table-cell office:value-type="string">
            <text:p>The IP address or DNS host name of an internal client (on the LAN).</text:p>
            <text:p>Support for an IP address is mandatory, while support for DNS host names is optional.</text:p>
            <text:p>This value cannot be an empty string.</text:p>
            <text:p>It must be possible to set the InternalClient to the broadcast IP address 255.255.255.255 for UDP mappings. This is to enable multiple NAT clients to use the same well-known port simultaneously.</text:p>
          </table:table-cell>
        </table:table-row>
        <table:table-row table:style-name="ro1">
          <table:table-cell office:value-type="string">
            <text:p>.1.12.i.7.i.7.i.26.i.8</text:p>
          </table:table-cell>
          <table:table-cell office:value-type="string">
            <text:p>.InternetGatewayDevice.WANDevice.{i}.WANConnectionDevice.{i}.WANIPConnection.{i}.PortMapping.{i}.PortMappingDescription</text:p>
          </table:table-cell>
          <table:table-cell table:number-columns-repeated="3"/>
          <table:table-cell office:value-type="string">
            <text:p>string(256)</text:p>
          </table:table-cell>
          <table:table-cell table:number-columns-repeated="2" office:value-type="string">
            <text:p>R</text:p>
          </table:table-cell>
          <table:table-cell office:value-type="string">
            <text:p>User-readable description of this port mapping.</text:p>
          </table:table-cell>
        </table:table-row>
        <table:table-row table:style-name="ro2">
          <table:table-cell office:value-type="string">
            <text:p>.1.12.i.7.i.7.i.27</text:p>
          </table:table-cell>
          <table:table-cell office:value-type="string">
            <text:p>.InternetGatewayDevice.WANDevice.{i}.WANConnectionDevice.{i}.WANIPConnection.{i}.Stats.</text:p>
          </table:table-cell>
          <table:table-cell office:value-type="string">
            <text:p>Sta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statistics for all connections within the same WAN­Connection­Device that share a common MAC address. <text:s/>The contents of this object should be identical for each such connection.</text:p>
            <text:p>This object is required for all WAN­Connection­Devices that can support an Ethernet-layer on this interface (e.g., PPPoE, IPoE).</text:p>
          </table:table-cell>
        </table:table-row>
        <table:table-row table:style-name="ro1">
          <table:table-cell office:value-type="string">
            <text:p>.1.12.i.7.i.7.i.27.1</text:p>
          </table:table-cell>
          <table:table-cell office:value-type="string">
            <text:p>.InternetGatewayDevice.WANDevice.{i}.WANConnectionDevice.{i}.WANIPConnection.{i}.Stats.EthernetByte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sent over all connections within the same WAN­Connection­Device that share a common MAC address since the CPE was last reset.</text:p>
          </table:table-cell>
        </table:table-row>
        <table:table-row table:style-name="ro1">
          <table:table-cell office:value-type="string">
            <text:p>.1.12.i.7.i.7.i.27.2</text:p>
          </table:table-cell>
          <table:table-cell office:value-type="string">
            <text:p>.InternetGatewayDevice.WANDevice.{i}.WANConnectionDevice.{i}.WANIPConnection.{i}.Stats.EthernetByte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received over all connections within the same WAN­Connection­Device that share a common MAC address since the CPE was last reset.</text:p>
          </table:table-cell>
        </table:table-row>
        <table:table-row table:style-name="ro1">
          <table:table-cell office:value-type="string">
            <text:p>.1.12.i.7.i.7.i.27.3</text:p>
          </table:table-cell>
          <table:table-cell office:value-type="string">
            <text:p>.InternetGatewayDevice.WANDevice.{i}.WANConnectionDevice.{i}.WANIPConnection.{i}.Stats.EthernetPacket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Ethernet packets sent over all connections within the same WAN­Connection­Device that share a common MAC address since the CPE was last reset.</text:p>
          </table:table-cell>
        </table:table-row>
        <table:table-row table:style-name="ro1">
          <table:table-cell office:value-type="string">
            <text:p>.1.12.i.7.i.7.i.27.4</text:p>
          </table:table-cell>
          <table:table-cell office:value-type="string">
            <text:p>.InternetGatewayDevice.WANDevice.{i}.WANConnectionDevice.{i}.WANIPConnection.{i}.Stats.EthernetPacket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Ethernet packets received over all connections within the same WAN­Connection­Device that share a common MAC address since the CPE was last reset.</text:p>
          </table:table-cell>
        </table:table-row>
        <table:table-row table:style-name="ro1">
          <table:table-cell office:value-type="string">
            <text:p>.1.12.i.7.i.8</text:p>
          </table:table-cell>
          <table:table-cell office:value-type="string">
            <text:p>.InternetGatewayDevice.WANDevice.{i}.WANConnectionDevice.{i}.WANPPPConnection.</text:p>
          </table:table-cell>
          <table:table-cell office:value-type="string">
            <text:p>PPPCon</text:p>
          </table:table-cell>
          <table:table-cell table:number-columns-repeated="6"/>
        </table:table-row>
        <table:table-row table:style-name="ro1">
          <table:table-cell office:value-type="string">
            <text:p>.1.12.i.7.i.8.i</text:p>
          </table:table-cell>
          <table:table-cell office:value-type="string">
            <text:p>.InternetGatewayDevice.WANDevice.{i}.WANConnectionDevice.{i}.WANPPPConnection.{i}.</text:p>
          </table:table-cell>
          <table:table-cell table:number-columns-repeated="3"/>
          <table:table-cell table:style-name="ce2" office:value-type="string">
            <text:p>object</text:p>
          </table:table-cell>
          <table:table-cell table:number-columns-repeated="2" table:style-name="ce5" office:value-type="string">
            <text:p>R</text:p>
          </table:table-cell>
          <table:table-cell table:style-name="ce7" office:value-type="string">
            <text:p>This object enables configuration of PPP connections on the WAN interface of a CPE. <text:s/>This object is required for all WANConnectionDevices that employ PPP addressing, and must not be active for WANConnectionDevices that do not employ PPP addressing.</text:p>
          </table:table-cell>
        </table:table-row>
        <table:table-row table:style-name="ro1">
          <table:table-cell office:value-type="string">
            <text:p>.1.12.i.7.i.8.i.1</text:p>
          </table:table-cell>
          <table:table-cell office:value-type="string">
            <text:p>.InternetGatewayDevice.WANDevice.{i}.WANConnectionDevice.{i}.WANPPPConnection.{i}.Enable</text:p>
          </table:table-cell>
          <table:table-cell table:number-columns-repeated="3"/>
          <table:table-cell office:value-type="string">
            <text:p>boolean</text:p>
          </table:table-cell>
          <table:table-cell table:number-columns-repeated="2" office:value-type="string">
            <text:p>R</text:p>
          </table:table-cell>
          <table:table-cell table:style-name="ce14" office:value-type="string">
            <text:p><text:span text:style-name="T3">Enables or disables the connection instance.</text:span><text:span text:style-name="T2"> <text:s/>On creation of a WAN­PPP­Connection instance, it is initially disabled.</text:span></text:p>
          </table:table-cell>
        </table:table-row>
        <table:table-row table:style-name="ro5">
          <table:table-cell office:value-type="string">
            <text:p>.1.12.i.7.i.8.i.2</text:p>
          </table:table-cell>
          <table:table-cell office:value-type="string">
            <text:p>.InternetGatewayDevice.WANDevice.{i}.WANConnectionDevice.{i}.WANPPPConnection.{i}.ConnectionStatus</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Current status of the connection. <text:s/>Enumeration of:</text:p>
            <text:p><text:span text:style-name="T1">“</text:span><text:span text:style-name="T2">Unconfigured”</text:span></text:p>
            <text:p><text:span text:style-name="T1">“</text:span><text:span text:style-name="T2">Connecting”</text:span></text:p>
            <text:p><text:span text:style-name="T1">“</text:span><text:span text:style-name="T2">Authenticating”</text:span></text:p>
            <text:p><text:span text:style-name="T1">“</text:span><text:span text:style-name="T2">Connected”</text:span></text:p>
            <text:p><text:span text:style-name="T1">“</text:span><text:span text:style-name="T2">PendingDisconnect”</text:span></text:p>
            <text:p><text:span text:style-name="T1">“</text:span><text:span text:style-name="T2">Disconnecting”</text:span></text:p>
            <text:p><text:span text:style-name="T1">“</text:span><text:span text:style-name="T2">Disconnected”</text:span></text:p>
          </table:table-cell>
        </table:table-row>
        <table:table-row table:style-name="ro5">
          <table:table-cell office:value-type="string">
            <text:p>.1.12.i.7.i.8.i.3</text:p>
          </table:table-cell>
          <table:table-cell office:value-type="string">
            <text:p>.InternetGatewayDevice.WANDevice.{i}.WANConnectionDevice.{i}.WANPPPConnection.{i}.PossibleConnectionTypes</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0" office:value-type="string">
            <text:p>A comma-separated list indicating the types of connections possible for this connection instance. <text:s/>Each element of the list is an enumeration of:</text:p>
            <text:p><text:span text:style-name="T1">“</text:span><text:span text:style-name="T2">Unconfigured”</text:span></text:p>
            <text:p><text:span text:style-name="T1">“</text:span><text:span text:style-name="T2">IP_Routed”</text:span></text:p>
            <text:p><text:span text:style-name="T1">“</text:span><text:span text:style-name="T2">DHCP_Spoofed”</text:span></text:p>
            <text:p><text:span text:style-name="T1">“</text:span><text:span text:style-name="T2">PPPoE_Bridged”</text:span></text:p>
            <text:p><text:span text:style-name="T1">“</text:span><text:span text:style-name="T2">PPPoE_Relay”</text:span></text:p>
            <text:p><text:span text:style-name="T1">“</text:span><text:span text:style-name="T2">PPTP_Relay”</text:span></text:p>
            <text:p><text:span text:style-name="T1">“</text:span><text:span text:style-name="T2">L2TP_Relay”</text:span></text:p>
          </table:table-cell>
        </table:table-row>
        <table:table-row table:style-name="ro5">
          <table:table-cell office:value-type="string">
            <text:p>.1.12.i.7.i.8.i.4</text:p>
          </table:table-cell>
          <table:table-cell office:value-type="string">
            <text:p>.InternetGatewayDevice.WANDevice.{i}.WANConnectionDevice.{i}.WANPPPConnection.{i}.ConnectionType</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Specifies the connection type of the connection instance. <text:s/>Enumeration of:</text:p>
            <text:p><text:span text:style-name="T1">“</text:span><text:span text:style-name="T2">Unconfigured”</text:span></text:p>
            <text:p><text:span text:style-name="T1">“</text:span><text:span text:style-name="T2">IP_Routed”</text:span></text:p>
            <text:p><text:span text:style-name="T1">“</text:span><text:span text:style-name="T2">DHCP_Spoofed”</text:span></text:p>
            <text:p><text:span text:style-name="T1">“</text:span><text:span text:style-name="T2">PPPoE_Bridged”</text:span></text:p>
            <text:p><text:span text:style-name="T1">“</text:span><text:span text:style-name="T2">PPPoE_Relay”</text:span></text:p>
            <text:p><text:span text:style-name="T1">“</text:span><text:span text:style-name="T2">PPTP_Relay”</text:span></text:p>
            <text:p><text:span text:style-name="T1">“</text:span><text:span text:style-name="T2">L2TP_Relay”</text:span></text:p>
          </table:table-cell>
        </table:table-row>
        <table:table-row table:style-name="ro1">
          <table:table-cell office:value-type="string">
            <text:p>.1.12.i.7.i.8.i.5</text:p>
          </table:table-cell>
          <table:table-cell office:value-type="string">
            <text:p>.InternetGatewayDevice.WANDevice.{i}.WANConnectionDevice.{i}.WANPPPConnection.{i}.Name</text:p>
          </table:table-cell>
          <table:table-cell table:number-columns-repeated="3"/>
          <table:table-cell office:value-type="string">
            <text:p>string(256)</text:p>
          </table:table-cell>
          <table:table-cell table:number-columns-repeated="2" office:value-type="string">
            <text:p>R</text:p>
          </table:table-cell>
          <table:table-cell office:value-type="string">
            <text:p>User-readable name of this connection.</text:p>
          </table:table-cell>
        </table:table-row>
        <table:table-row table:style-name="ro1">
          <table:table-cell office:value-type="string">
            <text:p>.1.12.i.7.i.8.i.6</text:p>
          </table:table-cell>
          <table:table-cell office:value-type="string">
            <text:p>.InternetGatewayDevice.WANDevice.{i}.WANConnectionDevice.{i}.WANPPPConnection.{i}.Uptime</text:p>
          </table:table-cell>
          <table:table-cell table:number-columns-repeated="3"/>
          <table:table-cell office:value-type="string">
            <text:p>unsignedInt</text:p>
          </table:table-cell>
          <table:table-cell office:value-type="string">
            <text:p>-</text:p>
          </table:table-cell>
          <table:table-cell office:value-type="string">
            <text:p>R</text:p>
          </table:table-cell>
          <table:table-cell office:value-type="string">
            <text:p>The time in seconds that this connection has been up.</text:p>
          </table:table-cell>
        </table:table-row>
        <table:table-row table:style-name="ro14">
          <table:table-cell office:value-type="string">
            <text:p>.1.12.i.7.i.8.i.7</text:p>
          </table:table-cell>
          <table:table-cell office:value-type="string">
            <text:p>.InternetGatewayDevice.WANDevice.{i}.WANConnectionDevice.{i}.WANPPPConnection.{i}.LastConnectionError</text:p>
          </table:table-cell>
          <table:table-cell table:number-columns-repeated="3"/>
          <table:table-cell office:value-type="string">
            <text:p>string</text:p>
          </table:table-cell>
          <table:table-cell office:value-type="string">
            <text:p>-</text:p>
          </table:table-cell>
          <table:table-cell office:value-type="string">
            <text:p>R</text:p>
          </table:table-cell>
          <table:table-cell table:style-name="ce16" office:value-type="string">
            <text:p>The cause of failure for the last connection setup attempt. <text:s/>Enumeration of:</text:p>
            <text:p><text:span text:style-name="T6">“</text:span><text:span text:style-name="T7">ERROR_NONE”</text:span></text:p>
            <text:p><text:span text:style-name="T1">“</text:span><text:span text:style-name="T7">ERROR_ISP_TIME_OUT”</text:span></text:p>
            <text:p><text:span text:style-name="T1">“</text:span><text:span text:style-name="T7">ERROR_COMMAND_ABORTED”</text:span></text:p>
            <text:p><text:span text:style-name="T1">“</text:span><text:span text:style-name="T7">ERROR_NOT_ENABLED_FOR_INTERNET”</text:span></text:p>
            <text:p><text:span text:style-name="T1">“</text:span><text:span text:style-name="T7">ERROR_BAD_PHONE_NUMBER”</text:span></text:p>
            <text:p><text:span text:style-name="T1">“</text:span><text:span text:style-name="T7">ERROR_USER_DISCONNECT”</text:span></text:p>
            <text:p><text:span text:style-name="T1">“</text:span><text:span text:style-name="T7">ERROR_ISP_DISCONNECT”</text:span></text:p>
            <text:p><text:span text:style-name="T1">“</text:span><text:span text:style-name="T7">ERROR_IDLE_DISCONNECT”</text:span></text:p>
            <text:p><text:span text:style-name="T1">“</text:span><text:span text:style-name="T7">ERROR_FORCED_DISCONNECT”</text:span></text:p>
            <text:p><text:span text:style-name="T1">“</text:span><text:span text:style-name="T7">ERROR_SERVER_OUT_OF_RESOURCES”</text:span></text:p>
            <text:p><text:span text:style-name="T1">“</text:span><text:span text:style-name="T7">ERROR_RESTRICTED_LOGON_HOURS”</text:span></text:p>
            <text:p><text:span text:style-name="T1">“</text:span><text:span text:style-name="T7">ERROR_ACCOUNT_DISABLED”</text:span></text:p>
            <text:p><text:span text:style-name="T1">“</text:span><text:span text:style-name="T7">ERROR_ACCOUNT_EXPIRED”</text:span></text:p>
            <text:p><text:span text:style-name="T1">“</text:span><text:span text:style-name="T7">ERROR_PASSWORD_EXPIRED”</text:span></text:p>
            <text:p><text:span text:style-name="T1">“</text:span><text:span text:style-name="T7">ERROR_AUTHENTICATION_FAILURE”</text:span></text:p>
            <text:p><text:span text:style-name="T1">“</text:span><text:span text:style-name="T7">ERROR_NO_DIALTONE”</text:span></text:p>
            <text:p><text:span text:style-name="T1">“</text:span><text:span text:style-name="T7">ERROR_NO_CARRIER”</text:span></text:p>
            <text:p><text:span text:style-name="T1">“</text:span><text:span text:style-name="T7">ERROR_NO_ANSWER”</text:span></text:p>
            <text:p><text:span text:style-name="T1">“</text:span><text:span text:style-name="T7">ERROR_LINE_BUSY”</text:span></text:p>
            <text:p><text:span text:style-name="T1">“</text:span><text:span text:style-name="T7">ERROR_UNSUPPORTED_BITSPERSECOND”</text:span></text:p>
            <text:p><text:span text:style-name="T1">“</text:span><text:span text:style-name="T7">ERROR_TOO_MANY_LINE_ERRORS”</text:span></text:p>
            <text:p><text:span text:style-name="T1">“</text:span><text:span text:style-name="T7">ERROR_IP_CONFIGURATION”</text:span></text:p>
            <text:p><text:span text:style-name="T1">“</text:span><text:span text:style-name="T7">ERROR_UNKNOWN”</text:span></text:p>
          </table:table-cell>
        </table:table-row>
        <table:table-row table:style-name="ro1">
          <table:table-cell office:value-type="string">
            <text:p>.1.12.i.7.i.8.i.8</text:p>
          </table:table-cell>
          <table:table-cell office:value-type="string">
            <text:p>.InternetGatewayDevice.WANDevice.{i}.WANConnectionDevice.{i}.WANPPPConnection.{i}.AutoDisconnectTime</text:p>
          </table:table-cell>
          <table:table-cell table:number-columns-repeated="3"/>
          <table:table-cell office:value-type="string">
            <text:p>unsignedInt</text:p>
          </table:table-cell>
          <table:table-cell table:number-columns-repeated="2" office:value-type="string">
            <text:p>O</text:p>
          </table:table-cell>
          <table:table-cell office:value-type="string">
            <text:p>The time in seconds since the establishment of the connection after which connection termination is automatically initiated by the CPE. <text:s/>This occurs irrespective of whether the connection is being used or not. <text:s/>A value of 0 (zero) indicates that the connection is not to be shut down automatically.</text:p>
          </table:table-cell>
        </table:table-row>
        <table:table-row table:style-name="ro1">
          <table:table-cell office:value-type="string">
            <text:p>.1.12.i.7.i.8.i.9</text:p>
          </table:table-cell>
          <table:table-cell office:value-type="string">
            <text:p>.InternetGatewayDevice.WANDevice.{i}.WANConnectionDevice.{i}.WANPPPConnection.{i}.IdleDisconnectTime</text:p>
          </table:table-cell>
          <table:table-cell table:number-columns-repeated="3"/>
          <table:table-cell office:value-type="string">
            <text:p>unsignedInt</text:p>
          </table:table-cell>
          <table:table-cell table:number-columns-repeated="2" office:value-type="string">
            <text:p>O</text:p>
          </table:table-cell>
          <table:table-cell office:value-type="string">
            <text:p>The time in seconds that if the connection remains idle, the CPE automatically terminates the connection. <text:s/>A value of 0 (zero) indicates that the connection is not to be shut down automatically.</text:p>
          </table:table-cell>
        </table:table-row>
        <table:table-row table:style-name="ro1">
          <table:table-cell office:value-type="string">
            <text:p>.1.12.i.7.i.8.i.10</text:p>
          </table:table-cell>
          <table:table-cell office:value-type="string">
            <text:p>.InternetGatewayDevice.WANDevice.{i}.WANConnectionDevice.{i}.WANPPPConnection.{i}.WarnDisconnectDelay</text:p>
          </table:table-cell>
          <table:table-cell table:number-columns-repeated="3"/>
          <table:table-cell office:value-type="string">
            <text:p>unsignedInt</text:p>
          </table:table-cell>
          <table:table-cell table:number-columns-repeated="2" office:value-type="string">
            <text:p>O</text:p>
          </table:table-cell>
          <table:table-cell office:value-type="string">
            <text:p>Time in seconds the Status remains in the pending disconnect state before transitioning to disconnecting state to drop the connection.</text:p>
          </table:table-cell>
        </table:table-row>
        <table:table-row table:style-name="ro1">
          <table:table-cell office:value-type="string">
            <text:p>.1.12.i.7.i.8.i.11</text:p>
          </table:table-cell>
          <table:table-cell office:value-type="string">
            <text:p>.InternetGatewayDevice.WANDevice.{i}.WANConnectionDevice.{i}.WANPPPConnection.{i}.RSIPAvailable</text:p>
          </table:table-cell>
          <table:table-cell table:number-columns-repeated="3"/>
          <table:table-cell office:value-type="string">
            <text:p>boolean</text:p>
          </table:table-cell>
          <table:table-cell office:value-type="string">
            <text:p>-</text:p>
          </table:table-cell>
          <table:table-cell office:value-type="string">
            <text:p>R</text:p>
          </table:table-cell>
          <table:table-cell office:value-type="string">
            <text:p>Indicates if Realm-specific IP (RSIP) is available as a feature on the CPE.</text:p>
          </table:table-cell>
        </table:table-row>
        <table:table-row table:style-name="ro1">
          <table:table-cell office:value-type="string">
            <text:p>.1.12.i.7.i.8.i.12</text:p>
          </table:table-cell>
          <table:table-cell office:value-type="string">
            <text:p>.InternetGatewayDevice.WANDevice.{i}.WANConnectionDevice.{i}.WANPPPConnection.{i}.NATEnabled</text:p>
          </table:table-cell>
          <table:table-cell table:number-columns-repeated="3"/>
          <table:table-cell office:value-type="string">
            <text:p>boolean</text:p>
          </table:table-cell>
          <table:table-cell office:value-type="string">
            <text:p>C</text:p>
          </table:table-cell>
          <table:table-cell office:value-type="string">
            <text:p>R</text:p>
          </table:table-cell>
          <table:table-cell office:value-type="string">
            <text:p>Indicates if Network Address Translation (NAT) is enabled for this connection. <text:s/>This parameter MUST be writable if NAT is supported by the CPE.</text:p>
          </table:table-cell>
        </table:table-row>
        <table:table-row table:style-name="ro1">
          <table:table-cell office:value-type="string">
            <text:p>.1.12.i.7.i.8.i.13</text:p>
          </table:table-cell>
          <table:table-cell office:value-type="string">
            <text:p>.InternetGatewayDevice.WANDevice.{i}.WANConnectionDevice.{i}.WANPPPConnection.{i}.Username</text:p>
          </table:table-cell>
          <table:table-cell/>
          <table:table-cell table:number-columns-repeated="2" office:value-type="float" office:value="1">
            <text:p>1</text:p>
          </table:table-cell>
          <table:table-cell office:value-type="string">
            <text:p>string(64)</text:p>
          </table:table-cell>
          <table:table-cell table:number-columns-repeated="2" office:value-type="string">
            <text:p>R</text:p>
          </table:table-cell>
          <table:table-cell office:value-type="string">
            <text:p>Username to be used for authentication.</text:p>
          </table:table-cell>
        </table:table-row>
        <table:table-row table:style-name="ro2">
          <table:table-cell office:value-type="string">
            <text:p>.1.12.i.7.i.8.i.14</text:p>
          </table:table-cell>
          <table:table-cell office:value-type="string">
            <text:p>.InternetGatewayDevice.WANDevice.{i}.WANConnectionDevice.{i}.WANPPPConnection.{i}.Password</text:p>
          </table:table-cell>
          <table:table-cell/>
          <table:table-cell table:number-columns-repeated="2" office:value-type="float" office:value="1">
            <text:p>1</text:p>
          </table:table-cell>
          <table:table-cell office:value-type="string">
            <text:p>string(64)</text:p>
          </table:table-cell>
          <table:table-cell office:value-type="string">
            <text:p>R</text:p>
          </table:table-cell>
          <table:table-cell office:value-type="string">
            <text:p>-</text:p>
          </table:table-cell>
          <table:table-cell office:value-type="string">
            <text:p>Password to be usef for authentication.</text:p>
            <text:p>When read, this parameter returns an empty string, regardless of the actual value.</text:p>
          </table:table-cell>
        </table:table-row>
        <table:table-row table:style-name="ro4">
          <table:table-cell office:value-type="string">
            <text:p>.1.12.i.7.i.8.i.15</text:p>
          </table:table-cell>
          <table:table-cell office:value-type="string">
            <text:p>.InternetGatewayDevice.WANDevice.{i}.WANConnectionDevice.{i}.WANPPPConnection.{i}.PPPEncryptionProtocol</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Describes the PPP encryption protocol used between the WAN device and the ISP POP. <text:s/>Enumeration of:</text:p>
            <text:p><text:span text:style-name="T1">“</text:span><text:span text:style-name="T2">None”</text:span></text:p>
            <text:p><text:span text:style-name="T1">“</text:span><text:span text:style-name="T2">MPPE”</text:span></text:p>
          </table:table-cell>
        </table:table-row>
        <table:table-row table:style-name="ro3">
          <table:table-cell office:value-type="string">
            <text:p>.1.12.i.7.i.8.i.16</text:p>
          </table:table-cell>
          <table:table-cell office:value-type="string">
            <text:p>.InternetGatewayDevice.WANDevice.{i}.WANConnectionDevice.{i}.WANPPPConnection.{i}.PPPCompressionProtocol</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Describes the PPP compression protocol used between the WAN device and the ISP POP. <text:s/>Enumeration of:</text:p>
            <text:p><text:span text:style-name="T1">“</text:span><text:span text:style-name="T2">None”</text:span></text:p>
            <text:p><text:span text:style-name="T1">“</text:span><text:span text:style-name="T2">Van Jacobsen”</text:span></text:p>
            <text:p><text:span text:style-name="T1">“</text:span><text:span text:style-name="T2">STAC LZS”</text:span></text:p>
          </table:table-cell>
        </table:table-row>
        <table:table-row table:style-name="ro3">
          <table:table-cell office:value-type="string">
            <text:p>.1.12.i.7.i.8.i.17</text:p>
          </table:table-cell>
          <table:table-cell office:value-type="string">
            <text:p>.InternetGatewayDevice.WANDevice.{i}.WANConnectionDevice.{i}.WANPPPConnection.{i}.PPPAuthenticationProtocol</text:p>
          </table:table-cell>
          <table:table-cell table:number-columns-repeated="3"/>
          <table:table-cell office:value-type="string">
            <text:p>string</text:p>
          </table:table-cell>
          <table:table-cell office:value-type="string">
            <text:p>-</text:p>
          </table:table-cell>
          <table:table-cell office:value-type="string">
            <text:p>O</text:p>
          </table:table-cell>
          <table:table-cell table:style-name="ce10" office:value-type="string">
            <text:p>Describes the PPP authentication protocol used between the WAN device and the ISP POP. <text:s/>Enumeration of:</text:p>
            <text:p><text:span text:style-name="T1">“</text:span><text:span text:style-name="T2">PAP”</text:span></text:p>
            <text:p><text:span text:style-name="T1">“</text:span><text:span text:style-name="T2">CHAP”</text:span></text:p>
            <text:p><text:span text:style-name="T1">“</text:span><text:span text:style-name="T2">MS-CHAP”</text:span></text:p>
          </table:table-cell>
        </table:table-row>
        <table:table-row table:style-name="ro1">
          <table:table-cell office:value-type="string">
            <text:p>.1.12.i.7.i.8.i.18</text:p>
          </table:table-cell>
          <table:table-cell office:value-type="string">
            <text:p>.InternetGatewayDevice.WANDevice.{i}.WANConnectionDevice.{i}.WANPPPConnection.{i}.ExternalIPAddress</text:p>
          </table:table-cell>
          <table:table-cell table:number-columns-repeated="3"/>
          <table:table-cell office:value-type="string">
            <text:p>string</text:p>
          </table:table-cell>
          <table:table-cell office:value-type="string">
            <text:p>-</text:p>
          </table:table-cell>
          <table:table-cell office:value-type="string">
            <text:p>R</text:p>
          </table:table-cell>
          <table:table-cell office:value-type="string">
            <text:p>This is the external IP address used by NAT for this connection.</text:p>
          </table:table-cell>
        </table:table-row>
        <table:table-row table:style-name="ro1">
          <table:table-cell office:value-type="string">
            <text:p>.1.12.i.7.i.8.i.19</text:p>
          </table:table-cell>
          <table:table-cell office:value-type="string">
            <text:p>.InternetGatewayDevice.WANDevice.{i}.WANConnectionDevice.{i}.WANPPPConnection.{i}.RemoteIPAddress</text:p>
          </table:table-cell>
          <table:table-cell table:number-columns-repeated="3"/>
          <table:table-cell office:value-type="string">
            <text:p>string</text:p>
          </table:table-cell>
          <table:table-cell office:value-type="string">
            <text:p>-</text:p>
          </table:table-cell>
          <table:table-cell office:value-type="string">
            <text:p>O</text:p>
          </table:table-cell>
          <table:table-cell office:value-type="string">
            <text:p>The remote IP address for this connection.</text:p>
          </table:table-cell>
        </table:table-row>
        <table:table-row table:style-name="ro1">
          <table:table-cell office:value-type="string">
            <text:p>.1.12.i.7.i.8.i.20</text:p>
          </table:table-cell>
          <table:table-cell office:value-type="string">
            <text:p>.InternetGatewayDevice.WANDevice.{i}.WANConnectionDevice.{i}.WANPPPConnection.{i}.MaxMRUSize</text:p>
          </table:table-cell>
          <table:table-cell table:number-columns-repeated="3"/>
          <table:table-cell office:value-type="string">
            <text:p>unsignedInt [1:1540]</text:p>
          </table:table-cell>
          <table:table-cell table:number-columns-repeated="2" office:value-type="string">
            <text:p>O</text:p>
          </table:table-cell>
          <table:table-cell office:value-type="string">
            <text:p>The maximum allowed size of frames sent from the remote peer.</text:p>
          </table:table-cell>
        </table:table-row>
        <table:table-row table:style-name="ro1">
          <table:table-cell office:value-type="string">
            <text:p>.1.12.i.7.i.8.i.21</text:p>
          </table:table-cell>
          <table:table-cell office:value-type="string">
            <text:p>.InternetGatewayDevice.WANDevice.{i}.WANConnectionDevice.{i}.WANPPPConnection.{i}.CurrentMRUSize</text:p>
          </table:table-cell>
          <table:table-cell table:number-columns-repeated="3"/>
          <table:table-cell office:value-type="string">
            <text:p>unsignedInt [1:1540]</text:p>
          </table:table-cell>
          <table:table-cell office:value-type="string">
            <text:p>-</text:p>
          </table:table-cell>
          <table:table-cell office:value-type="string">
            <text:p>O</text:p>
          </table:table-cell>
          <table:table-cell office:value-type="string">
            <text:p>The current MRU in use over this connection.</text:p>
          </table:table-cell>
        </table:table-row>
        <table:table-row table:style-name="ro1">
          <table:table-cell office:value-type="string">
            <text:p>.1.12.i.7.i.8.i.22</text:p>
          </table:table-cell>
          <table:table-cell office:value-type="string">
            <text:p>.InternetGatewayDevice.WANDevice.{i}.WANConnectionDevice.{i}.WANPPPConnection.{i}.DNSEnabled</text:p>
          </table:table-cell>
          <table:table-cell table:number-columns-repeated="3"/>
          <table:table-cell office:value-type="string">
            <text:p>boolean</text:p>
          </table:table-cell>
          <table:table-cell office:value-type="string">
            <text:p>O</text:p>
          </table:table-cell>
          <table:table-cell office:value-type="string">
            <text:p>R</text:p>
          </table:table-cell>
          <table:table-cell office:value-type="string">
            <text:p>Whether or not the device should attempt to query a DNS server across this connection.</text:p>
          </table:table-cell>
        </table:table-row>
        <table:table-row table:style-name="ro1">
          <table:table-cell office:value-type="string">
            <text:p>.1.12.i.7.i.8.i.23</text:p>
          </table:table-cell>
          <table:table-cell office:value-type="string">
            <text:p>.InternetGatewayDevice.WANDevice.{i}.WANConnectionDevice.{i}.WANPPPConnection.{i}.DNSOverrideAllowed</text:p>
          </table:table-cell>
          <table:table-cell table:number-columns-repeated="3"/>
          <table:table-cell office:value-type="string">
            <text:p>boolean</text:p>
          </table:table-cell>
          <table:table-cell office:value-type="string">
            <text:p>O</text:p>
          </table:table-cell>
          <table:table-cell office:value-type="string">
            <text:p>R</text:p>
          </table:table-cell>
          <table:table-cell office:value-type="string">
            <text:p>Whether or not a manually set, non-empty DNS address can be overridden by a DNS entry received from the WAN.</text:p>
          </table:table-cell>
        </table:table-row>
        <table:table-row table:style-name="ro1">
          <table:table-cell office:value-type="string">
            <text:p>.1.12.i.7.i.8.i.24</text:p>
          </table:table-cell>
          <table:table-cell office:value-type="string">
            <text:p>.InternetGatewayDevice.WANDevice.{i}.WANConnectionDevice.{i}.WANPPPConnection.{i}.DNSServers</text:p>
          </table:table-cell>
          <table:table-cell table:number-columns-repeated="3"/>
          <table:table-cell office:value-type="string">
            <text:p>string</text:p>
          </table:table-cell>
          <table:table-cell office:value-type="string">
            <text:p>O</text:p>
          </table:table-cell>
          <table:table-cell office:value-type="string">
            <text:p>R</text:p>
          </table:table-cell>
          <table:table-cell office:value-type="string">
            <text:p>Comma separated list of DNS server IP addresses for this connection. <text:s/>Support for more than three DNS Servers is Optional.</text:p>
          </table:table-cell>
        </table:table-row>
        <table:table-row table:style-name="ro1">
          <table:table-cell office:value-type="string">
            <text:p>.1.12.i.7.i.8.i.25</text:p>
          </table:table-cell>
          <table:table-cell office:value-type="string">
            <text:p>.InternetGatewayDevice.WANDevice.{i}.WANConnectionDevice.{i}.WANPPPConnection.{i}.MACAddress</text:p>
          </table:table-cell>
          <table:table-cell/>
          <table:table-cell office:value-type="float" office:value="1">
            <text:p>1</text:p>
          </table:table-cell>
          <table:table-cell office:value-type="float" office:value="0">
            <text:p>0</text:p>
          </table:table-cell>
          <table:table-cell office:value-type="string">
            <text:p>string</text:p>
          </table:table-cell>
          <table:table-cell office:value-type="string">
            <text:p>O</text:p>
          </table:table-cell>
          <table:table-cell office:value-type="string">
            <text:p>R</text:p>
          </table:table-cell>
          <table:table-cell office:value-type="string">
            <text:p>The physical address of the WANIPConnection if applicable. <text:s/>Configurable only if MACAddressOverride is present and true (1).</text:p>
          </table:table-cell>
        </table:table-row>
        <table:table-row table:style-name="ro1">
          <table:table-cell office:value-type="string">
            <text:p>.1.12.i.7.i.8.i.26</text:p>
          </table:table-cell>
          <table:table-cell office:value-type="string">
            <text:p>.InternetGatewayDevice.WANDevice.{i}.WANConnectionDevice.{i}.WANPPPConnection.{i}.MACAddressOverride</text:p>
          </table:table-cell>
          <table:table-cell table:number-columns-repeated="3"/>
          <table:table-cell office:value-type="string">
            <text:p>boolean</text:p>
          </table:table-cell>
          <table:table-cell table:number-columns-repeated="2" office:value-type="string">
            <text:p>O</text:p>
          </table:table-cell>
          <table:table-cell office:value-type="string">
            <text:p>Whether the value of MACAddress parameter can be overridden. If false (0), the CPE’s default value is used (or restored if it had previously been overridden).</text:p>
          </table:table-cell>
        </table:table-row>
        <table:table-row table:style-name="ro6">
          <table:table-cell office:value-type="string">
            <text:p>.1.12.i.7.i.8.i.27</text:p>
          </table:table-cell>
          <table:table-cell office:value-type="string">
            <text:p>.InternetGatewayDevice.WANDevice.{i}.WANConnectionDevice.{i}.WANPPPConnection.{i}.TransportType</text:p>
          </table:table-cell>
          <table:table-cell/>
          <table:table-cell office:value-type="float" office:value="1">
            <text:p>1</text:p>
          </table:table-cell>
          <table:table-cell office:value-type="float" office:value="0">
            <text:p>0</text:p>
          </table:table-cell>
          <table:table-cell office:value-type="string">
            <text:p>string</text:p>
          </table:table-cell>
          <table:table-cell office:value-type="string">
            <text:p>-</text:p>
          </table:table-cell>
          <table:table-cell office:value-type="string">
            <text:p>R</text:p>
          </table:table-cell>
          <table:table-cell table:style-name="ce10" office:value-type="string">
            <text:p>PPP transport type of the connection. <text:s/>Enumeration of:</text:p>
            <text:p><text:span text:style-name="T1">“</text:span><text:span text:style-name="T2">PPPoA”</text:span></text:p>
            <text:p><text:span text:style-name="T1">“</text:span><text:span text:style-name="T2">PPPoE”</text:span></text:p>
            <text:p><text:span text:style-name="T1">“</text:span><text:span text:style-name="T2">L2TP” (for future use)</text:span></text:p>
            <text:p><text:span text:style-name="T1">“</text:span><text:span text:style-name="T2">PPTP” (for future use)</text:span></text:p>
          </table:table-cell>
        </table:table-row>
        <table:table-row table:style-name="ro1">
          <table:table-cell office:value-type="string">
            <text:p>.1.12.i.7.i.8.i.28</text:p>
          </table:table-cell>
          <table:table-cell office:value-type="string">
            <text:p>.InternetGatewayDevice.WANDevice.{i}.WANConnectionDevice.{i}.WANPPPConnection.{i}.PPPoEACName</text:p>
          </table:table-cell>
          <table:table-cell table:number-columns-repeated="3"/>
          <table:table-cell office:value-type="string">
            <text:p>string(256)</text:p>
          </table:table-cell>
          <table:table-cell table:number-columns-repeated="2" office:value-type="string">
            <text:p>R</text:p>
          </table:table-cell>
          <table:table-cell office:value-type="string">
            <text:p>PPPoE Access Concentrator.</text:p>
          </table:table-cell>
        </table:table-row>
        <table:table-row table:style-name="ro1">
          <table:table-cell office:value-type="string">
            <text:p>.1.12.i.7.i.8.i.29</text:p>
          </table:table-cell>
          <table:table-cell office:value-type="string">
            <text:p>.InternetGatewayDevice.WANDevice.{i}.WANConnectionDevice.{i}.WANPPPConnection.{i}.PPPoEServiceName</text:p>
          </table:table-cell>
          <table:table-cell table:number-columns-repeated="3"/>
          <table:table-cell office:value-type="string">
            <text:p>string(256)</text:p>
          </table:table-cell>
          <table:table-cell table:number-columns-repeated="2" office:value-type="string">
            <text:p>R</text:p>
          </table:table-cell>
          <table:table-cell office:value-type="string">
            <text:p>PPPoE Service Name.</text:p>
          </table:table-cell>
        </table:table-row>
        <table:table-row table:style-name="ro3">
          <table:table-cell office:value-type="string">
            <text:p>.1.12.i.7.i.8.i.30</text:p>
          </table:table-cell>
          <table:table-cell office:value-type="string">
            <text:p>.InternetGatewayDevice.WANDevice.{i}.WANConnectionDevice.{i}.WANPPPConnection.{i}.ConnectionTrigger</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Trigger used to establish the IP connection. <text:s/>Enumeration of:</text:p>
            <text:p><text:span text:style-name="T1">“</text:span><text:span text:style-name="T2">OnDemand”</text:span></text:p>
            <text:p><text:span text:style-name="T1">“</text:span><text:span text:style-name="T2">AlwaysOn”</text:span></text:p>
            <text:p><text:span text:style-name="T1">“</text:span><text:span text:style-name="T2">Manual”</text:span></text:p>
          </table:table-cell>
        </table:table-row>
        <table:table-row table:style-name="ro6">
          <table:table-cell office:value-type="string">
            <text:p>.1.12.i.7.i.8.i.31</text:p>
          </table:table-cell>
          <table:table-cell office:value-type="string">
            <text:p>.InternetGatewayDevice.WANDevice.{i}.WANConnectionDevice.{i}.WANPPPConnection.{i}.RouteProtocolRx</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Defines the Rx protocol to be used. <text:s text:c="2"/>Enumeration of:</text:p>
            <text:p><text:span text:style-name="T1">“</text:span><text:span text:style-name="T2">Off”</text:span></text:p>
            <text:p><text:span text:style-name="T1">“</text:span><text:span text:style-name="T2">RIPv1” (Optional)</text:span></text:p>
            <text:p><text:span text:style-name="T1">“</text:span><text:span text:style-name="T2">RIPv2” (Optional)</text:span></text:p>
            <text:p><text:span text:style-name="T1">“</text:span><text:span text:style-name="T2">OSPF” (Optional)</text:span></text:p>
          </table:table-cell>
        </table:table-row>
        <table:table-row table:style-name="ro1">
          <table:table-cell office:value-type="string">
            <text:p>.1.12.i.7.i.8.i.32</text:p>
          </table:table-cell>
          <table:table-cell office:value-type="string">
            <text:p>.InternetGatewayDevice.WANDevice.{i}.WANConnectionDevice.{i}.WANPPPConnection.{i}.PPPLCPEcho</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PPP LCP Echo period in seconds.</text:p>
          </table:table-cell>
        </table:table-row>
        <table:table-row table:style-name="ro1">
          <table:table-cell office:value-type="string">
            <text:p>.1.12.i.7.i.8.i.33</text:p>
          </table:table-cell>
          <table:table-cell office:value-type="string">
            <text:p>.InternetGatewayDevice.WANDevice.{i}.WANConnectionDevice.{i}.WANPPPConnection.{i}.PPPLCPEchoRetry</text:p>
          </table:table-cell>
          <table:table-cell table:number-columns-repeated="3"/>
          <table:table-cell office:value-type="string">
            <text:p>unsignedInt</text:p>
          </table:table-cell>
          <table:table-cell office:value-type="string">
            <text:p>-</text:p>
          </table:table-cell>
          <table:table-cell office:value-type="string">
            <text:p>O</text:p>
          </table:table-cell>
          <table:table-cell office:value-type="string">
            <text:p>Number of PPP LCP Echo retries within an echo period.</text:p>
          </table:table-cell>
        </table:table-row>
        <table:table-row table:style-name="ro1">
          <table:table-cell office:value-type="string">
            <text:p>.1.12.i.7.i.8.i.34</text:p>
          </table:table-cell>
          <table:table-cell office:value-type="string">
            <text:p>.InternetGatewayDevice.WANDevice.{i}.WANConnectionDevice.{i}.WANPPPConnection.{i}.PortMappingNumberOfEntries</text:p>
          </table:table-cell>
          <table:table-cell/>
          <table:table-cell office:value-type="string">
            <text:p>count(PortMapping)</text:p>
          </table:table-cell>
          <table:table-cell/>
          <table:table-cell office:value-type="string">
            <text:p>unsignedInt</text:p>
          </table:table-cell>
          <table:table-cell office:value-type="string">
            <text:p>-</text:p>
          </table:table-cell>
          <table:table-cell office:value-type="string">
            <text:p>R</text:p>
          </table:table-cell>
          <table:table-cell office:value-type="string">
            <text:p>Total number of port mapping entries.</text:p>
          </table:table-cell>
        </table:table-row>
        <table:table-row table:style-name="ro1">
          <table:table-cell office:value-type="string">
            <text:p>.1.12.i.7.i.8.i.35</text:p>
          </table:table-cell>
          <table:table-cell office:value-type="string">
            <text:p>.InternetGatewayDevice.WANDevice.{i}.WANConnectionDevice.{i}.WANPPPConnection.{i}.PortMapping.</text:p>
          </table:table-cell>
          <table:table-cell office:value-type="string">
            <text:p>PMap</text:p>
          </table:table-cell>
          <table:table-cell table:number-columns-repeated="6"/>
        </table:table-row>
        <table:table-row table:style-name="ro1">
          <table:table-cell office:value-type="string">
            <text:p>.1.12.i.7.i.8.i.35.i</text:p>
          </table:table-cell>
          <table:table-cell office:value-type="string">
            <text:p>.InternetGatewayDevice.WANDevice.{i}.WANConnectionDevice.{i}.WANPPPConnection.{i}.PortMapping.{i}.</text:p>
          </table:table-cell>
          <table:table-cell table:number-columns-repeated="3"/>
          <table:table-cell table:style-name="ce2" office:value-type="string">
            <text:p>object</text:p>
          </table:table-cell>
          <table:table-cell table:number-columns-repeated="2" table:style-name="ce5" office:value-type="string">
            <text:p>R</text:p>
          </table:table-cell>
          <table:table-cell table:style-name="ce7" office:value-type="string">
            <text:p>Port mapping table.</text:p>
          </table:table-cell>
        </table:table-row>
        <table:table-row table:style-name="ro1">
          <table:table-cell office:value-type="string">
            <text:p>.1.12.i.7.i.8.i.35.i.1</text:p>
          </table:table-cell>
          <table:table-cell office:value-type="string">
            <text:p>.InternetGatewayDevice.WANDevice.{i}.WANConnectionDevice.{i}.WANPPPConnection.{i}.PortMapping.{i}.PortMappingEnabled</text:p>
          </table:table-cell>
          <table:table-cell table:number-columns-repeated="3"/>
          <table:table-cell office:value-type="string">
            <text:p>boolean</text:p>
          </table:table-cell>
          <table:table-cell table:number-columns-repeated="2" office:value-type="string">
            <text:p>R</text:p>
          </table:table-cell>
          <table:table-cell office:value-type="string">
            <text:p>Enables or disables the port mapping instance. <text:s/>On creation, an entry is disabled by default.</text:p>
          </table:table-cell>
        </table:table-row>
        <table:table-row table:style-name="ro1">
          <table:table-cell office:value-type="string">
            <text:p>.1.12.i.7.i.8.i.35.i.2</text:p>
          </table:table-cell>
          <table:table-cell office:value-type="string">
            <text:p>.InternetGatewayDevice.WANDevice.{i}.WANConnectionDevice.{i}.WANPPPConnection.{i}.PortMapping.{i}.PortMappingLeaseDuration</text:p>
          </table:table-cell>
          <table:table-cell table:number-columns-repeated="3"/>
          <table:table-cell office:value-type="string">
            <text:p>unsignedInt</text:p>
          </table:table-cell>
          <table:table-cell table:number-columns-repeated="2" office:value-type="string">
            <text:p>R</text:p>
          </table:table-cell>
          <table:table-cell office:value-type="string">
            <text:p>Determines the time to live, in seconds, of a port-mapping lease. A value of 0 means the port mapping is static. Static port mappings do not necessarily mean persistence of these mappings across device resets or reboots.</text:p>
          </table:table-cell>
        </table:table-row>
        <table:table-row table:style-name="ro4">
          <table:table-cell office:value-type="string">
            <text:p>.1.12.i.7.i.8.i.35.i.3</text:p>
          </table:table-cell>
          <table:table-cell office:value-type="string">
            <text:p>.InternetGatewayDevice.WANDevice.{i}.WANConnectionDevice.{i}.WANPPPConnection.{i}.PortMapping.{i}.RemoteHost</text:p>
          </table:table-cell>
          <table:table-cell table:number-columns-repeated="3"/>
          <table:table-cell office:value-type="string">
            <text:p>string</text:p>
          </table:table-cell>
          <table:table-cell table:number-columns-repeated="2" office:value-type="string">
            <text:p>R</text:p>
          </table:table-cell>
          <table:table-cell office:value-type="string">
            <text:p>This parameter is the IP address of the source of inbound packets. <text:s/>An empty string indicates a ‘wildcard’ (this will be a wildcard in most cases). <text:s/>CPE are required only to support wildcards.</text:p>
            <text:p>When RemoteHost is a wildcard, all traffic sent to the ExternalPort on the WAN interface of the gateway is forwarded to the InternalClient on the InternalPort.</text:p>
            <text:p>When RemoteHost is specified as one external IP address, the NAT will only forward inbound packets from this RemoteHost to the InternalClient, all other packets will be dropped. </text:p>
          </table:table-cell>
        </table:table-row>
        <table:table-row table:style-name="ro2">
          <table:table-cell office:value-type="string">
            <text:p>.1.12.i.7.i.8.i.35.i.4</text:p>
          </table:table-cell>
          <table:table-cell office:value-type="string">
            <text:p>.InternetGatewayDevice.WANDevice.{i}.WANConnectionDevice.{i}.WANPPPConnection.{i}.PortMapping.{i}.ExternalPort</text:p>
          </table:table-cell>
          <table:table-cell table:number-columns-repeated="3"/>
          <table:table-cell office:value-type="string">
            <text:p>unsignedInt</text:p>
          </table:table-cell>
          <table:table-cell table:number-columns-repeated="2" office:value-type="string">
            <text:p>R</text:p>
          </table:table-cell>
          <table:table-cell office:value-type="string">
            <text:p>The external port that the NAT gateway would listen on for connection requests to a corresponding InternalPort. Inbound packets to this external port on the WAN interface should be forwarded to InternalClient on the InternalPort.</text:p>
            <text:p>A value of zero (0) represents a ‘wildcard.’ <text:s/>If this value is a wildcard, connection request on all external ports (that are not otherwise mapped) will be forwarded to InternalClient. <text:s/>In the wildcard case, the value(s) of InternalPort on InternalClient are ignored.</text:p>
          </table:table-cell>
        </table:table-row>
        <table:table-row table:style-name="ro1">
          <table:table-cell office:value-type="string">
            <text:p>.1.12.i.7.i.8.i.35.i.5</text:p>
          </table:table-cell>
          <table:table-cell office:value-type="string">
            <text:p>.InternetGatewayDevice.WANDevice.{i}.WANConnectionDevice.{i}.WANPPPConnection.{i}.PortMapping.{i}.InternalPort</text:p>
          </table:table-cell>
          <table:table-cell table:number-columns-repeated="3"/>
          <table:table-cell office:value-type="string">
            <text:p>unsignedInt</text:p>
          </table:table-cell>
          <table:table-cell table:number-columns-repeated="2" office:value-type="string">
            <text:p>R</text:p>
          </table:table-cell>
          <table:table-cell office:value-type="string">
            <text:p>The port on InternalClient that the gateway should forward connection requests to. <text:s/>A value of zero (0) is not allowed.</text:p>
          </table:table-cell>
        </table:table-row>
        <table:table-row table:style-name="ro4">
          <table:table-cell office:value-type="string">
            <text:p>.1.12.i.7.i.8.i.35.i.6</text:p>
          </table:table-cell>
          <table:table-cell office:value-type="string">
            <text:p>.InternetGatewayDevice.WANDevice.{i}.WANConnectionDevice.{i}.WANPPPConnection.{i}.PortMapping.{i}.PortMappingProtocol</text:p>
          </table:table-cell>
          <table:table-cell table:number-columns-repeated="3"/>
          <table:table-cell office:value-type="string">
            <text:p>string</text:p>
          </table:table-cell>
          <table:table-cell table:number-columns-repeated="2" office:value-type="string">
            <text:p>R</text:p>
          </table:table-cell>
          <table:table-cell table:style-name="ce10" office:value-type="string">
            <text:p>The protocol of the port mapping. <text:s/>Enumeration of:</text:p>
            <text:p><text:span text:style-name="T1">“</text:span><text:span text:style-name="T2">TCP”</text:span></text:p>
            <text:p><text:span text:style-name="T1">“</text:span><text:span text:style-name="T2">UDP”</text:span></text:p>
          </table:table-cell>
        </table:table-row>
        <table:table-row table:style-name="ro3">
          <table:table-cell office:value-type="string">
            <text:p>.1.12.i.7.i.8.i.35.i.7</text:p>
          </table:table-cell>
          <table:table-cell office:value-type="string">
            <text:p>.InternetGatewayDevice.WANDevice.{i}.WANConnectionDevice.{i}.WANPPPConnection.{i}.PortMapping.{i}.InternalClient</text:p>
          </table:table-cell>
          <table:table-cell table:number-columns-repeated="3"/>
          <table:table-cell office:value-type="string">
            <text:p>string</text:p>
          </table:table-cell>
          <table:table-cell table:number-columns-repeated="2" office:value-type="string">
            <text:p>R</text:p>
          </table:table-cell>
          <table:table-cell office:value-type="string">
            <text:p>The IP address or DNS host name of an internal client (on the LAN).</text:p>
            <text:p>Support for an IP address is mandatory, while support for DNS host names is optional.</text:p>
            <text:p>This value cannot be an empty string.</text:p>
            <text:p>It must be possible to set the InternalClient to the broadcast IP address 255.255.255.255 for UDP mappings. This is to enable multiple NAT clients to use the same well-known port simultaneously.</text:p>
          </table:table-cell>
        </table:table-row>
        <table:table-row table:style-name="ro1">
          <table:table-cell office:value-type="string">
            <text:p>.1.12.i.7.i.8.i.35.i.8</text:p>
          </table:table-cell>
          <table:table-cell office:value-type="string">
            <text:p>.InternetGatewayDevice.WANDevice.{i}.WANConnectionDevice.{i}.WANPPPConnection.{i}.PortMapping.{i}.PortMappingDescription</text:p>
          </table:table-cell>
          <table:table-cell table:number-columns-repeated="3"/>
          <table:table-cell office:value-type="string">
            <text:p>string(256)</text:p>
          </table:table-cell>
          <table:table-cell table:number-columns-repeated="2" office:value-type="string">
            <text:p>R</text:p>
          </table:table-cell>
          <table:table-cell office:value-type="string">
            <text:p>User-readable description of this port mapping.</text:p>
          </table:table-cell>
        </table:table-row>
        <table:table-row table:style-name="ro2">
          <table:table-cell office:value-type="string">
            <text:p>.1.12.i.7.i.8.i.36</text:p>
          </table:table-cell>
          <table:table-cell office:value-type="string">
            <text:p>.InternetGatewayDevice.WANDevice.{i}.WANConnectionDevice.{i}.WANPPPConnection.{i}.Stats.</text:p>
          </table:table-cell>
          <table:table-cell office:value-type="string">
            <text:p>Stats</text:p>
          </table:table-cell>
          <table:table-cell table:number-columns-repeated="2"/>
          <table:table-cell table:style-name="ce2" office:value-type="string">
            <text:p>object</text:p>
          </table:table-cell>
          <table:table-cell table:style-name="ce5" office:value-type="string">
            <text:p>-</text:p>
          </table:table-cell>
          <table:table-cell table:style-name="ce5" office:value-type="string">
            <text:p>C</text:p>
          </table:table-cell>
          <table:table-cell table:style-name="ce7" office:value-type="string">
            <text:p>This object contains statistics for all connections within the same WAN­Connection­Device that share a common MAC address. <text:s/>The contents of this object should be identical for each such connection.</text:p>
            <text:p>This object is required for all WAN­Connection­Devices that can support an Ethernet-layer on this interface (e.g., PPPoE, IPoE).</text:p>
          </table:table-cell>
        </table:table-row>
        <table:table-row table:style-name="ro1">
          <table:table-cell office:value-type="string">
            <text:p>.1.12.i.7.i.8.i.36.1</text:p>
          </table:table-cell>
          <table:table-cell office:value-type="string">
            <text:p>.InternetGatewayDevice.WANDevice.{i}.WANConnectionDevice.{i}.WANPPPConnection.{i}.Stats.EthernetByte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sent over all connections within the same WAN­Connection­Device that share a common MAC address since the CPE was last reset.</text:p>
          </table:table-cell>
        </table:table-row>
        <table:table-row table:style-name="ro1">
          <table:table-cell office:value-type="string">
            <text:p>.1.12.i.7.i.8.i.36.2</text:p>
          </table:table-cell>
          <table:table-cell office:value-type="string">
            <text:p>.InternetGatewayDevice.WANDevice.{i}.WANConnectionDevice.{i}.WANPPPConnection.{i}.Stats.EthernetByte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bytes received over all connections within the same WAN­Connection­Device that share a common MAC address since the CPE was last reset.</text:p>
          </table:table-cell>
        </table:table-row>
        <table:table-row table:style-name="ro1">
          <table:table-cell office:value-type="string">
            <text:p>.1.12.i.7.i.8.i.36.3</text:p>
          </table:table-cell>
          <table:table-cell office:value-type="string">
            <text:p>.InternetGatewayDevice.WANDevice.{i}.WANConnectionDevice.{i}.WANPPPConnection.{i}.Stats.EthernetPacketsSent</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Ethernet packets sent over all connections within the same WAN­Connection­Device that share a common MAC address since the CPE was last reset.</text:p>
          </table:table-cell>
        </table:table-row>
        <table:table-row table:style-name="ro1">
          <table:table-cell office:value-type="string">
            <text:p>.1.12.i.7.i.8.i.36.4</text:p>
          </table:table-cell>
          <table:table-cell office:value-type="string">
            <text:p>.InternetGatewayDevice.WANDevice.{i}.WANConnectionDevice.{i}.WANPPPConnection.{i}.Stats.EthernetPacketsReceived</text:p>
          </table:table-cell>
          <table:table-cell table:number-columns-repeated="3"/>
          <table:table-cell office:value-type="string">
            <text:p>unsignedInt</text:p>
          </table:table-cell>
          <table:table-cell office:value-type="string">
            <text:p>-</text:p>
          </table:table-cell>
          <table:table-cell office:value-type="string">
            <text:p>C</text:p>
          </table:table-cell>
          <table:table-cell office:value-type="string">
            <text:p>Total number of Ethernet packets received over all connections within the same WAN­Connection­Device that share a common MAC address since the CPE was last rese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0-26">10/26/2005</text:date>, <text:time>14:2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06-22T15:17:05</meta:creation-date>
    <dc:date>2005-10-26T14:24:39</dc:date>
    <dc:language>en-US</dc:language>
    <meta:editing-cycles>6</meta:editing-cycles>
    <meta:editing-duration>PT2H32M20S</meta:editing-duration>
    <meta:user-defined meta:name="Info 1"/>
    <meta:user-defined meta:name="Info 2"/>
    <meta:user-defined meta:name="Info 3"/>
    <meta:user-defined meta:name="Info 4"/>
    <meta:document-statistic meta:table-count="1" meta:cell-count="3286"/>
  </office:meta>
</office:document-meta>
</file>